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07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18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0" table:default-cell-style-name="Default"/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95" calcext:value-type="float">
            <text:p>0,95</text:p>
          </table:table-cell>
          <table:table-cell office:value-type="float" office:value="4.24415446699958" calcext:value-type="float">
            <text:p>4,244154467</text:p>
          </table:table-cell>
          <table:table-cell table:style-name="ce1" office:value-type="float" office:value="0.025396497087087" calcext:value-type="float">
            <text:p>2,54E-02</text:p>
          </table:table-cell>
          <table:table-cell table:style-name="ce1" office:value-type="float" office:value="0.0000010452103421145" calcext:value-type="float">
            <text:p>1,05E-06</text:p>
          </table:table-cell>
          <table:table-cell table:style-name="ce1" office:value-type="float" office:value="0.00000110865945710892" calcext:value-type="float">
            <text:p>1,11E-06</text:p>
          </table:table-cell>
          <table:table-cell office:value-type="float" office:value="2.6570912322014" calcext:value-type="float">
            <text:p>2,6570912322</text:p>
          </table:table-cell>
          <table:table-cell table:style-name="ce1" office:value-type="float" office:value="0.116869337808086" calcext:value-type="float">
            <text:p>1,17E-01</text:p>
          </table:table-cell>
          <table:table-cell office:value-type="float" office:value="1.55015426496449" calcext:value-type="float">
            <text:p>1,550154265</text:p>
          </table:table-cell>
          <table:table-cell table:style-name="ce1" office:value-type="float" office:value="0.0889055830436226" calcext:value-type="float">
            <text:p>8,89E-02</text:p>
          </table:table-cell>
          <table:table-cell office:value-type="float" office:value="14.7680051835722" calcext:value-type="float">
            <text:p>14,7680051836</text:p>
          </table:table-cell>
          <table:table-cell office:value-type="float" office:value="1.12985582255189" calcext:value-type="float">
            <text:p>1,1298558226</text:p>
          </table:table-cell>
          <table:table-cell office:value-type="float" office:value="1.19231171686295" calcext:value-type="float">
            <text:p>1,1923117169</text:p>
          </table:table-cell>
          <table:table-cell table:style-name="ce1" office:value-type="float" office:value="0.056727459284388" calcext:value-type="float">
            <text:p>5,67E-02</text:p>
          </table:table-cell>
          <table:table-cell office:value-type="float" office:value="0.315939009348821" calcext:value-type="float">
            <text:p>0,3159390093</text:p>
          </table:table-cell>
          <table:table-cell table:style-name="ce1" office:value-type="float" office:value="0.0142642786400139" calcext:value-type="float">
            <text:p>1,43E-02</text:p>
          </table:table-cell>
          <table:table-cell office:value-type="float" office:value="56.5308278307967" calcext:value-type="float">
            <text:p>56,5308278308</text:p>
          </table:table-cell>
          <table:table-cell office:value-type="float" office:value="2.69376922970147" calcext:value-type="float">
            <text:p>2,6937692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.975" calcext:value-type="float">
            <text:p>0,975</text:p>
          </table:table-cell>
          <table:table-cell office:value-type="float" office:value="4.25870948549936" calcext:value-type="float">
            <text:p>4,2587094855</text:p>
          </table:table-cell>
          <table:table-cell table:style-name="ce1" office:value-type="float" office:value="0.0324126418264654" calcext:value-type="float">
            <text:p>3,24E-02</text:p>
          </table:table-cell>
          <table:table-cell table:style-name="ce1" office:value-type="float" office:value="0.0000103174554620145" calcext:value-type="float">
            <text:p>1,03E-05</text:p>
          </table:table-cell>
          <table:table-cell table:style-name="ce1" office:value-type="float" office:value="0.0000280413294671186" calcext:value-type="float">
            <text:p>2,80E-05</text:p>
          </table:table-cell>
          <table:table-cell office:value-type="float" office:value="3.47793937455002" calcext:value-type="float">
            <text:p>3,4779393746</text:p>
          </table:table-cell>
          <table:table-cell table:style-name="ce1" office:value-type="float" office:value="0.774377219304561" calcext:value-type="float">
            <text:p>7,74E-01</text:p>
          </table:table-cell>
          <table:table-cell office:value-type="float" office:value="0.821388871959987" calcext:value-type="float">
            <text:p>0,821388872</text:p>
          </table:table-cell>
          <table:table-cell table:style-name="ce1" office:value-type="float" office:value="0.65317926777352" calcext:value-type="float">
            <text:p>6,53E-01</text:p>
          </table:table-cell>
          <table:table-cell office:value-type="float" office:value="12.4085523402144" calcext:value-type="float">
            <text:p>12,4085523402</text:p>
          </table:table-cell>
          <table:table-cell office:value-type="float" office:value="2.8610471556973" calcext:value-type="float">
            <text:p>2,8610471557</text:p>
          </table:table-cell>
          <table:table-cell office:value-type="float" office:value="1.72928260134135" calcext:value-type="float">
            <text:p>1,7292826013</text:p>
          </table:table-cell>
          <table:table-cell table:style-name="ce1" office:value-type="float" office:value="0.742285500306143" calcext:value-type="float">
            <text:p>7,42E-01</text:p>
          </table:table-cell>
          <table:table-cell office:value-type="float" office:value="0.317384591991407" calcext:value-type="float">
            <text:p>0,317384592</text:p>
          </table:table-cell>
          <table:table-cell table:style-name="ce1" office:value-type="float" office:value="0.0166369606335244" calcext:value-type="float">
            <text:p>1,66E-02</text:p>
          </table:table-cell>
          <table:table-cell office:value-type="float" office:value="54.555354365375" calcext:value-type="float">
            <text:p>54,5553543654</text:p>
          </table:table-cell>
          <table:table-cell office:value-type="float" office:value="3.14067007508375" calcext:value-type="float">
            <text:p>3,1406700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.26744437395416" calcext:value-type="float">
            <text:p>4,267444374</text:p>
          </table:table-cell>
          <table:table-cell table:style-name="ce1" office:value-type="float" office:value="0.029792940170635" calcext:value-type="float">
            <text:p>2,98E-02</text:p>
          </table:table-cell>
          <table:table-cell table:style-name="ce1" office:value-type="float" office:value="0.000161328062097898" calcext:value-type="float">
            <text:p>1,61E-04</text:p>
          </table:table-cell>
          <table:table-cell table:style-name="ce1" office:value-type="float" office:value="0.000600115580885517" calcext:value-type="float">
            <text:p>6,00E-04</text:p>
          </table:table-cell>
          <table:table-cell office:value-type="float" office:value="4.19482212736887" calcext:value-type="float">
            <text:p>4,1948221274</text:p>
          </table:table-cell>
          <table:table-cell table:style-name="ce1" office:value-type="float" office:value="0.383236554716645" calcext:value-type="float">
            <text:p>3,83E-01</text:p>
          </table:table-cell>
          <table:table-cell office:value-type="float" office:value="0.305615358059252" calcext:value-type="float">
            <text:p>0,3056153581</text:p>
          </table:table-cell>
          <table:table-cell table:style-name="ce1" office:value-type="float" office:value="0.22158821291267" calcext:value-type="float">
            <text:p>2,22E-01</text:p>
          </table:table-cell>
          <table:table-cell office:value-type="float" office:value="9.50866536841757" calcext:value-type="float">
            <text:p>9,5086653684</text:p>
          </table:table-cell>
          <table:table-cell office:value-type="float" office:value="4.10183286090623" calcext:value-type="float">
            <text:p>4,1018328609</text:p>
          </table:table-cell>
          <table:table-cell office:value-type="float" office:value="2.7155521979565" calcext:value-type="float">
            <text:p>2,715552198</text:p>
          </table:table-cell>
          <table:table-cell table:style-name="ce1" office:value-type="float" office:value="0.781455504270953" calcext:value-type="float">
            <text:p>7,81E-01</text:p>
          </table:table-cell>
          <table:table-cell office:value-type="float" office:value="0.317623883977105" calcext:value-type="float">
            <text:p>0,317623884</text:p>
          </table:table-cell>
          <table:table-cell table:style-name="ce1" office:value-type="float" office:value="0.0157314709248037" calcext:value-type="float">
            <text:p>1,57E-02</text:p>
          </table:table-cell>
          <table:table-cell office:value-type="float" office:value="50.8982331034706" calcext:value-type="float">
            <text:p>50,8982331035</text:p>
          </table:table-cell>
          <table:table-cell office:value-type="float" office:value="5.09756613775203" calcext:value-type="float">
            <text:p>5,0975661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.025" calcext:value-type="float">
            <text:p>1,025</text:p>
          </table:table-cell>
          <table:table-cell office:value-type="float" office:value="4.26780968870833" calcext:value-type="float">
            <text:p>4,2678096887</text:p>
          </table:table-cell>
          <table:table-cell table:style-name="ce1" office:value-type="float" office:value="0.0303044772161044" calcext:value-type="float">
            <text:p>3,03E-02</text:p>
          </table:table-cell>
          <table:table-cell table:style-name="ce1" office:value-type="float" office:value="0.0000759821836238955" calcext:value-type="float">
            <text:p>7,60E-05</text:p>
          </table:table-cell>
          <table:table-cell table:style-name="ce1" office:value-type="float" office:value="0.000233231780808989" calcext:value-type="float">
            <text:p>2,33E-04</text:p>
          </table:table-cell>
          <table:table-cell office:value-type="float" office:value="4.01913355401333" calcext:value-type="float">
            <text:p>4,019133554</text:p>
          </table:table-cell>
          <table:table-cell table:style-name="ce1" office:value-type="float" office:value="0.478073838769183" calcext:value-type="float">
            <text:p>4,78E-01</text:p>
          </table:table-cell>
          <table:table-cell office:value-type="float" office:value="0.409718551386482" calcext:value-type="float">
            <text:p>0,4097185514</text:p>
          </table:table-cell>
          <table:table-cell table:style-name="ce1" office:value-type="float" office:value="0.308918419808219" calcext:value-type="float">
            <text:p>3,09E-01</text:p>
          </table:table-cell>
          <table:table-cell office:value-type="float" office:value="10.3133573066669" calcext:value-type="float">
            <text:p>10,3133573067</text:p>
          </table:table-cell>
          <table:table-cell office:value-type="float" office:value="3.34708173473414" calcext:value-type="float">
            <text:p>3,3470817347</text:p>
          </table:table-cell>
          <table:table-cell office:value-type="float" office:value="2.41557283459447" calcext:value-type="float">
            <text:p>2,4155728346</text:p>
          </table:table-cell>
          <table:table-cell table:style-name="ce1" office:value-type="float" office:value="0.780283160630546" calcext:value-type="float">
            <text:p>7,80E-01</text:p>
          </table:table-cell>
          <table:table-cell office:value-type="float" office:value="0.318350767040164" calcext:value-type="float">
            <text:p>0,318350767</text:p>
          </table:table-cell>
          <table:table-cell table:style-name="ce1" office:value-type="float" office:value="0.0162935230404635" calcext:value-type="float">
            <text:p>1,63E-02</text:p>
          </table:table-cell>
          <table:table-cell office:value-type="float" office:value="50.6360186691234" calcext:value-type="float">
            <text:p>50,6360186691</text:p>
          </table:table-cell>
          <table:table-cell office:value-type="float" office:value="4.24093987388337" calcext:value-type="float">
            <text:p>4,2409398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.05" calcext:value-type="float">
            <text:p>1,05</text:p>
          </table:table-cell>
          <table:table-cell office:value-type="float" office:value="4.25720523290609" calcext:value-type="float">
            <text:p>4,2572052329</text:p>
          </table:table-cell>
          <table:table-cell table:style-name="ce1" office:value-type="float" office:value="0.035536375522236" calcext:value-type="float">
            <text:p>3,55E-02</text:p>
          </table:table-cell>
          <table:table-cell table:style-name="ce1" office:value-type="float" office:value="0.00028240208607066" calcext:value-type="float">
            <text:p>2,82E-04</text:p>
          </table:table-cell>
          <table:table-cell table:style-name="ce1" office:value-type="float" office:value="0.00135104407264644" calcext:value-type="float">
            <text:p>1,35E-03</text:p>
          </table:table-cell>
          <table:table-cell office:value-type="float" office:value="4.38198016301507" calcext:value-type="float">
            <text:p>4,381980163</text:p>
          </table:table-cell>
          <table:table-cell table:style-name="ce1" office:value-type="float" office:value="0.39842985416366" calcext:value-type="float">
            <text:p>3,98E-01</text:p>
          </table:table-cell>
          <table:table-cell office:value-type="float" office:value="0.221958168108105" calcext:value-type="float">
            <text:p>0,2219581681</text:p>
          </table:table-cell>
          <table:table-cell table:style-name="ce1" office:value-type="float" office:value="0.182553067206196" calcext:value-type="float">
            <text:p>1,83E-01</text:p>
          </table:table-cell>
          <table:table-cell office:value-type="float" office:value="8.92676511404536" calcext:value-type="float">
            <text:p>8,926765114</text:p>
          </table:table-cell>
          <table:table-cell office:value-type="float" office:value="5.31600873916785" calcext:value-type="float">
            <text:p>5,3160087392</text:p>
          </table:table-cell>
          <table:table-cell office:value-type="float" office:value="3.03426712681901" calcext:value-type="float">
            <text:p>3,0342671268</text:p>
          </table:table-cell>
          <table:table-cell table:style-name="ce1" office:value-type="float" office:value="0.891798646078044" calcext:value-type="float">
            <text:p>8,92E-01</text:p>
          </table:table-cell>
          <table:table-cell office:value-type="float" office:value="0.316334573721805" calcext:value-type="float">
            <text:p>0,3163345737</text:p>
          </table:table-cell>
          <table:table-cell table:style-name="ce1" office:value-type="float" office:value="0.0154312280867988" calcext:value-type="float">
            <text:p>1,54E-02</text:p>
          </table:table-cell>
          <table:table-cell office:value-type="float" office:value="48.8726819747605" calcext:value-type="float">
            <text:p>48,8726819748</text:p>
          </table:table-cell>
          <table:table-cell office:value-type="float" office:value="4.73916459047852" calcext:value-type="float">
            <text:p>4,7391645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.075" calcext:value-type="float">
            <text:p>1,075</text:p>
          </table:table-cell>
          <table:table-cell office:value-type="float" office:value="4.17367326866755" calcext:value-type="float">
            <text:p>4,1736732687</text:p>
          </table:table-cell>
          <table:table-cell office:value-type="float" office:value="0.130301647577683" calcext:value-type="float">
            <text:p>0,1303016476</text:p>
          </table:table-cell>
          <table:table-cell table:style-name="ce1" office:value-type="float" office:value="0.000199521222050029" calcext:value-type="float">
            <text:p>2,00E-04</text:p>
          </table:table-cell>
          <table:table-cell table:style-name="ce1" office:value-type="float" office:value="0.000715819310462022" calcext:value-type="float">
            <text:p>7,16E-04</text:p>
          </table:table-cell>
          <table:table-cell office:value-type="float" office:value="4.86942584087866" calcext:value-type="float">
            <text:p>4,8694258409</text:p>
          </table:table-cell>
          <table:table-cell table:style-name="ce1" office:value-type="float" office:value="0.475783282502975" calcext:value-type="float">
            <text:p>4,76E-01</text:p>
          </table:table-cell>
          <table:table-cell table:style-name="ce1" office:value-type="float" office:value="0.0943082599792113" calcext:value-type="float">
            <text:p>9,43E-02</text:p>
          </table:table-cell>
          <table:table-cell table:style-name="ce1" office:value-type="float" office:value="0.0980345446346819" calcext:value-type="float">
            <text:p>9,80E-02</text:p>
          </table:table-cell>
          <table:table-cell office:value-type="float" office:value="9.41904352494504" calcext:value-type="float">
            <text:p>9,4190435249</text:p>
          </table:table-cell>
          <table:table-cell office:value-type="float" office:value="4.03673190626233" calcext:value-type="float">
            <text:p>4,0367319063</text:p>
          </table:table-cell>
          <table:table-cell office:value-type="float" office:value="3.8223918254844" calcext:value-type="float">
            <text:p>3,8223918255</text:p>
          </table:table-cell>
          <table:table-cell table:style-name="ce1" office:value-type="float" office:value="1.02661817335841" calcext:value-type="float">
            <text:p>1,03E+00</text:p>
          </table:table-cell>
          <table:table-cell office:value-type="float" office:value="0.316293100019054" calcext:value-type="float">
            <text:p>0,3162931</text:p>
          </table:table-cell>
          <table:table-cell table:style-name="ce1" office:value-type="float" office:value="0.0148311271072149" calcext:value-type="float">
            <text:p>1,48E-02</text:p>
          </table:table-cell>
          <table:table-cell office:value-type="float" office:value="40.1281892241573" calcext:value-type="float">
            <text:p>40,1281892242</text:p>
          </table:table-cell>
          <table:table-cell office:value-type="float" office:value="18.3535037570524" calcext:value-type="float">
            <text:p>18,35350375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office:value-type="float" office:value="4.20448324563264" calcext:value-type="float">
            <text:p>4,2044832456</text:p>
          </table:table-cell>
          <table:table-cell table:style-name="ce1" office:value-type="float" office:value="0.0980706576203312" calcext:value-type="float">
            <text:p>9,81E-02</text:p>
          </table:table-cell>
          <table:table-cell table:style-name="ce1" office:value-type="float" office:value="0.000199832200254399" calcext:value-type="float">
            <text:p>2,00E-04</text:p>
          </table:table-cell>
          <table:table-cell table:style-name="ce1" office:value-type="float" office:value="0.000797079512351747" calcext:value-type="float">
            <text:p>7,97E-04</text:p>
          </table:table-cell>
          <table:table-cell office:value-type="float" office:value="4.75636881046447" calcext:value-type="float">
            <text:p>4,7563688105</text:p>
          </table:table-cell>
          <table:table-cell office:value-type="float" office:value="0.461779144299955" calcext:value-type="float">
            <text:p>0,4617791443</text:p>
          </table:table-cell>
          <table:table-cell office:value-type="float" office:value="0.115196061025934" calcext:value-type="float">
            <text:p>0,115196061</text:p>
          </table:table-cell>
          <table:table-cell table:style-name="ce1" office:value-type="float" office:value="0.113003567151037" calcext:value-type="float">
            <text:p>1,13E-01</text:p>
          </table:table-cell>
          <table:table-cell office:value-type="float" office:value="9.38039077922168" calcext:value-type="float">
            <text:p>9,3803907792</text:p>
          </table:table-cell>
          <table:table-cell office:value-type="float" office:value="4.47918100579959" calcext:value-type="float">
            <text:p>4,4791810058</text:p>
          </table:table-cell>
          <table:table-cell office:value-type="float" office:value="3.64883321616369" calcext:value-type="float">
            <text:p>3,6488332162</text:p>
          </table:table-cell>
          <table:table-cell table:style-name="ce1" office:value-type="float" office:value="0.989931262668933" calcext:value-type="float">
            <text:p>9,90E-01</text:p>
          </table:table-cell>
          <table:table-cell office:value-type="float" office:value="0.315984223755553" calcext:value-type="float">
            <text:p>0,3159842238</text:p>
          </table:table-cell>
          <table:table-cell table:style-name="ce1" office:value-type="float" office:value="0.0149659446937614" calcext:value-type="float">
            <text:p>1,50E-02</text:p>
          </table:table-cell>
          <table:table-cell office:value-type="float" office:value="39.6159758804453" calcext:value-type="float">
            <text:p>39,6159758804</text:p>
          </table:table-cell>
          <table:table-cell office:value-type="float" office:value="16.6669839989646" calcext:value-type="float">
            <text:p>16,666983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.125" calcext:value-type="float">
            <text:p>1,125</text:p>
          </table:table-cell>
          <table:table-cell office:value-type="float" office:value="4.20079901679139" calcext:value-type="float">
            <text:p>4,2007990168</text:p>
          </table:table-cell>
          <table:table-cell office:value-type="float" office:value="0.107618780575033" calcext:value-type="float">
            <text:p>0,1076187806</text:p>
          </table:table-cell>
          <table:table-cell table:style-name="ce1" office:value-type="float" office:value="0.000200225643611849" calcext:value-type="float">
            <text:p>2,00E-04</text:p>
          </table:table-cell>
          <table:table-cell table:style-name="ce1" office:value-type="float" office:value="0.000787832162290868" calcext:value-type="float">
            <text:p>7,88E-04</text:p>
          </table:table-cell>
          <table:table-cell office:value-type="float" office:value="4.77103269020003" calcext:value-type="float">
            <text:p>4,7710326902</text:p>
          </table:table-cell>
          <table:table-cell office:value-type="float" office:value="0.478895773948667" calcext:value-type="float">
            <text:p>0,4788957739</text:p>
          </table:table-cell>
          <table:table-cell office:value-type="float" office:value="0.112364349894396" calcext:value-type="float">
            <text:p>0,1123643499</text:p>
          </table:table-cell>
          <table:table-cell table:style-name="ce1" office:value-type="float" office:value="0.112572927756799" calcext:value-type="float">
            <text:p>1,13E-01</text:p>
          </table:table-cell>
          <table:table-cell office:value-type="float" office:value="9.38209020785742" calcext:value-type="float">
            <text:p>9,3820902079</text:p>
          </table:table-cell>
          <table:table-cell office:value-type="float" office:value="4.42004077738766" calcext:value-type="float">
            <text:p>4,4200407774</text:p>
          </table:table-cell>
          <table:table-cell office:value-type="float" office:value="3.67008493863165" calcext:value-type="float">
            <text:p>3,6700849386</text:p>
          </table:table-cell>
          <table:table-cell table:style-name="ce1" office:value-type="float" office:value="1.00196199668027" calcext:value-type="float">
            <text:p>1,00E+00</text:p>
          </table:table-cell>
          <table:table-cell office:value-type="float" office:value="0.316013939500304" calcext:value-type="float">
            <text:p>0,3160139395</text:p>
          </table:table-cell>
          <table:table-cell table:style-name="ce1" office:value-type="float" office:value="0.01500788254363" calcext:value-type="float">
            <text:p>1,50E-02</text:p>
          </table:table-cell>
          <table:table-cell office:value-type="float" office:value="39.6094224215384" calcext:value-type="float">
            <text:p>39,6094224215</text:p>
          </table:table-cell>
          <table:table-cell office:value-type="float" office:value="13.8087235455089" calcext:value-type="float">
            <text:p>13,80872354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.15" calcext:value-type="float">
            <text:p>1,15</text:p>
          </table:table-cell>
          <table:table-cell office:value-type="float" office:value="4.11176195326792" calcext:value-type="float">
            <text:p>4,1117619533</text:p>
          </table:table-cell>
          <table:table-cell office:value-type="float" office:value="0.212015143113335" calcext:value-type="float">
            <text:p>0,2120151431</text:p>
          </table:table-cell>
          <table:table-cell table:style-name="ce1" office:value-type="float" office:value="0.000186385234480769" calcext:value-type="float">
            <text:p>1,86E-04</text:p>
          </table:table-cell>
          <table:table-cell table:style-name="ce1" office:value-type="float" office:value="0.000596906398541847" calcext:value-type="float">
            <text:p>5,97E-04</text:p>
          </table:table-cell>
          <table:table-cell office:value-type="float" office:value="5.01268574070194" calcext:value-type="float">
            <text:p>5,0126857407</text:p>
          </table:table-cell>
          <table:table-cell office:value-type="float" office:value="0.548210280140926" calcext:value-type="float">
            <text:p>0,5482102801</text:p>
          </table:table-cell>
          <table:table-cell table:style-name="ce1" office:value-type="float" office:value="0.0774716462001925" calcext:value-type="float">
            <text:p>7,75E-02</text:p>
          </table:table-cell>
          <table:table-cell table:style-name="ce1" office:value-type="float" office:value="0.0915028689066572" calcext:value-type="float">
            <text:p>9,15E-02</text:p>
          </table:table-cell>
          <table:table-cell office:value-type="float" office:value="9.46525218774416" calcext:value-type="float">
            <text:p>9,4652521877</text:p>
          </table:table-cell>
          <table:table-cell office:value-type="float" office:value="3.56619815070608" calcext:value-type="float">
            <text:p>3,5661981507</text:p>
          </table:table-cell>
          <table:table-cell office:value-type="float" office:value="3.94398596665689" calcext:value-type="float">
            <text:p>3,9439859667</text:p>
          </table:table-cell>
          <table:table-cell table:style-name="ce1" office:value-type="float" office:value="1.10456829312996" calcext:value-type="float">
            <text:p>1,10E+00</text:p>
          </table:table-cell>
          <table:table-cell office:value-type="float" office:value="0.319537896921268" calcext:value-type="float">
            <text:p>0,3195378969</text:p>
          </table:table-cell>
          <table:table-cell table:style-name="ce1" office:value-type="float" office:value="0.0152725926127596" calcext:value-type="float">
            <text:p>1,53E-02</text:p>
          </table:table-cell>
          <table:table-cell office:value-type="float" office:value="35.5778496072894" calcext:value-type="float">
            <text:p>35,5778496073</text:p>
          </table:table-cell>
          <table:table-cell office:value-type="float" office:value="22.2223135494641" calcext:value-type="float">
            <text:p>22,2223135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4.19191613310539" calcext:value-type="float">
            <text:p>4,1919161331</text:p>
          </table:table-cell>
          <table:table-cell office:value-type="float" office:value="0.127093041813661" calcext:value-type="float">
            <text:p>0,1270930418</text:p>
          </table:table-cell>
          <table:table-cell table:style-name="ce1" office:value-type="float" office:value="0.000193486394609386" calcext:value-type="float">
            <text:p>1,93E-04</text:p>
          </table:table-cell>
          <table:table-cell table:style-name="ce1" office:value-type="float" office:value="0.000802164169473751" calcext:value-type="float">
            <text:p>8,02E-04</text:p>
          </table:table-cell>
          <table:table-cell office:value-type="float" office:value="4.80162287448153" calcext:value-type="float">
            <text:p>4,8016228745</text:p>
          </table:table-cell>
          <table:table-cell office:value-type="float" office:value="0.499485318374347" calcext:value-type="float">
            <text:p>0,4994853184</text:p>
          </table:table-cell>
          <table:table-cell office:value-type="float" office:value="0.109497339127129" calcext:value-type="float">
            <text:p>0,1094973391</text:p>
          </table:table-cell>
          <table:table-cell office:value-type="float" office:value="0.111418518187283" calcext:value-type="float">
            <text:p>0,1114185182</text:p>
          </table:table-cell>
          <table:table-cell office:value-type="float" office:value="9.33097781195287" calcext:value-type="float">
            <text:p>9,330977812</text:p>
          </table:table-cell>
          <table:table-cell office:value-type="float" office:value="4.60386391446389" calcext:value-type="float">
            <text:p>4,6038639145</text:p>
          </table:table-cell>
          <table:table-cell office:value-type="float" office:value="3.67342319759357" calcext:value-type="float">
            <text:p>3,6734231976</text:p>
          </table:table-cell>
          <table:table-cell table:style-name="ce1" office:value-type="float" office:value="1.00016935409565" calcext:value-type="float">
            <text:p>1,00E+00</text:p>
          </table:table-cell>
          <table:table-cell office:value-type="float" office:value="0.319126186521855" calcext:value-type="float">
            <text:p>0,3191261865</text:p>
          </table:table-cell>
          <table:table-cell table:style-name="ce1" office:value-type="float" office:value="0.0153062354412006" calcext:value-type="float">
            <text:p>1,53E-02</text:p>
          </table:table-cell>
          <table:table-cell office:value-type="float" office:value="34.1690380113497" calcext:value-type="float">
            <text:p>34,1690380113</text:p>
          </table:table-cell>
          <table:table-cell office:value-type="float" office:value="23.3126136733834" calcext:value-type="float">
            <text:p>23,31261367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float" office:value="4.22039199952539" calcext:value-type="float">
            <text:p>4,2203919995</text:p>
          </table:table-cell>
          <table:table-cell office:value-type="float" office:value="0.105601599214926" calcext:value-type="float">
            <text:p>0,1056015992</text:p>
          </table:table-cell>
          <table:table-cell table:style-name="ce1" office:value-type="float" office:value="0.000205088878963234" calcext:value-type="float">
            <text:p>2,05E-04</text:p>
          </table:table-cell>
          <table:table-cell table:style-name="ce1" office:value-type="float" office:value="0.000936010463464769" calcext:value-type="float">
            <text:p>9,36E-04</text:p>
          </table:table-cell>
          <table:table-cell office:value-type="float" office:value="4.69066321687076" calcext:value-type="float">
            <text:p>4,6906632169</text:p>
          </table:table-cell>
          <table:table-cell office:value-type="float" office:value="0.506316936141638" calcext:value-type="float">
            <text:p>0,5063169361</text:p>
          </table:table-cell>
          <table:table-cell office:value-type="float" office:value="0.131643945614294" calcext:value-type="float">
            <text:p>0,1316439456</text:p>
          </table:table-cell>
          <table:table-cell office:value-type="float" office:value="0.128201284674106" calcext:value-type="float">
            <text:p>0,1282012847</text:p>
          </table:table-cell>
          <table:table-cell office:value-type="float" office:value="9.24323136608765" calcext:value-type="float">
            <text:p>9,2432313661</text:p>
          </table:table-cell>
          <table:table-cell office:value-type="float" office:value="5.06596599849265" calcext:value-type="float">
            <text:p>5,0659659985</text:p>
          </table:table-cell>
          <table:table-cell office:value-type="float" office:value="3.51759150269512" calcext:value-type="float">
            <text:p>3,5175915027</text:p>
          </table:table-cell>
          <table:table-cell table:style-name="ce1" office:value-type="float" office:value="0.967018098780402" calcext:value-type="float">
            <text:p>9,67E-01</text:p>
          </table:table-cell>
          <table:table-cell office:value-type="float" office:value="0.318702332611015" calcext:value-type="float">
            <text:p>0,3187023326</text:p>
          </table:table-cell>
          <table:table-cell table:style-name="ce1" office:value-type="float" office:value="0.0157184460360648" calcext:value-type="float">
            <text:p>1,57E-02</text:p>
          </table:table-cell>
          <table:table-cell office:value-type="float" office:value="33.9973703338947" calcext:value-type="float">
            <text:p>33,9973703339</text:p>
          </table:table-cell>
          <table:table-cell office:value-type="float" office:value="20.0959871306744" calcext:value-type="float">
            <text:p>20,0959871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float" office:value="4.25387989444479" calcext:value-type="float">
            <text:p>4,2538798944</text:p>
          </table:table-cell>
          <table:table-cell table:style-name="ce1" office:value-type="float" office:value="0.0762452008895888" calcext:value-type="float">
            <text:p>7,62E-02</text:p>
          </table:table-cell>
          <table:table-cell table:style-name="ce1" office:value-type="float" office:value="0.000207011121733977" calcext:value-type="float">
            <text:p>2,07E-04</text:p>
          </table:table-cell>
          <table:table-cell table:style-name="ce1" office:value-type="float" office:value="0.00101853925294296" calcext:value-type="float">
            <text:p>1,02E-03</text:p>
          </table:table-cell>
          <table:table-cell office:value-type="float" office:value="4.52399122649208" calcext:value-type="float">
            <text:p>4,5239912265</text:p>
          </table:table-cell>
          <table:table-cell office:value-type="float" office:value="0.503296213176217" calcext:value-type="float">
            <text:p>0,5032962132</text:p>
          </table:table-cell>
          <table:table-cell office:value-type="float" office:value="0.170595766525172" calcext:value-type="float">
            <text:p>0,1705957665</text:p>
          </table:table-cell>
          <table:table-cell office:value-type="float" office:value="0.154241254117053" calcext:value-type="float">
            <text:p>0,1542412541</text:p>
          </table:table-cell>
          <table:table-cell office:value-type="float" office:value="9.20383937685266" calcext:value-type="float">
            <text:p>9,2038393769</text:p>
          </table:table-cell>
          <table:table-cell office:value-type="float" office:value="5.45722505217001" calcext:value-type="float">
            <text:p>5,4572250522</text:p>
          </table:table-cell>
          <table:table-cell office:value-type="float" office:value="3.29518451378503" calcext:value-type="float">
            <text:p>3,2951845138</text:p>
          </table:table-cell>
          <table:table-cell office:value-type="float" office:value="0.90946839199096" calcext:value-type="float">
            <text:p>0,909468392</text:p>
          </table:table-cell>
          <table:table-cell office:value-type="float" office:value="0.318362317002611" calcext:value-type="float">
            <text:p>0,318362317</text:p>
          </table:table-cell>
          <table:table-cell table:style-name="ce1" office:value-type="float" office:value="0.0160349596501882" calcext:value-type="float">
            <text:p>1,60E-02</text:p>
          </table:table-cell>
          <table:table-cell office:value-type="float" office:value="33.3213812265928" calcext:value-type="float">
            <text:p>33,3213812266</text:p>
          </table:table-cell>
          <table:table-cell office:value-type="float" office:value="18.6670055633553" calcext:value-type="float">
            <text:p>18,66700556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.25" calcext:value-type="float">
            <text:p>1,25</text:p>
          </table:table-cell>
          <table:table-cell office:value-type="float" office:value="4.26363876612781" calcext:value-type="float">
            <text:p>4,2636387661</text:p>
          </table:table-cell>
          <table:table-cell table:style-name="ce1" office:value-type="float" office:value="0.0773640585450232" calcext:value-type="float">
            <text:p>7,74E-02</text:p>
          </table:table-cell>
          <table:table-cell table:style-name="ce1" office:value-type="float" office:value="0.000203506602764524" calcext:value-type="float">
            <text:p>2,04E-04</text:p>
          </table:table-cell>
          <table:table-cell table:style-name="ce1" office:value-type="float" office:value="0.00103242250477436" calcext:value-type="float">
            <text:p>1,03E-03</text:p>
          </table:table-cell>
          <table:table-cell table:style-name="ce1" office:value-type="float" office:value="4.47795547152779" calcext:value-type="float">
            <text:p>4,48E+00</text:p>
          </table:table-cell>
          <table:table-cell office:value-type="float" office:value="0.520165227898485" calcext:value-type="float">
            <text:p>0,5201652279</text:p>
          </table:table-cell>
          <table:table-cell office:value-type="float" office:value="0.180215436392347" calcext:value-type="float">
            <text:p>0,1802154364</text:p>
          </table:table-cell>
          <table:table-cell office:value-type="float" office:value="0.161958980606195" calcext:value-type="float">
            <text:p>0,1619589806</text:p>
          </table:table-cell>
          <table:table-cell office:value-type="float" office:value="9.22506707995011" calcext:value-type="float">
            <text:p>9,22506708</text:p>
          </table:table-cell>
          <table:table-cell office:value-type="float" office:value="5.63079806242198" calcext:value-type="float">
            <text:p>5,6307980624</text:p>
          </table:table-cell>
          <table:table-cell office:value-type="float" office:value="3.25500352580214" calcext:value-type="float">
            <text:p>3,2550035258</text:p>
          </table:table-cell>
          <table:table-cell table:style-name="ce1" office:value-type="float" office:value="0.903562646831983" calcext:value-type="float">
            <text:p>9,04E-01</text:p>
          </table:table-cell>
          <table:table-cell office:value-type="float" office:value="0.317860996882722" calcext:value-type="float">
            <text:p>0,3178609969</text:p>
          </table:table-cell>
          <table:table-cell table:style-name="ce1" office:value-type="float" office:value="0.0163412003236491" calcext:value-type="float">
            <text:p>1,63E-02</text:p>
          </table:table-cell>
          <table:table-cell office:value-type="float" office:value="33.2725589456557" calcext:value-type="float">
            <text:p>33,2725589457</text:p>
          </table:table-cell>
          <table:table-cell office:value-type="float" office:value="15.4336618087147" calcext:value-type="float">
            <text:p>15,4336618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.275" calcext:value-type="float">
            <text:p>1,275</text:p>
          </table:table-cell>
          <table:table-cell office:value-type="float" office:value="4.29516425155465" calcext:value-type="float">
            <text:p>4,2951642516</text:p>
          </table:table-cell>
          <table:table-cell table:style-name="ce1" office:value-type="float" office:value="0.0603885391911281" calcext:value-type="float">
            <text:p>6,04E-02</text:p>
          </table:table-cell>
          <table:table-cell table:style-name="ce1" office:value-type="float" office:value="0.000226944532179848" calcext:value-type="float">
            <text:p>2,27E-04</text:p>
          </table:table-cell>
          <table:table-cell table:style-name="ce1" office:value-type="float" office:value="0.0012921186402575" calcext:value-type="float">
            <text:p>1,29E-03</text:p>
          </table:table-cell>
          <table:table-cell table:style-name="ce1" office:value-type="float" office:value="4.24048726276941" calcext:value-type="float">
            <text:p>4,24E+00</text:p>
          </table:table-cell>
          <table:table-cell office:value-type="float" office:value="0.574159368006213" calcext:value-type="float">
            <text:p>0,574159368</text:p>
          </table:table-cell>
          <table:table-cell office:value-type="float" office:value="0.251304077362588" calcext:value-type="float">
            <text:p>0,2513040774</text:p>
          </table:table-cell>
          <table:table-cell office:value-type="float" office:value="0.218417089478974" calcext:value-type="float">
            <text:p>0,2184170895</text:p>
          </table:table-cell>
          <table:table-cell office:value-type="float" office:value="9.07402425731477" calcext:value-type="float">
            <text:p>9,0740242573</text:p>
          </table:table-cell>
          <table:table-cell office:value-type="float" office:value="6.3013044132224" calcext:value-type="float">
            <text:p>6,3013044132</text:p>
          </table:table-cell>
          <table:table-cell office:value-type="float" office:value="2.96332917017981" calcext:value-type="float">
            <text:p>2,9633291702</text:p>
          </table:table-cell>
          <table:table-cell table:style-name="ce1" office:value-type="float" office:value="0.871018417543982" calcext:value-type="float">
            <text:p>8,71E-01</text:p>
          </table:table-cell>
          <table:table-cell office:value-type="float" office:value="0.317992464280125" calcext:value-type="float">
            <text:p>0,3179924643</text:p>
          </table:table-cell>
          <table:table-cell table:style-name="ce1" office:value-type="float" office:value="0.0167964000253179" calcext:value-type="float">
            <text:p>1,68E-02</text:p>
          </table:table-cell>
          <table:table-cell office:value-type="float" office:value="32.8785833112681" calcext:value-type="float">
            <text:p>32,8785833113</text:p>
          </table:table-cell>
          <table:table-cell office:value-type="float" office:value="13.4131594336458" calcext:value-type="float">
            <text:p>13,4131594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,3</text:p>
          </table:table-cell>
          <table:table-cell office:value-type="float" office:value="4.30059284571623" calcext:value-type="float">
            <text:p>4,3005928457</text:p>
          </table:table-cell>
          <table:table-cell table:style-name="ce1" office:value-type="float" office:value="0.060474141316006" calcext:value-type="float">
            <text:p>6,05E-02</text:p>
          </table:table-cell>
          <table:table-cell table:style-name="ce1" office:value-type="float" office:value="0.000223711315269275" calcext:value-type="float">
            <text:p>2,24E-04</text:p>
          </table:table-cell>
          <table:table-cell table:style-name="ce1" office:value-type="float" office:value="0.0012877441155472" calcext:value-type="float">
            <text:p>1,29E-03</text:p>
          </table:table-cell>
          <table:table-cell office:value-type="float" office:value="4.18650881110575" calcext:value-type="float">
            <text:p>4,1865088111</text:p>
          </table:table-cell>
          <table:table-cell office:value-type="float" office:value="0.606337074748076" calcext:value-type="float">
            <text:p>0,6063370747</text:p>
          </table:table-cell>
          <table:table-cell office:value-type="float" office:value="0.270512295332581" calcext:value-type="float">
            <text:p>0,2705122953</text:p>
          </table:table-cell>
          <table:table-cell office:value-type="float" office:value="0.238204241265546" calcext:value-type="float">
            <text:p>0,2382042413</text:p>
          </table:table-cell>
          <table:table-cell office:value-type="float" office:value="9.07745845388958" calcext:value-type="float">
            <text:p>9,0774584539</text:p>
          </table:table-cell>
          <table:table-cell office:value-type="float" office:value="6.36566381629493" calcext:value-type="float">
            <text:p>6,3656638163</text:p>
          </table:table-cell>
          <table:table-cell office:value-type="float" office:value="2.89639575883776" calcext:value-type="float">
            <text:p>2,8963957588</text:p>
          </table:table-cell>
          <table:table-cell table:style-name="ce1" office:value-type="float" office:value="0.874340501046506" calcext:value-type="float">
            <text:p>8,74E-01</text:p>
          </table:table-cell>
          <table:table-cell office:value-type="float" office:value="0.318260923632772" calcext:value-type="float">
            <text:p>0,3182609236</text:p>
          </table:table-cell>
          <table:table-cell table:style-name="ce1" office:value-type="float" office:value="0.0168083080970748" calcext:value-type="float">
            <text:p>1,68E-02</text:p>
          </table:table-cell>
          <table:table-cell office:value-type="float" office:value="32.8478503604304" calcext:value-type="float">
            <text:p>32,8478503604</text:p>
          </table:table-cell>
          <table:table-cell office:value-type="float" office:value="10.7324726403404" calcext:value-type="float">
            <text:p>10,73247264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.325" calcext:value-type="float">
            <text:p>1,325</text:p>
          </table:table-cell>
          <table:table-cell office:value-type="float" office:value="4.30040837548757" calcext:value-type="float">
            <text:p>4,3004083755</text:p>
          </table:table-cell>
          <table:table-cell table:style-name="ce1" office:value-type="float" office:value="0.0691733429871553" calcext:value-type="float">
            <text:p>6,92E-02</text:p>
          </table:table-cell>
          <table:table-cell table:style-name="ce1" office:value-type="float" office:value="0.000223740415713489" calcext:value-type="float">
            <text:p>2,24E-04</text:p>
          </table:table-cell>
          <table:table-cell table:style-name="ce1" office:value-type="float" office:value="0.00129066536448414" calcext:value-type="float">
            <text:p>1,29E-03</text:p>
          </table:table-cell>
          <table:table-cell table:style-name="ce1" office:value-type="float" office:value="4.18818675102185" calcext:value-type="float">
            <text:p>4,19E+00</text:p>
          </table:table-cell>
          <table:table-cell office:value-type="float" office:value="0.648624218457153" calcext:value-type="float">
            <text:p>0,6486242185</text:p>
          </table:table-cell>
          <table:table-cell office:value-type="float" office:value="0.269944171771086" calcext:value-type="float">
            <text:p>0,2699441718</text:p>
          </table:table-cell>
          <table:table-cell office:value-type="float" office:value="0.245189952393652" calcext:value-type="float">
            <text:p>0,2451899524</text:p>
          </table:table-cell>
          <table:table-cell office:value-type="float" office:value="9.07747529093733" calcext:value-type="float">
            <text:p>9,0774752909</text:p>
          </table:table-cell>
          <table:table-cell office:value-type="float" office:value="6.38028153511633" calcext:value-type="float">
            <text:p>6,3802815351</text:p>
          </table:table-cell>
          <table:table-cell office:value-type="float" office:value="2.89821813920846" calcext:value-type="float">
            <text:p>2,8982181392</text:p>
          </table:table-cell>
          <table:table-cell table:style-name="ce1" office:value-type="float" office:value="0.888156737042924" calcext:value-type="float">
            <text:p>8,88E-01</text:p>
          </table:table-cell>
          <table:table-cell office:value-type="float" office:value="0.318259883765409" calcext:value-type="float">
            <text:p>0,3182598838</text:p>
          </table:table-cell>
          <table:table-cell table:style-name="ce1" office:value-type="float" office:value="0.016914431840093" calcext:value-type="float">
            <text:p>1,69E-02</text:p>
          </table:table-cell>
          <table:table-cell office:value-type="float" office:value="32.8478330706352" calcext:value-type="float">
            <text:p>32,8478330706</text:p>
          </table:table-cell>
          <table:table-cell office:value-type="float" office:value="8.37550073697079" calcext:value-type="float">
            <text:p>8,375500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.35" calcext:value-type="float">
            <text:p>1,35</text:p>
          </table:table-cell>
          <table:table-cell office:value-type="float" office:value="4.33253060207719" calcext:value-type="float">
            <text:p>4,3325306021</text:p>
          </table:table-cell>
          <table:table-cell table:style-name="ce1" office:value-type="float" office:value="0.0519522231447322" calcext:value-type="float">
            <text:p>5,20E-02</text:p>
          </table:table-cell>
          <table:table-cell table:style-name="ce1" office:value-type="float" office:value="0.000228127001327235" calcext:value-type="float">
            <text:p>2,28E-04</text:p>
          </table:table-cell>
          <table:table-cell table:style-name="ce1" office:value-type="float" office:value="0.0013954851716626" calcext:value-type="float">
            <text:p>1,40E-03</text:p>
          </table:table-cell>
          <table:table-cell office:value-type="float" office:value="3.78951255763278" calcext:value-type="float">
            <text:p>3,7895125576</text:p>
          </table:table-cell>
          <table:table-cell office:value-type="float" office:value="0.761565490782486" calcext:value-type="float">
            <text:p>0,7615654908</text:p>
          </table:table-cell>
          <table:table-cell office:value-type="float" office:value="0.430644041882724" calcext:value-type="float">
            <text:p>0,4306440419</text:p>
          </table:table-cell>
          <table:table-cell office:value-type="float" office:value="0.375549483580787" calcext:value-type="float">
            <text:p>0,3755494836</text:p>
          </table:table-cell>
          <table:table-cell office:value-type="float" office:value="9.00615528636868" calcext:value-type="float">
            <text:p>9,0061552864</text:p>
          </table:table-cell>
          <table:table-cell office:value-type="float" office:value="6.7377894890737" calcext:value-type="float">
            <text:p>6,7377894891</text:p>
          </table:table-cell>
          <table:table-cell office:value-type="float" office:value="2.48909265429994" calcext:value-type="float">
            <text:p>2,4890926543</text:p>
          </table:table-cell>
          <table:table-cell table:style-name="ce1" office:value-type="float" office:value="0.832791547452906" calcext:value-type="float">
            <text:p>8,33E-01</text:p>
          </table:table-cell>
          <table:table-cell office:value-type="float" office:value="0.319689591132229" calcext:value-type="float">
            <text:p>0,3196895911</text:p>
          </table:table-cell>
          <table:table-cell table:style-name="ce1" office:value-type="float" office:value="0.0167777319280122" calcext:value-type="float">
            <text:p>1,68E-02</text:p>
          </table:table-cell>
          <table:table-cell office:value-type="float" office:value="31.7728003737869" calcext:value-type="float">
            <text:p>31,7728003738</text:p>
          </table:table-cell>
          <table:table-cell office:value-type="float" office:value="8.13528603173826" calcext:value-type="float">
            <text:p>8,1352860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.375" calcext:value-type="float">
            <text:p>1,375</text:p>
          </table:table-cell>
          <table:table-cell office:value-type="float" office:value="4.27466796725578" calcext:value-type="float">
            <text:p>4,2746679673</text:p>
          </table:table-cell>
          <table:table-cell office:value-type="float" office:value="0.106818633711471" calcext:value-type="float">
            <text:p>0,1068186337</text:p>
          </table:table-cell>
          <table:table-cell table:style-name="ce1" office:value-type="float" office:value="0.000239874384285076" calcext:value-type="float">
            <text:p>2,40E-04</text:p>
          </table:table-cell>
          <table:table-cell table:style-name="ce1" office:value-type="float" office:value="0.00112711596298957" calcext:value-type="float">
            <text:p>1,13E-03</text:p>
          </table:table-cell>
          <table:table-cell office:value-type="float" office:value="4.31033928467646" calcext:value-type="float">
            <text:p>4,3103392847</text:p>
          </table:table-cell>
          <table:table-cell office:value-type="float" office:value="0.735872610852579" calcext:value-type="float">
            <text:p>0,7358726109</text:p>
          </table:table-cell>
          <table:table-cell office:value-type="float" office:value="0.239565159234121" calcext:value-type="float">
            <text:p>0,2395651592</text:p>
          </table:table-cell>
          <table:table-cell office:value-type="float" office:value="0.245781598881113" calcext:value-type="float">
            <text:p>0,2457815989</text:p>
          </table:table-cell>
          <table:table-cell office:value-type="float" office:value="9.058118392333" calcext:value-type="float">
            <text:p>9,0581183923</text:p>
          </table:table-cell>
          <table:table-cell office:value-type="float" office:value="5.22489449065212" calcext:value-type="float">
            <text:p>5,2248944907</text:p>
          </table:table-cell>
          <table:table-cell office:value-type="float" office:value="2.98428000852125" calcext:value-type="float">
            <text:p>2,9842800085</text:p>
          </table:table-cell>
          <table:table-cell table:style-name="ce1" office:value-type="float" office:value="0.968009593125488" calcext:value-type="float">
            <text:p>9,68E-01</text:p>
          </table:table-cell>
          <table:table-cell office:value-type="float" office:value="0.31819547909297" calcext:value-type="float">
            <text:p>0,3181954791</text:p>
          </table:table-cell>
          <table:table-cell table:style-name="ce1" office:value-type="float" office:value="0.0164729138939023" calcext:value-type="float">
            <text:p>1,65E-02</text:p>
          </table:table-cell>
          <table:table-cell office:value-type="float" office:value="30.6227133739569" calcext:value-type="float">
            <text:p>30,622713374</text:p>
          </table:table-cell>
          <table:table-cell office:value-type="float" office:value="8.01703365438052" calcext:value-type="float">
            <text:p>8,01703365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,4</text:p>
          </table:table-cell>
          <table:table-cell office:value-type="float" office:value="4.23570696068756" calcext:value-type="float">
            <text:p>4,2357069607</text:p>
          </table:table-cell>
          <table:table-cell office:value-type="float" office:value="0.158845407440649" calcext:value-type="float">
            <text:p>0,1588454074</text:p>
          </table:table-cell>
          <table:table-cell table:style-name="ce1" office:value-type="float" office:value="0.00024020102560403" calcext:value-type="float">
            <text:p>2,40E-04</text:p>
          </table:table-cell>
          <table:table-cell table:style-name="ce1" office:value-type="float" office:value="0.00101758324791501" calcext:value-type="float">
            <text:p>1,02E-03</text:p>
          </table:table-cell>
          <table:table-cell table:style-name="ce1" office:value-type="float" office:value="4.50654466128113" calcext:value-type="float">
            <text:p>4,51E+00</text:p>
          </table:table-cell>
          <table:table-cell office:value-type="float" office:value="0.763839385784644" calcext:value-type="float">
            <text:p>0,7638393858</text:p>
          </table:table-cell>
          <table:table-cell office:value-type="float" office:value="0.187048954945954" calcext:value-type="float">
            <text:p>0,1870489549</text:p>
          </table:table-cell>
          <table:table-cell office:value-type="float" office:value="0.210858834257886" calcext:value-type="float">
            <text:p>0,2108588343</text:p>
          </table:table-cell>
          <table:table-cell office:value-type="float" office:value="9.09844010332019" calcext:value-type="float">
            <text:p>9,0984401033</text:p>
          </table:table-cell>
          <table:table-cell office:value-type="float" office:value="4.72467147329185" calcext:value-type="float">
            <text:p>4,7246714733</text:p>
          </table:table-cell>
          <table:table-cell office:value-type="float" office:value="3.18556320524958" calcext:value-type="float">
            <text:p>3,1855632052</text:p>
          </table:table-cell>
          <table:table-cell table:style-name="ce1" office:value-type="float" office:value="1.0429773203475" calcext:value-type="float">
            <text:p>1,04E+00</text:p>
          </table:table-cell>
          <table:table-cell office:value-type="float" office:value="0.318490404752412" calcext:value-type="float">
            <text:p>0,3184904048</text:p>
          </table:table-cell>
          <table:table-cell table:style-name="ce1" office:value-type="float" office:value="0.0165339442456958" calcext:value-type="float">
            <text:p>1,65E-02</text:p>
          </table:table-cell>
          <table:table-cell office:value-type="float" office:value="30.4243121733695" calcext:value-type="float">
            <text:p>30,4243121734</text:p>
          </table:table-cell>
          <table:table-cell office:value-type="float" office:value="6.32638554903868" calcext:value-type="float">
            <text:p>6,3263855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.425" calcext:value-type="float">
            <text:p>1,425</text:p>
          </table:table-cell>
          <table:table-cell office:value-type="float" office:value="4.33391276373724" calcext:value-type="float">
            <text:p>4,3339127637</text:p>
          </table:table-cell>
          <table:table-cell table:style-name="ce1" office:value-type="float" office:value="0.0821363523387424" calcext:value-type="float">
            <text:p>8,21E-02</text:p>
          </table:table-cell>
          <table:table-cell table:style-name="ce1" office:value-type="float" office:value="0.000192012874748082" calcext:value-type="float">
            <text:p>1,92E-04</text:p>
          </table:table-cell>
          <table:table-cell table:style-name="ce1" office:value-type="float" office:value="0.0011159122891153" calcext:value-type="float">
            <text:p>1,12E-03</text:p>
          </table:table-cell>
          <table:table-cell table:style-name="ce1" office:value-type="float" office:value="3.9079496558667" calcext:value-type="float">
            <text:p>3,91E+00</text:p>
          </table:table-cell>
          <table:table-cell office:value-type="float" office:value="0.86022057017721" calcext:value-type="float">
            <text:p>0,8602205702</text:p>
          </table:table-cell>
          <table:table-cell office:value-type="float" office:value="0.367057450963378" calcext:value-type="float">
            <text:p>0,367057451</text:p>
          </table:table-cell>
          <table:table-cell office:value-type="float" office:value="0.356273762440735" calcext:value-type="float">
            <text:p>0,3562737624</text:p>
          </table:table-cell>
          <table:table-cell office:value-type="float" office:value="9.2462350151441" calcext:value-type="float">
            <text:p>9,2462350151</text:p>
          </table:table-cell>
          <table:table-cell office:value-type="float" office:value="6.46092663065789" calcext:value-type="float">
            <text:p>6,4609266307</text:p>
          </table:table-cell>
          <table:table-cell office:value-type="float" office:value="2.64925436465728" calcext:value-type="float">
            <text:p>2,6492543647</text:p>
          </table:table-cell>
          <table:table-cell table:style-name="ce1" office:value-type="float" office:value="0.900888318629734" calcext:value-type="float">
            <text:p>9,01E-01</text:p>
          </table:table-cell>
          <table:table-cell office:value-type="float" office:value="0.317907343308095" calcext:value-type="float">
            <text:p>0,3179073433</text:p>
          </table:table-cell>
          <table:table-cell table:style-name="ce1" office:value-type="float" office:value="0.0166337126277918" calcext:value-type="float">
            <text:p>1,66E-02</text:p>
          </table:table-cell>
          <table:table-cell office:value-type="float" office:value="28.7007692226464" calcext:value-type="float">
            <text:p>28,7007692226</text:p>
          </table:table-cell>
          <table:table-cell office:value-type="float" office:value="7.08398815495994" calcext:value-type="float">
            <text:p>7,083988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45" calcext:value-type="float">
            <text:p>1,45</text:p>
          </table:table-cell>
          <table:table-cell office:value-type="float" office:value="4.40844277879719" calcext:value-type="float">
            <text:p>4,4084427788</text:p>
          </table:table-cell>
          <table:table-cell table:style-name="ce1" office:value-type="float" office:value="0.0659985959998174" calcext:value-type="float">
            <text:p>6,60E-02</text:p>
          </table:table-cell>
          <table:table-cell table:style-name="ce1" office:value-type="float" office:value="0.000212183662144225" calcext:value-type="float">
            <text:p>2,12E-04</text:p>
          </table:table-cell>
          <table:table-cell table:style-name="ce1" office:value-type="float" office:value="0.00159263954337573" calcext:value-type="float">
            <text:p>1,59E-03</text:p>
          </table:table-cell>
          <table:table-cell office:value-type="float" office:value="2.79991744099539" calcext:value-type="float">
            <text:p>2,799917441</text:p>
          </table:table-cell>
          <table:table-cell office:value-type="float" office:value="1.3164469383527" calcext:value-type="float">
            <text:p>1,3164469384</text:p>
          </table:table-cell>
          <table:table-cell office:value-type="float" office:value="0.873502504818196" calcext:value-type="float">
            <text:p>0,8735025048</text:p>
          </table:table-cell>
          <table:table-cell office:value-type="float" office:value="0.798575799820755" calcext:value-type="float">
            <text:p>0,7985757998</text:p>
          </table:table-cell>
          <table:table-cell office:value-type="float" office:value="9.06164272149422" calcext:value-type="float">
            <text:p>9,0616427215</text:p>
          </table:table-cell>
          <table:table-cell office:value-type="float" office:value="8.30161329972435" calcext:value-type="float">
            <text:p>8,3016132997</text:p>
          </table:table-cell>
          <table:table-cell office:value-type="float" office:value="1.96810502512764" calcext:value-type="float">
            <text:p>1,9681050251</text:p>
          </table:table-cell>
          <table:table-cell table:style-name="ce1" office:value-type="float" office:value="0.787194681925202" calcext:value-type="float">
            <text:p>7,87E-01</text:p>
          </table:table-cell>
          <table:table-cell office:value-type="float" office:value="0.318242117376547" calcext:value-type="float">
            <text:p>0,3182421174</text:p>
          </table:table-cell>
          <table:table-cell table:style-name="ce1" office:value-type="float" office:value="0.0170015534544535" calcext:value-type="float">
            <text:p>1,70E-02</text:p>
          </table:table-cell>
          <table:table-cell office:value-type="float" office:value="27.171915204652" calcext:value-type="float">
            <text:p>27,1719152047</text:p>
          </table:table-cell>
          <table:table-cell office:value-type="float" office:value="7.58269952398697" calcext:value-type="float">
            <text:p>7,5826995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475" calcext:value-type="float">
            <text:p>1,475</text:p>
          </table:table-cell>
          <table:table-cell office:value-type="float" office:value="4.41891993587849" calcext:value-type="float">
            <text:p>4,4189199359</text:p>
          </table:table-cell>
          <table:table-cell table:style-name="ce1" office:value-type="float" office:value="0.0723826791062296" calcext:value-type="float">
            <text:p>7,24E-02</text:p>
          </table:table-cell>
          <table:table-cell table:style-name="ce1" office:value-type="float" office:value="0.000204365368309621" calcext:value-type="float">
            <text:p>2,04E-04</text:p>
          </table:table-cell>
          <table:table-cell table:style-name="ce1" office:value-type="float" office:value="0.00154352480764171" calcext:value-type="float">
            <text:p>1,54E-03</text:p>
          </table:table-cell>
          <table:table-cell office:value-type="float" office:value="2.5289342637254" calcext:value-type="float">
            <text:p>2,5289342637</text:p>
          </table:table-cell>
          <table:table-cell office:value-type="float" office:value="1.520308326363" calcext:value-type="float">
            <text:p>1,5203083264</text:p>
          </table:table-cell>
          <table:table-cell office:value-type="float" office:value="1.02228942797647" calcext:value-type="float">
            <text:p>1,022289428</text:p>
          </table:table-cell>
          <table:table-cell office:value-type="float" office:value="0.953374767933175" calcext:value-type="float">
            <text:p>0,9533747679</text:p>
          </table:table-cell>
          <table:table-cell office:value-type="float" office:value="9.09759638331364" calcext:value-type="float">
            <text:p>9,0975963833</text:p>
          </table:table-cell>
          <table:table-cell office:value-type="float" office:value="8.3529266990781" calcext:value-type="float">
            <text:p>8,3529266991</text:p>
          </table:table-cell>
          <table:table-cell office:value-type="float" office:value="1.85217842120619" calcext:value-type="float">
            <text:p>1,8521784212</text:p>
          </table:table-cell>
          <table:table-cell table:style-name="ce1" office:value-type="float" office:value="0.7751499877669" calcext:value-type="float">
            <text:p>7,75E-01</text:p>
          </table:table-cell>
          <table:table-cell office:value-type="float" office:value="0.318263691755753" calcext:value-type="float">
            <text:p>0,3182636918</text:p>
          </table:table-cell>
          <table:table-cell table:style-name="ce1" office:value-type="float" office:value="0.0169311146463278" calcext:value-type="float">
            <text:p>1,69E-02</text:p>
          </table:table-cell>
          <table:table-cell office:value-type="float" office:value="27.102006336158" calcext:value-type="float">
            <text:p>27,1020063362</text:p>
          </table:table-cell>
          <table:table-cell office:value-type="float" office:value="5.658866727928" calcext:value-type="float">
            <text:p>5,65886672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,5</text:p>
          </table:table-cell>
          <table:table-cell office:value-type="float" office:value="4.39800563603424" calcext:value-type="float">
            <text:p>4,398005636</text:p>
          </table:table-cell>
          <table:table-cell table:style-name="ce1" office:value-type="float" office:value="0.097520479669416" calcext:value-type="float">
            <text:p>9,75E-02</text:p>
          </table:table-cell>
          <table:table-cell table:style-name="ce1" office:value-type="float" office:value="0.000216511977989447" calcext:value-type="float">
            <text:p>2,17E-04</text:p>
          </table:table-cell>
          <table:table-cell table:style-name="ce1" office:value-type="float" office:value="0.00149751111375658" calcext:value-type="float">
            <text:p>1,50E-03</text:p>
          </table:table-cell>
          <table:table-cell office:value-type="float" office:value="2.91648055653788" calcext:value-type="float">
            <text:p>2,9164805565</text:p>
          </table:table-cell>
          <table:table-cell office:value-type="float" office:value="1.46041998494589" calcext:value-type="float">
            <text:p>1,4604199849</text:p>
          </table:table-cell>
          <table:table-cell office:value-type="float" office:value="0.818874876000415" calcext:value-type="float">
            <text:p>0,818874876</text:p>
          </table:table-cell>
          <table:table-cell office:value-type="float" office:value="0.803166701813565" calcext:value-type="float">
            <text:p>0,8031667018</text:p>
          </table:table-cell>
          <table:table-cell office:value-type="float" office:value="9.05412873382488" calcext:value-type="float">
            <text:p>9,0541287338</text:p>
          </table:table-cell>
          <table:table-cell office:value-type="float" office:value="7.65596438649285" calcext:value-type="float">
            <text:p>7,6559643865</text:p>
          </table:table-cell>
          <table:table-cell office:value-type="float" office:value="2.01173656793253" calcext:value-type="float">
            <text:p>2,0117365679</text:p>
          </table:table-cell>
          <table:table-cell table:style-name="ce1" office:value-type="float" office:value="0.816222292600435" calcext:value-type="float">
            <text:p>8,16E-01</text:p>
          </table:table-cell>
          <table:table-cell office:value-type="float" office:value="0.318406576560737" calcext:value-type="float">
            <text:p>0,3184065766</text:p>
          </table:table-cell>
          <table:table-cell table:style-name="ce1" office:value-type="float" office:value="0.0172545916984923" calcext:value-type="float">
            <text:p>1,73E-02</text:p>
          </table:table-cell>
          <table:table-cell office:value-type="float" office:value="27.0043114816158" calcext:value-type="float">
            <text:p>27,0043114816</text:p>
          </table:table-cell>
          <table:table-cell office:value-type="float" office:value="4.14352567391853" calcext:value-type="float">
            <text:p>4,1435256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.525" calcext:value-type="float">
            <text:p>1,525</text:p>
          </table:table-cell>
          <table:table-cell office:value-type="float" office:value="4.43600280804163" calcext:value-type="float">
            <text:p>4,436002808</text:p>
          </table:table-cell>
          <table:table-cell office:value-type="float" office:value="0.100471701586464" calcext:value-type="float">
            <text:p>0,1004717016</text:p>
          </table:table-cell>
          <table:table-cell table:style-name="ce1" office:value-type="float" office:value="0.000190809996773183" calcext:value-type="float">
            <text:p>1,91E-04</text:p>
          </table:table-cell>
          <table:table-cell table:style-name="ce1" office:value-type="float" office:value="0.00169700989270179" calcext:value-type="float">
            <text:p>1,70E-03</text:p>
          </table:table-cell>
          <table:table-cell office:value-type="float" office:value="2.24266123195281" calcext:value-type="float">
            <text:p>2,242661232</text:p>
          </table:table-cell>
          <table:table-cell office:value-type="float" office:value="1.83989396791991" calcext:value-type="float">
            <text:p>1,8398939679</text:p>
          </table:table-cell>
          <table:table-cell office:value-type="float" office:value="1.18175144974998" calcext:value-type="float">
            <text:p>1,1817514497</text:p>
          </table:table-cell>
          <table:table-cell office:value-type="float" office:value="1.14115070460167" calcext:value-type="float">
            <text:p>1,1411507046</text:p>
          </table:table-cell>
          <table:table-cell office:value-type="float" office:value="9.12842779308238" calcext:value-type="float">
            <text:p>9,1284277931</text:p>
          </table:table-cell>
          <table:table-cell office:value-type="float" office:value="9.81366503110026" calcext:value-type="float">
            <text:p>9,8136650311</text:p>
          </table:table-cell>
          <table:table-cell office:value-type="float" office:value="1.74982676707562" calcext:value-type="float">
            <text:p>1,7498267671</text:p>
          </table:table-cell>
          <table:table-cell table:style-name="ce1" office:value-type="float" office:value="0.762045628344433" calcext:value-type="float">
            <text:p>7,62E-01</text:p>
          </table:table-cell>
          <table:table-cell office:value-type="float" office:value="0.318692198397615" calcext:value-type="float">
            <text:p>0,3186921984</text:p>
          </table:table-cell>
          <table:table-cell table:style-name="ce1" office:value-type="float" office:value="0.017784570976066" calcext:value-type="float">
            <text:p>1,78E-02</text:p>
          </table:table-cell>
          <table:table-cell office:value-type="float" office:value="26.7593369599802" calcext:value-type="float">
            <text:p>26,75933696</text:p>
          </table:table-cell>
          <table:table-cell office:value-type="float" office:value="3.07594699164964" calcext:value-type="float">
            <text:p>3,07594699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4.51247810447783" calcext:value-type="float">
            <text:p>4,5124781045</text:p>
          </table:table-cell>
          <table:table-cell table:style-name="ce1" office:value-type="float" office:value="0.0630852231810341" calcext:value-type="float">
            <text:p>6,31E-02</text:p>
          </table:table-cell>
          <table:table-cell table:style-name="ce1" office:value-type="float" office:value="0.000336985235400564" calcext:value-type="float">
            <text:p>3,37E-04</text:p>
          </table:table-cell>
          <table:table-cell table:style-name="ce1" office:value-type="float" office:value="0.000510607597526762" calcext:value-type="float">
            <text:p>5,11E-04</text:p>
          </table:table-cell>
          <table:table-cell office:value-type="float" office:value="-24.845673277298" calcext:value-type="float">
            <text:p>-24,8456732773</text:p>
          </table:table-cell>
          <table:table-cell office:value-type="float" office:value="0.551270242489737" calcext:value-type="float">
            <text:p>0,5512702425</text:p>
          </table:table-cell>
          <table:table-cell office:value-type="float" office:value="26.0208250484992" calcext:value-type="float">
            <text:p>26,0208250485</text:p>
          </table:table-cell>
          <table:table-cell office:value-type="float" office:value="0.503042987079562" calcext:value-type="float">
            <text:p>0,5030429871</text:p>
          </table:table-cell>
          <table:table-cell office:value-type="float" office:value="8.30762396312816" calcext:value-type="float">
            <text:p>8,3076239631</text:p>
          </table:table-cell>
          <table:table-cell office:value-type="float" office:value="1.65616126365858" calcext:value-type="float">
            <text:p>1,6561612637</text:p>
          </table:table-cell>
          <table:table-cell office:value-type="float" office:value="0.25655853596186" calcext:value-type="float">
            <text:p>0,256558536</text:p>
          </table:table-cell>
          <table:table-cell table:style-name="ce1" office:value-type="float" office:value="0.0205223297708609" calcext:value-type="float">
            <text:p>2,05E-02</text:p>
          </table:table-cell>
          <table:table-cell office:value-type="float" office:value="0.32491513764991" calcext:value-type="float">
            <text:p>0,3249151376</text:p>
          </table:table-cell>
          <table:table-cell table:style-name="ce1" office:value-type="float" office:value="0.0157449461472137" calcext:value-type="float">
            <text:p>1,57E-02</text:p>
          </table:table-cell>
          <table:table-cell office:value-type="float" office:value="22.7948561048432" calcext:value-type="float">
            <text:p>22,7948561048</text:p>
          </table:table-cell>
          <table:table-cell office:value-type="float" office:value="6.36907571263906" calcext:value-type="float">
            <text:p>6,3690757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575" calcext:value-type="float">
            <text:p>1,575</text:p>
          </table:table-cell>
          <table:table-cell office:value-type="float" office:value="4.50264856516732" calcext:value-type="float">
            <text:p>4,5026485652</text:p>
          </table:table-cell>
          <table:table-cell table:style-name="ce1" office:value-type="float" office:value="0.0654126761764148" calcext:value-type="float">
            <text:p>6,54E-02</text:p>
          </table:table-cell>
          <table:table-cell table:style-name="ce1" office:value-type="float" office:value="0.000287060726544945" calcext:value-type="float">
            <text:p>2,87E-04</text:p>
          </table:table-cell>
          <table:table-cell table:style-name="ce1" office:value-type="float" office:value="0.00046368672795911" calcext:value-type="float">
            <text:p>4,64E-04</text:p>
          </table:table-cell>
          <table:table-cell office:value-type="float" office:value="-4.94033581000851" calcext:value-type="float">
            <text:p>-4,94033581</text:p>
          </table:table-cell>
          <table:table-cell office:value-type="float" office:value="0.499301722651328" calcext:value-type="float">
            <text:p>0,4993017227</text:p>
          </table:table-cell>
          <table:table-cell office:value-type="float" office:value="6.92387038692556" calcext:value-type="float">
            <text:p>6,9238703869</text:p>
          </table:table-cell>
          <table:table-cell office:value-type="float" office:value="0.370447516589881" calcext:value-type="float">
            <text:p>0,3704475166</text:p>
          </table:table-cell>
          <table:table-cell office:value-type="float" office:value="8.50802005310127" calcext:value-type="float">
            <text:p>8,5080200531</text:p>
          </table:table-cell>
          <table:table-cell office:value-type="float" office:value="1.77095689131165" calcext:value-type="float">
            <text:p>1,7709568913</text:p>
          </table:table-cell>
          <table:table-cell office:value-type="float" office:value="0.689928471929272" calcext:value-type="float">
            <text:p>0,6899284719</text:p>
          </table:table-cell>
          <table:table-cell table:style-name="ce1" office:value-type="float" office:value="0.0591096204769438" calcext:value-type="float">
            <text:p>5,91E-02</text:p>
          </table:table-cell>
          <table:table-cell office:value-type="float" office:value="0.323070960273785" calcext:value-type="float">
            <text:p>0,3230709603</text:p>
          </table:table-cell>
          <table:table-cell table:style-name="ce1" office:value-type="float" office:value="0.0152824415494484" calcext:value-type="float">
            <text:p>1,53E-02</text:p>
          </table:table-cell>
          <table:table-cell office:value-type="float" office:value="21.9861464934915" calcext:value-type="float">
            <text:p>21,9861464935</text:p>
          </table:table-cell>
          <table:table-cell office:value-type="float" office:value="5.55767983119989" calcext:value-type="float">
            <text:p>5,5576798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4.51121441476019" calcext:value-type="float">
            <text:p>4,5112144148</text:p>
          </table:table-cell>
          <table:table-cell table:style-name="ce1" office:value-type="float" office:value="0.0702402345997532" calcext:value-type="float">
            <text:p>7,02E-02</text:p>
          </table:table-cell>
          <table:table-cell table:style-name="ce1" office:value-type="float" office:value="0.00028387669919478" calcext:value-type="float">
            <text:p>2,84E-04</text:p>
          </table:table-cell>
          <table:table-cell table:style-name="ce1" office:value-type="float" office:value="0.000460925910504802" calcext:value-type="float">
            <text:p>4,61E-04</text:p>
          </table:table-cell>
          <table:table-cell office:value-type="float" office:value="-7.40158506131906" calcext:value-type="float">
            <text:p>-7,4015850613</text:p>
          </table:table-cell>
          <table:table-cell office:value-type="float" office:value="0.528123640545977" calcext:value-type="float">
            <text:p>0,5281236405</text:p>
          </table:table-cell>
          <table:table-cell office:value-type="float" office:value="9.16532100243595" calcext:value-type="float">
            <text:p>9,1653210024</text:p>
          </table:table-cell>
          <table:table-cell office:value-type="float" office:value="0.408921143691491" calcext:value-type="float">
            <text:p>0,4089211437</text:p>
          </table:table-cell>
          <table:table-cell office:value-type="float" office:value="8.5059625214649" calcext:value-type="float">
            <text:p>8,5059625215</text:p>
          </table:table-cell>
          <table:table-cell office:value-type="float" office:value="1.77823645639593" calcext:value-type="float">
            <text:p>1,7782364564</text:p>
          </table:table-cell>
          <table:table-cell office:value-type="float" office:value="0.572747889237685" calcext:value-type="float">
            <text:p>0,5727478892</text:p>
          </table:table-cell>
          <table:table-cell table:style-name="ce1" office:value-type="float" office:value="0.0507000437939038" calcext:value-type="float">
            <text:p>5,07E-02</text:p>
          </table:table-cell>
          <table:table-cell office:value-type="float" office:value="0.323369950060704" calcext:value-type="float">
            <text:p>0,3233699501</text:p>
          </table:table-cell>
          <table:table-cell table:style-name="ce1" office:value-type="float" office:value="0.015470398224789" calcext:value-type="float">
            <text:p>1,55E-02</text:p>
          </table:table-cell>
          <table:table-cell office:value-type="float" office:value="21.9436784444309" calcext:value-type="float">
            <text:p>21,9436784444</text:p>
          </table:table-cell>
          <table:table-cell office:value-type="float" office:value="3.81559133519732" calcext:value-type="float">
            <text:p>3,8155913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.625" calcext:value-type="float">
            <text:p>1,625</text:p>
          </table:table-cell>
          <table:table-cell office:value-type="float" office:value="4.51168316060951" calcext:value-type="float">
            <text:p>4,5116831606</text:p>
          </table:table-cell>
          <table:table-cell table:style-name="ce1" office:value-type="float" office:value="0.0838151592987805" calcext:value-type="float">
            <text:p>8,38E-02</text:p>
          </table:table-cell>
          <table:table-cell table:style-name="ce1" office:value-type="float" office:value="0.000283508321877663" calcext:value-type="float">
            <text:p>2,84E-04</text:p>
          </table:table-cell>
          <table:table-cell table:style-name="ce1" office:value-type="float" office:value="0.000467010512385907" calcext:value-type="float">
            <text:p>4,67E-04</text:p>
          </table:table-cell>
          <table:table-cell table:style-name="ce1" office:value-type="float" office:value="-7.50939224739173" calcext:value-type="float">
            <text:p>-7,51E+00</text:p>
          </table:table-cell>
          <table:table-cell office:value-type="float" office:value="0.545710838914888" calcext:value-type="float">
            <text:p>0,5457108389</text:p>
          </table:table-cell>
          <table:table-cell office:value-type="float" office:value="9.26436487095782" calcext:value-type="float">
            <text:p>9,264364871</text:p>
          </table:table-cell>
          <table:table-cell office:value-type="float" office:value="0.413008669381924" calcext:value-type="float">
            <text:p>0,4130086694</text:p>
          </table:table-cell>
          <table:table-cell office:value-type="float" office:value="8.50642628688495" calcext:value-type="float">
            <text:p>8,5064262869</text:p>
          </table:table-cell>
          <table:table-cell office:value-type="float" office:value="1.80132731444652" calcext:value-type="float">
            <text:p>1,8013273144</text:p>
          </table:table-cell>
          <table:table-cell office:value-type="float" office:value="0.568603831056792" calcext:value-type="float">
            <text:p>0,5686038311</text:p>
          </table:table-cell>
          <table:table-cell table:style-name="ce1" office:value-type="float" office:value="0.0532713118972348" calcext:value-type="float">
            <text:p>5,33E-02</text:p>
          </table:table-cell>
          <table:table-cell office:value-type="float" office:value="0.323377135113869" calcext:value-type="float">
            <text:p>0,3233771351</text:p>
          </table:table-cell>
          <table:table-cell table:style-name="ce1" office:value-type="float" office:value="0.0156018713186162" calcext:value-type="float">
            <text:p>1,56E-02</text:p>
          </table:table-cell>
          <table:table-cell office:value-type="float" office:value="21.9436405315573" calcext:value-type="float">
            <text:p>21,9436405316</text:p>
          </table:table-cell>
          <table:table-cell office:value-type="float" office:value="2.48135213967639" calcext:value-type="float">
            <text:p>2,4813521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65" calcext:value-type="float">
            <text:p>1,65</text:p>
          </table:table-cell>
          <table:table-cell office:value-type="float" office:value="4.45658454577232" calcext:value-type="float">
            <text:p>4,4565845458</text:p>
          </table:table-cell>
          <table:table-cell office:value-type="float" office:value="0.181231781350427" calcext:value-type="float">
            <text:p>0,1812317814</text:p>
          </table:table-cell>
          <table:table-cell table:style-name="ce1" office:value-type="float" office:value="0.000342759550638659" calcext:value-type="float">
            <text:p>3,43E-04</text:p>
          </table:table-cell>
          <table:table-cell table:style-name="ce1" office:value-type="float" office:value="0.00341840289543521" calcext:value-type="float">
            <text:p>3,42E-03</text:p>
          </table:table-cell>
          <table:table-cell table:style-name="ce1" office:value-type="float" office:value="-2.16409066191851" calcext:value-type="float">
            <text:p>-2,16E+00</text:p>
          </table:table-cell>
          <table:table-cell office:value-type="float" office:value="4.24542722975828" calcext:value-type="float">
            <text:p>4,2454272298</text:p>
          </table:table-cell>
          <table:table-cell office:value-type="float" office:value="4.57806907830153" calcext:value-type="float">
            <text:p>4,5780690783</text:p>
          </table:table-cell>
          <table:table-cell office:value-type="float" office:value="3.42555268831627" calcext:value-type="float">
            <text:p>3,4255526883</text:p>
          </table:table-cell>
          <table:table-cell office:value-type="float" office:value="8.38200384303374" calcext:value-type="float">
            <text:p>8,382003843</text:p>
          </table:table-cell>
          <table:table-cell office:value-type="float" office:value="10.9388209432404" calcext:value-type="float">
            <text:p>10,9388209432</text:p>
          </table:table-cell>
          <table:table-cell office:value-type="float" office:value="0.874954597941187" calcext:value-type="float">
            <text:p>0,8749545979</text:p>
          </table:table-cell>
          <table:table-cell office:value-type="float" office:value="0.397612591182048" calcext:value-type="float">
            <text:p>0,3976125912</text:p>
          </table:table-cell>
          <table:table-cell office:value-type="float" office:value="0.323629102271914" calcext:value-type="float">
            <text:p>0,3236291023</text:p>
          </table:table-cell>
          <table:table-cell table:style-name="ce1" office:value-type="float" office:value="0.0186537723790167" calcext:value-type="float">
            <text:p>1,87E-02</text:p>
          </table:table-cell>
          <table:table-cell office:value-type="float" office:value="21.807144893603" calcext:value-type="float">
            <text:p>21,8071448936</text:p>
          </table:table-cell>
          <table:table-cell office:value-type="float" office:value="1.61177922823767" calcext:value-type="float">
            <text:p>1,6117792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.675" calcext:value-type="float">
            <text:p>1,675</text:p>
          </table:table-cell>
          <table:table-cell office:value-type="float" office:value="4.48208464308794" calcext:value-type="float">
            <text:p>4,4820846431</text:p>
          </table:table-cell>
          <table:table-cell office:value-type="float" office:value="0.208866459290571" calcext:value-type="float">
            <text:p>0,2088664593</text:p>
          </table:table-cell>
          <table:table-cell table:style-name="ce1" office:value-type="float" office:value="0.000317126044727793" calcext:value-type="float">
            <text:p>3,17E-04</text:p>
          </table:table-cell>
          <table:table-cell table:style-name="ce1" office:value-type="float" office:value="0.00409606867248203" calcext:value-type="float">
            <text:p>4,10E-03</text:p>
          </table:table-cell>
          <table:table-cell office:value-type="float" office:value="-3.97868431509016" calcext:value-type="float">
            <text:p>-3,9786843151</text:p>
          </table:table-cell>
          <table:table-cell office:value-type="float" office:value="4.33706402414908" calcext:value-type="float">
            <text:p>4,3370640241</text:p>
          </table:table-cell>
          <table:table-cell office:value-type="float" office:value="6.11997021968537" calcext:value-type="float">
            <text:p>6,1199702197</text:p>
          </table:table-cell>
          <table:table-cell office:value-type="float" office:value="3.61020344644971" calcext:value-type="float">
            <text:p>3,6102034464</text:p>
          </table:table-cell>
          <table:table-cell office:value-type="float" office:value="8.42675439853745" calcext:value-type="float">
            <text:p>8,4267543985</text:p>
          </table:table-cell>
          <table:table-cell office:value-type="float" office:value="14.145501862648" calcext:value-type="float">
            <text:p>14,1455018626</text:p>
          </table:table-cell>
          <table:table-cell office:value-type="float" office:value="0.73844907130764" calcext:value-type="float">
            <text:p>0,7384490713</text:p>
          </table:table-cell>
          <table:table-cell office:value-type="float" office:value="0.296918391969311" calcext:value-type="float">
            <text:p>0,296918392</text:p>
          </table:table-cell>
          <table:table-cell office:value-type="float" office:value="0.323636834856089" calcext:value-type="float">
            <text:p>0,3236368349</text:p>
          </table:table-cell>
          <table:table-cell table:style-name="ce1" office:value-type="float" office:value="0.0193490486503831" calcext:value-type="float">
            <text:p>1,93E-02</text:p>
          </table:table-cell>
          <table:table-cell office:value-type="float" office:value="21.7923430792835" calcext:value-type="float">
            <text:p>21,7923430793</text:p>
          </table:table-cell>
          <table:table-cell office:value-type="float" office:value="0.956091904277537" calcext:value-type="float">
            <text:p>0,9560919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office:value-type="float" office:value="4.67976734036889" calcext:value-type="float">
            <text:p>4,6797673404</text:p>
          </table:table-cell>
          <table:table-cell office:value-type="float" office:value="0.141382021154178" calcext:value-type="float">
            <text:p>0,1413820212</text:p>
          </table:table-cell>
          <table:table-cell table:style-name="ce1" office:value-type="float" office:value="0.000120817439344548" calcext:value-type="float">
            <text:p>1,21E-04</text:p>
          </table:table-cell>
          <table:table-cell table:style-name="ce1" office:value-type="float" office:value="0.000841882753299359" calcext:value-type="float">
            <text:p>8,42E-04</text:p>
          </table:table-cell>
          <table:table-cell office:value-type="float" office:value="-449.386698683406" calcext:value-type="float">
            <text:p>-449,3866986834</text:p>
          </table:table-cell>
          <table:table-cell office:value-type="float" office:value="502.470140716743" calcext:value-type="float">
            <text:p>502,4701407167</text:p>
          </table:table-cell>
          <table:table-cell office:value-type="float" office:value="449.056082309395" calcext:value-type="float">
            <text:p>449,0560823094</text:p>
          </table:table-cell>
          <table:table-cell office:value-type="float" office:value="502.271463710157" calcext:value-type="float">
            <text:p>502,2714637102</text:p>
          </table:table-cell>
          <table:table-cell office:value-type="float" office:value="9.09600049087851" calcext:value-type="float">
            <text:p>9,0960004909</text:p>
          </table:table-cell>
          <table:table-cell office:value-type="float" office:value="7.5884668885688" calcext:value-type="float">
            <text:p>7,5884668886</text:p>
          </table:table-cell>
          <table:table-cell table:style-name="ce1" office:value-type="float" office:value="0.0208246580345303" calcext:value-type="float">
            <text:p>2,08E-02</text:p>
          </table:table-cell>
          <table:table-cell table:style-name="ce1" office:value-type="float" office:value="0.0231663605189214" calcext:value-type="float">
            <text:p>2,32E-02</text:p>
          </table:table-cell>
          <table:table-cell office:value-type="float" office:value="0.317639862416244" calcext:value-type="float">
            <text:p>0,3176398624</text:p>
          </table:table-cell>
          <table:table-cell table:style-name="ce1" office:value-type="float" office:value="0.0189103465078628" calcext:value-type="float">
            <text:p>1,89E-02</text:p>
          </table:table-cell>
          <table:table-cell office:value-type="float" office:value="19.5775354065416" calcext:value-type="float">
            <text:p>19,5775354065</text:p>
          </table:table-cell>
          <table:table-cell office:value-type="float" office:value="1.20581817636978" calcext:value-type="float">
            <text:p>1,20581817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.75" calcext:value-type="float">
            <text:p>1,75</text:p>
          </table:table-cell>
          <table:table-cell office:value-type="float" office:value="4.77399777644409" calcext:value-type="float">
            <text:p>4,7739977764</text:p>
          </table:table-cell>
          <table:table-cell office:value-type="float" office:value="0.132970346700218" calcext:value-type="float">
            <text:p>0,1329703467</text:p>
          </table:table-cell>
          <table:table-cell table:style-name="ce1" office:value-type="float" office:value="0.0000213643525694867" calcext:value-type="float">
            <text:p>2,14E-05</text:p>
          </table:table-cell>
          <table:table-cell table:style-name="ce1" office:value-type="float" office:value="0.000163345014522415" calcext:value-type="float">
            <text:p>1,63E-04</text:p>
          </table:table-cell>
          <table:table-cell office:value-type="float" office:value="-486.369961423804" calcext:value-type="float">
            <text:p>-486,3699614238</text:p>
          </table:table-cell>
          <table:table-cell office:value-type="float" office:value="0.867746078320491" calcext:value-type="float">
            <text:p>0,8677460783</text:p>
          </table:table-cell>
          <table:table-cell office:value-type="float" office:value="485.437740508842" calcext:value-type="float">
            <text:p>485,4377405088</text:p>
          </table:table-cell>
          <table:table-cell office:value-type="float" office:value="0.859342622744344" calcext:value-type="float">
            <text:p>0,8593426227</text:p>
          </table:table-cell>
          <table:table-cell office:value-type="float" office:value="10.7133831074556" calcext:value-type="float">
            <text:p>10,7133831075</text:p>
          </table:table-cell>
          <table:table-cell office:value-type="float" office:value="7.84339675280447" calcext:value-type="float">
            <text:p>7,8433967528</text:p>
          </table:table-cell>
          <table:table-cell table:style-name="ce1" office:value-type="float" office:value="0.0209348369534916" calcext:value-type="float">
            <text:p>2,09E-02</text:p>
          </table:table-cell>
          <table:table-cell table:style-name="ce1" office:value-type="float" office:value="0.00216594856552154" calcext:value-type="float">
            <text:p>2,17E-03</text:p>
          </table:table-cell>
          <table:table-cell office:value-type="float" office:value="0.311918423966167" calcext:value-type="float">
            <text:p>0,311918424</text:p>
          </table:table-cell>
          <table:table-cell table:style-name="ce1" office:value-type="float" office:value="0.0170096060561022" calcext:value-type="float">
            <text:p>1,70E-02</text:p>
          </table:table-cell>
          <table:table-cell office:value-type="float" office:value="18.8067834119112" calcext:value-type="float">
            <text:p>18,8067834119</text:p>
          </table:table-cell>
          <table:table-cell office:value-type="float" office:value="0.88146475242341" calcext:value-type="float">
            <text:p>0,8814647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4"/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office:value-type="string" calcext:value-type="string">
            <text:p>BINMIN</text:p>
          </table:table-cell>
          <table:table-cell office:value-type="string" calcext:value-type="string">
            <text:p>a_s</text:p>
          </table:table-cell>
          <table:table-cell office:value-type="string" calcext:value-type="string">
            <text:p>P-val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15939009348821" calcext:value-type="float">
            <text:p>0,3159390093</text:p>
          </table:table-cell>
          <table:table-cell office:value-type="float" office:value="2.69376922970147" calcext:value-type="float">
            <text:p>2,6937692297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17384591991407" calcext:value-type="float">
            <text:p>0,317384592</text:p>
          </table:table-cell>
          <table:table-cell office:value-type="float" office:value="3.14067007508375" calcext:value-type="float">
            <text:p>3,1406700751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17623883977105" calcext:value-type="float">
            <text:p>0,317623884</text:p>
          </table:table-cell>
          <table:table-cell office:value-type="float" office:value="5.09756613775203" calcext:value-type="float">
            <text:p>5,0975661378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18350767040164" calcext:value-type="float">
            <text:p>0,318350767</text:p>
          </table:table-cell>
          <table:table-cell office:value-type="float" office:value="4.24093987388337" calcext:value-type="float">
            <text:p>4,2409398739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6334573721805" calcext:value-type="float">
            <text:p>0,3163345737</text:p>
          </table:table-cell>
          <table:table-cell office:value-type="float" office:value="4.73916459047852" calcext:value-type="float">
            <text:p>4,7391645905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16293100019054" calcext:value-type="float">
            <text:p>0,3162931</text:p>
          </table:table-cell>
          <table:table-cell office:value-type="float" office:value="18.3535037570524" calcext:value-type="float">
            <text:p>18,353503757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15984223755553" calcext:value-type="float">
            <text:p>0,3159842238</text:p>
          </table:table-cell>
          <table:table-cell office:value-type="float" office:value="16.6669839989646" calcext:value-type="float">
            <text:p>16,666983999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16013939500304" calcext:value-type="float">
            <text:p>0,3160139395</text:p>
          </table:table-cell>
          <table:table-cell office:value-type="float" office:value="13.8087235455089" calcext:value-type="float">
            <text:p>13,8087235455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19537896921268" calcext:value-type="float">
            <text:p>0,3195378969</text:p>
          </table:table-cell>
          <table:table-cell office:value-type="float" office:value="22.2223135494641" calcext:value-type="float">
            <text:p>22,2223135495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19126186521855" calcext:value-type="float">
            <text:p>0,3191261865</text:p>
          </table:table-cell>
          <table:table-cell office:value-type="float" office:value="23.3126136733834" calcext:value-type="float">
            <text:p>23,3126136734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18702332611015" calcext:value-type="float">
            <text:p>0,3187023326</text:p>
          </table:table-cell>
          <table:table-cell office:value-type="float" office:value="20.0959871306744" calcext:value-type="float">
            <text:p>20,0959871307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18362317002611" calcext:value-type="float">
            <text:p>0,318362317</text:p>
          </table:table-cell>
          <table:table-cell office:value-type="float" office:value="18.6670055633553" calcext:value-type="float">
            <text:p>18,6670055634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17860996882722" calcext:value-type="float">
            <text:p>0,3178609969</text:p>
          </table:table-cell>
          <table:table-cell office:value-type="float" office:value="15.4336618087147" calcext:value-type="float">
            <text:p>15,4336618087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17992464280125" calcext:value-type="float">
            <text:p>0,3179924643</text:p>
          </table:table-cell>
          <table:table-cell office:value-type="float" office:value="13.4131594336458" calcext:value-type="float">
            <text:p>13,4131594336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18260923632772" calcext:value-type="float">
            <text:p>0,3182609236</text:p>
          </table:table-cell>
          <table:table-cell office:value-type="float" office:value="10.7324726403404" calcext:value-type="float">
            <text:p>10,7324726403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8259883765409" calcext:value-type="float">
            <text:p>0,3182598838</text:p>
          </table:table-cell>
          <table:table-cell office:value-type="float" office:value="8.37550073697079" calcext:value-type="float">
            <text:p>8,375500737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9689591132229" calcext:value-type="float">
            <text:p>0,3196895911</text:p>
          </table:table-cell>
          <table:table-cell office:value-type="float" office:value="8.13528603173826" calcext:value-type="float">
            <text:p>8,1352860317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1819547909297" calcext:value-type="float">
            <text:p>0,3181954791</text:p>
          </table:table-cell>
          <table:table-cell office:value-type="float" office:value="8.01703365438052" calcext:value-type="float">
            <text:p>8,0170336544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18490404752412" calcext:value-type="float">
            <text:p>0,3184904048</text:p>
          </table:table-cell>
          <table:table-cell office:value-type="float" office:value="6.32638554903868" calcext:value-type="float">
            <text:p>6,326385549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17907343308095" calcext:value-type="float">
            <text:p>0,3179073433</text:p>
          </table:table-cell>
          <table:table-cell office:value-type="float" office:value="7.08398815495994" calcext:value-type="float">
            <text:p>7,083988155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18242117376547" calcext:value-type="float">
            <text:p>0,3182421174</text:p>
          </table:table-cell>
          <table:table-cell office:value-type="float" office:value="7.58269952398697" calcext:value-type="float">
            <text:p>7,582699524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18263691755753" calcext:value-type="float">
            <text:p>0,3182636918</text:p>
          </table:table-cell>
          <table:table-cell office:value-type="float" office:value="5.658866727928" calcext:value-type="float">
            <text:p>5,6588667279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18406576560737" calcext:value-type="float">
            <text:p>0,3184065766</text:p>
          </table:table-cell>
          <table:table-cell office:value-type="float" office:value="4.14352567391853" calcext:value-type="float">
            <text:p>4,1435256739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18692198397615" calcext:value-type="float">
            <text:p>0,3186921984</text:p>
          </table:table-cell>
          <table:table-cell office:value-type="float" office:value="3.07594699164964" calcext:value-type="float">
            <text:p>3,0759469916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491513764991" calcext:value-type="float">
            <text:p>0,3249151376</text:p>
          </table:table-cell>
          <table:table-cell office:value-type="float" office:value="6.36907571263906" calcext:value-type="float">
            <text:p>6,36907571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23070960273785" calcext:value-type="float">
            <text:p>0,3230709603</text:p>
          </table:table-cell>
          <table:table-cell office:value-type="float" office:value="5.55767983119989" calcext:value-type="float">
            <text:p>5,5576798312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23369950060704" calcext:value-type="float">
            <text:p>0,3233699501</text:p>
          </table:table-cell>
          <table:table-cell office:value-type="float" office:value="3.81559133519732" calcext:value-type="float">
            <text:p>3,8155913352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23377135113869" calcext:value-type="float">
            <text:p>0,3233771351</text:p>
          </table:table-cell>
          <table:table-cell office:value-type="float" office:value="2.48135213967639" calcext:value-type="float">
            <text:p>2,4813521397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23629102271914" calcext:value-type="float">
            <text:p>0,3236291023</text:p>
          </table:table-cell>
          <table:table-cell office:value-type="float" office:value="1.61177922823767" calcext:value-type="float">
            <text:p>1,6117792282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23636834856089" calcext:value-type="float">
            <text:p>0,3236368349</text:p>
          </table:table-cell>
          <table:table-cell office:value-type="float" office:value="0.956091904277537" calcext:value-type="float">
            <text:p>0,9560919043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17639862416244" calcext:value-type="float">
            <text:p>0,3176398624</text:p>
          </table:table-cell>
          <table:table-cell office:value-type="float" office:value="1.20581817636978" calcext:value-type="float">
            <text:p>1,2058181764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918423966167" calcext:value-type="float">
            <text:p>0,311918424</text:p>
          </table:table-cell>
          <table:table-cell office:value-type="float" office:value="0.88146475242341" calcext:value-type="float">
            <text:p>0,8814647524</text:p>
          </table:table-cell>
          <table:table-cell table:number-columns-repeated="17"/>
        </table:table-row>
      </table:table>
      <table:table table:name="Tabelle3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4" table:default-cell-style-name="ce3"/>
        <table:table-column table:style-name="co10" table:default-cell-style-name="ce3"/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4" office:value-type="string" calcext:value-type="string" table:number-columns-spanned="5" table:number-rows-spanned="2">
            <text:p>Model → Exp[-delta -gamma t^rho] Sin[alpha+beta t^sigma] , FOPT</text:p>
          </table:table-cell>
          <table:covered-table-cell table:number-columns-repeated="4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4"/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gammaV</text:p>
          </table:table-cell>
          <table:table-cell table:style-name="ce2" office:value-type="string" calcext:value-type="string">
            <text:p>alphaV</text:p>
          </table:table-cell>
          <table:table-cell table:style-name="ce2" office:value-type="string" calcext:value-type="string">
            <text:p>betaV</text:p>
          </table:table-cell>
          <table:table-cell table:style-name="ce2" office:value-type="string" calcext:value-type="string">
            <text:p>alphaV‘</text:p>
          </table:table-cell>
          <table:table-cell table:style-name="ce2" office:value-type="string" calcext:value-type="string">
            <text:p>betaV‘</text:p>
          </table:table-cell>
          <table:table-cell table:style-name="ce2" office:value-type="string" calcext:value-type="string">
            <text:p>atau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P – Valu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[Tabelle1.A10]" office:value-type="float" office:value="29" calcext:value-type="float">
            <text:p>29</text:p>
          </table:table-cell>
          <table:table-cell table:formula="of:=[Tabelle1.B10]" office:value-type="float" office:value="43" calcext:value-type="float">
            <text:p>43</text:p>
          </table:table-cell>
          <table:table-cell table:formula="of:=[Tabelle1.C10]" office:value-type="float" office:value="1.175" calcext:value-type="float">
            <text:p>1,175</text:p>
          </table:table-cell>
          <table:table-cell table:formula="of:=CONCATENATE([Tabelle2.D10];&quot;(&quot;;[Tabelle2.E10];&quot;)&quot;)" office:value-type="string" office:string-value="4,19(0,13)" calcext:value-type="string">
            <text:p>4,19(0,13)</text:p>
          </table:table-cell>
          <table:table-cell table:formula="of:=CONCATENATE([Tabelle2.F10];&quot;(&quot;;[Tabelle2.G10];&quot;)&quot;)" office:value-type="string" office:string-value="0,00019(0,0008)" calcext:value-type="string">
            <text:p>0,00019(0,0008)</text:p>
          </table:table-cell>
          <table:table-cell table:formula="of:=CONCATENATE([Tabelle2.H10];&quot;(&quot;;[Tabelle2.I10];&quot;)&quot;)" office:value-type="string" office:string-value="4,8(0,5)" calcext:value-type="string">
            <text:p>4,8(0,5)</text:p>
          </table:table-cell>
          <table:table-cell table:formula="of:=CONCATENATE([Tabelle2.J10];&quot;(&quot;;[Tabelle2.K10];&quot;)&quot;)" office:value-type="string" office:string-value="0,11(0,11)" calcext:value-type="string">
            <text:p>0,11(0,11)</text:p>
          </table:table-cell>
          <table:table-cell table:formula="of:=CONCATENATE([Tabelle2.L10];&quot;(&quot;;[Tabelle2.M10];&quot;)&quot;)" office:value-type="string" office:string-value="9,3(4,6)" calcext:value-type="string">
            <text:p>9,3(4,6)</text:p>
          </table:table-cell>
          <table:table-cell table:formula="of:=CONCATENATE([Tabelle2.N10];&quot;(&quot;;[Tabelle2.O10];&quot;)&quot;)" office:value-type="string" office:string-value="3,7(1)" calcext:value-type="string">
            <text:p>3,7(1)</text:p>
          </table:table-cell>
          <table:table-cell table:formula="of:=CONCATENATE([Tabelle2.P10];&quot;(&quot;;[Tabelle2.Q10];&quot;)&quot;)" office:value-type="string" office:string-value="0,319(0,015)" calcext:value-type="string">
            <text:p>0,319(0,015)</text:p>
          </table:table-cell>
          <table:table-cell table:formula="of:=[Tabelle2.R10]" office:value-type="float" office:value="34.17" calcext:value-type="float">
            <text:p>34,17</text:p>
          </table:table-cell>
          <table:table-cell table:formula="of:=[Tabelle2.S10]" office:value-type="float" office:value="23.31" calcext:value-type="float">
            <text:p>23,31</text:p>
          </table:table-cell>
        </table:table-row>
        <table:table-row table:style-name="ro1">
          <table:table-cell table:formula="of:=[Tabelle1.A9]" office:value-type="float" office:value="30" calcext:value-type="float">
            <text:p>30</text:p>
          </table:table-cell>
          <table:table-cell table:formula="of:=[Tabelle1.B9]" office:value-type="float" office:value="42" calcext:value-type="float">
            <text:p>42</text:p>
          </table:table-cell>
          <table:table-cell table:formula="of:=[Tabelle1.C9]" office:value-type="float" office:value="1.15" calcext:value-type="float">
            <text:p>1,15</text:p>
          </table:table-cell>
          <table:table-cell table:formula="of:=CONCATENATE([Tabelle2.D9];&quot;(&quot;;[Tabelle2.E9];&quot;)&quot;)" office:value-type="string" office:string-value="4,11(0,21)" calcext:value-type="string">
            <text:p>4,11(0,21)</text:p>
          </table:table-cell>
          <table:table-cell table:formula="of:=CONCATENATE([Tabelle2.F9];&quot;(&quot;;[Tabelle2.G9];&quot;)&quot;)" office:value-type="string" office:string-value="0,00019(0,0006)" calcext:value-type="string">
            <text:p>0,00019(0,0006)</text:p>
          </table:table-cell>
          <table:table-cell table:formula="of:=CONCATENATE([Tabelle2.H9];&quot;(&quot;;[Tabelle2.I9];&quot;)&quot;)" office:value-type="string" office:string-value="5,01(0,55)" calcext:value-type="string">
            <text:p>5,01(0,55)</text:p>
          </table:table-cell>
          <table:table-cell table:formula="of:=CONCATENATE([Tabelle2.J9];&quot;(&quot;;[Tabelle2.K9];&quot;)&quot;)" office:value-type="string" office:string-value="0,077(0,092)" calcext:value-type="string">
            <text:p>0,077(0,092)</text:p>
          </table:table-cell>
          <table:table-cell table:formula="of:=CONCATENATE([Tabelle2.L9];&quot;(&quot;;[Tabelle2.M9];&quot;)&quot;)" office:value-type="string" office:string-value="9,5(3,6)" calcext:value-type="string">
            <text:p>9,5(3,6)</text:p>
          </table:table-cell>
          <table:table-cell table:formula="of:=CONCATENATE([Tabelle2.N9];&quot;(&quot;;[Tabelle2.O9];&quot;)&quot;)" office:value-type="string" office:string-value="3,9(1,1)" calcext:value-type="string">
            <text:p>3,9(1,1)</text:p>
          </table:table-cell>
          <table:table-cell table:formula="of:=CONCATENATE([Tabelle2.P9];&quot;(&quot;;[Tabelle2.Q9];&quot;)&quot;)" office:value-type="string" office:string-value="0,32(0,015)" calcext:value-type="string">
            <text:p>0,32(0,015)</text:p>
          </table:table-cell>
          <table:table-cell table:formula="of:=[Tabelle2.R9]" office:value-type="float" office:value="35.58" calcext:value-type="float">
            <text:p>35,58</text:p>
          </table:table-cell>
          <table:table-cell table:formula="of:=[Tabelle2.S9]" office:value-type="float" office:value="22.22" calcext:value-type="float">
            <text:p>22,22</text:p>
          </table:table-cell>
        </table:table-row>
        <table:table-row table:style-name="ro1">
          <table:table-cell table:formula="of:=[Tabelle1.A11]" office:value-type="float" office:value="28" calcext:value-type="float">
            <text:p>28</text:p>
          </table:table-cell>
          <table:table-cell table:formula="of:=[Tabelle1.B11]" office:value-type="float" office:value="44" calcext:value-type="float">
            <text:p>44</text:p>
          </table:table-cell>
          <table:table-cell table:formula="of:=[Tabelle1.C11]" office:value-type="float" office:value="1.2" calcext:value-type="float">
            <text:p>1,2</text:p>
          </table:table-cell>
          <table:table-cell table:formula="of:=CONCATENATE([Tabelle2.D11];&quot;(&quot;;[Tabelle2.E11];&quot;)&quot;)" office:value-type="string" office:string-value="4,22(0,11)" calcext:value-type="string">
            <text:p>4,22(0,11)</text:p>
          </table:table-cell>
          <table:table-cell table:formula="of:=CONCATENATE([Tabelle2.F11];&quot;(&quot;;[Tabelle2.G11];&quot;)&quot;)" office:value-type="string" office:string-value="0,00021(0,00094)" calcext:value-type="string">
            <text:p>0,00021(0,00094)</text:p>
          </table:table-cell>
          <table:table-cell table:formula="of:=CONCATENATE([Tabelle2.H11];&quot;(&quot;;[Tabelle2.I11];&quot;)&quot;)" office:value-type="string" office:string-value="4,69(0,51)" calcext:value-type="string">
            <text:p>4,69(0,51)</text:p>
          </table:table-cell>
          <table:table-cell table:formula="of:=CONCATENATE([Tabelle2.J11];&quot;(&quot;;[Tabelle2.K11];&quot;)&quot;)" office:value-type="string" office:string-value="0,13(0,13)" calcext:value-type="string">
            <text:p>0,13(0,13)</text:p>
          </table:table-cell>
          <table:table-cell table:formula="of:=CONCATENATE([Tabelle2.L11];&quot;(&quot;;[Tabelle2.M11];&quot;)&quot;)" office:value-type="string" office:string-value="9,2(5,1)" calcext:value-type="string">
            <text:p>9,2(5,1)</text:p>
          </table:table-cell>
          <table:table-cell table:formula="of:=CONCATENATE([Tabelle2.N11];&quot;(&quot;;[Tabelle2.O11];&quot;)&quot;)" office:value-type="string" office:string-value="3,52(0,97)" calcext:value-type="string">
            <text:p>3,52(0,97)</text:p>
          </table:table-cell>
          <table:table-cell table:formula="of:=CONCATENATE([Tabelle2.P11];&quot;(&quot;;[Tabelle2.Q11];&quot;)&quot;)" office:value-type="string" office:string-value="0,319(0,016)" calcext:value-type="string">
            <text:p>0,319(0,016)</text:p>
          </table:table-cell>
          <table:table-cell table:formula="of:=[Tabelle2.R11]" office:value-type="float" office:value="34" calcext:value-type="float">
            <text:p>34</text:p>
          </table:table-cell>
          <table:table-cell table:formula="of:=[Tabelle2.S11]" office:value-type="float" office:value="20.1" calcext:value-type="float">
            <text:p>20,1</text:p>
          </table:table-cell>
        </table:table-row>
        <table:table-row table:style-name="ro1">
          <table:table-cell table:formula="of:=[Tabelle1.A12]" office:value-type="float" office:value="27" calcext:value-type="float">
            <text:p>27</text:p>
          </table:table-cell>
          <table:table-cell table:formula="of:=[Tabelle1.B12]" office:value-type="float" office:value="45" calcext:value-type="float">
            <text:p>45</text:p>
          </table:table-cell>
          <table:table-cell table:formula="of:=[Tabelle1.C12]" office:value-type="float" office:value="1.225" calcext:value-type="float">
            <text:p>1,225</text:p>
          </table:table-cell>
          <table:table-cell table:formula="of:=CONCATENATE([Tabelle2.D12];&quot;(&quot;;[Tabelle2.E12];&quot;)&quot;)" office:value-type="string" office:string-value="4,254(0,076)" calcext:value-type="string">
            <text:p>4,254(0,076)</text:p>
          </table:table-cell>
          <table:table-cell table:formula="of:=CONCATENATE([Tabelle2.F12];&quot;(&quot;;[Tabelle2.G12];&quot;)&quot;)" office:value-type="string" office:string-value="0,0002(0,001)" calcext:value-type="string">
            <text:p>0,0002(0,001)</text:p>
          </table:table-cell>
          <table:table-cell table:formula="of:=CONCATENATE([Tabelle2.H12];&quot;(&quot;;[Tabelle2.I12];&quot;)&quot;)" office:value-type="string" office:string-value="4,52(0,5)" calcext:value-type="string">
            <text:p>4,52(0,5)</text:p>
          </table:table-cell>
          <table:table-cell table:formula="of:=CONCATENATE([Tabelle2.J12];&quot;(&quot;;[Tabelle2.K12];&quot;)&quot;)" office:value-type="string" office:string-value="0,17(0,15)" calcext:value-type="string">
            <text:p>0,17(0,15)</text:p>
          </table:table-cell>
          <table:table-cell table:formula="of:=CONCATENATE([Tabelle2.L12];&quot;(&quot;;[Tabelle2.M12];&quot;)&quot;)" office:value-type="string" office:string-value="9,2(5,5)" calcext:value-type="string">
            <text:p>9,2(5,5)</text:p>
          </table:table-cell>
          <table:table-cell table:formula="of:=CONCATENATE([Tabelle2.N12];&quot;(&quot;;[Tabelle2.O12];&quot;)&quot;)" office:value-type="string" office:string-value="3,3(0,91)" calcext:value-type="string">
            <text:p>3,3(0,91)</text:p>
          </table:table-cell>
          <table:table-cell table:formula="of:=CONCATENATE([Tabelle2.P12];&quot;(&quot;;[Tabelle2.Q12];&quot;)&quot;)" office:value-type="string" office:string-value="0,318(0,016)" calcext:value-type="string">
            <text:p>0,318(0,016)</text:p>
          </table:table-cell>
          <table:table-cell table:formula="of:=[Tabelle2.R12]" office:value-type="float" office:value="33.32" calcext:value-type="float">
            <text:p>33,32</text:p>
          </table:table-cell>
          <table:table-cell table:formula="of:=[Tabelle2.S12]" office:value-type="float" office:value="18.67" calcext:value-type="float">
            <text:p>18,67</text:p>
          </table:table-cell>
        </table:table-row>
        <table:table-row table:style-name="ro1">
          <table:table-cell table:formula="of:=[Tabelle1.A6]" office:value-type="float" office:value="33" calcext:value-type="float">
            <text:p>33</text:p>
          </table:table-cell>
          <table:table-cell table:formula="of:=[Tabelle1.B6]" office:value-type="float" office:value="39" calcext:value-type="float">
            <text:p>39</text:p>
          </table:table-cell>
          <table:table-cell table:formula="of:=[Tabelle1.C6]" office:value-type="float" office:value="1.075" calcext:value-type="float">
            <text:p>1,075</text:p>
          </table:table-cell>
          <table:table-cell table:formula="of:=CONCATENATE([Tabelle2.D6];&quot;(&quot;;[Tabelle2.E6];&quot;)&quot;)" office:value-type="string" office:string-value="4,17(0,13)" calcext:value-type="string">
            <text:p>4,17(0,13)</text:p>
          </table:table-cell>
          <table:table-cell table:formula="of:=CONCATENATE([Tabelle2.F6];&quot;(&quot;;[Tabelle2.G6];&quot;)&quot;)" office:value-type="string" office:string-value="0,0002(0,00072)" calcext:value-type="string">
            <text:p>0,0002(0,00072)</text:p>
          </table:table-cell>
          <table:table-cell table:formula="of:=CONCATENATE([Tabelle2.H6];&quot;(&quot;;[Tabelle2.I6];&quot;)&quot;)" office:value-type="string" office:string-value="4,87(0,48)" calcext:value-type="string">
            <text:p>4,87(0,48)</text:p>
          </table:table-cell>
          <table:table-cell table:formula="of:=CONCATENATE([Tabelle2.J6];&quot;(&quot;;[Tabelle2.K6];&quot;)&quot;)" office:value-type="string" office:string-value="0,094(0,098)" calcext:value-type="string">
            <text:p>0,094(0,098)</text:p>
          </table:table-cell>
          <table:table-cell table:formula="of:=CONCATENATE([Tabelle2.L6];&quot;(&quot;;[Tabelle2.M6];&quot;)&quot;)" office:value-type="string" office:string-value="9,4(4)" calcext:value-type="string">
            <text:p>9,4(4)</text:p>
          </table:table-cell>
          <table:table-cell table:formula="of:=CONCATENATE([Tabelle2.N6];&quot;(&quot;;[Tabelle2.O6];&quot;)&quot;)" office:value-type="string" office:string-value="3,8(1)" calcext:value-type="string">
            <text:p>3,8(1)</text:p>
          </table:table-cell>
          <table:table-cell table:formula="of:=CONCATENATE([Tabelle2.P6];&quot;(&quot;;[Tabelle2.Q6];&quot;)&quot;)" office:value-type="string" office:string-value="0,316(0,015)" calcext:value-type="string">
            <text:p>0,316(0,015)</text:p>
          </table:table-cell>
          <table:table-cell table:formula="of:=[Tabelle2.R6]" office:value-type="float" office:value="40.13" calcext:value-type="float">
            <text:p>40,13</text:p>
          </table:table-cell>
          <table:table-cell table:formula="of:=[Tabelle2.S6]" office:value-type="float" office:value="18.35" calcext:value-type="float">
            <text:p>18,35</text:p>
          </table:table-cell>
        </table:table-row>
        <table:table-row table:style-name="ro1">
          <table:table-cell table:formula="of:=[Tabelle1.A7]" office:value-type="float" office:value="32" calcext:value-type="float">
            <text:p>32</text:p>
          </table:table-cell>
          <table:table-cell table:formula="of:=[Tabelle1.B7]" office:value-type="float" office:value="40" calcext:value-type="float">
            <text:p>40</text:p>
          </table:table-cell>
          <table:table-cell table:formula="of:=[Tabelle1.C7]" office:value-type="float" office:value="1.1" calcext:value-type="float">
            <text:p>1,1</text:p>
          </table:table-cell>
          <table:table-cell table:formula="of:=CONCATENATE([Tabelle2.D7];&quot;(&quot;;[Tabelle2.E7];&quot;)&quot;)" office:value-type="string" office:string-value="4,204(0,098)" calcext:value-type="string">
            <text:p>4,204(0,098)</text:p>
          </table:table-cell>
          <table:table-cell table:formula="of:=CONCATENATE([Tabelle2.F7];&quot;(&quot;;[Tabelle2.G7];&quot;)&quot;)" office:value-type="string" office:string-value="0,0002(0,0008)" calcext:value-type="string">
            <text:p>0,0002(0,0008)</text:p>
          </table:table-cell>
          <table:table-cell table:formula="of:=CONCATENATE([Tabelle2.H7];&quot;(&quot;;[Tabelle2.I7];&quot;)&quot;)" office:value-type="string" office:string-value="4,76(0,46)" calcext:value-type="string">
            <text:p>4,76(0,46)</text:p>
          </table:table-cell>
          <table:table-cell table:formula="of:=CONCATENATE([Tabelle2.J7];&quot;(&quot;;[Tabelle2.K7];&quot;)&quot;)" office:value-type="string" office:string-value="0,12(0,11)" calcext:value-type="string">
            <text:p>0,12(0,11)</text:p>
          </table:table-cell>
          <table:table-cell table:formula="of:=CONCATENATE([Tabelle2.L7];&quot;(&quot;;[Tabelle2.M7];&quot;)&quot;)" office:value-type="string" office:string-value="9,4(4,5)" calcext:value-type="string">
            <text:p>9,4(4,5)</text:p>
          </table:table-cell>
          <table:table-cell table:formula="of:=CONCATENATE([Tabelle2.N7];&quot;(&quot;;[Tabelle2.O7];&quot;)&quot;)" office:value-type="string" office:string-value="3,65(0,99)" calcext:value-type="string">
            <text:p>3,65(0,99)</text:p>
          </table:table-cell>
          <table:table-cell table:formula="of:=CONCATENATE([Tabelle2.P7];&quot;(&quot;;[Tabelle2.Q7];&quot;)&quot;)" office:value-type="string" office:string-value="0,316(0,015)" calcext:value-type="string">
            <text:p>0,316(0,015)</text:p>
          </table:table-cell>
          <table:table-cell table:formula="of:=[Tabelle2.R7]" office:value-type="float" office:value="39.62" calcext:value-type="float">
            <text:p>39,62</text:p>
          </table:table-cell>
          <table:table-cell table:formula="of:=[Tabelle2.S7]" office:value-type="float" office:value="16.67" calcext:value-type="float">
            <text:p>16,67</text:p>
          </table:table-cell>
        </table:table-row>
        <table:table-row table:style-name="ro1">
          <table:table-cell table:formula="of:=[Tabelle1.A13]" office:value-type="float" office:value="26" calcext:value-type="float">
            <text:p>26</text:p>
          </table:table-cell>
          <table:table-cell table:formula="of:=[Tabelle1.B13]" office:value-type="float" office:value="46" calcext:value-type="float">
            <text:p>46</text:p>
          </table:table-cell>
          <table:table-cell table:formula="of:=[Tabelle1.C13]" office:value-type="float" office:value="1.25" calcext:value-type="float">
            <text:p>1,25</text:p>
          </table:table-cell>
          <table:table-cell table:formula="of:=CONCATENATE([Tabelle2.D13];&quot;(&quot;;[Tabelle2.E13];&quot;)&quot;)" office:value-type="string" office:string-value="4,264(0,077)" calcext:value-type="string">
            <text:p>4,264(0,077)</text:p>
          </table:table-cell>
          <table:table-cell table:formula="of:=CONCATENATE([Tabelle2.F13];&quot;(&quot;;[Tabelle2.G13];&quot;)&quot;)" office:value-type="string" office:string-value="0,0002(0,001)" calcext:value-type="string">
            <text:p>0,0002(0,001)</text:p>
          </table:table-cell>
          <table:table-cell table:formula="of:=CONCATENATE([Tabelle2.H13];&quot;(&quot;;[Tabelle2.I13];&quot;)&quot;)" office:value-type="string" office:string-value="4,48(0,52)" calcext:value-type="string">
            <text:p>4,48(0,52)</text:p>
          </table:table-cell>
          <table:table-cell table:formula="of:=CONCATENATE([Tabelle2.J13];&quot;(&quot;;[Tabelle2.K13];&quot;)&quot;)" office:value-type="string" office:string-value="0,18(0,16)" calcext:value-type="string">
            <text:p>0,18(0,16)</text:p>
          </table:table-cell>
          <table:table-cell table:formula="of:=CONCATENATE([Tabelle2.L13];&quot;(&quot;;[Tabelle2.M13];&quot;)&quot;)" office:value-type="string" office:string-value="9,2(5,6)" calcext:value-type="string">
            <text:p>9,2(5,6)</text:p>
          </table:table-cell>
          <table:table-cell table:formula="of:=CONCATENATE([Tabelle2.N13];&quot;(&quot;;[Tabelle2.O13];&quot;)&quot;)" office:value-type="string" office:string-value="3,26(0,9)" calcext:value-type="string">
            <text:p>3,26(0,9)</text:p>
          </table:table-cell>
          <table:table-cell table:formula="of:=CONCATENATE([Tabelle2.P13];&quot;(&quot;;[Tabelle2.Q13];&quot;)&quot;)" office:value-type="string" office:string-value="0,318(0,016)" calcext:value-type="string">
            <text:p>0,318(0,016)</text:p>
          </table:table-cell>
          <table:table-cell table:formula="of:=[Tabelle2.R13]" office:value-type="float" office:value="33.27" calcext:value-type="float">
            <text:p>33,27</text:p>
          </table:table-cell>
          <table:table-cell table:formula="of:=[Tabelle2.S13]" office:value-type="float" office:value="15.43" calcext:value-type="float">
            <text:p>15,43</text:p>
          </table:table-cell>
        </table:table-row>
        <table:table-row table:style-name="ro1">
          <table:table-cell table:formula="of:=[Tabelle1.A8]" office:value-type="float" office:value="31" calcext:value-type="float">
            <text:p>31</text:p>
          </table:table-cell>
          <table:table-cell table:formula="of:=[Tabelle1.B8]" office:value-type="float" office:value="41" calcext:value-type="float">
            <text:p>41</text:p>
          </table:table-cell>
          <table:table-cell table:formula="of:=[Tabelle1.C8]" office:value-type="float" office:value="1.125" calcext:value-type="float">
            <text:p>1,125</text:p>
          </table:table-cell>
          <table:table-cell table:formula="of:=CONCATENATE([Tabelle2.D8];&quot;(&quot;;[Tabelle2.E8];&quot;)&quot;)" office:value-type="string" office:string-value="4,2(0,11)" calcext:value-type="string">
            <text:p>4,2(0,11)</text:p>
          </table:table-cell>
          <table:table-cell table:formula="of:=CONCATENATE([Tabelle2.F8];&quot;(&quot;;[Tabelle2.G8];&quot;)&quot;)" office:value-type="string" office:string-value="0,0002(0,00079)" calcext:value-type="string">
            <text:p>0,0002(0,00079)</text:p>
          </table:table-cell>
          <table:table-cell table:formula="of:=CONCATENATE([Tabelle2.H8];&quot;(&quot;;[Tabelle2.I8];&quot;)&quot;)" office:value-type="string" office:string-value="4,77(0,48)" calcext:value-type="string">
            <text:p>4,77(0,48)</text:p>
          </table:table-cell>
          <table:table-cell table:formula="of:=CONCATENATE([Tabelle2.J8];&quot;(&quot;;[Tabelle2.K8];&quot;)&quot;)" office:value-type="string" office:string-value="0,11(0,11)" calcext:value-type="string">
            <text:p>0,11(0,11)</text:p>
          </table:table-cell>
          <table:table-cell table:formula="of:=CONCATENATE([Tabelle2.L8];&quot;(&quot;;[Tabelle2.M8];&quot;)&quot;)" office:value-type="string" office:string-value="9,4(4,4)" calcext:value-type="string">
            <text:p>9,4(4,4)</text:p>
          </table:table-cell>
          <table:table-cell table:formula="of:=CONCATENATE([Tabelle2.N8];&quot;(&quot;;[Tabelle2.O8];&quot;)&quot;)" office:value-type="string" office:string-value="3,7(1)" calcext:value-type="string">
            <text:p>3,7(1)</text:p>
          </table:table-cell>
          <table:table-cell table:formula="of:=CONCATENATE([Tabelle2.P8];&quot;(&quot;;[Tabelle2.Q8];&quot;)&quot;)" office:value-type="string" office:string-value="0,316(0,015)" calcext:value-type="string">
            <text:p>0,316(0,015)</text:p>
          </table:table-cell>
          <table:table-cell table:formula="of:=[Tabelle2.R8]" office:value-type="float" office:value="39.61" calcext:value-type="float">
            <text:p>39,61</text:p>
          </table:table-cell>
          <table:table-cell table:formula="of:=[Tabelle2.S8]" office:value-type="float" office:value="13.81" calcext:value-type="float">
            <text:p>13,81</text:p>
          </table:table-cell>
        </table:table-row>
        <table:table-row table:style-name="ro1">
          <table:table-cell table:formula="of:=[Tabelle1.A14]" office:value-type="float" office:value="25" calcext:value-type="float">
            <text:p>25</text:p>
          </table:table-cell>
          <table:table-cell table:formula="of:=[Tabelle1.B14]" office:value-type="float" office:value="47" calcext:value-type="float">
            <text:p>47</text:p>
          </table:table-cell>
          <table:table-cell table:formula="of:=[Tabelle1.C14]" office:value-type="float" office:value="1.275" calcext:value-type="float">
            <text:p>1,275</text:p>
          </table:table-cell>
          <table:table-cell table:formula="of:=CONCATENATE([Tabelle2.D14];&quot;(&quot;;[Tabelle2.E14];&quot;)&quot;)" office:value-type="string" office:string-value="4,295(0,06)" calcext:value-type="string">
            <text:p>4,295(0,06)</text:p>
          </table:table-cell>
          <table:table-cell table:formula="of:=CONCATENATE([Tabelle2.F14];&quot;(&quot;;[Tabelle2.G14];&quot;)&quot;)" office:value-type="string" office:string-value="0,0002(0,0013)" calcext:value-type="string">
            <text:p>0,0002(0,0013)</text:p>
          </table:table-cell>
          <table:table-cell table:formula="of:=CONCATENATE([Tabelle2.H14];&quot;(&quot;;[Tabelle2.I14];&quot;)&quot;)" office:value-type="string" office:string-value="4,24(0,57)" calcext:value-type="string">
            <text:p>4,24(0,57)</text:p>
          </table:table-cell>
          <table:table-cell table:formula="of:=CONCATENATE([Tabelle2.J14];&quot;(&quot;;[Tabelle2.K14];&quot;)&quot;)" office:value-type="string" office:string-value="0,25(0,22)" calcext:value-type="string">
            <text:p>0,25(0,22)</text:p>
          </table:table-cell>
          <table:table-cell table:formula="of:=CONCATENATE([Tabelle2.L14];&quot;(&quot;;[Tabelle2.M14];&quot;)&quot;)" office:value-type="string" office:string-value="9,1(6,3)" calcext:value-type="string">
            <text:p>9,1(6,3)</text:p>
          </table:table-cell>
          <table:table-cell table:formula="of:=CONCATENATE([Tabelle2.N14];&quot;(&quot;;[Tabelle2.O14];&quot;)&quot;)" office:value-type="string" office:string-value="2,96(0,87)" calcext:value-type="string">
            <text:p>2,96(0,87)</text:p>
          </table:table-cell>
          <table:table-cell table:formula="of:=CONCATENATE([Tabelle2.P14];&quot;(&quot;;[Tabelle2.Q14];&quot;)&quot;)" office:value-type="string" office:string-value="0,318(0,017)" calcext:value-type="string">
            <text:p>0,318(0,017)</text:p>
          </table:table-cell>
          <table:table-cell table:formula="of:=[Tabelle2.R14]" office:value-type="float" office:value="32.88" calcext:value-type="float">
            <text:p>32,88</text:p>
          </table:table-cell>
          <table:table-cell table:formula="of:=[Tabelle2.S14]" office:value-type="float" office:value="13.41" calcext:value-type="float">
            <text:p>13,41</text:p>
          </table:table-cell>
        </table:table-row>
        <table:table-row table:style-name="ro1">
          <table:table-cell table:formula="of:=[Tabelle1.A15]" office:value-type="float" office:value="24" calcext:value-type="float">
            <text:p>24</text:p>
          </table:table-cell>
          <table:table-cell table:formula="of:=[Tabelle1.B15]" office:value-type="float" office:value="48" calcext:value-type="float">
            <text:p>48</text:p>
          </table:table-cell>
          <table:table-cell table:formula="of:=[Tabelle1.C15]" office:value-type="float" office:value="1.3" calcext:value-type="float">
            <text:p>1,3</text:p>
          </table:table-cell>
          <table:table-cell table:formula="of:=CONCATENATE([Tabelle2.D15];&quot;(&quot;;[Tabelle2.E15];&quot;)&quot;)" office:value-type="string" office:string-value="4,301(0,06)" calcext:value-type="string">
            <text:p>4,301(0,06)</text:p>
          </table:table-cell>
          <table:table-cell table:formula="of:=CONCATENATE([Tabelle2.F15];&quot;(&quot;;[Tabelle2.G15];&quot;)&quot;)" office:value-type="string" office:string-value="0,0002(0,0013)" calcext:value-type="string">
            <text:p>0,0002(0,0013)</text:p>
          </table:table-cell>
          <table:table-cell table:formula="of:=CONCATENATE([Tabelle2.H15];&quot;(&quot;;[Tabelle2.I15];&quot;)&quot;)" office:value-type="string" office:string-value="4,19(0,61)" calcext:value-type="string">
            <text:p>4,19(0,61)</text:p>
          </table:table-cell>
          <table:table-cell table:formula="of:=CONCATENATE([Tabelle2.J15];&quot;(&quot;;[Tabelle2.K15];&quot;)&quot;)" office:value-type="string" office:string-value="0,27(0,24)" calcext:value-type="string">
            <text:p>0,27(0,24)</text:p>
          </table:table-cell>
          <table:table-cell table:formula="of:=CONCATENATE([Tabelle2.L15];&quot;(&quot;;[Tabelle2.M15];&quot;)&quot;)" office:value-type="string" office:string-value="9,1(6,4)" calcext:value-type="string">
            <text:p>9,1(6,4)</text:p>
          </table:table-cell>
          <table:table-cell table:formula="of:=CONCATENATE([Tabelle2.N15];&quot;(&quot;;[Tabelle2.O15];&quot;)&quot;)" office:value-type="string" office:string-value="2,9(0,87)" calcext:value-type="string">
            <text:p>2,9(0,87)</text:p>
          </table:table-cell>
          <table:table-cell table:formula="of:=CONCATENATE([Tabelle2.P15];&quot;(&quot;;[Tabelle2.Q15];&quot;)&quot;)" office:value-type="string" office:string-value="0,318(0,017)" calcext:value-type="string">
            <text:p>0,318(0,017)</text:p>
          </table:table-cell>
          <table:table-cell table:formula="of:=[Tabelle2.R15]" office:value-type="float" office:value="32.85" calcext:value-type="float">
            <text:p>32,85</text:p>
          </table:table-cell>
          <table:table-cell table:formula="of:=[Tabelle2.S15]" office:value-type="float" office:value="10.73" calcext:value-type="float">
            <text:p>10,73</text:p>
          </table:table-cell>
        </table:table-row>
        <table:table-row table:style-name="ro1">
          <table:table-cell table:formula="of:=[Tabelle1.A16]" office:value-type="float" office:value="23" calcext:value-type="float">
            <text:p>23</text:p>
          </table:table-cell>
          <table:table-cell table:formula="of:=[Tabelle1.B16]" office:value-type="float" office:value="49" calcext:value-type="float">
            <text:p>49</text:p>
          </table:table-cell>
          <table:table-cell table:formula="of:=[Tabelle1.C16]" office:value-type="float" office:value="1.325" calcext:value-type="float">
            <text:p>1,325</text:p>
          </table:table-cell>
          <table:table-cell table:formula="of:=CONCATENATE([Tabelle2.D16];&quot;(&quot;;[Tabelle2.E16];&quot;)&quot;)" office:value-type="string" office:string-value="4,3(0,069)" calcext:value-type="string">
            <text:p>4,3(0,069)</text:p>
          </table:table-cell>
          <table:table-cell table:formula="of:=CONCATENATE([Tabelle2.F16];&quot;(&quot;;[Tabelle2.G16];&quot;)&quot;)" office:value-type="string" office:string-value="0,0002(0,0013)" calcext:value-type="string">
            <text:p>0,0002(0,0013)</text:p>
          </table:table-cell>
          <table:table-cell table:formula="of:=CONCATENATE([Tabelle2.H16];&quot;(&quot;;[Tabelle2.I16];&quot;)&quot;)" office:value-type="string" office:string-value="4,19(0,65)" calcext:value-type="string">
            <text:p>4,19(0,65)</text:p>
          </table:table-cell>
          <table:table-cell table:formula="of:=CONCATENATE([Tabelle2.J16];&quot;(&quot;;[Tabelle2.K16];&quot;)&quot;)" office:value-type="string" office:string-value="0,27(0,25)" calcext:value-type="string">
            <text:p>0,27(0,25)</text:p>
          </table:table-cell>
          <table:table-cell table:formula="of:=CONCATENATE([Tabelle2.L16];&quot;(&quot;;[Tabelle2.M16];&quot;)&quot;)" office:value-type="string" office:string-value="9,1(6,4)" calcext:value-type="string">
            <text:p>9,1(6,4)</text:p>
          </table:table-cell>
          <table:table-cell table:formula="of:=CONCATENATE([Tabelle2.N16];&quot;(&quot;;[Tabelle2.O16];&quot;)&quot;)" office:value-type="string" office:string-value="2,9(0,89)" calcext:value-type="string">
            <text:p>2,9(0,89)</text:p>
          </table:table-cell>
          <table:table-cell table:formula="of:=CONCATENATE([Tabelle2.P16];&quot;(&quot;;[Tabelle2.Q16];&quot;)&quot;)" office:value-type="string" office:string-value="0,318(0,017)" calcext:value-type="string">
            <text:p>0,318(0,017)</text:p>
          </table:table-cell>
          <table:table-cell table:formula="of:=[Tabelle2.R16]" office:value-type="float" office:value="32.85" calcext:value-type="float">
            <text:p>32,85</text:p>
          </table:table-cell>
          <table:table-cell table:formula="of:=[Tabelle2.S16]" office:value-type="float" office:value="8.38" calcext:value-type="float">
            <text:p>8,38</text:p>
          </table:table-cell>
        </table:table-row>
        <table:table-row table:style-name="ro1">
          <table:table-cell table:formula="of:=[Tabelle1.A17]" office:value-type="float" office:value="22" calcext:value-type="float">
            <text:p>22</text:p>
          </table:table-cell>
          <table:table-cell table:formula="of:=[Tabelle1.B17]" office:value-type="float" office:value="50" calcext:value-type="float">
            <text:p>50</text:p>
          </table:table-cell>
          <table:table-cell table:formula="of:=[Tabelle1.C17]" office:value-type="float" office:value="1.35" calcext:value-type="float">
            <text:p>1,35</text:p>
          </table:table-cell>
          <table:table-cell table:formula="of:=CONCATENATE([Tabelle2.D17];&quot;(&quot;;[Tabelle2.E17];&quot;)&quot;)" office:value-type="string" office:string-value="4,333(0,052)" calcext:value-type="string">
            <text:p>4,333(0,052)</text:p>
          </table:table-cell>
          <table:table-cell table:formula="of:=CONCATENATE([Tabelle2.F17];&quot;(&quot;;[Tabelle2.G17];&quot;)&quot;)" office:value-type="string" office:string-value="0,0002(0,0014)" calcext:value-type="string">
            <text:p>0,0002(0,0014)</text:p>
          </table:table-cell>
          <table:table-cell table:formula="of:=CONCATENATE([Tabelle2.H17];&quot;(&quot;;[Tabelle2.I17];&quot;)&quot;)" office:value-type="string" office:string-value="3,79(0,76)" calcext:value-type="string">
            <text:p>3,79(0,76)</text:p>
          </table:table-cell>
          <table:table-cell table:formula="of:=CONCATENATE([Tabelle2.J17];&quot;(&quot;;[Tabelle2.K17];&quot;)&quot;)" office:value-type="string" office:string-value="0,43(0,38)" calcext:value-type="string">
            <text:p>0,43(0,38)</text:p>
          </table:table-cell>
          <table:table-cell table:formula="of:=CONCATENATE([Tabelle2.L17];&quot;(&quot;;[Tabelle2.M17];&quot;)&quot;)" office:value-type="string" office:string-value="9(6,7)" calcext:value-type="string">
            <text:p>9(6,7)</text:p>
          </table:table-cell>
          <table:table-cell table:formula="of:=CONCATENATE([Tabelle2.N17];&quot;(&quot;;[Tabelle2.O17];&quot;)&quot;)" office:value-type="string" office:string-value="2,49(0,83)" calcext:value-type="string">
            <text:p>2,49(0,83)</text:p>
          </table:table-cell>
          <table:table-cell table:formula="of:=CONCATENATE([Tabelle2.P17];&quot;(&quot;;[Tabelle2.Q17];&quot;)&quot;)" office:value-type="string" office:string-value="0,32(0,017)" calcext:value-type="string">
            <text:p>0,32(0,017)</text:p>
          </table:table-cell>
          <table:table-cell table:formula="of:=[Tabelle2.R17]" office:value-type="float" office:value="31.77" calcext:value-type="float">
            <text:p>31,77</text:p>
          </table:table-cell>
          <table:table-cell table:formula="of:=[Tabelle2.S17]" office:value-type="float" office:value="8.14" calcext:value-type="float">
            <text:p>8,14</text:p>
          </table:table-cell>
        </table:table-row>
        <table:table-row table:style-name="ro1">
          <table:table-cell table:formula="of:=[Tabelle1.A18]" office:value-type="float" office:value="21" calcext:value-type="float">
            <text:p>21</text:p>
          </table:table-cell>
          <table:table-cell table:formula="of:=[Tabelle1.B18]" office:value-type="float" office:value="51" calcext:value-type="float">
            <text:p>51</text:p>
          </table:table-cell>
          <table:table-cell table:formula="of:=[Tabelle1.C18]" office:value-type="float" office:value="1.375" calcext:value-type="float">
            <text:p>1,375</text:p>
          </table:table-cell>
          <table:table-cell table:formula="of:=CONCATENATE([Tabelle2.D18];&quot;(&quot;;[Tabelle2.E18];&quot;)&quot;)" office:value-type="string" office:string-value="4,27(0,11)" calcext:value-type="string">
            <text:p>4,27(0,11)</text:p>
          </table:table-cell>
          <table:table-cell table:formula="of:=CONCATENATE([Tabelle2.F18];&quot;(&quot;;[Tabelle2.G18];&quot;)&quot;)" office:value-type="string" office:string-value="0,0002(0,0011)" calcext:value-type="string">
            <text:p>0,0002(0,0011)</text:p>
          </table:table-cell>
          <table:table-cell table:formula="of:=CONCATENATE([Tabelle2.H18];&quot;(&quot;;[Tabelle2.I18];&quot;)&quot;)" office:value-type="string" office:string-value="4,31(0,74)" calcext:value-type="string">
            <text:p>4,31(0,74)</text:p>
          </table:table-cell>
          <table:table-cell table:formula="of:=CONCATENATE([Tabelle2.J18];&quot;(&quot;;[Tabelle2.K18];&quot;)&quot;)" office:value-type="string" office:string-value="0,24(0,25)" calcext:value-type="string">
            <text:p>0,24(0,25)</text:p>
          </table:table-cell>
          <table:table-cell table:formula="of:=CONCATENATE([Tabelle2.L18];&quot;(&quot;;[Tabelle2.M18];&quot;)&quot;)" office:value-type="string" office:string-value="9,1(5,2)" calcext:value-type="string">
            <text:p>9,1(5,2)</text:p>
          </table:table-cell>
          <table:table-cell table:formula="of:=CONCATENATE([Tabelle2.N18];&quot;(&quot;;[Tabelle2.O18];&quot;)&quot;)" office:value-type="string" office:string-value="2,98(0,97)" calcext:value-type="string">
            <text:p>2,98(0,97)</text:p>
          </table:table-cell>
          <table:table-cell table:formula="of:=CONCATENATE([Tabelle2.P18];&quot;(&quot;;[Tabelle2.Q18];&quot;)&quot;)" office:value-type="string" office:string-value="0,318(0,016)" calcext:value-type="string">
            <text:p>0,318(0,016)</text:p>
          </table:table-cell>
          <table:table-cell table:formula="of:=[Tabelle2.R18]" office:value-type="float" office:value="30.62" calcext:value-type="float">
            <text:p>30,62</text:p>
          </table:table-cell>
          <table:table-cell table:formula="of:=[Tabelle2.S18]" office:value-type="float" office:value="8.02" calcext:value-type="float">
            <text:p>8,02</text:p>
          </table:table-cell>
        </table:table-row>
        <table:table-row table:style-name="ro1">
          <table:table-cell table:formula="of:=[Tabelle1.A21]" office:value-type="float" office:value="18" calcext:value-type="float">
            <text:p>18</text:p>
          </table:table-cell>
          <table:table-cell table:formula="of:=[Tabelle1.B21]" office:value-type="float" office:value="54" calcext:value-type="float">
            <text:p>54</text:p>
          </table:table-cell>
          <table:table-cell table:formula="of:=[Tabelle1.C21]" office:value-type="float" office:value="1.45" calcext:value-type="float">
            <text:p>1,45</text:p>
          </table:table-cell>
          <table:table-cell table:formula="of:=CONCATENATE([Tabelle2.D21];&quot;(&quot;;[Tabelle2.E21];&quot;)&quot;)" office:value-type="string" office:string-value="4,408(0,066)" calcext:value-type="string">
            <text:p>4,408(0,066)</text:p>
          </table:table-cell>
          <table:table-cell table:formula="of:=CONCATENATE([Tabelle2.F21];&quot;(&quot;;[Tabelle2.G21];&quot;)&quot;)" office:value-type="string" office:string-value="0,0002(0,0016)" calcext:value-type="string">
            <text:p>0,0002(0,0016)</text:p>
          </table:table-cell>
          <table:table-cell table:formula="of:=CONCATENATE([Tabelle2.H21];&quot;(&quot;;[Tabelle2.I21];&quot;)&quot;)" office:value-type="string" office:string-value="2,8(1,3)" calcext:value-type="string">
            <text:p>2,8(1,3)</text:p>
          </table:table-cell>
          <table:table-cell table:formula="of:=CONCATENATE([Tabelle2.J21];&quot;(&quot;;[Tabelle2.K21];&quot;)&quot;)" office:value-type="string" office:string-value="0,87(0,8)" calcext:value-type="string">
            <text:p>0,87(0,8)</text:p>
          </table:table-cell>
          <table:table-cell table:formula="of:=CONCATENATE([Tabelle2.L21];&quot;(&quot;;[Tabelle2.M21];&quot;)&quot;)" office:value-type="string" office:string-value="9,1(8,3)" calcext:value-type="string">
            <text:p>9,1(8,3)</text:p>
          </table:table-cell>
          <table:table-cell table:formula="of:=CONCATENATE([Tabelle2.N21];&quot;(&quot;;[Tabelle2.O21];&quot;)&quot;)" office:value-type="string" office:string-value="1,97(0,79)" calcext:value-type="string">
            <text:p>1,97(0,79)</text:p>
          </table:table-cell>
          <table:table-cell table:formula="of:=CONCATENATE([Tabelle2.P21];&quot;(&quot;;[Tabelle2.Q21];&quot;)&quot;)" office:value-type="string" office:string-value="0,318(0,017)" calcext:value-type="string">
            <text:p>0,318(0,017)</text:p>
          </table:table-cell>
          <table:table-cell table:formula="of:=[Tabelle2.R21]" office:value-type="float" office:value="27.17" calcext:value-type="float">
            <text:p>27,17</text:p>
          </table:table-cell>
          <table:table-cell table:formula="of:=[Tabelle2.S21]" office:value-type="float" office:value="7.58" calcext:value-type="float">
            <text:p>7,58</text:p>
          </table:table-cell>
        </table:table-row>
        <table:table-row table:style-name="ro1">
          <table:table-cell table:formula="of:=[Tabelle1.A20]" office:value-type="float" office:value="19" calcext:value-type="float">
            <text:p>19</text:p>
          </table:table-cell>
          <table:table-cell table:formula="of:=[Tabelle1.B20]" office:value-type="float" office:value="53" calcext:value-type="float">
            <text:p>53</text:p>
          </table:table-cell>
          <table:table-cell table:formula="of:=[Tabelle1.C20]" office:value-type="float" office:value="1.425" calcext:value-type="float">
            <text:p>1,425</text:p>
          </table:table-cell>
          <table:table-cell table:formula="of:=CONCATENATE([Tabelle2.D20];&quot;(&quot;;[Tabelle2.E20];&quot;)&quot;)" office:value-type="string" office:string-value="4,334(0,082)" calcext:value-type="string">
            <text:p>4,334(0,082)</text:p>
          </table:table-cell>
          <table:table-cell table:formula="of:=CONCATENATE([Tabelle2.F20];&quot;(&quot;;[Tabelle2.G20];&quot;)&quot;)" office:value-type="string" office:string-value="0,0002(0,0011)" calcext:value-type="string">
            <text:p>0,0002(0,0011)</text:p>
          </table:table-cell>
          <table:table-cell table:formula="of:=CONCATENATE([Tabelle2.H20];&quot;(&quot;;[Tabelle2.I20];&quot;)&quot;)" office:value-type="string" office:string-value="3,91(0,86)" calcext:value-type="string">
            <text:p>3,91(0,86)</text:p>
          </table:table-cell>
          <table:table-cell table:formula="of:=CONCATENATE([Tabelle2.J20];&quot;(&quot;;[Tabelle2.K20];&quot;)&quot;)" office:value-type="string" office:string-value="0,37(0,36)" calcext:value-type="string">
            <text:p>0,37(0,36)</text:p>
          </table:table-cell>
          <table:table-cell table:formula="of:=CONCATENATE([Tabelle2.L20];&quot;(&quot;;[Tabelle2.M20];&quot;)&quot;)" office:value-type="string" office:string-value="9,2(6,5)" calcext:value-type="string">
            <text:p>9,2(6,5)</text:p>
          </table:table-cell>
          <table:table-cell table:formula="of:=CONCATENATE([Tabelle2.N20];&quot;(&quot;;[Tabelle2.O20];&quot;)&quot;)" office:value-type="string" office:string-value="2,65(0,9)" calcext:value-type="string">
            <text:p>2,65(0,9)</text:p>
          </table:table-cell>
          <table:table-cell table:formula="of:=CONCATENATE([Tabelle2.P20];&quot;(&quot;;[Tabelle2.Q20];&quot;)&quot;)" office:value-type="string" office:string-value="0,318(0,017)" calcext:value-type="string">
            <text:p>0,318(0,017)</text:p>
          </table:table-cell>
          <table:table-cell table:formula="of:=[Tabelle2.R20]" office:value-type="float" office:value="28.7" calcext:value-type="float">
            <text:p>28,7</text:p>
          </table:table-cell>
          <table:table-cell table:formula="of:=[Tabelle2.S20]" office:value-type="float" office:value="7.08" calcext:value-type="float">
            <text:p>7,08</text:p>
          </table:table-cell>
        </table:table-row>
        <table:table-row table:style-name="ro1">
          <table:table-cell table:formula="of:=[Tabelle1.A25]" office:value-type="float" office:value="14" calcext:value-type="float">
            <text:p>14</text:p>
          </table:table-cell>
          <table:table-cell table:formula="of:=[Tabelle1.B25]" office:value-type="float" office:value="58" calcext:value-type="float">
            <text:p>58</text:p>
          </table:table-cell>
          <table:table-cell table:formula="of:=[Tabelle1.C25]" office:value-type="float" office:value="1.55" calcext:value-type="float">
            <text:p>1,55</text:p>
          </table:table-cell>
          <table:table-cell table:formula="of:=CONCATENATE([Tabelle2.D25];&quot;(&quot;;[Tabelle2.E25];&quot;)&quot;)" office:value-type="string" office:string-value="4,512(0,063)" calcext:value-type="string">
            <text:p>4,512(0,063)</text:p>
          </table:table-cell>
          <table:table-cell table:formula="of:=CONCATENATE([Tabelle2.F25];&quot;(&quot;;[Tabelle2.G25];&quot;)&quot;)" office:value-type="string" office:string-value="0,00034(0,00051)" calcext:value-type="string">
            <text:p>0,00034(0,00051)</text:p>
          </table:table-cell>
          <table:table-cell table:formula="of:=CONCATENATE([Tabelle2.H25];&quot;(&quot;;[Tabelle2.I25];&quot;)&quot;)" office:value-type="string" office:string-value="-24,85(0,55)" calcext:value-type="string">
            <text:p>-24,85(0,55)</text:p>
          </table:table-cell>
          <table:table-cell table:formula="of:=CONCATENATE([Tabelle2.J25];&quot;(&quot;;[Tabelle2.K25];&quot;)&quot;)" office:value-type="string" office:string-value="26,02(0,5)" calcext:value-type="string">
            <text:p>26,02(0,5)</text:p>
          </table:table-cell>
          <table:table-cell table:formula="of:=CONCATENATE([Tabelle2.L25];&quot;(&quot;;[Tabelle2.M25];&quot;)&quot;)" office:value-type="string" office:string-value="8,3(1,7)" calcext:value-type="string">
            <text:p>8,3(1,7)</text:p>
          </table:table-cell>
          <table:table-cell table:formula="of:=CONCATENATE([Tabelle2.N25];&quot;(&quot;;[Tabelle2.O25];&quot;)&quot;)" office:value-type="string" office:string-value="0,257(0,021)" calcext:value-type="string">
            <text:p>0,257(0,021)</text:p>
          </table:table-cell>
          <table:table-cell table:formula="of:=CONCATENATE([Tabelle2.P25];&quot;(&quot;;[Tabelle2.Q25];&quot;)&quot;)" office:value-type="string" office:string-value="0,325(0,016)" calcext:value-type="string">
            <text:p>0,325(0,016)</text:p>
          </table:table-cell>
          <table:table-cell table:formula="of:=[Tabelle2.R25]" office:value-type="float" office:value="22.79" calcext:value-type="float">
            <text:p>22,79</text:p>
          </table:table-cell>
          <table:table-cell table:formula="of:=[Tabelle2.S25]" office:value-type="float" office:value="6.37" calcext:value-type="float">
            <text:p>6,37</text:p>
          </table:table-cell>
        </table:table-row>
        <table:table-row table:style-name="ro1">
          <table:table-cell table:formula="of:=[Tabelle1.A19]" office:value-type="float" office:value="20" calcext:value-type="float">
            <text:p>20</text:p>
          </table:table-cell>
          <table:table-cell table:formula="of:=[Tabelle1.B19]" office:value-type="float" office:value="52" calcext:value-type="float">
            <text:p>52</text:p>
          </table:table-cell>
          <table:table-cell table:formula="of:=[Tabelle1.C19]" office:value-type="float" office:value="1.4" calcext:value-type="float">
            <text:p>1,4</text:p>
          </table:table-cell>
          <table:table-cell table:formula="of:=CONCATENATE([Tabelle2.D19];&quot;(&quot;;[Tabelle2.E19];&quot;)&quot;)" office:value-type="string" office:string-value="4,24(0,16)" calcext:value-type="string">
            <text:p>4,24(0,16)</text:p>
          </table:table-cell>
          <table:table-cell table:formula="of:=CONCATENATE([Tabelle2.F19];&quot;(&quot;;[Tabelle2.G19];&quot;)&quot;)" office:value-type="string" office:string-value="0,0002(0,001)" calcext:value-type="string">
            <text:p>0,0002(0,001)</text:p>
          </table:table-cell>
          <table:table-cell table:formula="of:=CONCATENATE([Tabelle2.H19];&quot;(&quot;;[Tabelle2.I19];&quot;)&quot;)" office:value-type="string" office:string-value="4,51(0,76)" calcext:value-type="string">
            <text:p>4,51(0,76)</text:p>
          </table:table-cell>
          <table:table-cell table:formula="of:=CONCATENATE([Tabelle2.J19];&quot;(&quot;;[Tabelle2.K19];&quot;)&quot;)" office:value-type="string" office:string-value="0,19(0,21)" calcext:value-type="string">
            <text:p>0,19(0,21)</text:p>
          </table:table-cell>
          <table:table-cell table:formula="of:=CONCATENATE([Tabelle2.L19];&quot;(&quot;;[Tabelle2.M19];&quot;)&quot;)" office:value-type="string" office:string-value="9,1(4,7)" calcext:value-type="string">
            <text:p>9,1(4,7)</text:p>
          </table:table-cell>
          <table:table-cell table:formula="of:=CONCATENATE([Tabelle2.N19];&quot;(&quot;;[Tabelle2.O19];&quot;)&quot;)" office:value-type="string" office:string-value="3,2(1)" calcext:value-type="string">
            <text:p>3,2(1)</text:p>
          </table:table-cell>
          <table:table-cell table:formula="of:=CONCATENATE([Tabelle2.P19];&quot;(&quot;;[Tabelle2.Q19];&quot;)&quot;)" office:value-type="string" office:string-value="0,318(0,017)" calcext:value-type="string">
            <text:p>0,318(0,017)</text:p>
          </table:table-cell>
          <table:table-cell table:formula="of:=[Tabelle2.R19]" office:value-type="float" office:value="30.42" calcext:value-type="float">
            <text:p>30,42</text:p>
          </table:table-cell>
          <table:table-cell table:formula="of:=[Tabelle2.S19]" office:value-type="float" office:value="6.33" calcext:value-type="float">
            <text:p>6,33</text:p>
          </table:table-cell>
        </table:table-row>
        <table:table-row table:style-name="ro1">
          <table:table-cell table:formula="of:=[Tabelle1.A22]" office:value-type="float" office:value="17" calcext:value-type="float">
            <text:p>17</text:p>
          </table:table-cell>
          <table:table-cell table:formula="of:=[Tabelle1.B22]" office:value-type="float" office:value="55" calcext:value-type="float">
            <text:p>55</text:p>
          </table:table-cell>
          <table:table-cell table:formula="of:=[Tabelle1.C22]" office:value-type="float" office:value="1.475" calcext:value-type="float">
            <text:p>1,475</text:p>
          </table:table-cell>
          <table:table-cell table:formula="of:=CONCATENATE([Tabelle2.D22];&quot;(&quot;;[Tabelle2.E22];&quot;)&quot;)" office:value-type="string" office:string-value="4,419(0,072)" calcext:value-type="string">
            <text:p>4,419(0,072)</text:p>
          </table:table-cell>
          <table:table-cell table:formula="of:=CONCATENATE([Tabelle2.F22];&quot;(&quot;;[Tabelle2.G22];&quot;)&quot;)" office:value-type="string" office:string-value="0,0002(0,0015)" calcext:value-type="string">
            <text:p>0,0002(0,0015)</text:p>
          </table:table-cell>
          <table:table-cell table:formula="of:=CONCATENATE([Tabelle2.H22];&quot;(&quot;;[Tabelle2.I22];&quot;)&quot;)" office:value-type="string" office:string-value="2,5(1,5)" calcext:value-type="string">
            <text:p>2,5(1,5)</text:p>
          </table:table-cell>
          <table:table-cell table:formula="of:=CONCATENATE([Tabelle2.J22];&quot;(&quot;;[Tabelle2.K22];&quot;)&quot;)" office:value-type="string" office:string-value="1,02(0,95)" calcext:value-type="string">
            <text:p>1,02(0,95)</text:p>
          </table:table-cell>
          <table:table-cell table:formula="of:=CONCATENATE([Tabelle2.L22];&quot;(&quot;;[Tabelle2.M22];&quot;)&quot;)" office:value-type="string" office:string-value="9,1(8,4)" calcext:value-type="string">
            <text:p>9,1(8,4)</text:p>
          </table:table-cell>
          <table:table-cell table:formula="of:=CONCATENATE([Tabelle2.N22];&quot;(&quot;;[Tabelle2.O22];&quot;)&quot;)" office:value-type="string" office:string-value="1,85(0,78)" calcext:value-type="string">
            <text:p>1,85(0,78)</text:p>
          </table:table-cell>
          <table:table-cell table:formula="of:=CONCATENATE([Tabelle2.P22];&quot;(&quot;;[Tabelle2.Q22];&quot;)&quot;)" office:value-type="string" office:string-value="0,318(0,017)" calcext:value-type="string">
            <text:p>0,318(0,017)</text:p>
          </table:table-cell>
          <table:table-cell table:formula="of:=[Tabelle2.R22]" office:value-type="float" office:value="27.1" calcext:value-type="float">
            <text:p>27,1</text:p>
          </table:table-cell>
          <table:table-cell table:formula="of:=[Tabelle2.S22]" office:value-type="float" office:value="5.66" calcext:value-type="float">
            <text:p>5,66</text:p>
          </table:table-cell>
        </table:table-row>
        <table:table-row table:style-name="ro1">
          <table:table-cell table:formula="of:=[Tabelle1.A26]" office:value-type="float" office:value="13" calcext:value-type="float">
            <text:p>13</text:p>
          </table:table-cell>
          <table:table-cell table:formula="of:=[Tabelle1.B26]" office:value-type="float" office:value="59" calcext:value-type="float">
            <text:p>59</text:p>
          </table:table-cell>
          <table:table-cell table:formula="of:=[Tabelle1.C26]" office:value-type="float" office:value="1.575" calcext:value-type="float">
            <text:p>1,575</text:p>
          </table:table-cell>
          <table:table-cell table:formula="of:=CONCATENATE([Tabelle2.D26];&quot;(&quot;;[Tabelle2.E26];&quot;)&quot;)" office:value-type="string" office:string-value="4,503(0,065)" calcext:value-type="string">
            <text:p>4,503(0,065)</text:p>
          </table:table-cell>
          <table:table-cell table:formula="of:=CONCATENATE([Tabelle2.F26];&quot;(&quot;;[Tabelle2.G26];&quot;)&quot;)" office:value-type="string" office:string-value="0,00029(0,00046)" calcext:value-type="string">
            <text:p>0,00029(0,00046)</text:p>
          </table:table-cell>
          <table:table-cell table:formula="of:=CONCATENATE([Tabelle2.H26];&quot;(&quot;;[Tabelle2.I26];&quot;)&quot;)" office:value-type="string" office:string-value="-4,94(0,5)" calcext:value-type="string">
            <text:p>-4,94(0,5)</text:p>
          </table:table-cell>
          <table:table-cell table:formula="of:=CONCATENATE([Tabelle2.J26];&quot;(&quot;;[Tabelle2.K26];&quot;)&quot;)" office:value-type="string" office:string-value="6,92(0,37)" calcext:value-type="string">
            <text:p>6,92(0,37)</text:p>
          </table:table-cell>
          <table:table-cell table:formula="of:=CONCATENATE([Tabelle2.L26];&quot;(&quot;;[Tabelle2.M26];&quot;)&quot;)" office:value-type="string" office:string-value="8,5(1,8)" calcext:value-type="string">
            <text:p>8,5(1,8)</text:p>
          </table:table-cell>
          <table:table-cell table:formula="of:=CONCATENATE([Tabelle2.N26];&quot;(&quot;;[Tabelle2.O26];&quot;)&quot;)" office:value-type="string" office:string-value="0,69(0,059)" calcext:value-type="string">
            <text:p>0,69(0,059)</text:p>
          </table:table-cell>
          <table:table-cell table:formula="of:=CONCATENATE([Tabelle2.P26];&quot;(&quot;;[Tabelle2.Q26];&quot;)&quot;)" office:value-type="string" office:string-value="0,323(0,015)" calcext:value-type="string">
            <text:p>0,323(0,015)</text:p>
          </table:table-cell>
          <table:table-cell table:formula="of:=[Tabelle2.R26]" office:value-type="float" office:value="21.99" calcext:value-type="float">
            <text:p>21,99</text:p>
          </table:table-cell>
          <table:table-cell table:formula="of:=[Tabelle2.S26]" office:value-type="float" office:value="5.56" calcext:value-type="float">
            <text:p>5,56</text:p>
          </table:table-cell>
        </table:table-row>
        <table:table-row table:style-name="ro1">
          <table:table-cell table:formula="of:=[Tabelle1.A3]" office:value-type="float" office:value="36" calcext:value-type="float">
            <text:p>36</text:p>
          </table:table-cell>
          <table:table-cell table:formula="of:=[Tabelle1.B3]" office:value-type="float" office:value="36" calcext:value-type="float">
            <text:p>36</text:p>
          </table:table-cell>
          <table:table-cell table:formula="of:=[Tabelle1.C3]" office:value-type="float" office:value="1" calcext:value-type="float">
            <text:p>1</text:p>
          </table:table-cell>
          <table:table-cell table:formula="of:=CONCATENATE([Tabelle2.D3];&quot;(&quot;;[Tabelle2.E3];&quot;)&quot;)" office:value-type="string" office:string-value="4,267(0,03)" calcext:value-type="string">
            <text:p>4,267(0,03)</text:p>
          </table:table-cell>
          <table:table-cell table:formula="of:=CONCATENATE([Tabelle2.F3];&quot;(&quot;;[Tabelle2.G3];&quot;)&quot;)" office:value-type="string" office:string-value="0,00016(0,0006)" calcext:value-type="string">
            <text:p>0,00016(0,0006)</text:p>
          </table:table-cell>
          <table:table-cell table:formula="of:=CONCATENATE([Tabelle2.H3];&quot;(&quot;;[Tabelle2.I3];&quot;)&quot;)" office:value-type="string" office:string-value="4,19(0,38)" calcext:value-type="string">
            <text:p>4,19(0,38)</text:p>
          </table:table-cell>
          <table:table-cell table:formula="of:=CONCATENATE([Tabelle2.J3];&quot;(&quot;;[Tabelle2.K3];&quot;)&quot;)" office:value-type="string" office:string-value="0,31(0,22)" calcext:value-type="string">
            <text:p>0,31(0,22)</text:p>
          </table:table-cell>
          <table:table-cell table:formula="of:=CONCATENATE([Tabelle2.L3];&quot;(&quot;;[Tabelle2.M3];&quot;)&quot;)" office:value-type="string" office:string-value="9,5(4,1)" calcext:value-type="string">
            <text:p>9,5(4,1)</text:p>
          </table:table-cell>
          <table:table-cell table:formula="of:=CONCATENATE([Tabelle2.N3];&quot;(&quot;;[Tabelle2.O3];&quot;)&quot;)" office:value-type="string" office:string-value="2,72(0,78)" calcext:value-type="string">
            <text:p>2,72(0,78)</text:p>
          </table:table-cell>
          <table:table-cell table:formula="of:=CONCATENATE([Tabelle2.P3];&quot;(&quot;;[Tabelle2.Q3];&quot;)&quot;)" office:value-type="string" office:string-value="0,318(0,016)" calcext:value-type="string">
            <text:p>0,318(0,016)</text:p>
          </table:table-cell>
          <table:table-cell table:formula="of:=[Tabelle2.R3]" office:value-type="float" office:value="50.9" calcext:value-type="float">
            <text:p>50,9</text:p>
          </table:table-cell>
          <table:table-cell table:formula="of:=[Tabelle2.S3]" office:value-type="float" office:value="5.1" calcext:value-type="float">
            <text:p>5,1</text:p>
          </table:table-cell>
        </table:table-row>
        <table:table-row table:style-name="ro1">
          <table:table-cell table:formula="of:=[Tabelle1.A5]" office:value-type="float" office:value="34" calcext:value-type="float">
            <text:p>34</text:p>
          </table:table-cell>
          <table:table-cell table:formula="of:=[Tabelle1.B5]" office:value-type="float" office:value="38" calcext:value-type="float">
            <text:p>38</text:p>
          </table:table-cell>
          <table:table-cell table:formula="of:=[Tabelle1.C5]" office:value-type="float" office:value="1.05" calcext:value-type="float">
            <text:p>1,05</text:p>
          </table:table-cell>
          <table:table-cell table:formula="of:=CONCATENATE([Tabelle2.D5];&quot;(&quot;;[Tabelle2.E5];&quot;)&quot;)" office:value-type="string" office:string-value="4,257(0,036)" calcext:value-type="string">
            <text:p>4,257(0,036)</text:p>
          </table:table-cell>
          <table:table-cell table:formula="of:=CONCATENATE([Tabelle2.F5];&quot;(&quot;;[Tabelle2.G5];&quot;)&quot;)" office:value-type="string" office:string-value="0,0003(0,0014)" calcext:value-type="string">
            <text:p>0,0003(0,0014)</text:p>
          </table:table-cell>
          <table:table-cell table:formula="of:=CONCATENATE([Tabelle2.H5];&quot;(&quot;;[Tabelle2.I5];&quot;)&quot;)" office:value-type="string" office:string-value="4,38(0,4)" calcext:value-type="string">
            <text:p>4,38(0,4)</text:p>
          </table:table-cell>
          <table:table-cell table:formula="of:=CONCATENATE([Tabelle2.J5];&quot;(&quot;;[Tabelle2.K5];&quot;)&quot;)" office:value-type="string" office:string-value="0,22(0,18)" calcext:value-type="string">
            <text:p>0,22(0,18)</text:p>
          </table:table-cell>
          <table:table-cell table:formula="of:=CONCATENATE([Tabelle2.L5];&quot;(&quot;;[Tabelle2.M5];&quot;)&quot;)" office:value-type="string" office:string-value="8,9(5,3)" calcext:value-type="string">
            <text:p>8,9(5,3)</text:p>
          </table:table-cell>
          <table:table-cell table:formula="of:=CONCATENATE([Tabelle2.N5];&quot;(&quot;;[Tabelle2.O5];&quot;)&quot;)" office:value-type="string" office:string-value="3,03(0,89)" calcext:value-type="string">
            <text:p>3,03(0,89)</text:p>
          </table:table-cell>
          <table:table-cell table:formula="of:=CONCATENATE([Tabelle2.P5];&quot;(&quot;;[Tabelle2.Q5];&quot;)&quot;)" office:value-type="string" office:string-value="0,316(0,015)" calcext:value-type="string">
            <text:p>0,316(0,015)</text:p>
          </table:table-cell>
          <table:table-cell table:formula="of:=[Tabelle2.R5]" office:value-type="float" office:value="48.87" calcext:value-type="float">
            <text:p>48,87</text:p>
          </table:table-cell>
          <table:table-cell table:formula="of:=[Tabelle2.S5]" office:value-type="float" office:value="4.74" calcext:value-type="float">
            <text:p>4,74</text:p>
          </table:table-cell>
        </table:table-row>
        <table:table-row table:style-name="ro1">
          <table:table-cell table:formula="of:=[Tabelle1.A4]" office:value-type="float" office:value="35" calcext:value-type="float">
            <text:p>35</text:p>
          </table:table-cell>
          <table:table-cell table:formula="of:=[Tabelle1.B4]" office:value-type="float" office:value="37" calcext:value-type="float">
            <text:p>37</text:p>
          </table:table-cell>
          <table:table-cell table:formula="of:=[Tabelle1.C4]" office:value-type="float" office:value="1.025" calcext:value-type="float">
            <text:p>1,025</text:p>
          </table:table-cell>
          <table:table-cell table:formula="of:=CONCATENATE([Tabelle2.D4];&quot;(&quot;;[Tabelle2.E4];&quot;)&quot;)" office:value-type="string" office:string-value="4,268(0,03)" calcext:value-type="string">
            <text:p>4,268(0,03)</text:p>
          </table:table-cell>
          <table:table-cell table:formula="of:=CONCATENATE([Tabelle2.F4];&quot;(&quot;;[Tabelle2.G4];&quot;)&quot;)" office:value-type="string" office:string-value="0,00008(0,00023)" calcext:value-type="string">
            <text:p>0,00008(0,00023)</text:p>
          </table:table-cell>
          <table:table-cell table:formula="of:=CONCATENATE([Tabelle2.H4];&quot;(&quot;;[Tabelle2.I4];&quot;)&quot;)" office:value-type="string" office:string-value="4,02(0,48)" calcext:value-type="string">
            <text:p>4,02(0,48)</text:p>
          </table:table-cell>
          <table:table-cell table:formula="of:=CONCATENATE([Tabelle2.J4];&quot;(&quot;;[Tabelle2.K4];&quot;)&quot;)" office:value-type="string" office:string-value="0,41(0,31)" calcext:value-type="string">
            <text:p>0,41(0,31)</text:p>
          </table:table-cell>
          <table:table-cell table:formula="of:=CONCATENATE([Tabelle2.L4];&quot;(&quot;;[Tabelle2.M4];&quot;)&quot;)" office:value-type="string" office:string-value="10,3(3,3)" calcext:value-type="string">
            <text:p>10,3(3,3)</text:p>
          </table:table-cell>
          <table:table-cell table:formula="of:=CONCATENATE([Tabelle2.N4];&quot;(&quot;;[Tabelle2.O4];&quot;)&quot;)" office:value-type="string" office:string-value="2,42(0,78)" calcext:value-type="string">
            <text:p>2,42(0,78)</text:p>
          </table:table-cell>
          <table:table-cell table:formula="of:=CONCATENATE([Tabelle2.P4];&quot;(&quot;;[Tabelle2.Q4];&quot;)&quot;)" office:value-type="string" office:string-value="0,318(0,016)" calcext:value-type="string">
            <text:p>0,318(0,016)</text:p>
          </table:table-cell>
          <table:table-cell table:formula="of:=[Tabelle2.R4]" office:value-type="float" office:value="50.64" calcext:value-type="float">
            <text:p>50,64</text:p>
          </table:table-cell>
          <table:table-cell table:formula="of:=[Tabelle2.S4]" office:value-type="float" office:value="4.24" calcext:value-type="float">
            <text:p>4,24</text:p>
          </table:table-cell>
        </table:table-row>
        <table:table-row table:style-name="ro1">
          <table:table-cell table:formula="of:=[Tabelle1.A23]" office:value-type="float" office:value="16" calcext:value-type="float">
            <text:p>16</text:p>
          </table:table-cell>
          <table:table-cell table:formula="of:=[Tabelle1.B23]" office:value-type="float" office:value="56" calcext:value-type="float">
            <text:p>56</text:p>
          </table:table-cell>
          <table:table-cell table:formula="of:=[Tabelle1.C23]" office:value-type="float" office:value="1.5" calcext:value-type="float">
            <text:p>1,5</text:p>
          </table:table-cell>
          <table:table-cell table:formula="of:=CONCATENATE([Tabelle2.D23];&quot;(&quot;;[Tabelle2.E23];&quot;)&quot;)" office:value-type="string" office:string-value="4,398(0,098)" calcext:value-type="string">
            <text:p>4,398(0,098)</text:p>
          </table:table-cell>
          <table:table-cell table:formula="of:=CONCATENATE([Tabelle2.F23];&quot;(&quot;;[Tabelle2.G23];&quot;)&quot;)" office:value-type="string" office:string-value="0,0002(0,0015)" calcext:value-type="string">
            <text:p>0,0002(0,0015)</text:p>
          </table:table-cell>
          <table:table-cell table:formula="of:=CONCATENATE([Tabelle2.H23];&quot;(&quot;;[Tabelle2.I23];&quot;)&quot;)" office:value-type="string" office:string-value="2,9(1,5)" calcext:value-type="string">
            <text:p>2,9(1,5)</text:p>
          </table:table-cell>
          <table:table-cell table:formula="of:=CONCATENATE([Tabelle2.J23];&quot;(&quot;;[Tabelle2.K23];&quot;)&quot;)" office:value-type="string" office:string-value="0,82(0,8)" calcext:value-type="string">
            <text:p>0,82(0,8)</text:p>
          </table:table-cell>
          <table:table-cell table:formula="of:=CONCATENATE([Tabelle2.L23];&quot;(&quot;;[Tabelle2.M23];&quot;)&quot;)" office:value-type="string" office:string-value="9,1(7,7)" calcext:value-type="string">
            <text:p>9,1(7,7)</text:p>
          </table:table-cell>
          <table:table-cell table:formula="of:=CONCATENATE([Tabelle2.N23];&quot;(&quot;;[Tabelle2.O23];&quot;)&quot;)" office:value-type="string" office:string-value="2,01(0,82)" calcext:value-type="string">
            <text:p>2,01(0,82)</text:p>
          </table:table-cell>
          <table:table-cell table:formula="of:=CONCATENATE([Tabelle2.P23];&quot;(&quot;;[Tabelle2.Q23];&quot;)&quot;)" office:value-type="string" office:string-value="0,318(0,017)" calcext:value-type="string">
            <text:p>0,318(0,017)</text:p>
          </table:table-cell>
          <table:table-cell table:formula="of:=[Tabelle2.R23]" office:value-type="float" office:value="27" calcext:value-type="float">
            <text:p>27</text:p>
          </table:table-cell>
          <table:table-cell table:formula="of:=[Tabelle2.S23]" office:value-type="float" office:value="4.14" calcext:value-type="float">
            <text:p>4,14</text:p>
          </table:table-cell>
        </table:table-row>
        <table:table-row table:style-name="ro1">
          <table:table-cell table:formula="of:=[Tabelle1.A27]" office:value-type="float" office:value="12" calcext:value-type="float">
            <text:p>12</text:p>
          </table:table-cell>
          <table:table-cell table:formula="of:=[Tabelle1.B27]" office:value-type="float" office:value="60" calcext:value-type="float">
            <text:p>60</text:p>
          </table:table-cell>
          <table:table-cell table:formula="of:=[Tabelle1.C27]" office:value-type="float" office:value="1.6" calcext:value-type="float">
            <text:p>1,6</text:p>
          </table:table-cell>
          <table:table-cell table:formula="of:=CONCATENATE([Tabelle2.D27];&quot;(&quot;;[Tabelle2.E27];&quot;)&quot;)" office:value-type="string" office:string-value="4,511(0,07)" calcext:value-type="string">
            <text:p>4,511(0,07)</text:p>
          </table:table-cell>
          <table:table-cell table:formula="of:=CONCATENATE([Tabelle2.F27];&quot;(&quot;;[Tabelle2.G27];&quot;)&quot;)" office:value-type="string" office:string-value="0,00028(0,00046)" calcext:value-type="string">
            <text:p>0,00028(0,00046)</text:p>
          </table:table-cell>
          <table:table-cell table:formula="of:=CONCATENATE([Tabelle2.H27];&quot;(&quot;;[Tabelle2.I27];&quot;)&quot;)" office:value-type="string" office:string-value="-7,4(0,53)" calcext:value-type="string">
            <text:p>-7,4(0,53)</text:p>
          </table:table-cell>
          <table:table-cell table:formula="of:=CONCATENATE([Tabelle2.J27];&quot;(&quot;;[Tabelle2.K27];&quot;)&quot;)" office:value-type="string" office:string-value="9,17(0,41)" calcext:value-type="string">
            <text:p>9,17(0,41)</text:p>
          </table:table-cell>
          <table:table-cell table:formula="of:=CONCATENATE([Tabelle2.L27];&quot;(&quot;;[Tabelle2.M27];&quot;)&quot;)" office:value-type="string" office:string-value="8,5(1,8)" calcext:value-type="string">
            <text:p>8,5(1,8)</text:p>
          </table:table-cell>
          <table:table-cell table:formula="of:=CONCATENATE([Tabelle2.N27];&quot;(&quot;;[Tabelle2.O27];&quot;)&quot;)" office:value-type="string" office:string-value="0,573(0,051)" calcext:value-type="string">
            <text:p>0,573(0,051)</text:p>
          </table:table-cell>
          <table:table-cell table:formula="of:=CONCATENATE([Tabelle2.P27];&quot;(&quot;;[Tabelle2.Q27];&quot;)&quot;)" office:value-type="string" office:string-value="0,323(0,015)" calcext:value-type="string">
            <text:p>0,323(0,015)</text:p>
          </table:table-cell>
          <table:table-cell table:formula="of:=[Tabelle2.R27]" office:value-type="float" office:value="21.94" calcext:value-type="float">
            <text:p>21,94</text:p>
          </table:table-cell>
          <table:table-cell table:formula="of:=[Tabelle2.S27]" office:value-type="float" office:value="3.82" calcext:value-type="float">
            <text:p>3,82</text:p>
          </table:table-cell>
        </table:table-row>
        <table:table-row table:style-name="ro1">
          <table:table-cell table:formula="of:=[Tabelle1.A2]" office:value-type="float" office:value="37" calcext:value-type="float">
            <text:p>37</text:p>
          </table:table-cell>
          <table:table-cell table:formula="of:=[Tabelle1.B2]" office:value-type="float" office:value="35" calcext:value-type="float">
            <text:p>35</text:p>
          </table:table-cell>
          <table:table-cell table:formula="of:=[Tabelle1.C2]" office:value-type="float" office:value="0.975" calcext:value-type="float">
            <text:p>0,975</text:p>
          </table:table-cell>
          <table:table-cell table:formula="of:=CONCATENATE([Tabelle2.D2];&quot;(&quot;;[Tabelle2.E2];&quot;)&quot;)" office:value-type="string" office:string-value="4,259(0,032)" calcext:value-type="string">
            <text:p>4,259(0,032)</text:p>
          </table:table-cell>
          <table:table-cell table:formula="of:=CONCATENATE([Tabelle2.F2];&quot;(&quot;;[Tabelle2.G2];&quot;)&quot;)" office:value-type="string" office:string-value="0,00001(0,000028)" calcext:value-type="string">
            <text:p>0,00001(0,000028)</text:p>
          </table:table-cell>
          <table:table-cell table:formula="of:=CONCATENATE([Tabelle2.H2];&quot;(&quot;;[Tabelle2.I2];&quot;)&quot;)" office:value-type="string" office:string-value="3,48(0,77)" calcext:value-type="string">
            <text:p>3,48(0,77)</text:p>
          </table:table-cell>
          <table:table-cell table:formula="of:=CONCATENATE([Tabelle2.J2];&quot;(&quot;;[Tabelle2.K2];&quot;)&quot;)" office:value-type="string" office:string-value="0,82(0,65)" calcext:value-type="string">
            <text:p>0,82(0,65)</text:p>
          </table:table-cell>
          <table:table-cell table:formula="of:=CONCATENATE([Tabelle2.L2];&quot;(&quot;;[Tabelle2.M2];&quot;)&quot;)" office:value-type="string" office:string-value="12,4(2,9)" calcext:value-type="string">
            <text:p>12,4(2,9)</text:p>
          </table:table-cell>
          <table:table-cell table:formula="of:=CONCATENATE([Tabelle2.N2];&quot;(&quot;;[Tabelle2.O2];&quot;)&quot;)" office:value-type="string" office:string-value="1,73(0,74)" calcext:value-type="string">
            <text:p>1,73(0,74)</text:p>
          </table:table-cell>
          <table:table-cell table:formula="of:=CONCATENATE([Tabelle2.P2];&quot;(&quot;;[Tabelle2.Q2];&quot;)&quot;)" office:value-type="string" office:string-value="0,317(0,017)" calcext:value-type="string">
            <text:p>0,317(0,017)</text:p>
          </table:table-cell>
          <table:table-cell table:formula="of:=[Tabelle2.R2]" office:value-type="float" office:value="54.56" calcext:value-type="float">
            <text:p>54,56</text:p>
          </table:table-cell>
          <table:table-cell table:formula="of:=[Tabelle2.S2]" office:value-type="float" office:value="3.14" calcext:value-type="float">
            <text:p>3,14</text:p>
          </table:table-cell>
        </table:table-row>
        <table:table-row table:style-name="ro1">
          <table:table-cell table:formula="of:=[Tabelle1.A24]" office:value-type="float" office:value="15" calcext:value-type="float">
            <text:p>15</text:p>
          </table:table-cell>
          <table:table-cell table:formula="of:=[Tabelle1.B24]" office:value-type="float" office:value="57" calcext:value-type="float">
            <text:p>57</text:p>
          </table:table-cell>
          <table:table-cell table:formula="of:=[Tabelle1.C24]" office:value-type="float" office:value="1.525" calcext:value-type="float">
            <text:p>1,525</text:p>
          </table:table-cell>
          <table:table-cell table:formula="of:=CONCATENATE([Tabelle2.D24];&quot;(&quot;;[Tabelle2.E24];&quot;)&quot;)" office:value-type="string" office:string-value="4,44(0,1)" calcext:value-type="string">
            <text:p>4,44(0,1)</text:p>
          </table:table-cell>
          <table:table-cell table:formula="of:=CONCATENATE([Tabelle2.F24];&quot;(&quot;;[Tabelle2.G24];&quot;)&quot;)" office:value-type="string" office:string-value="0,0002(0,0017)" calcext:value-type="string">
            <text:p>0,0002(0,0017)</text:p>
          </table:table-cell>
          <table:table-cell table:formula="of:=CONCATENATE([Tabelle2.H24];&quot;(&quot;;[Tabelle2.I24];&quot;)&quot;)" office:value-type="string" office:string-value="2,2(1,8)" calcext:value-type="string">
            <text:p>2,2(1,8)</text:p>
          </table:table-cell>
          <table:table-cell table:formula="of:=CONCATENATE([Tabelle2.J24];&quot;(&quot;;[Tabelle2.K24];&quot;)&quot;)" office:value-type="string" office:string-value="1,2(1,1)" calcext:value-type="string">
            <text:p>1,2(1,1)</text:p>
          </table:table-cell>
          <table:table-cell table:formula="of:=CONCATENATE([Tabelle2.L24];&quot;(&quot;;[Tabelle2.M24];&quot;)&quot;)" office:value-type="string" office:string-value="9,1(9,8)" calcext:value-type="string">
            <text:p>9,1(9,8)</text:p>
          </table:table-cell>
          <table:table-cell table:formula="of:=CONCATENATE([Tabelle2.N24];&quot;(&quot;;[Tabelle2.O24];&quot;)&quot;)" office:value-type="string" office:string-value="1,75(0,76)" calcext:value-type="string">
            <text:p>1,75(0,76)</text:p>
          </table:table-cell>
          <table:table-cell table:formula="of:=CONCATENATE([Tabelle2.P24];&quot;(&quot;;[Tabelle2.Q24];&quot;)&quot;)" office:value-type="string" office:string-value="0,319(0,018)" calcext:value-type="string">
            <text:p>0,319(0,018)</text:p>
          </table:table-cell>
          <table:table-cell table:formula="of:=[Tabelle2.R24]" office:value-type="float" office:value="26.76" calcext:value-type="float">
            <text:p>26,76</text:p>
          </table:table-cell>
          <table:table-cell table:formula="of:=[Tabelle2.S24]" office:value-type="float" office:value="3.08" calcext:value-type="float">
            <text:p>3,08</text:p>
          </table:table-cell>
        </table:table-row>
        <table:table-row table:style-name="ro1">
          <table:table-cell table:formula="of:=[Tabelle1.A1]" office:value-type="float" office:value="38" calcext:value-type="float">
            <text:p>38</text:p>
          </table:table-cell>
          <table:table-cell table:formula="of:=[Tabelle1.B1]" office:value-type="float" office:value="34" calcext:value-type="float">
            <text:p>34</text:p>
          </table:table-cell>
          <table:table-cell table:formula="of:=[Tabelle1.C1]" office:value-type="float" office:value="0.95" calcext:value-type="float">
            <text:p>0,95</text:p>
          </table:table-cell>
          <table:table-cell table:formula="of:=CONCATENATE([Tabelle2.D1];&quot;(&quot;;[Tabelle2.E1];&quot;)&quot;)" office:value-type="string" office:string-value="4,244(0,025)" calcext:value-type="string">
            <text:p>4,244(0,025)</text:p>
          </table:table-cell>
          <table:table-cell table:formula="of:=CONCATENATE([Tabelle2.F1];&quot;(&quot;;[Tabelle2.G1];&quot;)&quot;)" office:value-type="string" office:string-value="0,000001(0,0000011)" calcext:value-type="string">
            <text:p>0,000001(0,0000011)</text:p>
          </table:table-cell>
          <table:table-cell table:formula="of:=CONCATENATE([Tabelle2.H1];&quot;(&quot;;[Tabelle2.I1];&quot;)&quot;)" office:value-type="string" office:string-value="2,66(0,12)" calcext:value-type="string">
            <text:p>2,66(0,12)</text:p>
          </table:table-cell>
          <table:table-cell table:formula="of:=CONCATENATE([Tabelle2.J1];&quot;(&quot;;[Tabelle2.K1];&quot;)&quot;)" office:value-type="string" office:string-value="1,55(0,089)" calcext:value-type="string">
            <text:p>1,55(0,089)</text:p>
          </table:table-cell>
          <table:table-cell table:formula="of:=CONCATENATE([Tabelle2.L1];&quot;(&quot;;[Tabelle2.M1];&quot;)&quot;)" office:value-type="string" office:string-value="14,8(1,1)" calcext:value-type="string">
            <text:p>14,8(1,1)</text:p>
          </table:table-cell>
          <table:table-cell table:formula="of:=CONCATENATE([Tabelle2.N1];&quot;(&quot;;[Tabelle2.O1];&quot;)&quot;)" office:value-type="string" office:string-value="1,192(0,057)" calcext:value-type="string">
            <text:p>1,192(0,057)</text:p>
          </table:table-cell>
          <table:table-cell table:formula="of:=CONCATENATE([Tabelle2.P1];&quot;(&quot;;[Tabelle2.Q1];&quot;)&quot;)" office:value-type="string" office:string-value="0,316(0,014)" calcext:value-type="string">
            <text:p>0,316(0,014)</text:p>
          </table:table-cell>
          <table:table-cell table:formula="of:=[Tabelle2.R1]" office:value-type="float" office:value="56.53" calcext:value-type="float">
            <text:p>56,53</text:p>
          </table:table-cell>
          <table:table-cell table:formula="of:=[Tabelle2.S1]" office:value-type="float" office:value="2.69" calcext:value-type="float">
            <text:p>2,69</text:p>
          </table:table-cell>
        </table:table-row>
        <table:table-row table:style-name="ro1">
          <table:table-cell table:formula="of:=[Tabelle1.A28]" office:value-type="float" office:value="11" calcext:value-type="float">
            <text:p>11</text:p>
          </table:table-cell>
          <table:table-cell table:formula="of:=[Tabelle1.B28]" office:value-type="float" office:value="61" calcext:value-type="float">
            <text:p>61</text:p>
          </table:table-cell>
          <table:table-cell table:formula="of:=[Tabelle1.C28]" office:value-type="float" office:value="1.625" calcext:value-type="float">
            <text:p>1,625</text:p>
          </table:table-cell>
          <table:table-cell table:formula="of:=CONCATENATE([Tabelle2.D28];&quot;(&quot;;[Tabelle2.E28];&quot;)&quot;)" office:value-type="string" office:string-value="4,512(0,084)" calcext:value-type="string">
            <text:p>4,512(0,084)</text:p>
          </table:table-cell>
          <table:table-cell table:formula="of:=CONCATENATE([Tabelle2.F28];&quot;(&quot;;[Tabelle2.G28];&quot;)&quot;)" office:value-type="string" office:string-value="0,00028(0,00047)" calcext:value-type="string">
            <text:p>0,00028(0,00047)</text:p>
          </table:table-cell>
          <table:table-cell table:formula="of:=CONCATENATE([Tabelle2.H28];&quot;(&quot;;[Tabelle2.I28];&quot;)&quot;)" office:value-type="string" office:string-value="-7,51(0,55)" calcext:value-type="string">
            <text:p>-7,51(0,55)</text:p>
          </table:table-cell>
          <table:table-cell table:formula="of:=CONCATENATE([Tabelle2.J28];&quot;(&quot;;[Tabelle2.K28];&quot;)&quot;)" office:value-type="string" office:string-value="9,26(0,41)" calcext:value-type="string">
            <text:p>9,26(0,41)</text:p>
          </table:table-cell>
          <table:table-cell table:formula="of:=CONCATENATE([Tabelle2.L28];&quot;(&quot;;[Tabelle2.M28];&quot;)&quot;)" office:value-type="string" office:string-value="8,5(1,8)" calcext:value-type="string">
            <text:p>8,5(1,8)</text:p>
          </table:table-cell>
          <table:table-cell table:formula="of:=CONCATENATE([Tabelle2.N28];&quot;(&quot;;[Tabelle2.O28];&quot;)&quot;)" office:value-type="string" office:string-value="0,569(0,053)" calcext:value-type="string">
            <text:p>0,569(0,053)</text:p>
          </table:table-cell>
          <table:table-cell table:formula="of:=CONCATENATE([Tabelle2.P28];&quot;(&quot;;[Tabelle2.Q28];&quot;)&quot;)" office:value-type="string" office:string-value="0,323(0,016)" calcext:value-type="string">
            <text:p>0,323(0,016)</text:p>
          </table:table-cell>
          <table:table-cell table:formula="of:=[Tabelle2.R28]" office:value-type="float" office:value="21.94" calcext:value-type="float">
            <text:p>21,94</text:p>
          </table:table-cell>
          <table:table-cell table:formula="of:=[Tabelle2.S28]" office:value-type="float" office:value="2.48" calcext:value-type="float">
            <text:p>2,48</text:p>
          </table:table-cell>
        </table:table-row>
        <table:table-row table:style-name="ro1">
          <table:table-cell table:formula="of:=[Tabelle1.A29]" office:value-type="float" office:value="10" calcext:value-type="float">
            <text:p>10</text:p>
          </table:table-cell>
          <table:table-cell table:formula="of:=[Tabelle1.B29]" office:value-type="float" office:value="62" calcext:value-type="float">
            <text:p>62</text:p>
          </table:table-cell>
          <table:table-cell table:formula="of:=[Tabelle1.C29]" office:value-type="float" office:value="1.65" calcext:value-type="float">
            <text:p>1,65</text:p>
          </table:table-cell>
          <table:table-cell table:formula="of:=CONCATENATE([Tabelle2.D29];&quot;(&quot;;[Tabelle2.E29];&quot;)&quot;)" office:value-type="string" office:string-value="4,46(0,18)" calcext:value-type="string">
            <text:p>4,46(0,18)</text:p>
          </table:table-cell>
          <table:table-cell table:formula="of:=CONCATENATE([Tabelle2.F29];&quot;(&quot;;[Tabelle2.G29];&quot;)&quot;)" office:value-type="string" office:string-value="0,0003(0,0034)" calcext:value-type="string">
            <text:p>0,0003(0,0034)</text:p>
          </table:table-cell>
          <table:table-cell table:formula="of:=CONCATENATE([Tabelle2.H29];&quot;(&quot;;[Tabelle2.I29];&quot;)&quot;)" office:value-type="string" office:string-value="-2,2(4,2)" calcext:value-type="string">
            <text:p>-2,2(4,2)</text:p>
          </table:table-cell>
          <table:table-cell table:formula="of:=CONCATENATE([Tabelle2.J29];&quot;(&quot;;[Tabelle2.K29];&quot;)&quot;)" office:value-type="string" office:string-value="4,6(3,4)" calcext:value-type="string">
            <text:p>4,6(3,4)</text:p>
          </table:table-cell>
          <table:table-cell table:formula="of:=CONCATENATE([Tabelle2.L29];&quot;(&quot;;[Tabelle2.M29];&quot;)&quot;)" office:value-type="string" office:string-value="8(11)" calcext:value-type="string">
            <text:p>8(11)</text:p>
          </table:table-cell>
          <table:table-cell table:formula="of:=CONCATENATE([Tabelle2.N29];&quot;(&quot;;[Tabelle2.O29];&quot;)&quot;)" office:value-type="string" office:string-value="0,87(0,4)" calcext:value-type="string">
            <text:p>0,87(0,4)</text:p>
          </table:table-cell>
          <table:table-cell table:formula="of:=CONCATENATE([Tabelle2.P29];&quot;(&quot;;[Tabelle2.Q29];&quot;)&quot;)" office:value-type="string" office:string-value="0,324(0,019)" calcext:value-type="string">
            <text:p>0,324(0,019)</text:p>
          </table:table-cell>
          <table:table-cell table:formula="of:=[Tabelle2.R29]" office:value-type="float" office:value="21.81" calcext:value-type="float">
            <text:p>21,81</text:p>
          </table:table-cell>
          <table:table-cell table:formula="of:=[Tabelle2.S29]" office:value-type="float" office:value="1.61" calcext:value-type="float">
            <text:p>1,61</text:p>
          </table:table-cell>
        </table:table-row>
        <table:table-row table:style-name="ro1">
          <table:table-cell table:formula="of:=[Tabelle1.A31]" office:value-type="float" office:value="8" calcext:value-type="float">
            <text:p>8</text:p>
          </table:table-cell>
          <table:table-cell table:formula="of:=[Tabelle1.B31]" office:value-type="float" office:value="64" calcext:value-type="float">
            <text:p>64</text:p>
          </table:table-cell>
          <table:table-cell table:formula="of:=[Tabelle1.C31]" office:value-type="float" office:value="1.7" calcext:value-type="float">
            <text:p>1,7</text:p>
          </table:table-cell>
          <table:table-cell table:formula="of:=CONCATENATE([Tabelle2.D31];&quot;(&quot;;[Tabelle2.E31];&quot;)&quot;)" office:value-type="string" office:string-value="4,68(0,14)" calcext:value-type="string">
            <text:p>4,68(0,14)</text:p>
          </table:table-cell>
          <table:table-cell table:formula="of:=CONCATENATE([Tabelle2.F31];&quot;(&quot;;[Tabelle2.G31];&quot;)&quot;)" office:value-type="string" office:string-value="0,00012(0,00084)" calcext:value-type="string">
            <text:p>0,00012(0,00084)</text:p>
          </table:table-cell>
          <table:table-cell table:formula="of:=CONCATENATE([Tabelle2.H31];&quot;(&quot;;[Tabelle2.I31];&quot;)&quot;)" office:value-type="string" office:string-value="-449,4(500)" calcext:value-type="string">
            <text:p>-449,4(500)</text:p>
          </table:table-cell>
          <table:table-cell table:formula="of:=CONCATENATE([Tabelle2.J31];&quot;(&quot;;[Tabelle2.K31];&quot;)&quot;)" office:value-type="string" office:string-value="449,1(500)" calcext:value-type="string">
            <text:p>449,1(500)</text:p>
          </table:table-cell>
          <table:table-cell table:formula="of:=CONCATENATE([Tabelle2.L31];&quot;(&quot;;[Tabelle2.M31];&quot;)&quot;)" office:value-type="string" office:string-value="9,1(7,6)" calcext:value-type="string">
            <text:p>9,1(7,6)</text:p>
          </table:table-cell>
          <table:table-cell table:formula="of:=CONCATENATE([Tabelle2.N31];&quot;(&quot;;[Tabelle2.O31];&quot;)&quot;)" office:value-type="string" office:string-value="0,021(0,023)" calcext:value-type="string">
            <text:p>0,021(0,023)</text:p>
          </table:table-cell>
          <table:table-cell table:formula="of:=CONCATENATE([Tabelle2.P31];&quot;(&quot;;[Tabelle2.Q31];&quot;)&quot;)" office:value-type="string" office:string-value="0,318(0,019)" calcext:value-type="string">
            <text:p>0,318(0,019)</text:p>
          </table:table-cell>
          <table:table-cell table:formula="of:=[Tabelle2.R31]" office:value-type="float" office:value="19.58" calcext:value-type="float">
            <text:p>19,58</text:p>
          </table:table-cell>
          <table:table-cell table:formula="of:=[Tabelle2.S31]" office:value-type="float" office:value="1.21" calcext:value-type="float">
            <text:p>1,21</text:p>
          </table:table-cell>
        </table:table-row>
        <table:table-row table:style-name="ro1">
          <table:table-cell table:formula="of:=[Tabelle1.A30]" office:value-type="float" office:value="9" calcext:value-type="float">
            <text:p>9</text:p>
          </table:table-cell>
          <table:table-cell table:formula="of:=[Tabelle1.B30]" office:value-type="float" office:value="63" calcext:value-type="float">
            <text:p>63</text:p>
          </table:table-cell>
          <table:table-cell table:formula="of:=[Tabelle1.C30]" office:value-type="float" office:value="1.675" calcext:value-type="float">
            <text:p>1,675</text:p>
          </table:table-cell>
          <table:table-cell table:formula="of:=CONCATENATE([Tabelle2.D30];&quot;(&quot;;[Tabelle2.E30];&quot;)&quot;)" office:value-type="string" office:string-value="4,48(0,21)" calcext:value-type="string">
            <text:p>4,48(0,21)</text:p>
          </table:table-cell>
          <table:table-cell table:formula="of:=CONCATENATE([Tabelle2.F30];&quot;(&quot;;[Tabelle2.G30];&quot;)&quot;)" office:value-type="string" office:string-value="0,0003(0,0041)" calcext:value-type="string">
            <text:p>0,0003(0,0041)</text:p>
          </table:table-cell>
          <table:table-cell table:formula="of:=CONCATENATE([Tabelle2.H30];&quot;(&quot;;[Tabelle2.I30];&quot;)&quot;)" office:value-type="string" office:string-value="-4(4,3)" calcext:value-type="string">
            <text:p>-4(4,3)</text:p>
          </table:table-cell>
          <table:table-cell table:formula="of:=CONCATENATE([Tabelle2.J30];&quot;(&quot;;[Tabelle2.K30];&quot;)&quot;)" office:value-type="string" office:string-value="6,1(3,6)" calcext:value-type="string">
            <text:p>6,1(3,6)</text:p>
          </table:table-cell>
          <table:table-cell table:formula="of:=CONCATENATE([Tabelle2.L30];&quot;(&quot;;[Tabelle2.M30];&quot;)&quot;)" office:value-type="string" office:string-value="8(14)" calcext:value-type="string">
            <text:p>8(14)</text:p>
          </table:table-cell>
          <table:table-cell table:formula="of:=CONCATENATE([Tabelle2.N30];&quot;(&quot;;[Tabelle2.O30];&quot;)&quot;)" office:value-type="string" office:string-value="0,74(0,3)" calcext:value-type="string">
            <text:p>0,74(0,3)</text:p>
          </table:table-cell>
          <table:table-cell table:formula="of:=CONCATENATE([Tabelle2.P30];&quot;(&quot;;[Tabelle2.Q30];&quot;)&quot;)" office:value-type="string" office:string-value="0,324(0,019)" calcext:value-type="string">
            <text:p>0,324(0,019)</text:p>
          </table:table-cell>
          <table:table-cell table:formula="of:=[Tabelle2.R30]" office:value-type="float" office:value="21.79" calcext:value-type="float">
            <text:p>21,79</text:p>
          </table:table-cell>
          <table:table-cell table:formula="of:=[Tabelle2.S30]" office:value-type="float" office:value="0.96" calcext:value-type="float">
            <text:p>0,96</text:p>
          </table:table-cell>
        </table:table-row>
        <table:table-row table:style-name="ro1">
          <table:table-cell table:formula="of:=[Tabelle1.A32]" office:value-type="float" office:value="7" calcext:value-type="float">
            <text:p>7</text:p>
          </table:table-cell>
          <table:table-cell table:formula="of:=[Tabelle1.B32]" office:value-type="float" office:value="65" calcext:value-type="float">
            <text:p>65</text:p>
          </table:table-cell>
          <table:table-cell table:formula="of:=[Tabelle1.C32]" office:value-type="float" office:value="1.75" calcext:value-type="float">
            <text:p>1,75</text:p>
          </table:table-cell>
          <table:table-cell table:formula="of:=CONCATENATE([Tabelle2.D32];&quot;(&quot;;[Tabelle2.E32];&quot;)&quot;)" office:value-type="string" office:string-value="4,77(0,13)" calcext:value-type="string">
            <text:p>4,77(0,13)</text:p>
          </table:table-cell>
          <table:table-cell table:formula="of:=CONCATENATE([Tabelle2.F32];&quot;(&quot;;[Tabelle2.G32];&quot;)&quot;)" office:value-type="string" office:string-value="0,00002(0,00016)" calcext:value-type="string">
            <text:p>0,00002(0,00016)</text:p>
          </table:table-cell>
          <table:table-cell table:formula="of:=CONCATENATE([Tabelle2.H32];&quot;(&quot;;[Tabelle2.I32];&quot;)&quot;)" office:value-type="string" office:string-value="-486,37(0,87)" calcext:value-type="string">
            <text:p>-486,37(0,87)</text:p>
          </table:table-cell>
          <table:table-cell table:formula="of:=CONCATENATE([Tabelle2.J32];&quot;(&quot;;[Tabelle2.K32];&quot;)&quot;)" office:value-type="string" office:string-value="485,44(0,86)" calcext:value-type="string">
            <text:p>485,44(0,86)</text:p>
          </table:table-cell>
          <table:table-cell table:formula="of:=CONCATENATE([Tabelle2.L32];&quot;(&quot;;[Tabelle2.M32];&quot;)&quot;)" office:value-type="string" office:string-value="10,7(7,8)" calcext:value-type="string">
            <text:p>10,7(7,8)</text:p>
          </table:table-cell>
          <table:table-cell table:formula="of:=CONCATENATE([Tabelle2.N32];&quot;(&quot;;[Tabelle2.O32];&quot;)&quot;)" office:value-type="string" office:string-value="0,0209(0,0022)" calcext:value-type="string">
            <text:p>0,0209(0,0022)</text:p>
          </table:table-cell>
          <table:table-cell table:formula="of:=CONCATENATE([Tabelle2.P32];&quot;(&quot;;[Tabelle2.Q32];&quot;)&quot;)" office:value-type="string" office:string-value="0,312(0,017)" calcext:value-type="string">
            <text:p>0,312(0,017)</text:p>
          </table:table-cell>
          <table:table-cell table:formula="of:=[Tabelle2.R32]" office:value-type="float" office:value="18.81" calcext:value-type="float">
            <text:p>18,81</text:p>
          </table:table-cell>
          <table:table-cell table:formula="of:=[Tabelle2.S32]" office:value-type="float" office:value="0.88" calcext:value-type="float">
            <text:p>0,88</text:p>
          </table:table-cell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formula="of:=[Tabelle1.A1]" office:value-type="float" office:value="38" calcext:value-type="float">
            <text:p>38</text:p>
          </table:table-cell>
          <table:table-cell table:formula="of:=[Tabelle1.B1]" office:value-type="float" office:value="34" calcext:value-type="float">
            <text:p>34</text:p>
          </table:table-cell>
          <table:table-cell table:formula="of:=ROUND([Tabelle1.C1];4)" office:value-type="float" office:value="0.95" calcext:value-type="float">
            <text:p>0,95</text:p>
          </table:table-cell>
          <table:table-cell table:formula="of:=ROUND([Tabelle1.D1];ABS(INT(LOG(ABS([Tabelle1.E1])))-1))" office:value-type="float" office:value="4.244" calcext:value-type="float">
            <text:p>4,244</text:p>
          </table:table-cell>
          <table:table-cell table:formula="of:=IF([Tabelle1.E1]=0;0;ROUND([Tabelle1.E1];2-(INT(LOG(ABS([Tabelle1.E1])))+1)))" office:value-type="float" office:value="0.025" calcext:value-type="float">
            <text:p>0,025</text:p>
          </table:table-cell>
          <table:table-cell table:formula="of:=ROUND([Tabelle1.F1];ABS(INT(LOG(ABS([Tabelle1.G1])))-1))" office:value-type="float" office:value="0.000001" calcext:value-type="float">
            <text:p>0,000001</text:p>
          </table:table-cell>
          <table:table-cell table:formula="of:=IF([Tabelle1.G1]=0;0;ROUND([Tabelle1.G1];2-(INT(LOG(ABS([Tabelle1.G1])))+1)))" office:value-type="float" office:value="0.0000011" calcext:value-type="float">
            <text:p>0,0000011</text:p>
          </table:table-cell>
          <table:table-cell table:formula="of:=ROUND([Tabelle1.H1];ABS(INT(LOG(ABS([Tabelle1.I1])))-1))" office:value-type="float" office:value="2.66" calcext:value-type="float">
            <text:p>2,66</text:p>
          </table:table-cell>
          <table:table-cell table:formula="of:=IF([Tabelle1.I1]=0;0;ROUND([Tabelle1.I1];2-(INT(LOG(ABS([Tabelle1.I1])))+1)))" office:value-type="float" office:value="0.12" calcext:value-type="float">
            <text:p>0,12</text:p>
          </table:table-cell>
          <table:table-cell table:formula="of:=ROUND([Tabelle1.J1];ABS(INT(LOG(ABS([Tabelle1.K1])))-1))" office:value-type="float" office:value="1.55" calcext:value-type="float">
            <text:p>1,55</text:p>
          </table:table-cell>
          <table:table-cell table:formula="of:=IF([Tabelle1.K1]=0;0;ROUND([Tabelle1.K1];2-(INT(LOG(ABS([Tabelle1.K1])))+1)))" office:value-type="float" office:value="0.089" calcext:value-type="float">
            <text:p>0,089</text:p>
          </table:table-cell>
          <table:table-cell table:formula="of:=ROUND([Tabelle1.L1];ABS(INT(LOG(ABS([Tabelle1.M1])))-1))" office:value-type="float" office:value="14.8" calcext:value-type="float">
            <text:p>14,8</text:p>
          </table:table-cell>
          <table:table-cell table:formula="of:=IF([Tabelle1.M1]=0;0;ROUND([Tabelle1.M1];2-(INT(LOG(ABS([Tabelle1.M1])))+1)))" office:value-type="float" office:value="1.1" calcext:value-type="float">
            <text:p>1,1</text:p>
          </table:table-cell>
          <table:table-cell table:formula="of:=ROUND([Tabelle1.N1];ABS(INT(LOG(ABS([Tabelle1.O1])))-1))" office:value-type="float" office:value="1.192" calcext:value-type="float">
            <text:p>1,192</text:p>
          </table:table-cell>
          <table:table-cell table:formula="of:=IF([Tabelle1.O1]=0;0;ROUND([Tabelle1.O1];2-(INT(LOG(ABS([Tabelle1.O1])))+1)))" office:value-type="float" office:value="0.057" calcext:value-type="float">
            <text:p>0,057</text:p>
          </table:table-cell>
          <table:table-cell table:formula="of:=ROUND([Tabelle1.P1];ABS(INT(LOG(ABS([Tabelle1.Q1])))-1))" office:value-type="float" office:value="0.316" calcext:value-type="float">
            <text:p>0,316</text:p>
          </table:table-cell>
          <table:table-cell table:formula="of:=IF([Tabelle1.Q1]=0;0;ROUND([Tabelle1.Q1];2-(INT(LOG(ABS([Tabelle1.Q1])))+1)))" office:value-type="float" office:value="0.014" calcext:value-type="float">
            <text:p>0,014</text:p>
          </table:table-cell>
          <table:table-cell table:formula="of:=ROUND([Tabelle1.R1];2)" office:value-type="float" office:value="56.53" calcext:value-type="float">
            <text:p>56,53</text:p>
          </table:table-cell>
          <table:table-cell table:formula="of:=ROUND([Tabelle1.S1];2)" office:value-type="float" office:value="2.69" calcext:value-type="float">
            <text:p>2,69</text:p>
          </table:table-cell>
        </table:table-row>
        <table:table-row table:style-name="ro1">
          <table:table-cell table:formula="of:=[Tabelle1.A2]" office:value-type="float" office:value="37" calcext:value-type="float">
            <text:p>37</text:p>
          </table:table-cell>
          <table:table-cell table:formula="of:=[Tabelle1.B2]" office:value-type="float" office:value="35" calcext:value-type="float">
            <text:p>35</text:p>
          </table:table-cell>
          <table:table-cell table:formula="of:=[Tabelle1.C2]" office:value-type="float" office:value="0.975" calcext:value-type="float">
            <text:p>0,975</text:p>
          </table:table-cell>
          <table:table-cell table:formula="of:=ROUND([Tabelle1.D2];ABS(INT(LOG(ABS([Tabelle1.E2])))-1))" office:value-type="float" office:value="4.259" calcext:value-type="float">
            <text:p>4,259</text:p>
          </table:table-cell>
          <table:table-cell table:formula="of:=IF([Tabelle1.E2]=0;0;ROUND([Tabelle1.E2];2-(INT(LOG(ABS([Tabelle1.E2])))+1)))" office:value-type="float" office:value="0.032" calcext:value-type="float">
            <text:p>0,032</text:p>
          </table:table-cell>
          <table:table-cell table:formula="of:=ROUND([Tabelle1.F2];ABS(INT(LOG(ABS([Tabelle1.G2])))-1))" office:value-type="float" office:value="0.00001" calcext:value-type="float">
            <text:p>0,00001</text:p>
          </table:table-cell>
          <table:table-cell table:formula="of:=IF([Tabelle1.G2]=0;0;ROUND([Tabelle1.G2];2-(INT(LOG(ABS([Tabelle1.G2])))+1)))" office:value-type="float" office:value="0.000028" calcext:value-type="float">
            <text:p>0,000028</text:p>
          </table:table-cell>
          <table:table-cell table:formula="of:=ROUND([Tabelle1.H2];ABS(INT(LOG(ABS([Tabelle1.I2])))-1))" office:value-type="float" office:value="3.48" calcext:value-type="float">
            <text:p>3,48</text:p>
          </table:table-cell>
          <table:table-cell table:formula="of:=IF([Tabelle1.I2]=0;0;ROUND([Tabelle1.I2];2-(INT(LOG(ABS([Tabelle1.I2])))+1)))" office:value-type="float" office:value="0.77" calcext:value-type="float">
            <text:p>0,77</text:p>
          </table:table-cell>
          <table:table-cell table:formula="of:=ROUND([Tabelle1.J2];ABS(INT(LOG(ABS([Tabelle1.K2])))-1))" office:value-type="float" office:value="0.82" calcext:value-type="float">
            <text:p>0,82</text:p>
          </table:table-cell>
          <table:table-cell table:formula="of:=IF([Tabelle1.K2]=0;0;ROUND([Tabelle1.K2];2-(INT(LOG(ABS([Tabelle1.K2])))+1)))" office:value-type="float" office:value="0.65" calcext:value-type="float">
            <text:p>0,65</text:p>
          </table:table-cell>
          <table:table-cell table:formula="of:=ROUND([Tabelle1.L2];ABS(INT(LOG(ABS([Tabelle1.M2])))-1))" office:value-type="float" office:value="12.4" calcext:value-type="float">
            <text:p>12,4</text:p>
          </table:table-cell>
          <table:table-cell table:formula="of:=IF([Tabelle1.M2]=0;0;ROUND([Tabelle1.M2];2-(INT(LOG(ABS([Tabelle1.M2])))+1)))" office:value-type="float" office:value="2.9" calcext:value-type="float">
            <text:p>2,9</text:p>
          </table:table-cell>
          <table:table-cell table:formula="of:=ROUND([Tabelle1.N2];ABS(INT(LOG(ABS([Tabelle1.O2])))-1))" office:value-type="float" office:value="1.73" calcext:value-type="float">
            <text:p>1,73</text:p>
          </table:table-cell>
          <table:table-cell table:formula="of:=IF([Tabelle1.O2]=0;0;ROUND([Tabelle1.O2];2-(INT(LOG(ABS([Tabelle1.O2])))+1)))" office:value-type="float" office:value="0.74" calcext:value-type="float">
            <text:p>0,74</text:p>
          </table:table-cell>
          <table:table-cell table:formula="of:=ROUND([Tabelle1.P2];ABS(INT(LOG(ABS([Tabelle1.Q2])))-1))" office:value-type="float" office:value="0.317" calcext:value-type="float">
            <text:p>0,317</text:p>
          </table:table-cell>
          <table:table-cell table:formula="of:=IF([Tabelle1.Q2]=0;0;ROUND([Tabelle1.Q2];2-(INT(LOG(ABS([Tabelle1.Q2])))+1)))" office:value-type="float" office:value="0.017" calcext:value-type="float">
            <text:p>0,017</text:p>
          </table:table-cell>
          <table:table-cell table:formula="of:=ROUND([Tabelle1.R2];2)" office:value-type="float" office:value="54.56" calcext:value-type="float">
            <text:p>54,56</text:p>
          </table:table-cell>
          <table:table-cell table:formula="of:=ROUND([Tabelle1.S2];2)" office:value-type="float" office:value="3.14" calcext:value-type="float">
            <text:p>3,14</text:p>
          </table:table-cell>
        </table:table-row>
        <table:table-row table:style-name="ro1">
          <table:table-cell table:formula="of:=[Tabelle1.A3]" office:value-type="float" office:value="36" calcext:value-type="float">
            <text:p>36</text:p>
          </table:table-cell>
          <table:table-cell table:formula="of:=[Tabelle1.B3]" office:value-type="float" office:value="36" calcext:value-type="float">
            <text:p>36</text:p>
          </table:table-cell>
          <table:table-cell table:formula="of:=[Tabelle1.C3]" office:value-type="float" office:value="1" calcext:value-type="float">
            <text:p>1</text:p>
          </table:table-cell>
          <table:table-cell table:formula="of:=ROUND([Tabelle1.D3];ABS(INT(LOG(ABS([Tabelle1.E3])))-1))" office:value-type="float" office:value="4.267" calcext:value-type="float">
            <text:p>4,267</text:p>
          </table:table-cell>
          <table:table-cell table:formula="of:=IF([Tabelle1.E3]=0;0;ROUND([Tabelle1.E3];2-(INT(LOG(ABS([Tabelle1.E3])))+1)))" office:value-type="float" office:value="0.03" calcext:value-type="float">
            <text:p>0,03</text:p>
          </table:table-cell>
          <table:table-cell table:formula="of:=ROUND([Tabelle1.F3];ABS(INT(LOG(ABS([Tabelle1.G3])))-1))" office:value-type="float" office:value="0.00016" calcext:value-type="float">
            <text:p>0,00016</text:p>
          </table:table-cell>
          <table:table-cell table:formula="of:=IF([Tabelle1.G3]=0;0;ROUND([Tabelle1.G3];2-(INT(LOG(ABS([Tabelle1.G3])))+1)))" office:value-type="float" office:value="0.0006" calcext:value-type="float">
            <text:p>0,0006</text:p>
          </table:table-cell>
          <table:table-cell table:formula="of:=ROUND([Tabelle1.H3];ABS(INT(LOG(ABS([Tabelle1.I3])))-1))" office:value-type="float" office:value="4.19" calcext:value-type="float">
            <text:p>4,19</text:p>
          </table:table-cell>
          <table:table-cell table:formula="of:=IF([Tabelle1.I3]=0;0;ROUND([Tabelle1.I3];2-(INT(LOG(ABS([Tabelle1.I3])))+1)))" office:value-type="float" office:value="0.38" calcext:value-type="float">
            <text:p>0,38</text:p>
          </table:table-cell>
          <table:table-cell table:formula="of:=ROUND([Tabelle1.J3];ABS(INT(LOG(ABS([Tabelle1.K3])))-1))" office:value-type="float" office:value="0.31" calcext:value-type="float">
            <text:p>0,31</text:p>
          </table:table-cell>
          <table:table-cell table:formula="of:=IF([Tabelle1.K3]=0;0;ROUND([Tabelle1.K3];2-(INT(LOG(ABS([Tabelle1.K3])))+1)))" office:value-type="float" office:value="0.22" calcext:value-type="float">
            <text:p>0,22</text:p>
          </table:table-cell>
          <table:table-cell table:formula="of:=ROUND([Tabelle1.L3];ABS(INT(LOG(ABS([Tabelle1.M3])))-1))" office:value-type="float" office:value="9.5" calcext:value-type="float">
            <text:p>9,5</text:p>
          </table:table-cell>
          <table:table-cell table:formula="of:=IF([Tabelle1.M3]=0;0;ROUND([Tabelle1.M3];2-(INT(LOG(ABS([Tabelle1.M3])))+1)))" office:value-type="float" office:value="4.1" calcext:value-type="float">
            <text:p>4,1</text:p>
          </table:table-cell>
          <table:table-cell table:formula="of:=ROUND([Tabelle1.N3];ABS(INT(LOG(ABS([Tabelle1.O3])))-1))" office:value-type="float" office:value="2.72" calcext:value-type="float">
            <text:p>2,72</text:p>
          </table:table-cell>
          <table:table-cell table:formula="of:=IF([Tabelle1.O3]=0;0;ROUND([Tabelle1.O3];2-(INT(LOG(ABS([Tabelle1.O3])))+1)))" office:value-type="float" office:value="0.78" calcext:value-type="float">
            <text:p>0,78</text:p>
          </table:table-cell>
          <table:table-cell table:formula="of:=ROUND([Tabelle1.P3];ABS(INT(LOG(ABS([Tabelle1.Q3])))-1))" office:value-type="float" office:value="0.318" calcext:value-type="float">
            <text:p>0,318</text:p>
          </table:table-cell>
          <table:table-cell table:formula="of:=IF([Tabelle1.Q3]=0;0;ROUND([Tabelle1.Q3];2-(INT(LOG(ABS([Tabelle1.Q3])))+1)))" office:value-type="float" office:value="0.016" calcext:value-type="float">
            <text:p>0,016</text:p>
          </table:table-cell>
          <table:table-cell table:formula="of:=ROUND([Tabelle1.R3];2)" office:value-type="float" office:value="50.9" calcext:value-type="float">
            <text:p>50,9</text:p>
          </table:table-cell>
          <table:table-cell table:formula="of:=ROUND([Tabelle1.S3];2)" office:value-type="float" office:value="5.1" calcext:value-type="float">
            <text:p>5,1</text:p>
          </table:table-cell>
        </table:table-row>
        <table:table-row table:style-name="ro1">
          <table:table-cell table:formula="of:=[Tabelle1.A4]" office:value-type="float" office:value="35" calcext:value-type="float">
            <text:p>35</text:p>
          </table:table-cell>
          <table:table-cell table:formula="of:=[Tabelle1.B4]" office:value-type="float" office:value="37" calcext:value-type="float">
            <text:p>37</text:p>
          </table:table-cell>
          <table:table-cell table:formula="of:=[Tabelle1.C4]" office:value-type="float" office:value="1.025" calcext:value-type="float">
            <text:p>1,025</text:p>
          </table:table-cell>
          <table:table-cell table:formula="of:=ROUND([Tabelle1.D4];ABS(INT(LOG(ABS([Tabelle1.E4])))-1))" office:value-type="float" office:value="4.268" calcext:value-type="float">
            <text:p>4,268</text:p>
          </table:table-cell>
          <table:table-cell table:formula="of:=IF([Tabelle1.E4]=0;0;ROUND([Tabelle1.E4];2-(INT(LOG(ABS([Tabelle1.E4])))+1)))" office:value-type="float" office:value="0.03" calcext:value-type="float">
            <text:p>0,03</text:p>
          </table:table-cell>
          <table:table-cell table:formula="of:=ROUND([Tabelle1.F4];ABS(INT(LOG(ABS([Tabelle1.G4])))-1))" office:value-type="float" office:value="0.00008" calcext:value-type="float">
            <text:p>0,00008</text:p>
          </table:table-cell>
          <table:table-cell table:formula="of:=IF([Tabelle1.G4]=0;0;ROUND([Tabelle1.G4];2-(INT(LOG(ABS([Tabelle1.G4])))+1)))" office:value-type="float" office:value="0.00023" calcext:value-type="float">
            <text:p>0,00023</text:p>
          </table:table-cell>
          <table:table-cell table:formula="of:=ROUND([Tabelle1.H4];ABS(INT(LOG(ABS([Tabelle1.I4])))-1))" office:value-type="float" office:value="4.02" calcext:value-type="float">
            <text:p>4,02</text:p>
          </table:table-cell>
          <table:table-cell table:formula="of:=IF([Tabelle1.I4]=0;0;ROUND([Tabelle1.I4];2-(INT(LOG(ABS([Tabelle1.I4])))+1)))" office:value-type="float" office:value="0.48" calcext:value-type="float">
            <text:p>0,48</text:p>
          </table:table-cell>
          <table:table-cell table:formula="of:=ROUND([Tabelle1.J4];ABS(INT(LOG(ABS([Tabelle1.K4])))-1))" office:value-type="float" office:value="0.41" calcext:value-type="float">
            <text:p>0,41</text:p>
          </table:table-cell>
          <table:table-cell table:formula="of:=IF([Tabelle1.K4]=0;0;ROUND([Tabelle1.K4];2-(INT(LOG(ABS([Tabelle1.K4])))+1)))" office:value-type="float" office:value="0.31" calcext:value-type="float">
            <text:p>0,31</text:p>
          </table:table-cell>
          <table:table-cell table:formula="of:=ROUND([Tabelle1.L4];ABS(INT(LOG(ABS([Tabelle1.M4])))-1))" office:value-type="float" office:value="10.3" calcext:value-type="float">
            <text:p>10,3</text:p>
          </table:table-cell>
          <table:table-cell table:formula="of:=IF([Tabelle1.M4]=0;0;ROUND([Tabelle1.M4];2-(INT(LOG(ABS([Tabelle1.M4])))+1)))" office:value-type="float" office:value="3.3" calcext:value-type="float">
            <text:p>3,3</text:p>
          </table:table-cell>
          <table:table-cell table:formula="of:=ROUND([Tabelle1.N4];ABS(INT(LOG(ABS([Tabelle1.O4])))-1))" office:value-type="float" office:value="2.42" calcext:value-type="float">
            <text:p>2,42</text:p>
          </table:table-cell>
          <table:table-cell table:formula="of:=IF([Tabelle1.O4]=0;0;ROUND([Tabelle1.O4];2-(INT(LOG(ABS([Tabelle1.O4])))+1)))" office:value-type="float" office:value="0.78" calcext:value-type="float">
            <text:p>0,78</text:p>
          </table:table-cell>
          <table:table-cell table:formula="of:=ROUND([Tabelle1.P4];ABS(INT(LOG(ABS([Tabelle1.Q4])))-1))" office:value-type="float" office:value="0.318" calcext:value-type="float">
            <text:p>0,318</text:p>
          </table:table-cell>
          <table:table-cell table:formula="of:=IF([Tabelle1.Q4]=0;0;ROUND([Tabelle1.Q4];2-(INT(LOG(ABS([Tabelle1.Q4])))+1)))" office:value-type="float" office:value="0.016" calcext:value-type="float">
            <text:p>0,016</text:p>
          </table:table-cell>
          <table:table-cell table:formula="of:=ROUND([Tabelle1.R4];2)" office:value-type="float" office:value="50.64" calcext:value-type="float">
            <text:p>50,64</text:p>
          </table:table-cell>
          <table:table-cell table:formula="of:=ROUND([Tabelle1.S4];2)" office:value-type="float" office:value="4.24" calcext:value-type="float">
            <text:p>4,24</text:p>
          </table:table-cell>
        </table:table-row>
        <table:table-row table:style-name="ro1">
          <table:table-cell table:formula="of:=[Tabelle1.A5]" office:value-type="float" office:value="34" calcext:value-type="float">
            <text:p>34</text:p>
          </table:table-cell>
          <table:table-cell table:formula="of:=[Tabelle1.B5]" office:value-type="float" office:value="38" calcext:value-type="float">
            <text:p>38</text:p>
          </table:table-cell>
          <table:table-cell table:formula="of:=[Tabelle1.C5]" office:value-type="float" office:value="1.05" calcext:value-type="float">
            <text:p>1,05</text:p>
          </table:table-cell>
          <table:table-cell table:formula="of:=ROUND([Tabelle1.D5];ABS(INT(LOG(ABS([Tabelle1.E5])))-1))" office:value-type="float" office:value="4.257" calcext:value-type="float">
            <text:p>4,257</text:p>
          </table:table-cell>
          <table:table-cell table:formula="of:=IF([Tabelle1.E5]=0;0;ROUND([Tabelle1.E5];2-(INT(LOG(ABS([Tabelle1.E5])))+1)))" office:value-type="float" office:value="0.036" calcext:value-type="float">
            <text:p>0,036</text:p>
          </table:table-cell>
          <table:table-cell table:formula="of:=ROUND([Tabelle1.F5];ABS(INT(LOG(ABS([Tabelle1.G5])))-1))" office:value-type="float" office:value="0.0003" calcext:value-type="float">
            <text:p>0,0003</text:p>
          </table:table-cell>
          <table:table-cell table:formula="of:=IF([Tabelle1.G5]=0;0;ROUND([Tabelle1.G5];2-(INT(LOG(ABS([Tabelle1.G5])))+1)))" office:value-type="float" office:value="0.0014" calcext:value-type="float">
            <text:p>0,0014</text:p>
          </table:table-cell>
          <table:table-cell table:formula="of:=ROUND([Tabelle1.H5];ABS(INT(LOG(ABS([Tabelle1.I5])))-1))" office:value-type="float" office:value="4.38" calcext:value-type="float">
            <text:p>4,38</text:p>
          </table:table-cell>
          <table:table-cell table:formula="of:=IF([Tabelle1.I5]=0;0;ROUND([Tabelle1.I5];2-(INT(LOG(ABS([Tabelle1.I5])))+1)))" office:value-type="float" office:value="0.4" calcext:value-type="float">
            <text:p>0,4</text:p>
          </table:table-cell>
          <table:table-cell table:formula="of:=ROUND([Tabelle1.J5];ABS(INT(LOG(ABS([Tabelle1.K5])))-1))" office:value-type="float" office:value="0.22" calcext:value-type="float">
            <text:p>0,22</text:p>
          </table:table-cell>
          <table:table-cell table:formula="of:=IF([Tabelle1.K5]=0;0;ROUND([Tabelle1.K5];2-(INT(LOG(ABS([Tabelle1.K5])))+1)))" office:value-type="float" office:value="0.18" calcext:value-type="float">
            <text:p>0,18</text:p>
          </table:table-cell>
          <table:table-cell table:formula="of:=ROUND([Tabelle1.L5];ABS(INT(LOG(ABS([Tabelle1.M5])))-1))" office:value-type="float" office:value="8.9" calcext:value-type="float">
            <text:p>8,9</text:p>
          </table:table-cell>
          <table:table-cell table:formula="of:=IF([Tabelle1.M5]=0;0;ROUND([Tabelle1.M5];2-(INT(LOG(ABS([Tabelle1.M5])))+1)))" office:value-type="float" office:value="5.3" calcext:value-type="float">
            <text:p>5,3</text:p>
          </table:table-cell>
          <table:table-cell table:formula="of:=ROUND([Tabelle1.N5];ABS(INT(LOG(ABS([Tabelle1.O5])))-1))" office:value-type="float" office:value="3.03" calcext:value-type="float">
            <text:p>3,03</text:p>
          </table:table-cell>
          <table:table-cell table:formula="of:=IF([Tabelle1.O5]=0;0;ROUND([Tabelle1.O5];2-(INT(LOG(ABS([Tabelle1.O5])))+1)))" office:value-type="float" office:value="0.89" calcext:value-type="float">
            <text:p>0,89</text:p>
          </table:table-cell>
          <table:table-cell table:formula="of:=ROUND([Tabelle1.P5];ABS(INT(LOG(ABS([Tabelle1.Q5])))-1))" office:value-type="float" office:value="0.316" calcext:value-type="float">
            <text:p>0,316</text:p>
          </table:table-cell>
          <table:table-cell table:formula="of:=IF([Tabelle1.Q5]=0;0;ROUND([Tabelle1.Q5];2-(INT(LOG(ABS([Tabelle1.Q5])))+1)))" office:value-type="float" office:value="0.015" calcext:value-type="float">
            <text:p>0,015</text:p>
          </table:table-cell>
          <table:table-cell table:formula="of:=ROUND([Tabelle1.R5];2)" office:value-type="float" office:value="48.87" calcext:value-type="float">
            <text:p>48,87</text:p>
          </table:table-cell>
          <table:table-cell table:formula="of:=ROUND([Tabelle1.S5];2)" office:value-type="float" office:value="4.74" calcext:value-type="float">
            <text:p>4,74</text:p>
          </table:table-cell>
        </table:table-row>
        <table:table-row table:style-name="ro1">
          <table:table-cell table:formula="of:=[Tabelle1.A6]" office:value-type="float" office:value="33" calcext:value-type="float">
            <text:p>33</text:p>
          </table:table-cell>
          <table:table-cell table:formula="of:=[Tabelle1.B6]" office:value-type="float" office:value="39" calcext:value-type="float">
            <text:p>39</text:p>
          </table:table-cell>
          <table:table-cell table:formula="of:=[Tabelle1.C6]" office:value-type="float" office:value="1.075" calcext:value-type="float">
            <text:p>1,075</text:p>
          </table:table-cell>
          <table:table-cell table:formula="of:=ROUND([Tabelle1.D6];ABS(INT(LOG(ABS([Tabelle1.E6])))-1))" office:value-type="float" office:value="4.17" calcext:value-type="float">
            <text:p>4,17</text:p>
          </table:table-cell>
          <table:table-cell table:formula="of:=IF([Tabelle1.E6]=0;0;ROUND([Tabelle1.E6];2-(INT(LOG(ABS([Tabelle1.E6])))+1)))" office:value-type="float" office:value="0.13" calcext:value-type="float">
            <text:p>0,13</text:p>
          </table:table-cell>
          <table:table-cell table:formula="of:=ROUND([Tabelle1.F6];ABS(INT(LOG(ABS([Tabelle1.G6])))-1))" office:value-type="float" office:value="0.0002" calcext:value-type="float">
            <text:p>0,0002</text:p>
          </table:table-cell>
          <table:table-cell table:formula="of:=IF([Tabelle1.G6]=0;0;ROUND([Tabelle1.G6];2-(INT(LOG(ABS([Tabelle1.G6])))+1)))" office:value-type="float" office:value="0.00072" calcext:value-type="float">
            <text:p>0,00072</text:p>
          </table:table-cell>
          <table:table-cell table:formula="of:=ROUND([Tabelle1.H6];ABS(INT(LOG(ABS([Tabelle1.I6])))-1))" office:value-type="float" office:value="4.87" calcext:value-type="float">
            <text:p>4,87</text:p>
          </table:table-cell>
          <table:table-cell table:formula="of:=IF([Tabelle1.I6]=0;0;ROUND([Tabelle1.I6];2-(INT(LOG(ABS([Tabelle1.I6])))+1)))" office:value-type="float" office:value="0.48" calcext:value-type="float">
            <text:p>0,48</text:p>
          </table:table-cell>
          <table:table-cell table:formula="of:=ROUND([Tabelle1.J6];ABS(INT(LOG(ABS([Tabelle1.K6])))-1))" office:value-type="float" office:value="0.094" calcext:value-type="float">
            <text:p>0,094</text:p>
          </table:table-cell>
          <table:table-cell table:formula="of:=IF([Tabelle1.K6]=0;0;ROUND([Tabelle1.K6];2-(INT(LOG(ABS([Tabelle1.K6])))+1)))" office:value-type="float" office:value="0.098" calcext:value-type="float">
            <text:p>0,098</text:p>
          </table:table-cell>
          <table:table-cell table:formula="of:=ROUND([Tabelle1.L6];ABS(INT(LOG(ABS([Tabelle1.M6])))-1))" office:value-type="float" office:value="9.4" calcext:value-type="float">
            <text:p>9,4</text:p>
          </table:table-cell>
          <table:table-cell table:formula="of:=IF([Tabelle1.M6]=0;0;ROUND([Tabelle1.M6];2-(INT(LOG(ABS([Tabelle1.M6])))+1)))" office:value-type="float" office:value="4" calcext:value-type="float">
            <text:p>4</text:p>
          </table:table-cell>
          <table:table-cell table:formula="of:=ROUND([Tabelle1.N6];ABS(INT(LOG(ABS([Tabelle1.O6])))-1))" office:value-type="float" office:value="3.8" calcext:value-type="float">
            <text:p>3,8</text:p>
          </table:table-cell>
          <table:table-cell table:formula="of:=IF([Tabelle1.O6]=0;0;ROUND([Tabelle1.O6];2-(INT(LOG(ABS([Tabelle1.O6])))+1)))" office:value-type="float" office:value="1" calcext:value-type="float">
            <text:p>1</text:p>
          </table:table-cell>
          <table:table-cell table:formula="of:=ROUND([Tabelle1.P6];ABS(INT(LOG(ABS([Tabelle1.Q6])))-1))" office:value-type="float" office:value="0.316" calcext:value-type="float">
            <text:p>0,316</text:p>
          </table:table-cell>
          <table:table-cell table:formula="of:=IF([Tabelle1.Q6]=0;0;ROUND([Tabelle1.Q6];2-(INT(LOG(ABS([Tabelle1.Q6])))+1)))" office:value-type="float" office:value="0.015" calcext:value-type="float">
            <text:p>0,015</text:p>
          </table:table-cell>
          <table:table-cell table:formula="of:=ROUND([Tabelle1.R6];2)" office:value-type="float" office:value="40.13" calcext:value-type="float">
            <text:p>40,13</text:p>
          </table:table-cell>
          <table:table-cell table:formula="of:=ROUND([Tabelle1.S6];2)" office:value-type="float" office:value="18.35" calcext:value-type="float">
            <text:p>18,35</text:p>
          </table:table-cell>
        </table:table-row>
        <table:table-row table:style-name="ro1">
          <table:table-cell table:formula="of:=[Tabelle1.A7]" office:value-type="float" office:value="32" calcext:value-type="float">
            <text:p>32</text:p>
          </table:table-cell>
          <table:table-cell table:formula="of:=[Tabelle1.B7]" office:value-type="float" office:value="40" calcext:value-type="float">
            <text:p>40</text:p>
          </table:table-cell>
          <table:table-cell table:formula="of:=[Tabelle1.C7]" office:value-type="float" office:value="1.1" calcext:value-type="float">
            <text:p>1,1</text:p>
          </table:table-cell>
          <table:table-cell table:formula="of:=ROUND([Tabelle1.D7];ABS(INT(LOG(ABS([Tabelle1.E7])))-1))" office:value-type="float" office:value="4.204" calcext:value-type="float">
            <text:p>4,204</text:p>
          </table:table-cell>
          <table:table-cell table:formula="of:=IF([Tabelle1.E7]=0;0;ROUND([Tabelle1.E7];2-(INT(LOG(ABS([Tabelle1.E7])))+1)))" office:value-type="float" office:value="0.098" calcext:value-type="float">
            <text:p>0,098</text:p>
          </table:table-cell>
          <table:table-cell table:formula="of:=ROUND([Tabelle1.F7];ABS(INT(LOG(ABS([Tabelle1.G7])))-1))" office:value-type="float" office:value="0.0002" calcext:value-type="float">
            <text:p>0,0002</text:p>
          </table:table-cell>
          <table:table-cell table:formula="of:=IF([Tabelle1.G7]=0;0;ROUND([Tabelle1.G7];2-(INT(LOG(ABS([Tabelle1.G7])))+1)))" office:value-type="float" office:value="0.0008" calcext:value-type="float">
            <text:p>0,0008</text:p>
          </table:table-cell>
          <table:table-cell table:formula="of:=ROUND([Tabelle1.H7];ABS(INT(LOG(ABS([Tabelle1.I7])))-1))" office:value-type="float" office:value="4.76" calcext:value-type="float">
            <text:p>4,76</text:p>
          </table:table-cell>
          <table:table-cell table:formula="of:=IF([Tabelle1.I7]=0;0;ROUND([Tabelle1.I7];2-(INT(LOG(ABS([Tabelle1.I7])))+1)))" office:value-type="float" office:value="0.46" calcext:value-type="float">
            <text:p>0,46</text:p>
          </table:table-cell>
          <table:table-cell table:formula="of:=ROUND([Tabelle1.J7];ABS(INT(LOG(ABS([Tabelle1.K7])))-1))" office:value-type="float" office:value="0.12" calcext:value-type="float">
            <text:p>0,12</text:p>
          </table:table-cell>
          <table:table-cell table:formula="of:=IF([Tabelle1.K7]=0;0;ROUND([Tabelle1.K7];2-(INT(LOG(ABS([Tabelle1.K7])))+1)))" office:value-type="float" office:value="0.11" calcext:value-type="float">
            <text:p>0,11</text:p>
          </table:table-cell>
          <table:table-cell table:formula="of:=ROUND([Tabelle1.L7];ABS(INT(LOG(ABS([Tabelle1.M7])))-1))" office:value-type="float" office:value="9.4" calcext:value-type="float">
            <text:p>9,4</text:p>
          </table:table-cell>
          <table:table-cell table:formula="of:=IF([Tabelle1.M7]=0;0;ROUND([Tabelle1.M7];2-(INT(LOG(ABS([Tabelle1.M7])))+1)))" office:value-type="float" office:value="4.5" calcext:value-type="float">
            <text:p>4,5</text:p>
          </table:table-cell>
          <table:table-cell table:formula="of:=ROUND([Tabelle1.N7];ABS(INT(LOG(ABS([Tabelle1.O7])))-1))" office:value-type="float" office:value="3.65" calcext:value-type="float">
            <text:p>3,65</text:p>
          </table:table-cell>
          <table:table-cell table:formula="of:=IF([Tabelle1.O7]=0;0;ROUND([Tabelle1.O7];2-(INT(LOG(ABS([Tabelle1.O7])))+1)))" office:value-type="float" office:value="0.99" calcext:value-type="float">
            <text:p>0,99</text:p>
          </table:table-cell>
          <table:table-cell table:formula="of:=ROUND([Tabelle1.P7];ABS(INT(LOG(ABS([Tabelle1.Q7])))-1))" office:value-type="float" office:value="0.316" calcext:value-type="float">
            <text:p>0,316</text:p>
          </table:table-cell>
          <table:table-cell table:formula="of:=IF([Tabelle1.Q7]=0;0;ROUND([Tabelle1.Q7];2-(INT(LOG(ABS([Tabelle1.Q7])))+1)))" office:value-type="float" office:value="0.015" calcext:value-type="float">
            <text:p>0,015</text:p>
          </table:table-cell>
          <table:table-cell table:formula="of:=ROUND([Tabelle1.R7];2)" office:value-type="float" office:value="39.62" calcext:value-type="float">
            <text:p>39,62</text:p>
          </table:table-cell>
          <table:table-cell table:formula="of:=ROUND([Tabelle1.S7];2)" office:value-type="float" office:value="16.67" calcext:value-type="float">
            <text:p>16,67</text:p>
          </table:table-cell>
        </table:table-row>
        <table:table-row table:style-name="ro1">
          <table:table-cell table:formula="of:=[Tabelle1.A8]" office:value-type="float" office:value="31" calcext:value-type="float">
            <text:p>31</text:p>
          </table:table-cell>
          <table:table-cell table:formula="of:=[Tabelle1.B8]" office:value-type="float" office:value="41" calcext:value-type="float">
            <text:p>41</text:p>
          </table:table-cell>
          <table:table-cell table:formula="of:=[Tabelle1.C8]" office:value-type="float" office:value="1.125" calcext:value-type="float">
            <text:p>1,125</text:p>
          </table:table-cell>
          <table:table-cell table:formula="of:=ROUND([Tabelle1.D8];ABS(INT(LOG(ABS([Tabelle1.E8])))-1))" office:value-type="float" office:value="4.2" calcext:value-type="float">
            <text:p>4,2</text:p>
          </table:table-cell>
          <table:table-cell table:formula="of:=IF([Tabelle1.E8]=0;0;ROUND([Tabelle1.E8];2-(INT(LOG(ABS([Tabelle1.E8])))+1)))" office:value-type="float" office:value="0.11" calcext:value-type="float">
            <text:p>0,11</text:p>
          </table:table-cell>
          <table:table-cell table:formula="of:=ROUND([Tabelle1.F8];ABS(INT(LOG(ABS([Tabelle1.G8])))-1))" office:value-type="float" office:value="0.0002" calcext:value-type="float">
            <text:p>0,0002</text:p>
          </table:table-cell>
          <table:table-cell table:formula="of:=IF([Tabelle1.G8]=0;0;ROUND([Tabelle1.G8];2-(INT(LOG(ABS([Tabelle1.G8])))+1)))" office:value-type="float" office:value="0.00079" calcext:value-type="float">
            <text:p>0,00079</text:p>
          </table:table-cell>
          <table:table-cell table:formula="of:=ROUND([Tabelle1.H8];ABS(INT(LOG(ABS([Tabelle1.I8])))-1))" office:value-type="float" office:value="4.77" calcext:value-type="float">
            <text:p>4,77</text:p>
          </table:table-cell>
          <table:table-cell table:formula="of:=IF([Tabelle1.I8]=0;0;ROUND([Tabelle1.I8];2-(INT(LOG(ABS([Tabelle1.I8])))+1)))" office:value-type="float" office:value="0.48" calcext:value-type="float">
            <text:p>0,48</text:p>
          </table:table-cell>
          <table:table-cell table:formula="of:=ROUND([Tabelle1.J8];ABS(INT(LOG(ABS([Tabelle1.K8])))-1))" office:value-type="float" office:value="0.11" calcext:value-type="float">
            <text:p>0,11</text:p>
          </table:table-cell>
          <table:table-cell table:formula="of:=IF([Tabelle1.K8]=0;0;ROUND([Tabelle1.K8];2-(INT(LOG(ABS([Tabelle1.K8])))+1)))" office:value-type="float" office:value="0.11" calcext:value-type="float">
            <text:p>0,11</text:p>
          </table:table-cell>
          <table:table-cell table:formula="of:=ROUND([Tabelle1.L8];ABS(INT(LOG(ABS([Tabelle1.M8])))-1))" office:value-type="float" office:value="9.4" calcext:value-type="float">
            <text:p>9,4</text:p>
          </table:table-cell>
          <table:table-cell table:formula="of:=IF([Tabelle1.M8]=0;0;ROUND([Tabelle1.M8];2-(INT(LOG(ABS([Tabelle1.M8])))+1)))" office:value-type="float" office:value="4.4" calcext:value-type="float">
            <text:p>4,4</text:p>
          </table:table-cell>
          <table:table-cell table:formula="of:=ROUND([Tabelle1.N8];ABS(INT(LOG(ABS([Tabelle1.O8])))-1))" office:value-type="float" office:value="3.7" calcext:value-type="float">
            <text:p>3,7</text:p>
          </table:table-cell>
          <table:table-cell table:formula="of:=IF([Tabelle1.O8]=0;0;ROUND([Tabelle1.O8];2-(INT(LOG(ABS([Tabelle1.O8])))+1)))" office:value-type="float" office:value="1" calcext:value-type="float">
            <text:p>1</text:p>
          </table:table-cell>
          <table:table-cell table:formula="of:=ROUND([Tabelle1.P8];ABS(INT(LOG(ABS([Tabelle1.Q8])))-1))" office:value-type="float" office:value="0.316" calcext:value-type="float">
            <text:p>0,316</text:p>
          </table:table-cell>
          <table:table-cell table:formula="of:=IF([Tabelle1.Q8]=0;0;ROUND([Tabelle1.Q8];2-(INT(LOG(ABS([Tabelle1.Q8])))+1)))" office:value-type="float" office:value="0.015" calcext:value-type="float">
            <text:p>0,015</text:p>
          </table:table-cell>
          <table:table-cell table:formula="of:=ROUND([Tabelle1.R8];2)" office:value-type="float" office:value="39.61" calcext:value-type="float">
            <text:p>39,61</text:p>
          </table:table-cell>
          <table:table-cell table:formula="of:=ROUND([Tabelle1.S8];2)" office:value-type="float" office:value="13.81" calcext:value-type="float">
            <text:p>13,81</text:p>
          </table:table-cell>
        </table:table-row>
        <table:table-row table:style-name="ro1">
          <table:table-cell table:formula="of:=[Tabelle1.A9]" office:value-type="float" office:value="30" calcext:value-type="float">
            <text:p>30</text:p>
          </table:table-cell>
          <table:table-cell table:formula="of:=[Tabelle1.B9]" office:value-type="float" office:value="42" calcext:value-type="float">
            <text:p>42</text:p>
          </table:table-cell>
          <table:table-cell table:formula="of:=[Tabelle1.C9]" office:value-type="float" office:value="1.15" calcext:value-type="float">
            <text:p>1,15</text:p>
          </table:table-cell>
          <table:table-cell table:formula="of:=ROUND([Tabelle1.D9];ABS(INT(LOG(ABS([Tabelle1.E9])))-1))" office:value-type="float" office:value="4.11" calcext:value-type="float">
            <text:p>4,11</text:p>
          </table:table-cell>
          <table:table-cell table:formula="of:=IF([Tabelle1.E9]=0;0;ROUND([Tabelle1.E9];2-(INT(LOG(ABS([Tabelle1.E9])))+1)))" office:value-type="float" office:value="0.21" calcext:value-type="float">
            <text:p>0,21</text:p>
          </table:table-cell>
          <table:table-cell table:formula="of:=ROUND([Tabelle1.F9];ABS(INT(LOG(ABS([Tabelle1.G9])))-1))" office:value-type="float" office:value="0.00019" calcext:value-type="float">
            <text:p>0,00019</text:p>
          </table:table-cell>
          <table:table-cell table:formula="of:=IF([Tabelle1.G9]=0;0;ROUND([Tabelle1.G9];2-(INT(LOG(ABS([Tabelle1.G9])))+1)))" office:value-type="float" office:value="0.0006" calcext:value-type="float">
            <text:p>0,0006</text:p>
          </table:table-cell>
          <table:table-cell table:formula="of:=ROUND([Tabelle1.H9];ABS(INT(LOG(ABS([Tabelle1.I9])))-1))" office:value-type="float" office:value="5.01" calcext:value-type="float">
            <text:p>5,01</text:p>
          </table:table-cell>
          <table:table-cell table:formula="of:=IF([Tabelle1.I9]=0;0;ROUND([Tabelle1.I9];2-(INT(LOG(ABS([Tabelle1.I9])))+1)))" office:value-type="float" office:value="0.55" calcext:value-type="float">
            <text:p>0,55</text:p>
          </table:table-cell>
          <table:table-cell table:formula="of:=ROUND([Tabelle1.J9];ABS(INT(LOG(ABS([Tabelle1.K9])))-1))" office:value-type="float" office:value="0.077" calcext:value-type="float">
            <text:p>0,077</text:p>
          </table:table-cell>
          <table:table-cell table:formula="of:=IF([Tabelle1.K9]=0;0;ROUND([Tabelle1.K9];2-(INT(LOG(ABS([Tabelle1.K9])))+1)))" office:value-type="float" office:value="0.092" calcext:value-type="float">
            <text:p>0,092</text:p>
          </table:table-cell>
          <table:table-cell table:formula="of:=ROUND([Tabelle1.L9];ABS(INT(LOG(ABS([Tabelle1.M9])))-1))" office:value-type="float" office:value="9.5" calcext:value-type="float">
            <text:p>9,5</text:p>
          </table:table-cell>
          <table:table-cell table:formula="of:=IF([Tabelle1.M9]=0;0;ROUND([Tabelle1.M9];2-(INT(LOG(ABS([Tabelle1.M9])))+1)))" office:value-type="float" office:value="3.6" calcext:value-type="float">
            <text:p>3,6</text:p>
          </table:table-cell>
          <table:table-cell table:formula="of:=ROUND([Tabelle1.N9];ABS(INT(LOG(ABS([Tabelle1.O9])))-1))" office:value-type="float" office:value="3.9" calcext:value-type="float">
            <text:p>3,9</text:p>
          </table:table-cell>
          <table:table-cell table:formula="of:=IF([Tabelle1.O9]=0;0;ROUND([Tabelle1.O9];2-(INT(LOG(ABS([Tabelle1.O9])))+1)))" office:value-type="float" office:value="1.1" calcext:value-type="float">
            <text:p>1,1</text:p>
          </table:table-cell>
          <table:table-cell table:formula="of:=ROUND([Tabelle1.P9];ABS(INT(LOG(ABS([Tabelle1.Q9])))-1))" office:value-type="float" office:value="0.32" calcext:value-type="float">
            <text:p>0,32</text:p>
          </table:table-cell>
          <table:table-cell table:formula="of:=IF([Tabelle1.Q9]=0;0;ROUND([Tabelle1.Q9];2-(INT(LOG(ABS([Tabelle1.Q9])))+1)))" office:value-type="float" office:value="0.015" calcext:value-type="float">
            <text:p>0,015</text:p>
          </table:table-cell>
          <table:table-cell table:formula="of:=ROUND([Tabelle1.R9];2)" office:value-type="float" office:value="35.58" calcext:value-type="float">
            <text:p>35,58</text:p>
          </table:table-cell>
          <table:table-cell table:formula="of:=ROUND([Tabelle1.S9];2)" office:value-type="float" office:value="22.22" calcext:value-type="float">
            <text:p>22,22</text:p>
          </table:table-cell>
        </table:table-row>
        <table:table-row table:style-name="ro1">
          <table:table-cell table:formula="of:=[Tabelle1.A10]" office:value-type="float" office:value="29" calcext:value-type="float">
            <text:p>29</text:p>
          </table:table-cell>
          <table:table-cell table:formula="of:=[Tabelle1.B10]" office:value-type="float" office:value="43" calcext:value-type="float">
            <text:p>43</text:p>
          </table:table-cell>
          <table:table-cell table:formula="of:=[Tabelle1.C10]" office:value-type="float" office:value="1.175" calcext:value-type="float">
            <text:p>1,175</text:p>
          </table:table-cell>
          <table:table-cell table:formula="of:=ROUND([Tabelle1.D10];ABS(INT(LOG(ABS([Tabelle1.E10])))-1))" office:value-type="float" office:value="4.19" calcext:value-type="float">
            <text:p>4,19</text:p>
          </table:table-cell>
          <table:table-cell table:formula="of:=IF([Tabelle1.E10]=0;0;ROUND([Tabelle1.E10];2-(INT(LOG(ABS([Tabelle1.E10])))+1)))" office:value-type="float" office:value="0.13" calcext:value-type="float">
            <text:p>0,13</text:p>
          </table:table-cell>
          <table:table-cell table:formula="of:=ROUND([Tabelle1.F10];ABS(INT(LOG(ABS([Tabelle1.G10])))-1))" office:value-type="float" office:value="0.00019" calcext:value-type="float">
            <text:p>0,00019</text:p>
          </table:table-cell>
          <table:table-cell table:formula="of:=IF([Tabelle1.G10]=0;0;ROUND([Tabelle1.G10];2-(INT(LOG(ABS([Tabelle1.G10])))+1)))" office:value-type="float" office:value="0.0008" calcext:value-type="float">
            <text:p>0,0008</text:p>
          </table:table-cell>
          <table:table-cell table:formula="of:=ROUND([Tabelle1.H10];ABS(INT(LOG(ABS([Tabelle1.I10])))-1))" office:value-type="float" office:value="4.8" calcext:value-type="float">
            <text:p>4,8</text:p>
          </table:table-cell>
          <table:table-cell table:formula="of:=IF([Tabelle1.I10]=0;0;ROUND([Tabelle1.I10];2-(INT(LOG(ABS([Tabelle1.I10])))+1)))" office:value-type="float" office:value="0.5" calcext:value-type="float">
            <text:p>0,5</text:p>
          </table:table-cell>
          <table:table-cell table:formula="of:=ROUND([Tabelle1.J10];ABS(INT(LOG(ABS([Tabelle1.K10])))-1))" office:value-type="float" office:value="0.11" calcext:value-type="float">
            <text:p>0,11</text:p>
          </table:table-cell>
          <table:table-cell table:formula="of:=IF([Tabelle1.K10]=0;0;ROUND([Tabelle1.K10];2-(INT(LOG(ABS([Tabelle1.K10])))+1)))" office:value-type="float" office:value="0.11" calcext:value-type="float">
            <text:p>0,11</text:p>
          </table:table-cell>
          <table:table-cell table:formula="of:=ROUND([Tabelle1.L10];ABS(INT(LOG(ABS([Tabelle1.M10])))-1))" office:value-type="float" office:value="9.3" calcext:value-type="float">
            <text:p>9,3</text:p>
          </table:table-cell>
          <table:table-cell table:formula="of:=IF([Tabelle1.M10]=0;0;ROUND([Tabelle1.M10];2-(INT(LOG(ABS([Tabelle1.M10])))+1)))" office:value-type="float" office:value="4.6" calcext:value-type="float">
            <text:p>4,6</text:p>
          </table:table-cell>
          <table:table-cell table:formula="of:=ROUND([Tabelle1.N10];ABS(INT(LOG(ABS([Tabelle1.O10])))-1))" office:value-type="float" office:value="3.7" calcext:value-type="float">
            <text:p>3,7</text:p>
          </table:table-cell>
          <table:table-cell table:formula="of:=IF([Tabelle1.O10]=0;0;ROUND([Tabelle1.O10];2-(INT(LOG(ABS([Tabelle1.O10])))+1)))" office:value-type="float" office:value="1" calcext:value-type="float">
            <text:p>1</text:p>
          </table:table-cell>
          <table:table-cell table:formula="of:=ROUND([Tabelle1.P10];ABS(INT(LOG(ABS([Tabelle1.Q10])))-1))" office:value-type="float" office:value="0.319" calcext:value-type="float">
            <text:p>0,319</text:p>
          </table:table-cell>
          <table:table-cell table:formula="of:=IF([Tabelle1.Q10]=0;0;ROUND([Tabelle1.Q10];2-(INT(LOG(ABS([Tabelle1.Q10])))+1)))" office:value-type="float" office:value="0.015" calcext:value-type="float">
            <text:p>0,015</text:p>
          </table:table-cell>
          <table:table-cell table:formula="of:=ROUND([Tabelle1.R10];2)" office:value-type="float" office:value="34.17" calcext:value-type="float">
            <text:p>34,17</text:p>
          </table:table-cell>
          <table:table-cell table:formula="of:=ROUND([Tabelle1.S10];2)" office:value-type="float" office:value="23.31" calcext:value-type="float">
            <text:p>23,31</text:p>
          </table:table-cell>
        </table:table-row>
        <table:table-row table:style-name="ro1">
          <table:table-cell table:formula="of:=[Tabelle1.A11]" office:value-type="float" office:value="28" calcext:value-type="float">
            <text:p>28</text:p>
          </table:table-cell>
          <table:table-cell table:formula="of:=[Tabelle1.B11]" office:value-type="float" office:value="44" calcext:value-type="float">
            <text:p>44</text:p>
          </table:table-cell>
          <table:table-cell table:formula="of:=[Tabelle1.C11]" office:value-type="float" office:value="1.2" calcext:value-type="float">
            <text:p>1,2</text:p>
          </table:table-cell>
          <table:table-cell table:formula="of:=ROUND([Tabelle1.D11];ABS(INT(LOG(ABS([Tabelle1.E11])))-1))" office:value-type="float" office:value="4.22" calcext:value-type="float">
            <text:p>4,22</text:p>
          </table:table-cell>
          <table:table-cell table:formula="of:=IF([Tabelle1.E11]=0;0;ROUND([Tabelle1.E11];2-(INT(LOG(ABS([Tabelle1.E11])))+1)))" office:value-type="float" office:value="0.11" calcext:value-type="float">
            <text:p>0,11</text:p>
          </table:table-cell>
          <table:table-cell table:formula="of:=ROUND([Tabelle1.F11];ABS(INT(LOG(ABS([Tabelle1.G11])))-1))" office:value-type="float" office:value="0.00021" calcext:value-type="float">
            <text:p>0,00021</text:p>
          </table:table-cell>
          <table:table-cell table:formula="of:=IF([Tabelle1.G11]=0;0;ROUND([Tabelle1.G11];2-(INT(LOG(ABS([Tabelle1.G11])))+1)))" office:value-type="float" office:value="0.00094" calcext:value-type="float">
            <text:p>0,00094</text:p>
          </table:table-cell>
          <table:table-cell table:formula="of:=ROUND([Tabelle1.H11];ABS(INT(LOG(ABS([Tabelle1.I11])))-1))" office:value-type="float" office:value="4.69" calcext:value-type="float">
            <text:p>4,69</text:p>
          </table:table-cell>
          <table:table-cell table:formula="of:=IF([Tabelle1.I11]=0;0;ROUND([Tabelle1.I11];2-(INT(LOG(ABS([Tabelle1.I11])))+1)))" office:value-type="float" office:value="0.51" calcext:value-type="float">
            <text:p>0,51</text:p>
          </table:table-cell>
          <table:table-cell table:formula="of:=ROUND([Tabelle1.J11];ABS(INT(LOG(ABS([Tabelle1.K11])))-1))" office:value-type="float" office:value="0.13" calcext:value-type="float">
            <text:p>0,13</text:p>
          </table:table-cell>
          <table:table-cell table:formula="of:=IF([Tabelle1.K11]=0;0;ROUND([Tabelle1.K11];2-(INT(LOG(ABS([Tabelle1.K11])))+1)))" office:value-type="float" office:value="0.13" calcext:value-type="float">
            <text:p>0,13</text:p>
          </table:table-cell>
          <table:table-cell table:formula="of:=ROUND([Tabelle1.L11];ABS(INT(LOG(ABS([Tabelle1.M11])))-1))" office:value-type="float" office:value="9.2" calcext:value-type="float">
            <text:p>9,2</text:p>
          </table:table-cell>
          <table:table-cell table:formula="of:=IF([Tabelle1.M11]=0;0;ROUND([Tabelle1.M11];2-(INT(LOG(ABS([Tabelle1.M11])))+1)))" office:value-type="float" office:value="5.1" calcext:value-type="float">
            <text:p>5,1</text:p>
          </table:table-cell>
          <table:table-cell table:formula="of:=ROUND([Tabelle1.N11];ABS(INT(LOG(ABS([Tabelle1.O11])))-1))" office:value-type="float" office:value="3.52" calcext:value-type="float">
            <text:p>3,52</text:p>
          </table:table-cell>
          <table:table-cell table:formula="of:=IF([Tabelle1.O11]=0;0;ROUND([Tabelle1.O11];2-(INT(LOG(ABS([Tabelle1.O11])))+1)))" office:value-type="float" office:value="0.97" calcext:value-type="float">
            <text:p>0,97</text:p>
          </table:table-cell>
          <table:table-cell table:formula="of:=ROUND([Tabelle1.P11];ABS(INT(LOG(ABS([Tabelle1.Q11])))-1))" office:value-type="float" office:value="0.319" calcext:value-type="float">
            <text:p>0,319</text:p>
          </table:table-cell>
          <table:table-cell table:formula="of:=IF([Tabelle1.Q11]=0;0;ROUND([Tabelle1.Q11];2-(INT(LOG(ABS([Tabelle1.Q11])))+1)))" office:value-type="float" office:value="0.016" calcext:value-type="float">
            <text:p>0,016</text:p>
          </table:table-cell>
          <table:table-cell table:formula="of:=ROUND([Tabelle1.R11];2)" office:value-type="float" office:value="34" calcext:value-type="float">
            <text:p>34</text:p>
          </table:table-cell>
          <table:table-cell table:formula="of:=ROUND([Tabelle1.S11];2)" office:value-type="float" office:value="20.1" calcext:value-type="float">
            <text:p>20,1</text:p>
          </table:table-cell>
        </table:table-row>
        <table:table-row table:style-name="ro1">
          <table:table-cell table:formula="of:=[Tabelle1.A12]" office:value-type="float" office:value="27" calcext:value-type="float">
            <text:p>27</text:p>
          </table:table-cell>
          <table:table-cell table:formula="of:=[Tabelle1.B12]" office:value-type="float" office:value="45" calcext:value-type="float">
            <text:p>45</text:p>
          </table:table-cell>
          <table:table-cell table:formula="of:=[Tabelle1.C12]" office:value-type="float" office:value="1.225" calcext:value-type="float">
            <text:p>1,225</text:p>
          </table:table-cell>
          <table:table-cell table:formula="of:=ROUND([Tabelle1.D12];ABS(INT(LOG(ABS([Tabelle1.E12])))-1))" office:value-type="float" office:value="4.254" calcext:value-type="float">
            <text:p>4,254</text:p>
          </table:table-cell>
          <table:table-cell table:formula="of:=IF([Tabelle1.E12]=0;0;ROUND([Tabelle1.E12];2-(INT(LOG(ABS([Tabelle1.E12])))+1)))" office:value-type="float" office:value="0.076" calcext:value-type="float">
            <text:p>0,076</text:p>
          </table:table-cell>
          <table:table-cell table:formula="of:=ROUND([Tabelle1.F12];ABS(INT(LOG(ABS([Tabelle1.G12])))-1))" office:value-type="float" office:value="0.0002" calcext:value-type="float">
            <text:p>0,0002</text:p>
          </table:table-cell>
          <table:table-cell table:formula="of:=IF([Tabelle1.G12]=0;0;ROUND([Tabelle1.G12];2-(INT(LOG(ABS([Tabelle1.G12])))+1)))" office:value-type="float" office:value="0.001" calcext:value-type="float">
            <text:p>0,001</text:p>
          </table:table-cell>
          <table:table-cell table:formula="of:=ROUND([Tabelle1.H12];ABS(INT(LOG(ABS([Tabelle1.I12])))-1))" office:value-type="float" office:value="4.52" calcext:value-type="float">
            <text:p>4,52</text:p>
          </table:table-cell>
          <table:table-cell table:formula="of:=IF([Tabelle1.I12]=0;0;ROUND([Tabelle1.I12];2-(INT(LOG(ABS([Tabelle1.I12])))+1)))" office:value-type="float" office:value="0.5" calcext:value-type="float">
            <text:p>0,5</text:p>
          </table:table-cell>
          <table:table-cell table:formula="of:=ROUND([Tabelle1.J12];ABS(INT(LOG(ABS([Tabelle1.K12])))-1))" office:value-type="float" office:value="0.17" calcext:value-type="float">
            <text:p>0,17</text:p>
          </table:table-cell>
          <table:table-cell table:formula="of:=IF([Tabelle1.K12]=0;0;ROUND([Tabelle1.K12];2-(INT(LOG(ABS([Tabelle1.K12])))+1)))" office:value-type="float" office:value="0.15" calcext:value-type="float">
            <text:p>0,15</text:p>
          </table:table-cell>
          <table:table-cell table:formula="of:=ROUND([Tabelle1.L12];ABS(INT(LOG(ABS([Tabelle1.M12])))-1))" office:value-type="float" office:value="9.2" calcext:value-type="float">
            <text:p>9,2</text:p>
          </table:table-cell>
          <table:table-cell table:formula="of:=IF([Tabelle1.M12]=0;0;ROUND([Tabelle1.M12];2-(INT(LOG(ABS([Tabelle1.M12])))+1)))" office:value-type="float" office:value="5.5" calcext:value-type="float">
            <text:p>5,5</text:p>
          </table:table-cell>
          <table:table-cell table:formula="of:=ROUND([Tabelle1.N12];ABS(INT(LOG(ABS([Tabelle1.O12])))-1))" office:value-type="float" office:value="3.3" calcext:value-type="float">
            <text:p>3,3</text:p>
          </table:table-cell>
          <table:table-cell table:formula="of:=IF([Tabelle1.O12]=0;0;ROUND([Tabelle1.O12];2-(INT(LOG(ABS([Tabelle1.O12])))+1)))" office:value-type="float" office:value="0.91" calcext:value-type="float">
            <text:p>0,91</text:p>
          </table:table-cell>
          <table:table-cell table:formula="of:=ROUND([Tabelle1.P12];ABS(INT(LOG(ABS([Tabelle1.Q12])))-1))" office:value-type="float" office:value="0.318" calcext:value-type="float">
            <text:p>0,318</text:p>
          </table:table-cell>
          <table:table-cell table:formula="of:=IF([Tabelle1.Q12]=0;0;ROUND([Tabelle1.Q12];2-(INT(LOG(ABS([Tabelle1.Q12])))+1)))" office:value-type="float" office:value="0.016" calcext:value-type="float">
            <text:p>0,016</text:p>
          </table:table-cell>
          <table:table-cell table:formula="of:=ROUND([Tabelle1.R12];2)" office:value-type="float" office:value="33.32" calcext:value-type="float">
            <text:p>33,32</text:p>
          </table:table-cell>
          <table:table-cell table:formula="of:=ROUND([Tabelle1.S12];2)" office:value-type="float" office:value="18.67" calcext:value-type="float">
            <text:p>18,67</text:p>
          </table:table-cell>
        </table:table-row>
        <table:table-row table:style-name="ro1">
          <table:table-cell table:formula="of:=[Tabelle1.A13]" office:value-type="float" office:value="26" calcext:value-type="float">
            <text:p>26</text:p>
          </table:table-cell>
          <table:table-cell table:formula="of:=[Tabelle1.B13]" office:value-type="float" office:value="46" calcext:value-type="float">
            <text:p>46</text:p>
          </table:table-cell>
          <table:table-cell table:formula="of:=[Tabelle1.C13]" office:value-type="float" office:value="1.25" calcext:value-type="float">
            <text:p>1,25</text:p>
          </table:table-cell>
          <table:table-cell table:formula="of:=ROUND([Tabelle1.D13];ABS(INT(LOG(ABS([Tabelle1.E13])))-1))" office:value-type="float" office:value="4.264" calcext:value-type="float">
            <text:p>4,264</text:p>
          </table:table-cell>
          <table:table-cell table:formula="of:=IF([Tabelle1.E13]=0;0;ROUND([Tabelle1.E13];2-(INT(LOG(ABS([Tabelle1.E13])))+1)))" office:value-type="float" office:value="0.077" calcext:value-type="float">
            <text:p>0,077</text:p>
          </table:table-cell>
          <table:table-cell table:formula="of:=ROUND([Tabelle1.F13];ABS(INT(LOG(ABS([Tabelle1.G13])))-1))" office:value-type="float" office:value="0.0002" calcext:value-type="float">
            <text:p>0,0002</text:p>
          </table:table-cell>
          <table:table-cell table:formula="of:=IF([Tabelle1.G13]=0;0;ROUND([Tabelle1.G13];2-(INT(LOG(ABS([Tabelle1.G13])))+1)))" office:value-type="float" office:value="0.001" calcext:value-type="float">
            <text:p>0,001</text:p>
          </table:table-cell>
          <table:table-cell table:formula="of:=ROUND([Tabelle1.H13];ABS(INT(LOG(ABS([Tabelle1.I13])))-1))" office:value-type="float" office:value="4.48" calcext:value-type="float">
            <text:p>4,48</text:p>
          </table:table-cell>
          <table:table-cell table:formula="of:=IF([Tabelle1.I13]=0;0;ROUND([Tabelle1.I13];2-(INT(LOG(ABS([Tabelle1.I13])))+1)))" office:value-type="float" office:value="0.52" calcext:value-type="float">
            <text:p>0,52</text:p>
          </table:table-cell>
          <table:table-cell table:formula="of:=ROUND([Tabelle1.J13];ABS(INT(LOG(ABS([Tabelle1.K13])))-1))" office:value-type="float" office:value="0.18" calcext:value-type="float">
            <text:p>0,18</text:p>
          </table:table-cell>
          <table:table-cell table:formula="of:=IF([Tabelle1.K13]=0;0;ROUND([Tabelle1.K13];2-(INT(LOG(ABS([Tabelle1.K13])))+1)))" office:value-type="float" office:value="0.16" calcext:value-type="float">
            <text:p>0,16</text:p>
          </table:table-cell>
          <table:table-cell table:formula="of:=ROUND([Tabelle1.L13];ABS(INT(LOG(ABS([Tabelle1.M13])))-1))" office:value-type="float" office:value="9.2" calcext:value-type="float">
            <text:p>9,2</text:p>
          </table:table-cell>
          <table:table-cell table:formula="of:=IF([Tabelle1.M13]=0;0;ROUND([Tabelle1.M13];2-(INT(LOG(ABS([Tabelle1.M13])))+1)))" office:value-type="float" office:value="5.6" calcext:value-type="float">
            <text:p>5,6</text:p>
          </table:table-cell>
          <table:table-cell table:formula="of:=ROUND([Tabelle1.N13];ABS(INT(LOG(ABS([Tabelle1.O13])))-1))" office:value-type="float" office:value="3.26" calcext:value-type="float">
            <text:p>3,26</text:p>
          </table:table-cell>
          <table:table-cell table:formula="of:=IF([Tabelle1.O13]=0;0;ROUND([Tabelle1.O13];2-(INT(LOG(ABS([Tabelle1.O13])))+1)))" office:value-type="float" office:value="0.9" calcext:value-type="float">
            <text:p>0,9</text:p>
          </table:table-cell>
          <table:table-cell table:formula="of:=ROUND([Tabelle1.P13];ABS(INT(LOG(ABS([Tabelle1.Q13])))-1))" office:value-type="float" office:value="0.318" calcext:value-type="float">
            <text:p>0,318</text:p>
          </table:table-cell>
          <table:table-cell table:formula="of:=IF([Tabelle1.Q13]=0;0;ROUND([Tabelle1.Q13];2-(INT(LOG(ABS([Tabelle1.Q13])))+1)))" office:value-type="float" office:value="0.016" calcext:value-type="float">
            <text:p>0,016</text:p>
          </table:table-cell>
          <table:table-cell table:formula="of:=ROUND([Tabelle1.R13];2)" office:value-type="float" office:value="33.27" calcext:value-type="float">
            <text:p>33,27</text:p>
          </table:table-cell>
          <table:table-cell table:formula="of:=ROUND([Tabelle1.S13];2)" office:value-type="float" office:value="15.43" calcext:value-type="float">
            <text:p>15,43</text:p>
          </table:table-cell>
        </table:table-row>
        <table:table-row table:style-name="ro1">
          <table:table-cell table:formula="of:=[Tabelle1.A14]" office:value-type="float" office:value="25" calcext:value-type="float">
            <text:p>25</text:p>
          </table:table-cell>
          <table:table-cell table:formula="of:=[Tabelle1.B14]" office:value-type="float" office:value="47" calcext:value-type="float">
            <text:p>47</text:p>
          </table:table-cell>
          <table:table-cell table:formula="of:=[Tabelle1.C14]" office:value-type="float" office:value="1.275" calcext:value-type="float">
            <text:p>1,275</text:p>
          </table:table-cell>
          <table:table-cell table:formula="of:=ROUND([Tabelle1.D14];ABS(INT(LOG(ABS([Tabelle1.E14])))-1))" office:value-type="float" office:value="4.295" calcext:value-type="float">
            <text:p>4,295</text:p>
          </table:table-cell>
          <table:table-cell table:formula="of:=IF([Tabelle1.E14]=0;0;ROUND([Tabelle1.E14];2-(INT(LOG(ABS([Tabelle1.E14])))+1)))" office:value-type="float" office:value="0.06" calcext:value-type="float">
            <text:p>0,06</text:p>
          </table:table-cell>
          <table:table-cell table:formula="of:=ROUND([Tabelle1.F14];ABS(INT(LOG(ABS([Tabelle1.G14])))-1))" office:value-type="float" office:value="0.0002" calcext:value-type="float">
            <text:p>0,0002</text:p>
          </table:table-cell>
          <table:table-cell table:formula="of:=IF([Tabelle1.G14]=0;0;ROUND([Tabelle1.G14];2-(INT(LOG(ABS([Tabelle1.G14])))+1)))" office:value-type="float" office:value="0.0013" calcext:value-type="float">
            <text:p>0,0013</text:p>
          </table:table-cell>
          <table:table-cell table:formula="of:=ROUND([Tabelle1.H14];ABS(INT(LOG(ABS([Tabelle1.I14])))-1))" office:value-type="float" office:value="4.24" calcext:value-type="float">
            <text:p>4,24</text:p>
          </table:table-cell>
          <table:table-cell table:formula="of:=IF([Tabelle1.I14]=0;0;ROUND([Tabelle1.I14];2-(INT(LOG(ABS([Tabelle1.I14])))+1)))" office:value-type="float" office:value="0.57" calcext:value-type="float">
            <text:p>0,57</text:p>
          </table:table-cell>
          <table:table-cell table:formula="of:=ROUND([Tabelle1.J14];ABS(INT(LOG(ABS([Tabelle1.K14])))-1))" office:value-type="float" office:value="0.25" calcext:value-type="float">
            <text:p>0,25</text:p>
          </table:table-cell>
          <table:table-cell table:formula="of:=IF([Tabelle1.K14]=0;0;ROUND([Tabelle1.K14];2-(INT(LOG(ABS([Tabelle1.K14])))+1)))" office:value-type="float" office:value="0.22" calcext:value-type="float">
            <text:p>0,22</text:p>
          </table:table-cell>
          <table:table-cell table:formula="of:=ROUND([Tabelle1.L14];ABS(INT(LOG(ABS([Tabelle1.M14])))-1))" office:value-type="float" office:value="9.1" calcext:value-type="float">
            <text:p>9,1</text:p>
          </table:table-cell>
          <table:table-cell table:formula="of:=IF([Tabelle1.M14]=0;0;ROUND([Tabelle1.M14];2-(INT(LOG(ABS([Tabelle1.M14])))+1)))" office:value-type="float" office:value="6.3" calcext:value-type="float">
            <text:p>6,3</text:p>
          </table:table-cell>
          <table:table-cell table:formula="of:=ROUND([Tabelle1.N14];ABS(INT(LOG(ABS([Tabelle1.O14])))-1))" office:value-type="float" office:value="2.96" calcext:value-type="float">
            <text:p>2,96</text:p>
          </table:table-cell>
          <table:table-cell table:formula="of:=IF([Tabelle1.O14]=0;0;ROUND([Tabelle1.O14];2-(INT(LOG(ABS([Tabelle1.O14])))+1)))" office:value-type="float" office:value="0.87" calcext:value-type="float">
            <text:p>0,87</text:p>
          </table:table-cell>
          <table:table-cell table:formula="of:=ROUND([Tabelle1.P14];ABS(INT(LOG(ABS([Tabelle1.Q14])))-1))" office:value-type="float" office:value="0.318" calcext:value-type="float">
            <text:p>0,318</text:p>
          </table:table-cell>
          <table:table-cell table:formula="of:=IF([Tabelle1.Q14]=0;0;ROUND([Tabelle1.Q14];2-(INT(LOG(ABS([Tabelle1.Q14])))+1)))" office:value-type="float" office:value="0.017" calcext:value-type="float">
            <text:p>0,017</text:p>
          </table:table-cell>
          <table:table-cell table:formula="of:=ROUND([Tabelle1.R14];2)" office:value-type="float" office:value="32.88" calcext:value-type="float">
            <text:p>32,88</text:p>
          </table:table-cell>
          <table:table-cell table:formula="of:=ROUND([Tabelle1.S14];2)" office:value-type="float" office:value="13.41" calcext:value-type="float">
            <text:p>13,41</text:p>
          </table:table-cell>
        </table:table-row>
        <table:table-row table:style-name="ro1">
          <table:table-cell table:formula="of:=[Tabelle1.A15]" office:value-type="float" office:value="24" calcext:value-type="float">
            <text:p>24</text:p>
          </table:table-cell>
          <table:table-cell table:formula="of:=[Tabelle1.B15]" office:value-type="float" office:value="48" calcext:value-type="float">
            <text:p>48</text:p>
          </table:table-cell>
          <table:table-cell table:formula="of:=[Tabelle1.C15]" office:value-type="float" office:value="1.3" calcext:value-type="float">
            <text:p>1,3</text:p>
          </table:table-cell>
          <table:table-cell table:formula="of:=ROUND([Tabelle1.D15];ABS(INT(LOG(ABS([Tabelle1.E15])))-1))" office:value-type="float" office:value="4.301" calcext:value-type="float">
            <text:p>4,301</text:p>
          </table:table-cell>
          <table:table-cell table:formula="of:=IF([Tabelle1.E15]=0;0;ROUND([Tabelle1.E15];2-(INT(LOG(ABS([Tabelle1.E15])))+1)))" office:value-type="float" office:value="0.06" calcext:value-type="float">
            <text:p>0,06</text:p>
          </table:table-cell>
          <table:table-cell table:formula="of:=ROUND([Tabelle1.F15];ABS(INT(LOG(ABS([Tabelle1.G15])))-1))" office:value-type="float" office:value="0.0002" calcext:value-type="float">
            <text:p>0,0002</text:p>
          </table:table-cell>
          <table:table-cell table:formula="of:=IF([Tabelle1.G15]=0;0;ROUND([Tabelle1.G15];2-(INT(LOG(ABS([Tabelle1.G15])))+1)))" office:value-type="float" office:value="0.0013" calcext:value-type="float">
            <text:p>0,0013</text:p>
          </table:table-cell>
          <table:table-cell table:formula="of:=ROUND([Tabelle1.H15];ABS(INT(LOG(ABS([Tabelle1.I15])))-1))" office:value-type="float" office:value="4.19" calcext:value-type="float">
            <text:p>4,19</text:p>
          </table:table-cell>
          <table:table-cell table:formula="of:=IF([Tabelle1.I15]=0;0;ROUND([Tabelle1.I15];2-(INT(LOG(ABS([Tabelle1.I15])))+1)))" office:value-type="float" office:value="0.61" calcext:value-type="float">
            <text:p>0,61</text:p>
          </table:table-cell>
          <table:table-cell table:formula="of:=ROUND([Tabelle1.J15];ABS(INT(LOG(ABS([Tabelle1.K15])))-1))" office:value-type="float" office:value="0.27" calcext:value-type="float">
            <text:p>0,27</text:p>
          </table:table-cell>
          <table:table-cell table:formula="of:=IF([Tabelle1.K15]=0;0;ROUND([Tabelle1.K15];2-(INT(LOG(ABS([Tabelle1.K15])))+1)))" office:value-type="float" office:value="0.24" calcext:value-type="float">
            <text:p>0,24</text:p>
          </table:table-cell>
          <table:table-cell table:formula="of:=ROUND([Tabelle1.L15];ABS(INT(LOG(ABS([Tabelle1.M15])))-1))" office:value-type="float" office:value="9.1" calcext:value-type="float">
            <text:p>9,1</text:p>
          </table:table-cell>
          <table:table-cell table:formula="of:=IF([Tabelle1.M15]=0;0;ROUND([Tabelle1.M15];2-(INT(LOG(ABS([Tabelle1.M15])))+1)))" office:value-type="float" office:value="6.4" calcext:value-type="float">
            <text:p>6,4</text:p>
          </table:table-cell>
          <table:table-cell table:formula="of:=ROUND([Tabelle1.N15];ABS(INT(LOG(ABS([Tabelle1.O15])))-1))" office:value-type="float" office:value="2.9" calcext:value-type="float">
            <text:p>2,9</text:p>
          </table:table-cell>
          <table:table-cell table:formula="of:=IF([Tabelle1.O15]=0;0;ROUND([Tabelle1.O15];2-(INT(LOG(ABS([Tabelle1.O15])))+1)))" office:value-type="float" office:value="0.87" calcext:value-type="float">
            <text:p>0,87</text:p>
          </table:table-cell>
          <table:table-cell table:formula="of:=ROUND([Tabelle1.P15];ABS(INT(LOG(ABS([Tabelle1.Q15])))-1))" office:value-type="float" office:value="0.318" calcext:value-type="float">
            <text:p>0,318</text:p>
          </table:table-cell>
          <table:table-cell table:formula="of:=IF([Tabelle1.Q15]=0;0;ROUND([Tabelle1.Q15];2-(INT(LOG(ABS([Tabelle1.Q15])))+1)))" office:value-type="float" office:value="0.017" calcext:value-type="float">
            <text:p>0,017</text:p>
          </table:table-cell>
          <table:table-cell table:formula="of:=ROUND([Tabelle1.R15];2)" office:value-type="float" office:value="32.85" calcext:value-type="float">
            <text:p>32,85</text:p>
          </table:table-cell>
          <table:table-cell table:formula="of:=ROUND([Tabelle1.S15];2)" office:value-type="float" office:value="10.73" calcext:value-type="float">
            <text:p>10,73</text:p>
          </table:table-cell>
        </table:table-row>
        <table:table-row table:style-name="ro1">
          <table:table-cell table:formula="of:=[Tabelle1.A16]" office:value-type="float" office:value="23" calcext:value-type="float">
            <text:p>23</text:p>
          </table:table-cell>
          <table:table-cell table:formula="of:=[Tabelle1.B16]" office:value-type="float" office:value="49" calcext:value-type="float">
            <text:p>49</text:p>
          </table:table-cell>
          <table:table-cell table:formula="of:=[Tabelle1.C16]" office:value-type="float" office:value="1.325" calcext:value-type="float">
            <text:p>1,325</text:p>
          </table:table-cell>
          <table:table-cell table:formula="of:=ROUND([Tabelle1.D16];ABS(INT(LOG(ABS([Tabelle1.E16])))-1))" office:value-type="float" office:value="4.3" calcext:value-type="float">
            <text:p>4,3</text:p>
          </table:table-cell>
          <table:table-cell table:formula="of:=IF([Tabelle1.E16]=0;0;ROUND([Tabelle1.E16];2-(INT(LOG(ABS([Tabelle1.E16])))+1)))" office:value-type="float" office:value="0.069" calcext:value-type="float">
            <text:p>0,069</text:p>
          </table:table-cell>
          <table:table-cell table:formula="of:=ROUND([Tabelle1.F16];ABS(INT(LOG(ABS([Tabelle1.G16])))-1))" office:value-type="float" office:value="0.0002" calcext:value-type="float">
            <text:p>0,0002</text:p>
          </table:table-cell>
          <table:table-cell table:formula="of:=IF([Tabelle1.G16]=0;0;ROUND([Tabelle1.G16];2-(INT(LOG(ABS([Tabelle1.G16])))+1)))" office:value-type="float" office:value="0.0013" calcext:value-type="float">
            <text:p>0,0013</text:p>
          </table:table-cell>
          <table:table-cell table:formula="of:=ROUND([Tabelle1.H16];ABS(INT(LOG(ABS([Tabelle1.I16])))-1))" office:value-type="float" office:value="4.19" calcext:value-type="float">
            <text:p>4,19</text:p>
          </table:table-cell>
          <table:table-cell table:formula="of:=IF([Tabelle1.I16]=0;0;ROUND([Tabelle1.I16];2-(INT(LOG(ABS([Tabelle1.I16])))+1)))" office:value-type="float" office:value="0.65" calcext:value-type="float">
            <text:p>0,65</text:p>
          </table:table-cell>
          <table:table-cell table:formula="of:=ROUND([Tabelle1.J16];ABS(INT(LOG(ABS([Tabelle1.K16])))-1))" office:value-type="float" office:value="0.27" calcext:value-type="float">
            <text:p>0,27</text:p>
          </table:table-cell>
          <table:table-cell table:formula="of:=IF([Tabelle1.K16]=0;0;ROUND([Tabelle1.K16];2-(INT(LOG(ABS([Tabelle1.K16])))+1)))" office:value-type="float" office:value="0.25" calcext:value-type="float">
            <text:p>0,25</text:p>
          </table:table-cell>
          <table:table-cell table:formula="of:=ROUND([Tabelle1.L16];ABS(INT(LOG(ABS([Tabelle1.M16])))-1))" office:value-type="float" office:value="9.1" calcext:value-type="float">
            <text:p>9,1</text:p>
          </table:table-cell>
          <table:table-cell table:formula="of:=IF([Tabelle1.M16]=0;0;ROUND([Tabelle1.M16];2-(INT(LOG(ABS([Tabelle1.M16])))+1)))" office:value-type="float" office:value="6.4" calcext:value-type="float">
            <text:p>6,4</text:p>
          </table:table-cell>
          <table:table-cell table:formula="of:=ROUND([Tabelle1.N16];ABS(INT(LOG(ABS([Tabelle1.O16])))-1))" office:value-type="float" office:value="2.9" calcext:value-type="float">
            <text:p>2,9</text:p>
          </table:table-cell>
          <table:table-cell table:formula="of:=IF([Tabelle1.O16]=0;0;ROUND([Tabelle1.O16];2-(INT(LOG(ABS([Tabelle1.O16])))+1)))" office:value-type="float" office:value="0.89" calcext:value-type="float">
            <text:p>0,89</text:p>
          </table:table-cell>
          <table:table-cell table:formula="of:=ROUND([Tabelle1.P16];ABS(INT(LOG(ABS([Tabelle1.Q16])))-1))" office:value-type="float" office:value="0.318" calcext:value-type="float">
            <text:p>0,318</text:p>
          </table:table-cell>
          <table:table-cell table:formula="of:=IF([Tabelle1.Q16]=0;0;ROUND([Tabelle1.Q16];2-(INT(LOG(ABS([Tabelle1.Q16])))+1)))" office:value-type="float" office:value="0.017" calcext:value-type="float">
            <text:p>0,017</text:p>
          </table:table-cell>
          <table:table-cell table:formula="of:=ROUND([Tabelle1.R16];2)" office:value-type="float" office:value="32.85" calcext:value-type="float">
            <text:p>32,85</text:p>
          </table:table-cell>
          <table:table-cell table:formula="of:=ROUND([Tabelle1.S16];2)" office:value-type="float" office:value="8.38" calcext:value-type="float">
            <text:p>8,38</text:p>
          </table:table-cell>
        </table:table-row>
        <table:table-row table:style-name="ro1">
          <table:table-cell table:formula="of:=[Tabelle1.A17]" office:value-type="float" office:value="22" calcext:value-type="float">
            <text:p>22</text:p>
          </table:table-cell>
          <table:table-cell table:formula="of:=[Tabelle1.B17]" office:value-type="float" office:value="50" calcext:value-type="float">
            <text:p>50</text:p>
          </table:table-cell>
          <table:table-cell table:formula="of:=[Tabelle1.C17]" office:value-type="float" office:value="1.35" calcext:value-type="float">
            <text:p>1,35</text:p>
          </table:table-cell>
          <table:table-cell table:formula="of:=ROUND([Tabelle1.D17];ABS(INT(LOG(ABS([Tabelle1.E17])))-1))" office:value-type="float" office:value="4.333" calcext:value-type="float">
            <text:p>4,333</text:p>
          </table:table-cell>
          <table:table-cell table:formula="of:=IF([Tabelle1.E17]=0;0;ROUND([Tabelle1.E17];2-(INT(LOG(ABS([Tabelle1.E17])))+1)))" office:value-type="float" office:value="0.052" calcext:value-type="float">
            <text:p>0,052</text:p>
          </table:table-cell>
          <table:table-cell table:formula="of:=ROUND([Tabelle1.F17];ABS(INT(LOG(ABS([Tabelle1.G17])))-1))" office:value-type="float" office:value="0.0002" calcext:value-type="float">
            <text:p>0,0002</text:p>
          </table:table-cell>
          <table:table-cell table:formula="of:=IF([Tabelle1.G17]=0;0;ROUND([Tabelle1.G17];2-(INT(LOG(ABS([Tabelle1.G17])))+1)))" office:value-type="float" office:value="0.0014" calcext:value-type="float">
            <text:p>0,0014</text:p>
          </table:table-cell>
          <table:table-cell table:formula="of:=ROUND([Tabelle1.H17];ABS(INT(LOG(ABS([Tabelle1.I17])))-1))" office:value-type="float" office:value="3.79" calcext:value-type="float">
            <text:p>3,79</text:p>
          </table:table-cell>
          <table:table-cell table:formula="of:=IF([Tabelle1.I17]=0;0;ROUND([Tabelle1.I17];2-(INT(LOG(ABS([Tabelle1.I17])))+1)))" office:value-type="float" office:value="0.76" calcext:value-type="float">
            <text:p>0,76</text:p>
          </table:table-cell>
          <table:table-cell table:formula="of:=ROUND([Tabelle1.J17];ABS(INT(LOG(ABS([Tabelle1.K17])))-1))" office:value-type="float" office:value="0.43" calcext:value-type="float">
            <text:p>0,43</text:p>
          </table:table-cell>
          <table:table-cell table:formula="of:=IF([Tabelle1.K17]=0;0;ROUND([Tabelle1.K17];2-(INT(LOG(ABS([Tabelle1.K17])))+1)))" office:value-type="float" office:value="0.38" calcext:value-type="float">
            <text:p>0,38</text:p>
          </table:table-cell>
          <table:table-cell table:formula="of:=ROUND([Tabelle1.L17];ABS(INT(LOG(ABS([Tabelle1.M17])))-1))" office:value-type="float" office:value="9" calcext:value-type="float">
            <text:p>9</text:p>
          </table:table-cell>
          <table:table-cell table:formula="of:=IF([Tabelle1.M17]=0;0;ROUND([Tabelle1.M17];2-(INT(LOG(ABS([Tabelle1.M17])))+1)))" office:value-type="float" office:value="6.7" calcext:value-type="float">
            <text:p>6,7</text:p>
          </table:table-cell>
          <table:table-cell table:formula="of:=ROUND([Tabelle1.N17];ABS(INT(LOG(ABS([Tabelle1.O17])))-1))" office:value-type="float" office:value="2.49" calcext:value-type="float">
            <text:p>2,49</text:p>
          </table:table-cell>
          <table:table-cell table:formula="of:=IF([Tabelle1.O17]=0;0;ROUND([Tabelle1.O17];2-(INT(LOG(ABS([Tabelle1.O17])))+1)))" office:value-type="float" office:value="0.83" calcext:value-type="float">
            <text:p>0,83</text:p>
          </table:table-cell>
          <table:table-cell table:formula="of:=ROUND([Tabelle1.P17];ABS(INT(LOG(ABS([Tabelle1.Q17])))-1))" office:value-type="float" office:value="0.32" calcext:value-type="float">
            <text:p>0,32</text:p>
          </table:table-cell>
          <table:table-cell table:formula="of:=IF([Tabelle1.Q17]=0;0;ROUND([Tabelle1.Q17];2-(INT(LOG(ABS([Tabelle1.Q17])))+1)))" office:value-type="float" office:value="0.017" calcext:value-type="float">
            <text:p>0,017</text:p>
          </table:table-cell>
          <table:table-cell table:formula="of:=ROUND([Tabelle1.R17];2)" office:value-type="float" office:value="31.77" calcext:value-type="float">
            <text:p>31,77</text:p>
          </table:table-cell>
          <table:table-cell table:formula="of:=ROUND([Tabelle1.S17];2)" office:value-type="float" office:value="8.14" calcext:value-type="float">
            <text:p>8,14</text:p>
          </table:table-cell>
        </table:table-row>
        <table:table-row table:style-name="ro1">
          <table:table-cell table:formula="of:=[Tabelle1.A18]" office:value-type="float" office:value="21" calcext:value-type="float">
            <text:p>21</text:p>
          </table:table-cell>
          <table:table-cell table:formula="of:=[Tabelle1.B18]" office:value-type="float" office:value="51" calcext:value-type="float">
            <text:p>51</text:p>
          </table:table-cell>
          <table:table-cell table:formula="of:=[Tabelle1.C18]" office:value-type="float" office:value="1.375" calcext:value-type="float">
            <text:p>1,375</text:p>
          </table:table-cell>
          <table:table-cell table:formula="of:=ROUND([Tabelle1.D18];ABS(INT(LOG(ABS([Tabelle1.E18])))-1))" office:value-type="float" office:value="4.27" calcext:value-type="float">
            <text:p>4,27</text:p>
          </table:table-cell>
          <table:table-cell table:formula="of:=IF([Tabelle1.E18]=0;0;ROUND([Tabelle1.E18];2-(INT(LOG(ABS([Tabelle1.E18])))+1)))" office:value-type="float" office:value="0.11" calcext:value-type="float">
            <text:p>0,11</text:p>
          </table:table-cell>
          <table:table-cell table:formula="of:=ROUND([Tabelle1.F18];ABS(INT(LOG(ABS([Tabelle1.G18])))-1))" office:value-type="float" office:value="0.0002" calcext:value-type="float">
            <text:p>0,0002</text:p>
          </table:table-cell>
          <table:table-cell table:formula="of:=IF([Tabelle1.G18]=0;0;ROUND([Tabelle1.G18];2-(INT(LOG(ABS([Tabelle1.G18])))+1)))" office:value-type="float" office:value="0.0011" calcext:value-type="float">
            <text:p>0,0011</text:p>
          </table:table-cell>
          <table:table-cell table:formula="of:=ROUND([Tabelle1.H18];ABS(INT(LOG(ABS([Tabelle1.I18])))-1))" office:value-type="float" office:value="4.31" calcext:value-type="float">
            <text:p>4,31</text:p>
          </table:table-cell>
          <table:table-cell table:formula="of:=IF([Tabelle1.I18]=0;0;ROUND([Tabelle1.I18];2-(INT(LOG(ABS([Tabelle1.I18])))+1)))" office:value-type="float" office:value="0.74" calcext:value-type="float">
            <text:p>0,74</text:p>
          </table:table-cell>
          <table:table-cell table:formula="of:=ROUND([Tabelle1.J18];ABS(INT(LOG(ABS([Tabelle1.K18])))-1))" office:value-type="float" office:value="0.24" calcext:value-type="float">
            <text:p>0,24</text:p>
          </table:table-cell>
          <table:table-cell table:formula="of:=IF([Tabelle1.K18]=0;0;ROUND([Tabelle1.K18];2-(INT(LOG(ABS([Tabelle1.K18])))+1)))" office:value-type="float" office:value="0.25" calcext:value-type="float">
            <text:p>0,25</text:p>
          </table:table-cell>
          <table:table-cell table:formula="of:=ROUND([Tabelle1.L18];ABS(INT(LOG(ABS([Tabelle1.M18])))-1))" office:value-type="float" office:value="9.1" calcext:value-type="float">
            <text:p>9,1</text:p>
          </table:table-cell>
          <table:table-cell table:formula="of:=IF([Tabelle1.M18]=0;0;ROUND([Tabelle1.M18];2-(INT(LOG(ABS([Tabelle1.M18])))+1)))" office:value-type="float" office:value="5.2" calcext:value-type="float">
            <text:p>5,2</text:p>
          </table:table-cell>
          <table:table-cell table:formula="of:=ROUND([Tabelle1.N18];ABS(INT(LOG(ABS([Tabelle1.O18])))-1))" office:value-type="float" office:value="2.98" calcext:value-type="float">
            <text:p>2,98</text:p>
          </table:table-cell>
          <table:table-cell table:formula="of:=IF([Tabelle1.O18]=0;0;ROUND([Tabelle1.O18];2-(INT(LOG(ABS([Tabelle1.O18])))+1)))" office:value-type="float" office:value="0.97" calcext:value-type="float">
            <text:p>0,97</text:p>
          </table:table-cell>
          <table:table-cell table:formula="of:=ROUND([Tabelle1.P18];ABS(INT(LOG(ABS([Tabelle1.Q18])))-1))" office:value-type="float" office:value="0.318" calcext:value-type="float">
            <text:p>0,318</text:p>
          </table:table-cell>
          <table:table-cell table:formula="of:=IF([Tabelle1.Q18]=0;0;ROUND([Tabelle1.Q18];2-(INT(LOG(ABS([Tabelle1.Q18])))+1)))" office:value-type="float" office:value="0.016" calcext:value-type="float">
            <text:p>0,016</text:p>
          </table:table-cell>
          <table:table-cell table:formula="of:=ROUND([Tabelle1.R18];2)" office:value-type="float" office:value="30.62" calcext:value-type="float">
            <text:p>30,62</text:p>
          </table:table-cell>
          <table:table-cell table:formula="of:=ROUND([Tabelle1.S18];2)" office:value-type="float" office:value="8.02" calcext:value-type="float">
            <text:p>8,02</text:p>
          </table:table-cell>
        </table:table-row>
        <table:table-row table:style-name="ro1">
          <table:table-cell table:formula="of:=[Tabelle1.A19]" office:value-type="float" office:value="20" calcext:value-type="float">
            <text:p>20</text:p>
          </table:table-cell>
          <table:table-cell table:formula="of:=[Tabelle1.B19]" office:value-type="float" office:value="52" calcext:value-type="float">
            <text:p>52</text:p>
          </table:table-cell>
          <table:table-cell table:formula="of:=[Tabelle1.C19]" office:value-type="float" office:value="1.4" calcext:value-type="float">
            <text:p>1,4</text:p>
          </table:table-cell>
          <table:table-cell table:formula="of:=ROUND([Tabelle1.D19];ABS(INT(LOG(ABS([Tabelle1.E19])))-1))" office:value-type="float" office:value="4.24" calcext:value-type="float">
            <text:p>4,24</text:p>
          </table:table-cell>
          <table:table-cell table:formula="of:=IF([Tabelle1.E19]=0;0;ROUND([Tabelle1.E19];2-(INT(LOG(ABS([Tabelle1.E19])))+1)))" office:value-type="float" office:value="0.16" calcext:value-type="float">
            <text:p>0,16</text:p>
          </table:table-cell>
          <table:table-cell table:formula="of:=ROUND([Tabelle1.F19];ABS(INT(LOG(ABS([Tabelle1.G19])))-1))" office:value-type="float" office:value="0.0002" calcext:value-type="float">
            <text:p>0,0002</text:p>
          </table:table-cell>
          <table:table-cell table:formula="of:=IF([Tabelle1.G19]=0;0;ROUND([Tabelle1.G19];2-(INT(LOG(ABS([Tabelle1.G19])))+1)))" office:value-type="float" office:value="0.001" calcext:value-type="float">
            <text:p>0,001</text:p>
          </table:table-cell>
          <table:table-cell table:formula="of:=ROUND([Tabelle1.H19];ABS(INT(LOG(ABS([Tabelle1.I19])))-1))" office:value-type="float" office:value="4.51" calcext:value-type="float">
            <text:p>4,51</text:p>
          </table:table-cell>
          <table:table-cell table:formula="of:=IF([Tabelle1.I19]=0;0;ROUND([Tabelle1.I19];2-(INT(LOG(ABS([Tabelle1.I19])))+1)))" office:value-type="float" office:value="0.76" calcext:value-type="float">
            <text:p>0,76</text:p>
          </table:table-cell>
          <table:table-cell table:formula="of:=ROUND([Tabelle1.J19];ABS(INT(LOG(ABS([Tabelle1.K19])))-1))" office:value-type="float" office:value="0.19" calcext:value-type="float">
            <text:p>0,19</text:p>
          </table:table-cell>
          <table:table-cell table:formula="of:=IF([Tabelle1.K19]=0;0;ROUND([Tabelle1.K19];2-(INT(LOG(ABS([Tabelle1.K19])))+1)))" office:value-type="float" office:value="0.21" calcext:value-type="float">
            <text:p>0,21</text:p>
          </table:table-cell>
          <table:table-cell table:formula="of:=ROUND([Tabelle1.L19];ABS(INT(LOG(ABS([Tabelle1.M19])))-1))" office:value-type="float" office:value="9.1" calcext:value-type="float">
            <text:p>9,1</text:p>
          </table:table-cell>
          <table:table-cell table:formula="of:=IF([Tabelle1.M19]=0;0;ROUND([Tabelle1.M19];2-(INT(LOG(ABS([Tabelle1.M19])))+1)))" office:value-type="float" office:value="4.7" calcext:value-type="float">
            <text:p>4,7</text:p>
          </table:table-cell>
          <table:table-cell table:formula="of:=ROUND([Tabelle1.N19];ABS(INT(LOG(ABS([Tabelle1.O19])))-1))" office:value-type="float" office:value="3.2" calcext:value-type="float">
            <text:p>3,2</text:p>
          </table:table-cell>
          <table:table-cell table:formula="of:=IF([Tabelle1.O19]=0;0;ROUND([Tabelle1.O19];2-(INT(LOG(ABS([Tabelle1.O19])))+1)))" office:value-type="float" office:value="1" calcext:value-type="float">
            <text:p>1</text:p>
          </table:table-cell>
          <table:table-cell table:formula="of:=ROUND([Tabelle1.P19];ABS(INT(LOG(ABS([Tabelle1.Q19])))-1))" office:value-type="float" office:value="0.318" calcext:value-type="float">
            <text:p>0,318</text:p>
          </table:table-cell>
          <table:table-cell table:formula="of:=IF([Tabelle1.Q19]=0;0;ROUND([Tabelle1.Q19];2-(INT(LOG(ABS([Tabelle1.Q19])))+1)))" office:value-type="float" office:value="0.017" calcext:value-type="float">
            <text:p>0,017</text:p>
          </table:table-cell>
          <table:table-cell table:formula="of:=ROUND([Tabelle1.R19];2)" office:value-type="float" office:value="30.42" calcext:value-type="float">
            <text:p>30,42</text:p>
          </table:table-cell>
          <table:table-cell table:formula="of:=ROUND([Tabelle1.S19];2)" office:value-type="float" office:value="6.33" calcext:value-type="float">
            <text:p>6,33</text:p>
          </table:table-cell>
        </table:table-row>
        <table:table-row table:style-name="ro1">
          <table:table-cell table:formula="of:=[Tabelle1.A20]" office:value-type="float" office:value="19" calcext:value-type="float">
            <text:p>19</text:p>
          </table:table-cell>
          <table:table-cell table:formula="of:=[Tabelle1.B20]" office:value-type="float" office:value="53" calcext:value-type="float">
            <text:p>53</text:p>
          </table:table-cell>
          <table:table-cell table:formula="of:=[Tabelle1.C20]" office:value-type="float" office:value="1.425" calcext:value-type="float">
            <text:p>1,425</text:p>
          </table:table-cell>
          <table:table-cell table:formula="of:=ROUND([Tabelle1.D20];ABS(INT(LOG(ABS([Tabelle1.E20])))-1))" office:value-type="float" office:value="4.334" calcext:value-type="float">
            <text:p>4,334</text:p>
          </table:table-cell>
          <table:table-cell table:formula="of:=IF([Tabelle1.E20]=0;0;ROUND([Tabelle1.E20];2-(INT(LOG(ABS([Tabelle1.E20])))+1)))" office:value-type="float" office:value="0.082" calcext:value-type="float">
            <text:p>0,082</text:p>
          </table:table-cell>
          <table:table-cell table:formula="of:=ROUND([Tabelle1.F20];ABS(INT(LOG(ABS([Tabelle1.G20])))-1))" office:value-type="float" office:value="0.0002" calcext:value-type="float">
            <text:p>0,0002</text:p>
          </table:table-cell>
          <table:table-cell table:formula="of:=IF([Tabelle1.G20]=0;0;ROUND([Tabelle1.G20];2-(INT(LOG(ABS([Tabelle1.G20])))+1)))" office:value-type="float" office:value="0.0011" calcext:value-type="float">
            <text:p>0,0011</text:p>
          </table:table-cell>
          <table:table-cell table:formula="of:=ROUND([Tabelle1.H20];ABS(INT(LOG(ABS([Tabelle1.I20])))-1))" office:value-type="float" office:value="3.91" calcext:value-type="float">
            <text:p>3,91</text:p>
          </table:table-cell>
          <table:table-cell table:formula="of:=IF([Tabelle1.I20]=0;0;ROUND([Tabelle1.I20];2-(INT(LOG(ABS([Tabelle1.I20])))+1)))" office:value-type="float" office:value="0.86" calcext:value-type="float">
            <text:p>0,86</text:p>
          </table:table-cell>
          <table:table-cell table:formula="of:=ROUND([Tabelle1.J20];ABS(INT(LOG(ABS([Tabelle1.K20])))-1))" office:value-type="float" office:value="0.37" calcext:value-type="float">
            <text:p>0,37</text:p>
          </table:table-cell>
          <table:table-cell table:formula="of:=IF([Tabelle1.K20]=0;0;ROUND([Tabelle1.K20];2-(INT(LOG(ABS([Tabelle1.K20])))+1)))" office:value-type="float" office:value="0.36" calcext:value-type="float">
            <text:p>0,36</text:p>
          </table:table-cell>
          <table:table-cell table:formula="of:=ROUND([Tabelle1.L20];ABS(INT(LOG(ABS([Tabelle1.M20])))-1))" office:value-type="float" office:value="9.2" calcext:value-type="float">
            <text:p>9,2</text:p>
          </table:table-cell>
          <table:table-cell table:formula="of:=IF([Tabelle1.M20]=0;0;ROUND([Tabelle1.M20];2-(INT(LOG(ABS([Tabelle1.M20])))+1)))" office:value-type="float" office:value="6.5" calcext:value-type="float">
            <text:p>6,5</text:p>
          </table:table-cell>
          <table:table-cell table:formula="of:=ROUND([Tabelle1.N20];ABS(INT(LOG(ABS([Tabelle1.O20])))-1))" office:value-type="float" office:value="2.65" calcext:value-type="float">
            <text:p>2,65</text:p>
          </table:table-cell>
          <table:table-cell table:formula="of:=IF([Tabelle1.O20]=0;0;ROUND([Tabelle1.O20];2-(INT(LOG(ABS([Tabelle1.O20])))+1)))" office:value-type="float" office:value="0.9" calcext:value-type="float">
            <text:p>0,9</text:p>
          </table:table-cell>
          <table:table-cell table:formula="of:=ROUND([Tabelle1.P20];ABS(INT(LOG(ABS([Tabelle1.Q20])))-1))" office:value-type="float" office:value="0.318" calcext:value-type="float">
            <text:p>0,318</text:p>
          </table:table-cell>
          <table:table-cell table:formula="of:=IF([Tabelle1.Q20]=0;0;ROUND([Tabelle1.Q20];2-(INT(LOG(ABS([Tabelle1.Q20])))+1)))" office:value-type="float" office:value="0.017" calcext:value-type="float">
            <text:p>0,017</text:p>
          </table:table-cell>
          <table:table-cell table:formula="of:=ROUND([Tabelle1.R20];2)" office:value-type="float" office:value="28.7" calcext:value-type="float">
            <text:p>28,7</text:p>
          </table:table-cell>
          <table:table-cell table:formula="of:=ROUND([Tabelle1.S20];2)" office:value-type="float" office:value="7.08" calcext:value-type="float">
            <text:p>7,08</text:p>
          </table:table-cell>
        </table:table-row>
        <table:table-row table:style-name="ro1">
          <table:table-cell table:formula="of:=[Tabelle1.A21]" office:value-type="float" office:value="18" calcext:value-type="float">
            <text:p>18</text:p>
          </table:table-cell>
          <table:table-cell table:formula="of:=[Tabelle1.B21]" office:value-type="float" office:value="54" calcext:value-type="float">
            <text:p>54</text:p>
          </table:table-cell>
          <table:table-cell table:formula="of:=[Tabelle1.C21]" office:value-type="float" office:value="1.45" calcext:value-type="float">
            <text:p>1,45</text:p>
          </table:table-cell>
          <table:table-cell table:formula="of:=ROUND([Tabelle1.D21];ABS(INT(LOG(ABS([Tabelle1.E21])))-1))" office:value-type="float" office:value="4.408" calcext:value-type="float">
            <text:p>4,408</text:p>
          </table:table-cell>
          <table:table-cell table:formula="of:=IF([Tabelle1.E21]=0;0;ROUND([Tabelle1.E21];2-(INT(LOG(ABS([Tabelle1.E21])))+1)))" office:value-type="float" office:value="0.066" calcext:value-type="float">
            <text:p>0,066</text:p>
          </table:table-cell>
          <table:table-cell table:formula="of:=ROUND([Tabelle1.F21];ABS(INT(LOG(ABS([Tabelle1.G21])))-1))" office:value-type="float" office:value="0.0002" calcext:value-type="float">
            <text:p>0,0002</text:p>
          </table:table-cell>
          <table:table-cell table:formula="of:=IF([Tabelle1.G21]=0;0;ROUND([Tabelle1.G21];2-(INT(LOG(ABS([Tabelle1.G21])))+1)))" office:value-type="float" office:value="0.0016" calcext:value-type="float">
            <text:p>0,0016</text:p>
          </table:table-cell>
          <table:table-cell table:formula="of:=ROUND([Tabelle1.H21];ABS(INT(LOG(ABS([Tabelle1.I21])))-1))" office:value-type="float" office:value="2.8" calcext:value-type="float">
            <text:p>2,8</text:p>
          </table:table-cell>
          <table:table-cell table:formula="of:=IF([Tabelle1.I21]=0;0;ROUND([Tabelle1.I21];2-(INT(LOG(ABS([Tabelle1.I21])))+1)))" office:value-type="float" office:value="1.3" calcext:value-type="float">
            <text:p>1,3</text:p>
          </table:table-cell>
          <table:table-cell table:formula="of:=ROUND([Tabelle1.J21];ABS(INT(LOG(ABS([Tabelle1.K21])))-1))" office:value-type="float" office:value="0.87" calcext:value-type="float">
            <text:p>0,87</text:p>
          </table:table-cell>
          <table:table-cell table:formula="of:=IF([Tabelle1.K21]=0;0;ROUND([Tabelle1.K21];2-(INT(LOG(ABS([Tabelle1.K21])))+1)))" office:value-type="float" office:value="0.8" calcext:value-type="float">
            <text:p>0,8</text:p>
          </table:table-cell>
          <table:table-cell table:formula="of:=ROUND([Tabelle1.L21];ABS(INT(LOG(ABS([Tabelle1.M21])))-1))" office:value-type="float" office:value="9.1" calcext:value-type="float">
            <text:p>9,1</text:p>
          </table:table-cell>
          <table:table-cell table:formula="of:=IF([Tabelle1.M21]=0;0;ROUND([Tabelle1.M21];2-(INT(LOG(ABS([Tabelle1.M21])))+1)))" office:value-type="float" office:value="8.3" calcext:value-type="float">
            <text:p>8,3</text:p>
          </table:table-cell>
          <table:table-cell table:formula="of:=ROUND([Tabelle1.N21];ABS(INT(LOG(ABS([Tabelle1.O21])))-1))" office:value-type="float" office:value="1.97" calcext:value-type="float">
            <text:p>1,97</text:p>
          </table:table-cell>
          <table:table-cell table:formula="of:=IF([Tabelle1.O21]=0;0;ROUND([Tabelle1.O21];2-(INT(LOG(ABS([Tabelle1.O21])))+1)))" office:value-type="float" office:value="0.79" calcext:value-type="float">
            <text:p>0,79</text:p>
          </table:table-cell>
          <table:table-cell table:formula="of:=ROUND([Tabelle1.P21];ABS(INT(LOG(ABS([Tabelle1.Q21])))-1))" office:value-type="float" office:value="0.318" calcext:value-type="float">
            <text:p>0,318</text:p>
          </table:table-cell>
          <table:table-cell table:formula="of:=IF([Tabelle1.Q21]=0;0;ROUND([Tabelle1.Q21];2-(INT(LOG(ABS([Tabelle1.Q21])))+1)))" office:value-type="float" office:value="0.017" calcext:value-type="float">
            <text:p>0,017</text:p>
          </table:table-cell>
          <table:table-cell table:formula="of:=ROUND([Tabelle1.R21];2)" office:value-type="float" office:value="27.17" calcext:value-type="float">
            <text:p>27,17</text:p>
          </table:table-cell>
          <table:table-cell table:formula="of:=ROUND([Tabelle1.S21];2)" office:value-type="float" office:value="7.58" calcext:value-type="float">
            <text:p>7,58</text:p>
          </table:table-cell>
        </table:table-row>
        <table:table-row table:style-name="ro1">
          <table:table-cell table:formula="of:=[Tabelle1.A22]" office:value-type="float" office:value="17" calcext:value-type="float">
            <text:p>17</text:p>
          </table:table-cell>
          <table:table-cell table:formula="of:=[Tabelle1.B22]" office:value-type="float" office:value="55" calcext:value-type="float">
            <text:p>55</text:p>
          </table:table-cell>
          <table:table-cell table:formula="of:=[Tabelle1.C22]" office:value-type="float" office:value="1.475" calcext:value-type="float">
            <text:p>1,475</text:p>
          </table:table-cell>
          <table:table-cell table:formula="of:=ROUND([Tabelle1.D22];ABS(INT(LOG(ABS([Tabelle1.E22])))-1))" office:value-type="float" office:value="4.419" calcext:value-type="float">
            <text:p>4,419</text:p>
          </table:table-cell>
          <table:table-cell table:formula="of:=IF([Tabelle1.E22]=0;0;ROUND([Tabelle1.E22];2-(INT(LOG(ABS([Tabelle1.E22])))+1)))" office:value-type="float" office:value="0.072" calcext:value-type="float">
            <text:p>0,072</text:p>
          </table:table-cell>
          <table:table-cell table:formula="of:=ROUND([Tabelle1.F22];ABS(INT(LOG(ABS([Tabelle1.G22])))-1))" office:value-type="float" office:value="0.0002" calcext:value-type="float">
            <text:p>0,0002</text:p>
          </table:table-cell>
          <table:table-cell table:formula="of:=IF([Tabelle1.G22]=0;0;ROUND([Tabelle1.G22];2-(INT(LOG(ABS([Tabelle1.G22])))+1)))" office:value-type="float" office:value="0.0015" calcext:value-type="float">
            <text:p>0,0015</text:p>
          </table:table-cell>
          <table:table-cell table:formula="of:=ROUND([Tabelle1.H22];ABS(INT(LOG(ABS([Tabelle1.I22])))-1))" office:value-type="float" office:value="2.5" calcext:value-type="float">
            <text:p>2,5</text:p>
          </table:table-cell>
          <table:table-cell table:formula="of:=IF([Tabelle1.I22]=0;0;ROUND([Tabelle1.I22];2-(INT(LOG(ABS([Tabelle1.I22])))+1)))" office:value-type="float" office:value="1.5" calcext:value-type="float">
            <text:p>1,5</text:p>
          </table:table-cell>
          <table:table-cell table:formula="of:=ROUND([Tabelle1.J22];ABS(INT(LOG(ABS([Tabelle1.K22])))-1))" office:value-type="float" office:value="1.02" calcext:value-type="float">
            <text:p>1,02</text:p>
          </table:table-cell>
          <table:table-cell table:formula="of:=IF([Tabelle1.K22]=0;0;ROUND([Tabelle1.K22];2-(INT(LOG(ABS([Tabelle1.K22])))+1)))" office:value-type="float" office:value="0.95" calcext:value-type="float">
            <text:p>0,95</text:p>
          </table:table-cell>
          <table:table-cell table:formula="of:=ROUND([Tabelle1.L22];ABS(INT(LOG(ABS([Tabelle1.M22])))-1))" office:value-type="float" office:value="9.1" calcext:value-type="float">
            <text:p>9,1</text:p>
          </table:table-cell>
          <table:table-cell table:formula="of:=IF([Tabelle1.M22]=0;0;ROUND([Tabelle1.M22];2-(INT(LOG(ABS([Tabelle1.M22])))+1)))" office:value-type="float" office:value="8.4" calcext:value-type="float">
            <text:p>8,4</text:p>
          </table:table-cell>
          <table:table-cell table:formula="of:=ROUND([Tabelle1.N22];ABS(INT(LOG(ABS([Tabelle1.O22])))-1))" office:value-type="float" office:value="1.85" calcext:value-type="float">
            <text:p>1,85</text:p>
          </table:table-cell>
          <table:table-cell table:formula="of:=IF([Tabelle1.O22]=0;0;ROUND([Tabelle1.O22];2-(INT(LOG(ABS([Tabelle1.O22])))+1)))" office:value-type="float" office:value="0.78" calcext:value-type="float">
            <text:p>0,78</text:p>
          </table:table-cell>
          <table:table-cell table:formula="of:=ROUND([Tabelle1.P22];ABS(INT(LOG(ABS([Tabelle1.Q22])))-1))" office:value-type="float" office:value="0.318" calcext:value-type="float">
            <text:p>0,318</text:p>
          </table:table-cell>
          <table:table-cell table:formula="of:=IF([Tabelle1.Q22]=0;0;ROUND([Tabelle1.Q22];2-(INT(LOG(ABS([Tabelle1.Q22])))+1)))" office:value-type="float" office:value="0.017" calcext:value-type="float">
            <text:p>0,017</text:p>
          </table:table-cell>
          <table:table-cell table:formula="of:=ROUND([Tabelle1.R22];2)" office:value-type="float" office:value="27.1" calcext:value-type="float">
            <text:p>27,1</text:p>
          </table:table-cell>
          <table:table-cell table:formula="of:=ROUND([Tabelle1.S22];2)" office:value-type="float" office:value="5.66" calcext:value-type="float">
            <text:p>5,66</text:p>
          </table:table-cell>
        </table:table-row>
        <table:table-row table:style-name="ro1">
          <table:table-cell table:formula="of:=[Tabelle1.A23]" office:value-type="float" office:value="16" calcext:value-type="float">
            <text:p>16</text:p>
          </table:table-cell>
          <table:table-cell table:formula="of:=[Tabelle1.B23]" office:value-type="float" office:value="56" calcext:value-type="float">
            <text:p>56</text:p>
          </table:table-cell>
          <table:table-cell table:formula="of:=[Tabelle1.C23]" office:value-type="float" office:value="1.5" calcext:value-type="float">
            <text:p>1,5</text:p>
          </table:table-cell>
          <table:table-cell table:formula="of:=ROUND([Tabelle1.D23];ABS(INT(LOG(ABS([Tabelle1.E23])))-1))" office:value-type="float" office:value="4.398" calcext:value-type="float">
            <text:p>4,398</text:p>
          </table:table-cell>
          <table:table-cell table:formula="of:=IF([Tabelle1.E23]=0;0;ROUND([Tabelle1.E23];2-(INT(LOG(ABS([Tabelle1.E23])))+1)))" office:value-type="float" office:value="0.098" calcext:value-type="float">
            <text:p>0,098</text:p>
          </table:table-cell>
          <table:table-cell table:formula="of:=ROUND([Tabelle1.F23];ABS(INT(LOG(ABS([Tabelle1.G23])))-1))" office:value-type="float" office:value="0.0002" calcext:value-type="float">
            <text:p>0,0002</text:p>
          </table:table-cell>
          <table:table-cell table:formula="of:=IF([Tabelle1.G23]=0;0;ROUND([Tabelle1.G23];2-(INT(LOG(ABS([Tabelle1.G23])))+1)))" office:value-type="float" office:value="0.0015" calcext:value-type="float">
            <text:p>0,0015</text:p>
          </table:table-cell>
          <table:table-cell table:formula="of:=ROUND([Tabelle1.H23];ABS(INT(LOG(ABS([Tabelle1.I23])))-1))" office:value-type="float" office:value="2.9" calcext:value-type="float">
            <text:p>2,9</text:p>
          </table:table-cell>
          <table:table-cell table:formula="of:=IF([Tabelle1.I23]=0;0;ROUND([Tabelle1.I23];2-(INT(LOG(ABS([Tabelle1.I23])))+1)))" office:value-type="float" office:value="1.5" calcext:value-type="float">
            <text:p>1,5</text:p>
          </table:table-cell>
          <table:table-cell table:formula="of:=ROUND([Tabelle1.J23];ABS(INT(LOG(ABS([Tabelle1.K23])))-1))" office:value-type="float" office:value="0.82" calcext:value-type="float">
            <text:p>0,82</text:p>
          </table:table-cell>
          <table:table-cell table:formula="of:=IF([Tabelle1.K23]=0;0;ROUND([Tabelle1.K23];2-(INT(LOG(ABS([Tabelle1.K23])))+1)))" office:value-type="float" office:value="0.8" calcext:value-type="float">
            <text:p>0,8</text:p>
          </table:table-cell>
          <table:table-cell table:formula="of:=ROUND([Tabelle1.L23];ABS(INT(LOG(ABS([Tabelle1.M23])))-1))" office:value-type="float" office:value="9.1" calcext:value-type="float">
            <text:p>9,1</text:p>
          </table:table-cell>
          <table:table-cell table:formula="of:=IF([Tabelle1.M23]=0;0;ROUND([Tabelle1.M23];2-(INT(LOG(ABS([Tabelle1.M23])))+1)))" office:value-type="float" office:value="7.7" calcext:value-type="float">
            <text:p>7,7</text:p>
          </table:table-cell>
          <table:table-cell table:formula="of:=ROUND([Tabelle1.N23];ABS(INT(LOG(ABS([Tabelle1.O23])))-1))" office:value-type="float" office:value="2.01" calcext:value-type="float">
            <text:p>2,01</text:p>
          </table:table-cell>
          <table:table-cell table:formula="of:=IF([Tabelle1.O23]=0;0;ROUND([Tabelle1.O23];2-(INT(LOG(ABS([Tabelle1.O23])))+1)))" office:value-type="float" office:value="0.82" calcext:value-type="float">
            <text:p>0,82</text:p>
          </table:table-cell>
          <table:table-cell table:formula="of:=ROUND([Tabelle1.P23];ABS(INT(LOG(ABS([Tabelle1.Q23])))-1))" office:value-type="float" office:value="0.318" calcext:value-type="float">
            <text:p>0,318</text:p>
          </table:table-cell>
          <table:table-cell table:formula="of:=IF([Tabelle1.Q23]=0;0;ROUND([Tabelle1.Q23];2-(INT(LOG(ABS([Tabelle1.Q23])))+1)))" office:value-type="float" office:value="0.017" calcext:value-type="float">
            <text:p>0,017</text:p>
          </table:table-cell>
          <table:table-cell table:formula="of:=ROUND([Tabelle1.R23];2)" office:value-type="float" office:value="27" calcext:value-type="float">
            <text:p>27</text:p>
          </table:table-cell>
          <table:table-cell table:formula="of:=ROUND([Tabelle1.S23];2)" office:value-type="float" office:value="4.14" calcext:value-type="float">
            <text:p>4,14</text:p>
          </table:table-cell>
        </table:table-row>
        <table:table-row table:style-name="ro1">
          <table:table-cell table:formula="of:=[Tabelle1.A24]" office:value-type="float" office:value="15" calcext:value-type="float">
            <text:p>15</text:p>
          </table:table-cell>
          <table:table-cell table:formula="of:=[Tabelle1.B24]" office:value-type="float" office:value="57" calcext:value-type="float">
            <text:p>57</text:p>
          </table:table-cell>
          <table:table-cell table:formula="of:=[Tabelle1.C24]" office:value-type="float" office:value="1.525" calcext:value-type="float">
            <text:p>1,525</text:p>
          </table:table-cell>
          <table:table-cell table:formula="of:=ROUND([Tabelle1.D24];ABS(INT(LOG(ABS([Tabelle1.E24])))-1))" office:value-type="float" office:value="4.44" calcext:value-type="float">
            <text:p>4,44</text:p>
          </table:table-cell>
          <table:table-cell table:formula="of:=IF([Tabelle1.E24]=0;0;ROUND([Tabelle1.E24];2-(INT(LOG(ABS([Tabelle1.E24])))+1)))" office:value-type="float" office:value="0.1" calcext:value-type="float">
            <text:p>0,1</text:p>
          </table:table-cell>
          <table:table-cell table:formula="of:=ROUND([Tabelle1.F24];ABS(INT(LOG(ABS([Tabelle1.G24])))-1))" office:value-type="float" office:value="0.0002" calcext:value-type="float">
            <text:p>0,0002</text:p>
          </table:table-cell>
          <table:table-cell table:formula="of:=IF([Tabelle1.G24]=0;0;ROUND([Tabelle1.G24];2-(INT(LOG(ABS([Tabelle1.G24])))+1)))" office:value-type="float" office:value="0.0017" calcext:value-type="float">
            <text:p>0,0017</text:p>
          </table:table-cell>
          <table:table-cell table:formula="of:=ROUND([Tabelle1.H24];ABS(INT(LOG(ABS([Tabelle1.I24])))-1))" office:value-type="float" office:value="2.2" calcext:value-type="float">
            <text:p>2,2</text:p>
          </table:table-cell>
          <table:table-cell table:formula="of:=IF([Tabelle1.I24]=0;0;ROUND([Tabelle1.I24];2-(INT(LOG(ABS([Tabelle1.I24])))+1)))" office:value-type="float" office:value="1.8" calcext:value-type="float">
            <text:p>1,8</text:p>
          </table:table-cell>
          <table:table-cell table:formula="of:=ROUND([Tabelle1.J24];ABS(INT(LOG(ABS([Tabelle1.K24])))-1))" office:value-type="float" office:value="1.2" calcext:value-type="float">
            <text:p>1,2</text:p>
          </table:table-cell>
          <table:table-cell table:formula="of:=IF([Tabelle1.K24]=0;0;ROUND([Tabelle1.K24];2-(INT(LOG(ABS([Tabelle1.K24])))+1)))" office:value-type="float" office:value="1.1" calcext:value-type="float">
            <text:p>1,1</text:p>
          </table:table-cell>
          <table:table-cell table:formula="of:=ROUND([Tabelle1.L24];ABS(INT(LOG(ABS([Tabelle1.M24])))-1))" office:value-type="float" office:value="9.1" calcext:value-type="float">
            <text:p>9,1</text:p>
          </table:table-cell>
          <table:table-cell table:formula="of:=IF([Tabelle1.M24]=0;0;ROUND([Tabelle1.M24];2-(INT(LOG(ABS([Tabelle1.M24])))+1)))" office:value-type="float" office:value="9.8" calcext:value-type="float">
            <text:p>9,8</text:p>
          </table:table-cell>
          <table:table-cell table:formula="of:=ROUND([Tabelle1.N24];ABS(INT(LOG(ABS([Tabelle1.O24])))-1))" office:value-type="float" office:value="1.75" calcext:value-type="float">
            <text:p>1,75</text:p>
          </table:table-cell>
          <table:table-cell table:formula="of:=IF([Tabelle1.O24]=0;0;ROUND([Tabelle1.O24];2-(INT(LOG(ABS([Tabelle1.O24])))+1)))" office:value-type="float" office:value="0.76" calcext:value-type="float">
            <text:p>0,76</text:p>
          </table:table-cell>
          <table:table-cell table:formula="of:=ROUND([Tabelle1.P24];ABS(INT(LOG(ABS([Tabelle1.Q24])))-1))" office:value-type="float" office:value="0.319" calcext:value-type="float">
            <text:p>0,319</text:p>
          </table:table-cell>
          <table:table-cell table:formula="of:=IF([Tabelle1.Q24]=0;0;ROUND([Tabelle1.Q24];2-(INT(LOG(ABS([Tabelle1.Q24])))+1)))" office:value-type="float" office:value="0.018" calcext:value-type="float">
            <text:p>0,018</text:p>
          </table:table-cell>
          <table:table-cell table:formula="of:=ROUND([Tabelle1.R24];2)" office:value-type="float" office:value="26.76" calcext:value-type="float">
            <text:p>26,76</text:p>
          </table:table-cell>
          <table:table-cell table:formula="of:=ROUND([Tabelle1.S24];2)" office:value-type="float" office:value="3.08" calcext:value-type="float">
            <text:p>3,08</text:p>
          </table:table-cell>
        </table:table-row>
        <table:table-row table:style-name="ro1">
          <table:table-cell table:formula="of:=[Tabelle1.A25]" office:value-type="float" office:value="14" calcext:value-type="float">
            <text:p>14</text:p>
          </table:table-cell>
          <table:table-cell table:formula="of:=[Tabelle1.B25]" office:value-type="float" office:value="58" calcext:value-type="float">
            <text:p>58</text:p>
          </table:table-cell>
          <table:table-cell table:formula="of:=[Tabelle1.C25]" office:value-type="float" office:value="1.55" calcext:value-type="float">
            <text:p>1,55</text:p>
          </table:table-cell>
          <table:table-cell table:formula="of:=ROUND([Tabelle1.D25];ABS(INT(LOG(ABS([Tabelle1.E25])))-1))" office:value-type="float" office:value="4.512" calcext:value-type="float">
            <text:p>4,512</text:p>
          </table:table-cell>
          <table:table-cell table:formula="of:=IF([Tabelle1.E25]=0;0;ROUND([Tabelle1.E25];2-(INT(LOG(ABS([Tabelle1.E25])))+1)))" office:value-type="float" office:value="0.063" calcext:value-type="float">
            <text:p>0,063</text:p>
          </table:table-cell>
          <table:table-cell table:formula="of:=ROUND([Tabelle1.F25];ABS(INT(LOG(ABS([Tabelle1.G25])))-1))" office:value-type="float" office:value="0.00034" calcext:value-type="float">
            <text:p>0,00034</text:p>
          </table:table-cell>
          <table:table-cell table:formula="of:=IF([Tabelle1.G25]=0;0;ROUND([Tabelle1.G25];2-(INT(LOG(ABS([Tabelle1.G25])))+1)))" office:value-type="float" office:value="0.00051" calcext:value-type="float">
            <text:p>0,00051</text:p>
          </table:table-cell>
          <table:table-cell table:formula="of:=ROUND([Tabelle1.H25];ABS(INT(LOG(ABS([Tabelle1.I25])))-1))" office:value-type="float" office:value="-24.85" calcext:value-type="float">
            <text:p>-24,85</text:p>
          </table:table-cell>
          <table:table-cell table:formula="of:=IF([Tabelle1.I25]=0;0;ROUND([Tabelle1.I25];2-(INT(LOG(ABS([Tabelle1.I25])))+1)))" office:value-type="float" office:value="0.55" calcext:value-type="float">
            <text:p>0,55</text:p>
          </table:table-cell>
          <table:table-cell table:formula="of:=ROUND([Tabelle1.J25];ABS(INT(LOG(ABS([Tabelle1.K25])))-1))" office:value-type="float" office:value="26.02" calcext:value-type="float">
            <text:p>26,02</text:p>
          </table:table-cell>
          <table:table-cell table:formula="of:=IF([Tabelle1.K25]=0;0;ROUND([Tabelle1.K25];2-(INT(LOG(ABS([Tabelle1.K25])))+1)))" office:value-type="float" office:value="0.5" calcext:value-type="float">
            <text:p>0,5</text:p>
          </table:table-cell>
          <table:table-cell table:formula="of:=ROUND([Tabelle1.L25];ABS(INT(LOG(ABS([Tabelle1.M25])))-1))" office:value-type="float" office:value="8.3" calcext:value-type="float">
            <text:p>8,3</text:p>
          </table:table-cell>
          <table:table-cell table:formula="of:=IF([Tabelle1.M25]=0;0;ROUND([Tabelle1.M25];2-(INT(LOG(ABS([Tabelle1.M25])))+1)))" office:value-type="float" office:value="1.7" calcext:value-type="float">
            <text:p>1,7</text:p>
          </table:table-cell>
          <table:table-cell table:formula="of:=ROUND([Tabelle1.N25];ABS(INT(LOG(ABS([Tabelle1.O25])))-1))" office:value-type="float" office:value="0.257" calcext:value-type="float">
            <text:p>0,257</text:p>
          </table:table-cell>
          <table:table-cell table:formula="of:=IF([Tabelle1.O25]=0;0;ROUND([Tabelle1.O25];2-(INT(LOG(ABS([Tabelle1.O25])))+1)))" office:value-type="float" office:value="0.021" calcext:value-type="float">
            <text:p>0,021</text:p>
          </table:table-cell>
          <table:table-cell table:formula="of:=ROUND([Tabelle1.P25];ABS(INT(LOG(ABS([Tabelle1.Q25])))-1))" office:value-type="float" office:value="0.325" calcext:value-type="float">
            <text:p>0,325</text:p>
          </table:table-cell>
          <table:table-cell table:formula="of:=IF([Tabelle1.Q25]=0;0;ROUND([Tabelle1.Q25];2-(INT(LOG(ABS([Tabelle1.Q25])))+1)))" office:value-type="float" office:value="0.016" calcext:value-type="float">
            <text:p>0,016</text:p>
          </table:table-cell>
          <table:table-cell table:formula="of:=ROUND([Tabelle1.R25];2)" office:value-type="float" office:value="22.79" calcext:value-type="float">
            <text:p>22,79</text:p>
          </table:table-cell>
          <table:table-cell table:formula="of:=ROUND([Tabelle1.S25];2)" office:value-type="float" office:value="6.37" calcext:value-type="float">
            <text:p>6,37</text:p>
          </table:table-cell>
        </table:table-row>
        <table:table-row table:style-name="ro1">
          <table:table-cell table:formula="of:=[Tabelle1.A26]" office:value-type="float" office:value="13" calcext:value-type="float">
            <text:p>13</text:p>
          </table:table-cell>
          <table:table-cell table:formula="of:=[Tabelle1.B26]" office:value-type="float" office:value="59" calcext:value-type="float">
            <text:p>59</text:p>
          </table:table-cell>
          <table:table-cell table:formula="of:=[Tabelle1.C26]" office:value-type="float" office:value="1.575" calcext:value-type="float">
            <text:p>1,575</text:p>
          </table:table-cell>
          <table:table-cell table:formula="of:=ROUND([Tabelle1.D26];ABS(INT(LOG(ABS([Tabelle1.E26])))-1))" office:value-type="float" office:value="4.503" calcext:value-type="float">
            <text:p>4,503</text:p>
          </table:table-cell>
          <table:table-cell table:formula="of:=IF([Tabelle1.E26]=0;0;ROUND([Tabelle1.E26];2-(INT(LOG(ABS([Tabelle1.E26])))+1)))" office:value-type="float" office:value="0.065" calcext:value-type="float">
            <text:p>0,065</text:p>
          </table:table-cell>
          <table:table-cell table:formula="of:=ROUND([Tabelle1.F26];ABS(INT(LOG(ABS([Tabelle1.G26])))-1))" office:value-type="float" office:value="0.00029" calcext:value-type="float">
            <text:p>0,00029</text:p>
          </table:table-cell>
          <table:table-cell table:formula="of:=IF([Tabelle1.G26]=0;0;ROUND([Tabelle1.G26];2-(INT(LOG(ABS([Tabelle1.G26])))+1)))" office:value-type="float" office:value="0.00046" calcext:value-type="float">
            <text:p>0,00046</text:p>
          </table:table-cell>
          <table:table-cell table:formula="of:=ROUND([Tabelle1.H26];ABS(INT(LOG(ABS([Tabelle1.I26])))-1))" office:value-type="float" office:value="-4.94" calcext:value-type="float">
            <text:p>-4,94</text:p>
          </table:table-cell>
          <table:table-cell table:formula="of:=IF([Tabelle1.I26]=0;0;ROUND([Tabelle1.I26];2-(INT(LOG(ABS([Tabelle1.I26])))+1)))" office:value-type="float" office:value="0.5" calcext:value-type="float">
            <text:p>0,5</text:p>
          </table:table-cell>
          <table:table-cell table:formula="of:=ROUND([Tabelle1.J26];ABS(INT(LOG(ABS([Tabelle1.K26])))-1))" office:value-type="float" office:value="6.92" calcext:value-type="float">
            <text:p>6,92</text:p>
          </table:table-cell>
          <table:table-cell table:formula="of:=IF([Tabelle1.K26]=0;0;ROUND([Tabelle1.K26];2-(INT(LOG(ABS([Tabelle1.K26])))+1)))" office:value-type="float" office:value="0.37" calcext:value-type="float">
            <text:p>0,37</text:p>
          </table:table-cell>
          <table:table-cell table:formula="of:=ROUND([Tabelle1.L26];ABS(INT(LOG(ABS([Tabelle1.M26])))-1))" office:value-type="float" office:value="8.5" calcext:value-type="float">
            <text:p>8,5</text:p>
          </table:table-cell>
          <table:table-cell table:formula="of:=IF([Tabelle1.M26]=0;0;ROUND([Tabelle1.M26];2-(INT(LOG(ABS([Tabelle1.M26])))+1)))" office:value-type="float" office:value="1.8" calcext:value-type="float">
            <text:p>1,8</text:p>
          </table:table-cell>
          <table:table-cell table:formula="of:=ROUND([Tabelle1.N26];ABS(INT(LOG(ABS([Tabelle1.O26])))-1))" office:value-type="float" office:value="0.69" calcext:value-type="float">
            <text:p>0,69</text:p>
          </table:table-cell>
          <table:table-cell table:formula="of:=IF([Tabelle1.O26]=0;0;ROUND([Tabelle1.O26];2-(INT(LOG(ABS([Tabelle1.O26])))+1)))" office:value-type="float" office:value="0.059" calcext:value-type="float">
            <text:p>0,059</text:p>
          </table:table-cell>
          <table:table-cell table:formula="of:=ROUND([Tabelle1.P26];ABS(INT(LOG(ABS([Tabelle1.Q26])))-1))" office:value-type="float" office:value="0.323" calcext:value-type="float">
            <text:p>0,323</text:p>
          </table:table-cell>
          <table:table-cell table:formula="of:=IF([Tabelle1.Q26]=0;0;ROUND([Tabelle1.Q26];2-(INT(LOG(ABS([Tabelle1.Q26])))+1)))" office:value-type="float" office:value="0.015" calcext:value-type="float">
            <text:p>0,015</text:p>
          </table:table-cell>
          <table:table-cell table:formula="of:=ROUND([Tabelle1.R26];2)" office:value-type="float" office:value="21.99" calcext:value-type="float">
            <text:p>21,99</text:p>
          </table:table-cell>
          <table:table-cell table:formula="of:=ROUND([Tabelle1.S26];2)" office:value-type="float" office:value="5.56" calcext:value-type="float">
            <text:p>5,56</text:p>
          </table:table-cell>
        </table:table-row>
        <table:table-row table:style-name="ro1">
          <table:table-cell table:formula="of:=[Tabelle1.A27]" office:value-type="float" office:value="12" calcext:value-type="float">
            <text:p>12</text:p>
          </table:table-cell>
          <table:table-cell table:formula="of:=[Tabelle1.B27]" office:value-type="float" office:value="60" calcext:value-type="float">
            <text:p>60</text:p>
          </table:table-cell>
          <table:table-cell table:formula="of:=[Tabelle1.C27]" office:value-type="float" office:value="1.6" calcext:value-type="float">
            <text:p>1,6</text:p>
          </table:table-cell>
          <table:table-cell table:formula="of:=ROUND([Tabelle1.D27];ABS(INT(LOG(ABS([Tabelle1.E27])))-1))" office:value-type="float" office:value="4.511" calcext:value-type="float">
            <text:p>4,511</text:p>
          </table:table-cell>
          <table:table-cell table:formula="of:=IF([Tabelle1.E27]=0;0;ROUND([Tabelle1.E27];2-(INT(LOG(ABS([Tabelle1.E27])))+1)))" office:value-type="float" office:value="0.07" calcext:value-type="float">
            <text:p>0,07</text:p>
          </table:table-cell>
          <table:table-cell table:formula="of:=ROUND([Tabelle1.F27];ABS(INT(LOG(ABS([Tabelle1.G27])))-1))" office:value-type="float" office:value="0.00028" calcext:value-type="float">
            <text:p>0,00028</text:p>
          </table:table-cell>
          <table:table-cell table:formula="of:=IF([Tabelle1.G27]=0;0;ROUND([Tabelle1.G27];2-(INT(LOG(ABS([Tabelle1.G27])))+1)))" office:value-type="float" office:value="0.00046" calcext:value-type="float">
            <text:p>0,00046</text:p>
          </table:table-cell>
          <table:table-cell table:formula="of:=ROUND([Tabelle1.H27];ABS(INT(LOG(ABS([Tabelle1.I27])))-1))" office:value-type="float" office:value="-7.4" calcext:value-type="float">
            <text:p>-7,4</text:p>
          </table:table-cell>
          <table:table-cell table:formula="of:=IF([Tabelle1.I27]=0;0;ROUND([Tabelle1.I27];2-(INT(LOG(ABS([Tabelle1.I27])))+1)))" office:value-type="float" office:value="0.53" calcext:value-type="float">
            <text:p>0,53</text:p>
          </table:table-cell>
          <table:table-cell table:formula="of:=ROUND([Tabelle1.J27];ABS(INT(LOG(ABS([Tabelle1.K27])))-1))" office:value-type="float" office:value="9.17" calcext:value-type="float">
            <text:p>9,17</text:p>
          </table:table-cell>
          <table:table-cell table:formula="of:=IF([Tabelle1.K27]=0;0;ROUND([Tabelle1.K27];2-(INT(LOG(ABS([Tabelle1.K27])))+1)))" office:value-type="float" office:value="0.41" calcext:value-type="float">
            <text:p>0,41</text:p>
          </table:table-cell>
          <table:table-cell table:formula="of:=ROUND([Tabelle1.L27];ABS(INT(LOG(ABS([Tabelle1.M27])))-1))" office:value-type="float" office:value="8.5" calcext:value-type="float">
            <text:p>8,5</text:p>
          </table:table-cell>
          <table:table-cell table:formula="of:=IF([Tabelle1.M27]=0;0;ROUND([Tabelle1.M27];2-(INT(LOG(ABS([Tabelle1.M27])))+1)))" office:value-type="float" office:value="1.8" calcext:value-type="float">
            <text:p>1,8</text:p>
          </table:table-cell>
          <table:table-cell table:formula="of:=ROUND([Tabelle1.N27];ABS(INT(LOG(ABS([Tabelle1.O27])))-1))" office:value-type="float" office:value="0.573" calcext:value-type="float">
            <text:p>0,573</text:p>
          </table:table-cell>
          <table:table-cell table:formula="of:=IF([Tabelle1.O27]=0;0;ROUND([Tabelle1.O27];2-(INT(LOG(ABS([Tabelle1.O27])))+1)))" office:value-type="float" office:value="0.051" calcext:value-type="float">
            <text:p>0,051</text:p>
          </table:table-cell>
          <table:table-cell table:formula="of:=ROUND([Tabelle1.P27];ABS(INT(LOG(ABS([Tabelle1.Q27])))-1))" office:value-type="float" office:value="0.323" calcext:value-type="float">
            <text:p>0,323</text:p>
          </table:table-cell>
          <table:table-cell table:formula="of:=IF([Tabelle1.Q27]=0;0;ROUND([Tabelle1.Q27];2-(INT(LOG(ABS([Tabelle1.Q27])))+1)))" office:value-type="float" office:value="0.015" calcext:value-type="float">
            <text:p>0,015</text:p>
          </table:table-cell>
          <table:table-cell table:formula="of:=ROUND([Tabelle1.R27];2)" office:value-type="float" office:value="21.94" calcext:value-type="float">
            <text:p>21,94</text:p>
          </table:table-cell>
          <table:table-cell table:formula="of:=ROUND([Tabelle1.S27];2)" office:value-type="float" office:value="3.82" calcext:value-type="float">
            <text:p>3,82</text:p>
          </table:table-cell>
        </table:table-row>
        <table:table-row table:style-name="ro1">
          <table:table-cell table:formula="of:=[Tabelle1.A28]" office:value-type="float" office:value="11" calcext:value-type="float">
            <text:p>11</text:p>
          </table:table-cell>
          <table:table-cell table:formula="of:=[Tabelle1.B28]" office:value-type="float" office:value="61" calcext:value-type="float">
            <text:p>61</text:p>
          </table:table-cell>
          <table:table-cell table:formula="of:=[Tabelle1.C28]" office:value-type="float" office:value="1.625" calcext:value-type="float">
            <text:p>1,625</text:p>
          </table:table-cell>
          <table:table-cell table:formula="of:=ROUND([Tabelle1.D28];ABS(INT(LOG(ABS([Tabelle1.E28])))-1))" office:value-type="float" office:value="4.512" calcext:value-type="float">
            <text:p>4,512</text:p>
          </table:table-cell>
          <table:table-cell table:formula="of:=IF([Tabelle1.E28]=0;0;ROUND([Tabelle1.E28];2-(INT(LOG(ABS([Tabelle1.E28])))+1)))" office:value-type="float" office:value="0.084" calcext:value-type="float">
            <text:p>0,084</text:p>
          </table:table-cell>
          <table:table-cell table:formula="of:=ROUND([Tabelle1.F28];ABS(INT(LOG(ABS([Tabelle1.G28])))-1))" office:value-type="float" office:value="0.00028" calcext:value-type="float">
            <text:p>0,00028</text:p>
          </table:table-cell>
          <table:table-cell table:formula="of:=IF([Tabelle1.G28]=0;0;ROUND([Tabelle1.G28];2-(INT(LOG(ABS([Tabelle1.G28])))+1)))" office:value-type="float" office:value="0.00047" calcext:value-type="float">
            <text:p>0,00047</text:p>
          </table:table-cell>
          <table:table-cell table:formula="of:=ROUND([Tabelle1.H28];ABS(INT(LOG(ABS([Tabelle1.I28])))-1))" office:value-type="float" office:value="-7.51" calcext:value-type="float">
            <text:p>-7,51</text:p>
          </table:table-cell>
          <table:table-cell table:formula="of:=IF([Tabelle1.I28]=0;0;ROUND([Tabelle1.I28];2-(INT(LOG(ABS([Tabelle1.I28])))+1)))" office:value-type="float" office:value="0.55" calcext:value-type="float">
            <text:p>0,55</text:p>
          </table:table-cell>
          <table:table-cell table:formula="of:=ROUND([Tabelle1.J28];ABS(INT(LOG(ABS([Tabelle1.K28])))-1))" office:value-type="float" office:value="9.26" calcext:value-type="float">
            <text:p>9,26</text:p>
          </table:table-cell>
          <table:table-cell table:formula="of:=IF([Tabelle1.K28]=0;0;ROUND([Tabelle1.K28];2-(INT(LOG(ABS([Tabelle1.K28])))+1)))" office:value-type="float" office:value="0.41" calcext:value-type="float">
            <text:p>0,41</text:p>
          </table:table-cell>
          <table:table-cell table:formula="of:=ROUND([Tabelle1.L28];ABS(INT(LOG(ABS([Tabelle1.M28])))-1))" office:value-type="float" office:value="8.5" calcext:value-type="float">
            <text:p>8,5</text:p>
          </table:table-cell>
          <table:table-cell table:formula="of:=IF([Tabelle1.M28]=0;0;ROUND([Tabelle1.M28];2-(INT(LOG(ABS([Tabelle1.M28])))+1)))" office:value-type="float" office:value="1.8" calcext:value-type="float">
            <text:p>1,8</text:p>
          </table:table-cell>
          <table:table-cell table:formula="of:=ROUND([Tabelle1.N28];ABS(INT(LOG(ABS([Tabelle1.O28])))-1))" office:value-type="float" office:value="0.569" calcext:value-type="float">
            <text:p>0,569</text:p>
          </table:table-cell>
          <table:table-cell table:formula="of:=IF([Tabelle1.O28]=0;0;ROUND([Tabelle1.O28];2-(INT(LOG(ABS([Tabelle1.O28])))+1)))" office:value-type="float" office:value="0.053" calcext:value-type="float">
            <text:p>0,053</text:p>
          </table:table-cell>
          <table:table-cell table:formula="of:=ROUND([Tabelle1.P28];ABS(INT(LOG(ABS([Tabelle1.Q28])))-1))" office:value-type="float" office:value="0.323" calcext:value-type="float">
            <text:p>0,323</text:p>
          </table:table-cell>
          <table:table-cell table:formula="of:=IF([Tabelle1.Q28]=0;0;ROUND([Tabelle1.Q28];2-(INT(LOG(ABS([Tabelle1.Q28])))+1)))" office:value-type="float" office:value="0.016" calcext:value-type="float">
            <text:p>0,016</text:p>
          </table:table-cell>
          <table:table-cell table:formula="of:=ROUND([Tabelle1.R28];2)" office:value-type="float" office:value="21.94" calcext:value-type="float">
            <text:p>21,94</text:p>
          </table:table-cell>
          <table:table-cell table:formula="of:=ROUND([Tabelle1.S28];2)" office:value-type="float" office:value="2.48" calcext:value-type="float">
            <text:p>2,48</text:p>
          </table:table-cell>
        </table:table-row>
        <table:table-row table:style-name="ro1">
          <table:table-cell table:formula="of:=[Tabelle1.A29]" office:value-type="float" office:value="10" calcext:value-type="float">
            <text:p>10</text:p>
          </table:table-cell>
          <table:table-cell table:formula="of:=[Tabelle1.B29]" office:value-type="float" office:value="62" calcext:value-type="float">
            <text:p>62</text:p>
          </table:table-cell>
          <table:table-cell table:formula="of:=[Tabelle1.C29]" office:value-type="float" office:value="1.65" calcext:value-type="float">
            <text:p>1,65</text:p>
          </table:table-cell>
          <table:table-cell table:formula="of:=ROUND([Tabelle1.D29];ABS(INT(LOG(ABS([Tabelle1.E29])))-1))" office:value-type="float" office:value="4.46" calcext:value-type="float">
            <text:p>4,46</text:p>
          </table:table-cell>
          <table:table-cell table:formula="of:=IF([Tabelle1.E29]=0;0;ROUND([Tabelle1.E29];2-(INT(LOG(ABS([Tabelle1.E29])))+1)))" office:value-type="float" office:value="0.18" calcext:value-type="float">
            <text:p>0,18</text:p>
          </table:table-cell>
          <table:table-cell table:formula="of:=ROUND([Tabelle1.F29];ABS(INT(LOG(ABS([Tabelle1.G29])))-1))" office:value-type="float" office:value="0.0003" calcext:value-type="float">
            <text:p>0,0003</text:p>
          </table:table-cell>
          <table:table-cell table:formula="of:=IF([Tabelle1.G29]=0;0;ROUND([Tabelle1.G29];2-(INT(LOG(ABS([Tabelle1.G29])))+1)))" office:value-type="float" office:value="0.0034" calcext:value-type="float">
            <text:p>0,0034</text:p>
          </table:table-cell>
          <table:table-cell table:formula="of:=ROUND([Tabelle1.H29];ABS(INT(LOG(ABS([Tabelle1.I29])))-1))" office:value-type="float" office:value="-2.2" calcext:value-type="float">
            <text:p>-2,2</text:p>
          </table:table-cell>
          <table:table-cell table:formula="of:=IF([Tabelle1.I29]=0;0;ROUND([Tabelle1.I29];2-(INT(LOG(ABS([Tabelle1.I29])))+1)))" office:value-type="float" office:value="4.2" calcext:value-type="float">
            <text:p>4,2</text:p>
          </table:table-cell>
          <table:table-cell table:formula="of:=ROUND([Tabelle1.J29];ABS(INT(LOG(ABS([Tabelle1.K29])))-1))" office:value-type="float" office:value="4.6" calcext:value-type="float">
            <text:p>4,6</text:p>
          </table:table-cell>
          <table:table-cell table:formula="of:=IF([Tabelle1.K29]=0;0;ROUND([Tabelle1.K29];2-(INT(LOG(ABS([Tabelle1.K29])))+1)))" office:value-type="float" office:value="3.4" calcext:value-type="float">
            <text:p>3,4</text:p>
          </table:table-cell>
          <table:table-cell table:formula="of:=ROUND([Tabelle1.L29];ABS(INT(LOG(ABS([Tabelle1.M29])))-1))" office:value-type="float" office:value="8" calcext:value-type="float">
            <text:p>8</text:p>
          </table:table-cell>
          <table:table-cell table:formula="of:=IF([Tabelle1.M29]=0;0;ROUND([Tabelle1.M29];2-(INT(LOG(ABS([Tabelle1.M29])))+1)))" office:value-type="float" office:value="11" calcext:value-type="float">
            <text:p>11</text:p>
          </table:table-cell>
          <table:table-cell table:formula="of:=ROUND([Tabelle1.N29];ABS(INT(LOG(ABS([Tabelle1.O29])))-1))" office:value-type="float" office:value="0.87" calcext:value-type="float">
            <text:p>0,87</text:p>
          </table:table-cell>
          <table:table-cell table:formula="of:=IF([Tabelle1.O29]=0;0;ROUND([Tabelle1.O29];2-(INT(LOG(ABS([Tabelle1.O29])))+1)))" office:value-type="float" office:value="0.4" calcext:value-type="float">
            <text:p>0,4</text:p>
          </table:table-cell>
          <table:table-cell table:formula="of:=ROUND([Tabelle1.P29];ABS(INT(LOG(ABS([Tabelle1.Q29])))-1))" office:value-type="float" office:value="0.324" calcext:value-type="float">
            <text:p>0,324</text:p>
          </table:table-cell>
          <table:table-cell table:formula="of:=IF([Tabelle1.Q29]=0;0;ROUND([Tabelle1.Q29];2-(INT(LOG(ABS([Tabelle1.Q29])))+1)))" office:value-type="float" office:value="0.019" calcext:value-type="float">
            <text:p>0,019</text:p>
          </table:table-cell>
          <table:table-cell table:formula="of:=ROUND([Tabelle1.R29];2)" office:value-type="float" office:value="21.81" calcext:value-type="float">
            <text:p>21,81</text:p>
          </table:table-cell>
          <table:table-cell table:formula="of:=ROUND([Tabelle1.S29];2)" office:value-type="float" office:value="1.61" calcext:value-type="float">
            <text:p>1,61</text:p>
          </table:table-cell>
        </table:table-row>
        <table:table-row table:style-name="ro1">
          <table:table-cell table:formula="of:=[Tabelle1.A30]" office:value-type="float" office:value="9" calcext:value-type="float">
            <text:p>9</text:p>
          </table:table-cell>
          <table:table-cell table:formula="of:=[Tabelle1.B30]" office:value-type="float" office:value="63" calcext:value-type="float">
            <text:p>63</text:p>
          </table:table-cell>
          <table:table-cell table:formula="of:=[Tabelle1.C30]" office:value-type="float" office:value="1.675" calcext:value-type="float">
            <text:p>1,675</text:p>
          </table:table-cell>
          <table:table-cell table:formula="of:=ROUND([Tabelle1.D30];ABS(INT(LOG(ABS([Tabelle1.E30])))-1))" office:value-type="float" office:value="4.48" calcext:value-type="float">
            <text:p>4,48</text:p>
          </table:table-cell>
          <table:table-cell table:formula="of:=IF([Tabelle1.E30]=0;0;ROUND([Tabelle1.E30];2-(INT(LOG(ABS([Tabelle1.E30])))+1)))" office:value-type="float" office:value="0.21" calcext:value-type="float">
            <text:p>0,21</text:p>
          </table:table-cell>
          <table:table-cell table:formula="of:=ROUND([Tabelle1.F30];ABS(INT(LOG(ABS([Tabelle1.G30])))-1))" office:value-type="float" office:value="0.0003" calcext:value-type="float">
            <text:p>0,0003</text:p>
          </table:table-cell>
          <table:table-cell table:formula="of:=IF([Tabelle1.G30]=0;0;ROUND([Tabelle1.G30];2-(INT(LOG(ABS([Tabelle1.G30])))+1)))" office:value-type="float" office:value="0.0041" calcext:value-type="float">
            <text:p>0,0041</text:p>
          </table:table-cell>
          <table:table-cell table:formula="of:=ROUND([Tabelle1.H30];ABS(INT(LOG(ABS([Tabelle1.I30])))-1))" office:value-type="float" office:value="-4" calcext:value-type="float">
            <text:p>-4</text:p>
          </table:table-cell>
          <table:table-cell table:formula="of:=IF([Tabelle1.I30]=0;0;ROUND([Tabelle1.I30];2-(INT(LOG(ABS([Tabelle1.I30])))+1)))" office:value-type="float" office:value="4.3" calcext:value-type="float">
            <text:p>4,3</text:p>
          </table:table-cell>
          <table:table-cell table:formula="of:=ROUND([Tabelle1.J30];ABS(INT(LOG(ABS([Tabelle1.K30])))-1))" office:value-type="float" office:value="6.1" calcext:value-type="float">
            <text:p>6,1</text:p>
          </table:table-cell>
          <table:table-cell table:formula="of:=IF([Tabelle1.K30]=0;0;ROUND([Tabelle1.K30];2-(INT(LOG(ABS([Tabelle1.K30])))+1)))" office:value-type="float" office:value="3.6" calcext:value-type="float">
            <text:p>3,6</text:p>
          </table:table-cell>
          <table:table-cell table:formula="of:=ROUND([Tabelle1.L30];ABS(INT(LOG(ABS([Tabelle1.M30])))-1))" office:value-type="float" office:value="8" calcext:value-type="float">
            <text:p>8</text:p>
          </table:table-cell>
          <table:table-cell table:formula="of:=IF([Tabelle1.M30]=0;0;ROUND([Tabelle1.M30];2-(INT(LOG(ABS([Tabelle1.M30])))+1)))" office:value-type="float" office:value="14" calcext:value-type="float">
            <text:p>14</text:p>
          </table:table-cell>
          <table:table-cell table:formula="of:=ROUND([Tabelle1.N30];ABS(INT(LOG(ABS([Tabelle1.O30])))-1))" office:value-type="float" office:value="0.74" calcext:value-type="float">
            <text:p>0,74</text:p>
          </table:table-cell>
          <table:table-cell table:formula="of:=IF([Tabelle1.O30]=0;0;ROUND([Tabelle1.O30];2-(INT(LOG(ABS([Tabelle1.O30])))+1)))" office:value-type="float" office:value="0.3" calcext:value-type="float">
            <text:p>0,3</text:p>
          </table:table-cell>
          <table:table-cell table:formula="of:=ROUND([Tabelle1.P30];ABS(INT(LOG(ABS([Tabelle1.Q30])))-1))" office:value-type="float" office:value="0.324" calcext:value-type="float">
            <text:p>0,324</text:p>
          </table:table-cell>
          <table:table-cell table:formula="of:=IF([Tabelle1.Q30]=0;0;ROUND([Tabelle1.Q30];2-(INT(LOG(ABS([Tabelle1.Q30])))+1)))" office:value-type="float" office:value="0.019" calcext:value-type="float">
            <text:p>0,019</text:p>
          </table:table-cell>
          <table:table-cell table:formula="of:=ROUND([Tabelle1.R30];2)" office:value-type="float" office:value="21.79" calcext:value-type="float">
            <text:p>21,79</text:p>
          </table:table-cell>
          <table:table-cell table:formula="of:=ROUND([Tabelle1.S30];2)" office:value-type="float" office:value="0.96" calcext:value-type="float">
            <text:p>0,96</text:p>
          </table:table-cell>
        </table:table-row>
        <table:table-row table:style-name="ro1">
          <table:table-cell table:formula="of:=[Tabelle1.A31]" office:value-type="float" office:value="8" calcext:value-type="float">
            <text:p>8</text:p>
          </table:table-cell>
          <table:table-cell table:formula="of:=[Tabelle1.B31]" office:value-type="float" office:value="64" calcext:value-type="float">
            <text:p>64</text:p>
          </table:table-cell>
          <table:table-cell table:formula="of:=[Tabelle1.C31]" office:value-type="float" office:value="1.7" calcext:value-type="float">
            <text:p>1,7</text:p>
          </table:table-cell>
          <table:table-cell table:formula="of:=ROUND([Tabelle1.D31];ABS(INT(LOG(ABS([Tabelle1.E31])))-1))" office:value-type="float" office:value="4.68" calcext:value-type="float">
            <text:p>4,68</text:p>
          </table:table-cell>
          <table:table-cell table:formula="of:=IF([Tabelle1.E31]=0;0;ROUND([Tabelle1.E31];2-(INT(LOG(ABS([Tabelle1.E31])))+1)))" office:value-type="float" office:value="0.14" calcext:value-type="float">
            <text:p>0,14</text:p>
          </table:table-cell>
          <table:table-cell table:formula="of:=ROUND([Tabelle1.F31];ABS(INT(LOG(ABS([Tabelle1.G31])))-1))" office:value-type="float" office:value="0.00012" calcext:value-type="float">
            <text:p>0,00012</text:p>
          </table:table-cell>
          <table:table-cell table:formula="of:=IF([Tabelle1.G31]=0;0;ROUND([Tabelle1.G31];2-(INT(LOG(ABS([Tabelle1.G31])))+1)))" office:value-type="float" office:value="0.00084" calcext:value-type="float">
            <text:p>0,00084</text:p>
          </table:table-cell>
          <table:table-cell table:formula="of:=ROUND([Tabelle1.H31];ABS(INT(LOG(ABS([Tabelle1.I31])))-1))" office:value-type="float" office:value="-449.4" calcext:value-type="float">
            <text:p>-449,4</text:p>
          </table:table-cell>
          <table:table-cell table:formula="of:=IF([Tabelle1.I31]=0;0;ROUND([Tabelle1.I31];2-(INT(LOG(ABS([Tabelle1.I31])))+1)))" office:value-type="float" office:value="500" calcext:value-type="float">
            <text:p>500</text:p>
          </table:table-cell>
          <table:table-cell table:formula="of:=ROUND([Tabelle1.J31];ABS(INT(LOG(ABS([Tabelle1.K31])))-1))" office:value-type="float" office:value="449.1" calcext:value-type="float">
            <text:p>449,1</text:p>
          </table:table-cell>
          <table:table-cell table:formula="of:=IF([Tabelle1.K31]=0;0;ROUND([Tabelle1.K31];2-(INT(LOG(ABS([Tabelle1.K31])))+1)))" office:value-type="float" office:value="500" calcext:value-type="float">
            <text:p>500</text:p>
          </table:table-cell>
          <table:table-cell table:formula="of:=ROUND([Tabelle1.L31];ABS(INT(LOG(ABS([Tabelle1.M31])))-1))" office:value-type="float" office:value="9.1" calcext:value-type="float">
            <text:p>9,1</text:p>
          </table:table-cell>
          <table:table-cell table:formula="of:=IF([Tabelle1.M31]=0;0;ROUND([Tabelle1.M31];2-(INT(LOG(ABS([Tabelle1.M31])))+1)))" office:value-type="float" office:value="7.6" calcext:value-type="float">
            <text:p>7,6</text:p>
          </table:table-cell>
          <table:table-cell table:formula="of:=ROUND([Tabelle1.N31];ABS(INT(LOG(ABS([Tabelle1.O31])))-1))" office:value-type="float" office:value="0.021" calcext:value-type="float">
            <text:p>0,021</text:p>
          </table:table-cell>
          <table:table-cell table:formula="of:=IF([Tabelle1.O31]=0;0;ROUND([Tabelle1.O31];2-(INT(LOG(ABS([Tabelle1.O31])))+1)))" office:value-type="float" office:value="0.023" calcext:value-type="float">
            <text:p>0,023</text:p>
          </table:table-cell>
          <table:table-cell table:formula="of:=ROUND([Tabelle1.P31];ABS(INT(LOG(ABS([Tabelle1.Q31])))-1))" office:value-type="float" office:value="0.318" calcext:value-type="float">
            <text:p>0,318</text:p>
          </table:table-cell>
          <table:table-cell table:formula="of:=IF([Tabelle1.Q31]=0;0;ROUND([Tabelle1.Q31];2-(INT(LOG(ABS([Tabelle1.Q31])))+1)))" office:value-type="float" office:value="0.019" calcext:value-type="float">
            <text:p>0,019</text:p>
          </table:table-cell>
          <table:table-cell table:formula="of:=ROUND([Tabelle1.R31];2)" office:value-type="float" office:value="19.58" calcext:value-type="float">
            <text:p>19,58</text:p>
          </table:table-cell>
          <table:table-cell table:formula="of:=ROUND([Tabelle1.S31];2)" office:value-type="float" office:value="1.21" calcext:value-type="float">
            <text:p>1,21</text:p>
          </table:table-cell>
        </table:table-row>
        <table:table-row table:style-name="ro1">
          <table:table-cell table:formula="of:=[Tabelle1.A32]" office:value-type="float" office:value="7" calcext:value-type="float">
            <text:p>7</text:p>
          </table:table-cell>
          <table:table-cell table:formula="of:=[Tabelle1.B32]" office:value-type="float" office:value="65" calcext:value-type="float">
            <text:p>65</text:p>
          </table:table-cell>
          <table:table-cell table:formula="of:=[Tabelle1.C32]" office:value-type="float" office:value="1.75" calcext:value-type="float">
            <text:p>1,75</text:p>
          </table:table-cell>
          <table:table-cell table:formula="of:=ROUND([Tabelle1.D32];ABS(INT(LOG(ABS([Tabelle1.E32])))-1))" office:value-type="float" office:value="4.77" calcext:value-type="float">
            <text:p>4,77</text:p>
          </table:table-cell>
          <table:table-cell table:formula="of:=IF([Tabelle1.E32]=0;0;ROUND([Tabelle1.E32];2-(INT(LOG(ABS([Tabelle1.E32])))+1)))" office:value-type="float" office:value="0.13" calcext:value-type="float">
            <text:p>0,13</text:p>
          </table:table-cell>
          <table:table-cell table:formula="of:=ROUND([Tabelle1.F32];ABS(INT(LOG(ABS([Tabelle1.G32])))-1))" office:value-type="float" office:value="0.00002" calcext:value-type="float">
            <text:p>0,00002</text:p>
          </table:table-cell>
          <table:table-cell table:formula="of:=IF([Tabelle1.G32]=0;0;ROUND([Tabelle1.G32];2-(INT(LOG(ABS([Tabelle1.G32])))+1)))" office:value-type="float" office:value="0.00016" calcext:value-type="float">
            <text:p>0,00016</text:p>
          </table:table-cell>
          <table:table-cell table:formula="of:=ROUND([Tabelle1.H32];ABS(INT(LOG(ABS([Tabelle1.I32])))-1))" office:value-type="float" office:value="-486.37" calcext:value-type="float">
            <text:p>-486,37</text:p>
          </table:table-cell>
          <table:table-cell table:formula="of:=IF([Tabelle1.I32]=0;0;ROUND([Tabelle1.I32];2-(INT(LOG(ABS([Tabelle1.I32])))+1)))" office:value-type="float" office:value="0.87" calcext:value-type="float">
            <text:p>0,87</text:p>
          </table:table-cell>
          <table:table-cell table:formula="of:=ROUND([Tabelle1.J32];ABS(INT(LOG(ABS([Tabelle1.K32])))-1))" office:value-type="float" office:value="485.44" calcext:value-type="float">
            <text:p>485,44</text:p>
          </table:table-cell>
          <table:table-cell table:formula="of:=IF([Tabelle1.K32]=0;0;ROUND([Tabelle1.K32];2-(INT(LOG(ABS([Tabelle1.K32])))+1)))" office:value-type="float" office:value="0.86" calcext:value-type="float">
            <text:p>0,86</text:p>
          </table:table-cell>
          <table:table-cell table:formula="of:=ROUND([Tabelle1.L32];ABS(INT(LOG(ABS([Tabelle1.M32])))-1))" office:value-type="float" office:value="10.7" calcext:value-type="float">
            <text:p>10,7</text:p>
          </table:table-cell>
          <table:table-cell table:formula="of:=IF([Tabelle1.M32]=0;0;ROUND([Tabelle1.M32];2-(INT(LOG(ABS([Tabelle1.M32])))+1)))" office:value-type="float" office:value="7.8" calcext:value-type="float">
            <text:p>7,8</text:p>
          </table:table-cell>
          <table:table-cell table:formula="of:=ROUND([Tabelle1.N32];ABS(INT(LOG(ABS([Tabelle1.O32])))-1))" office:value-type="float" office:value="0.0209" calcext:value-type="float">
            <text:p>0,0209</text:p>
          </table:table-cell>
          <table:table-cell table:formula="of:=IF([Tabelle1.O32]=0;0;ROUND([Tabelle1.O32];2-(INT(LOG(ABS([Tabelle1.O32])))+1)))" office:value-type="float" office:value="0.0022" calcext:value-type="float">
            <text:p>0,0022</text:p>
          </table:table-cell>
          <table:table-cell table:formula="of:=ROUND([Tabelle1.P32];ABS(INT(LOG(ABS([Tabelle1.Q32])))-1))" office:value-type="float" office:value="0.312" calcext:value-type="float">
            <text:p>0,312</text:p>
          </table:table-cell>
          <table:table-cell table:formula="of:=IF([Tabelle1.Q32]=0;0;ROUND([Tabelle1.Q32];2-(INT(LOG(ABS([Tabelle1.Q32])))+1)))" office:value-type="float" office:value="0.017" calcext:value-type="float">
            <text:p>0,017</text:p>
          </table:table-cell>
          <table:table-cell table:formula="of:=ROUND([Tabelle1.R32];2)" office:value-type="float" office:value="18.81" calcext:value-type="float">
            <text:p>18,81</text:p>
          </table:table-cell>
          <table:table-cell table:formula="of:=ROUND([Tabelle1.S32];2)" office:value-type="float" office:value="0.88" calcext:value-type="float">
            <text:p>0,88</text:p>
          </table:table-cell>
        </table:table-row>
        <table:table-row table:style-name="ro1">
          <table:table-cell table:formula="of:=[Tabelle1.A33]" office:value-type="float" office:value="0" calcext:value-type="float">
            <text:p>0</text:p>
          </table:table-cell>
          <table:table-cell table:formula="of:=[Tabelle1.B33]" office:value-type="float" office:value="0" calcext:value-type="float">
            <text:p>0</text:p>
          </table:table-cell>
          <table:table-cell table:formula="of:=[Tabelle1.C33]" office:value-type="float" office:value="0" calcext:value-type="float">
            <text:p>0</text:p>
          </table:table-cell>
          <table:table-cell table:formula="of:=ROUND([Tabelle1.D33];ABS(INT(LOG(ABS([Tabelle1.E33])))-1))" office:value-type="string" office:string-value="" calcext:value-type="error">
            <text:p>Err:502</text:p>
          </table:table-cell>
          <table:table-cell table:formula="of:=IF([Tabelle1.E33]=0;0;ROUND([Tabelle1.E33];2-(INT(LOG(ABS([Tabelle1.E33])))+1)))" office:value-type="float" office:value="0" calcext:value-type="float">
            <text:p>0</text:p>
          </table:table-cell>
          <table:table-cell table:formula="of:=ROUND([Tabelle1.F33];ABS(INT(LOG(ABS([Tabelle1.G33])))-1))" office:value-type="string" office:string-value="" calcext:value-type="error">
            <text:p>Err:502</text:p>
          </table:table-cell>
          <table:table-cell table:formula="of:=IF([Tabelle1.G33]=0;0;ROUND([Tabelle1.G33];2-(INT(LOG(ABS([Tabelle1.G33])))+1)))" office:value-type="float" office:value="0" calcext:value-type="float">
            <text:p>0</text:p>
          </table:table-cell>
          <table:table-cell table:formula="of:=ROUND([Tabelle1.H33];ABS(INT(LOG(ABS([Tabelle1.I33])))-1))" office:value-type="string" office:string-value="" calcext:value-type="error">
            <text:p>Err:502</text:p>
          </table:table-cell>
          <table:table-cell table:formula="of:=IF([Tabelle1.I33]=0;0;ROUND([Tabelle1.I33];2-(INT(LOG(ABS([Tabelle1.I33])))+1)))" office:value-type="float" office:value="0" calcext:value-type="float">
            <text:p>0</text:p>
          </table:table-cell>
          <table:table-cell table:formula="of:=ROUND([Tabelle1.J33];ABS(INT(LOG(ABS([Tabelle1.K33])))-1))" office:value-type="string" office:string-value="" calcext:value-type="error">
            <text:p>Err:502</text:p>
          </table:table-cell>
          <table:table-cell table:formula="of:=IF([Tabelle1.K33]=0;0;ROUND([Tabelle1.K33];2-(INT(LOG(ABS([Tabelle1.K33])))+1)))" office:value-type="float" office:value="0" calcext:value-type="float">
            <text:p>0</text:p>
          </table:table-cell>
          <table:table-cell table:formula="of:=ROUND([Tabelle1.L33];ABS(INT(LOG(ABS([Tabelle1.M33])))-1))" office:value-type="string" office:string-value="" calcext:value-type="error">
            <text:p>Err:502</text:p>
          </table:table-cell>
          <table:table-cell table:formula="of:=IF([Tabelle1.M33]=0;0;ROUND([Tabelle1.M33];2-(INT(LOG(ABS([Tabelle1.M33])))+1)))" office:value-type="float" office:value="0" calcext:value-type="float">
            <text:p>0</text:p>
          </table:table-cell>
          <table:table-cell table:formula="of:=ROUND([Tabelle1.N33];ABS(INT(LOG(ABS([Tabelle1.O33])))-1))" office:value-type="string" office:string-value="" calcext:value-type="error">
            <text:p>Err:502</text:p>
          </table:table-cell>
          <table:table-cell table:formula="of:=IF([Tabelle1.O33]=0;0;ROUND([Tabelle1.O33];2-(INT(LOG(ABS([Tabelle1.O33])))+1)))" office:value-type="float" office:value="0" calcext:value-type="float">
            <text:p>0</text:p>
          </table:table-cell>
          <table:table-cell table:formula="of:=ROUND([Tabelle1.P33];ABS(INT(LOG(ABS([Tabelle1.Q33])))-1))" office:value-type="string" office:string-value="" calcext:value-type="error">
            <text:p>Err:502</text:p>
          </table:table-cell>
          <table:table-cell table:formula="of:=IF([Tabelle1.Q33]=0;0;ROUND([Tabelle1.Q33];2-(INT(LOG(ABS([Tabelle1.Q33])))+1)))" office:value-type="float" office:value="0" calcext:value-type="float">
            <text:p>0</text:p>
          </table:table-cell>
          <table:table-cell table:formula="of:=ROUND([Tabelle1.R33];2)" office:value-type="float" office:value="0" calcext:value-type="float">
            <text:p>0</text:p>
          </table:table-cell>
          <table:table-cell table:formula="of:=ROUND([Tabelle1.S33];2)" office:value-type="float" office:value="0" calcext:value-type="float">
            <text:p>0</text:p>
          </table:table-cell>
        </table:table-row>
        <table:table-row table:style-name="ro1">
          <table:table-cell table:formula="of:=[Tabelle1.A34]" office:value-type="float" office:value="0" calcext:value-type="float">
            <text:p>0</text:p>
          </table:table-cell>
          <table:table-cell table:formula="of:=[Tabelle1.B34]" office:value-type="float" office:value="0" calcext:value-type="float">
            <text:p>0</text:p>
          </table:table-cell>
          <table:table-cell table:formula="of:=[Tabelle1.C34]" office:value-type="float" office:value="0" calcext:value-type="float">
            <text:p>0</text:p>
          </table:table-cell>
          <table:table-cell table:formula="of:=ROUND([Tabelle1.D34];ABS(INT(LOG(ABS([Tabelle1.E34])))-1))" office:value-type="string" office:string-value="" calcext:value-type="error">
            <text:p>Err:502</text:p>
          </table:table-cell>
          <table:table-cell table:formula="of:=IF([Tabelle1.E34]=0;0;ROUND([Tabelle1.E34];2-(INT(LOG(ABS([Tabelle1.E34])))+1)))" office:value-type="float" office:value="0" calcext:value-type="float">
            <text:p>0</text:p>
          </table:table-cell>
          <table:table-cell table:formula="of:=ROUND([Tabelle1.F34];ABS(INT(LOG(ABS([Tabelle1.G34])))-1))" office:value-type="string" office:string-value="" calcext:value-type="error">
            <text:p>Err:502</text:p>
          </table:table-cell>
          <table:table-cell table:formula="of:=IF([Tabelle1.G34]=0;0;ROUND([Tabelle1.G34];2-(INT(LOG(ABS([Tabelle1.G34])))+1)))" office:value-type="float" office:value="0" calcext:value-type="float">
            <text:p>0</text:p>
          </table:table-cell>
          <table:table-cell table:formula="of:=ROUND([Tabelle1.H34];ABS(INT(LOG(ABS([Tabelle1.I34])))-1))" office:value-type="string" office:string-value="" calcext:value-type="error">
            <text:p>Err:502</text:p>
          </table:table-cell>
          <table:table-cell table:formula="of:=IF([Tabelle1.I34]=0;0;ROUND([Tabelle1.I34];2-(INT(LOG(ABS([Tabelle1.I34])))+1)))" office:value-type="float" office:value="0" calcext:value-type="float">
            <text:p>0</text:p>
          </table:table-cell>
          <table:table-cell table:formula="of:=ROUND([Tabelle1.J34];ABS(INT(LOG(ABS([Tabelle1.K34])))-1))" office:value-type="string" office:string-value="" calcext:value-type="error">
            <text:p>Err:502</text:p>
          </table:table-cell>
          <table:table-cell table:formula="of:=IF([Tabelle1.K34]=0;0;ROUND([Tabelle1.K34];2-(INT(LOG(ABS([Tabelle1.K34])))+1)))" office:value-type="float" office:value="0" calcext:value-type="float">
            <text:p>0</text:p>
          </table:table-cell>
          <table:table-cell table:formula="of:=ROUND([Tabelle1.L34];ABS(INT(LOG(ABS([Tabelle1.M34])))-1))" office:value-type="string" office:string-value="" calcext:value-type="error">
            <text:p>Err:502</text:p>
          </table:table-cell>
          <table:table-cell table:formula="of:=IF([Tabelle1.M34]=0;0;ROUND([Tabelle1.M34];2-(INT(LOG(ABS([Tabelle1.M34])))+1)))" office:value-type="float" office:value="0" calcext:value-type="float">
            <text:p>0</text:p>
          </table:table-cell>
          <table:table-cell table:formula="of:=ROUND([Tabelle1.N34];ABS(INT(LOG(ABS([Tabelle1.O34])))-1))" office:value-type="string" office:string-value="" calcext:value-type="error">
            <text:p>Err:502</text:p>
          </table:table-cell>
          <table:table-cell table:formula="of:=IF([Tabelle1.O34]=0;0;ROUND([Tabelle1.O34];2-(INT(LOG(ABS([Tabelle1.O34])))+1)))" office:value-type="float" office:value="0" calcext:value-type="float">
            <text:p>0</text:p>
          </table:table-cell>
          <table:table-cell table:formula="of:=ROUND([Tabelle1.P34];ABS(INT(LOG(ABS([Tabelle1.Q34])))-1))" office:value-type="string" office:string-value="" calcext:value-type="error">
            <text:p>Err:502</text:p>
          </table:table-cell>
          <table:table-cell table:formula="of:=IF([Tabelle1.Q34]=0;0;ROUND([Tabelle1.Q34];2-(INT(LOG(ABS([Tabelle1.Q34])))+1)))" office:value-type="float" office:value="0" calcext:value-type="float">
            <text:p>0</text:p>
          </table:table-cell>
          <table:table-cell table:formula="of:=ROUND([Tabelle1.R34];2)" office:value-type="float" office:value="0" calcext:value-type="float">
            <text:p>0</text:p>
          </table:table-cell>
          <table:table-cell table:formula="of:=ROUND([Tabelle1.S34];2)" office:value-type="float" office:value="0" calcext:value-type="float">
            <text:p>0</text:p>
          </table:table-cell>
        </table:table-row>
        <table:table-row table:style-name="ro1">
          <table:table-cell table:formula="of:=[Tabelle1.A35]" office:value-type="float" office:value="0" calcext:value-type="float">
            <text:p>0</text:p>
          </table:table-cell>
          <table:table-cell table:formula="of:=[Tabelle1.B35]" office:value-type="float" office:value="0" calcext:value-type="float">
            <text:p>0</text:p>
          </table:table-cell>
          <table:table-cell table:formula="of:=[Tabelle1.C35]" office:value-type="float" office:value="0" calcext:value-type="float">
            <text:p>0</text:p>
          </table:table-cell>
          <table:table-cell table:formula="of:=ROUND([Tabelle1.D35];ABS(INT(LOG(ABS([Tabelle1.E35])))-1))" office:value-type="string" office:string-value="" calcext:value-type="error">
            <text:p>Err:502</text:p>
          </table:table-cell>
          <table:table-cell table:formula="of:=IF([Tabelle1.E35]=0;0;ROUND([Tabelle1.E35];2-(INT(LOG(ABS([Tabelle1.E35])))+1)))" office:value-type="float" office:value="0" calcext:value-type="float">
            <text:p>0</text:p>
          </table:table-cell>
          <table:table-cell table:formula="of:=ROUND([Tabelle1.F35];ABS(INT(LOG(ABS([Tabelle1.G35])))-1))" office:value-type="string" office:string-value="" calcext:value-type="error">
            <text:p>Err:502</text:p>
          </table:table-cell>
          <table:table-cell table:formula="of:=IF([Tabelle1.G35]=0;0;ROUND([Tabelle1.G35];2-(INT(LOG(ABS([Tabelle1.G35])))+1)))" office:value-type="float" office:value="0" calcext:value-type="float">
            <text:p>0</text:p>
          </table:table-cell>
          <table:table-cell table:formula="of:=ROUND([Tabelle1.H35];ABS(INT(LOG(ABS([Tabelle1.I35])))-1))" office:value-type="string" office:string-value="" calcext:value-type="error">
            <text:p>Err:502</text:p>
          </table:table-cell>
          <table:table-cell table:formula="of:=IF([Tabelle1.I35]=0;0;ROUND([Tabelle1.I35];2-(INT(LOG(ABS([Tabelle1.I35])))+1)))" office:value-type="float" office:value="0" calcext:value-type="float">
            <text:p>0</text:p>
          </table:table-cell>
          <table:table-cell table:formula="of:=ROUND([Tabelle1.J35];ABS(INT(LOG(ABS([Tabelle1.K35])))-1))" office:value-type="string" office:string-value="" calcext:value-type="error">
            <text:p>Err:502</text:p>
          </table:table-cell>
          <table:table-cell table:formula="of:=IF([Tabelle1.K35]=0;0;ROUND([Tabelle1.K35];2-(INT(LOG(ABS([Tabelle1.K35])))+1)))" office:value-type="float" office:value="0" calcext:value-type="float">
            <text:p>0</text:p>
          </table:table-cell>
          <table:table-cell table:formula="of:=ROUND([Tabelle1.L35];ABS(INT(LOG(ABS([Tabelle1.M35])))-1))" office:value-type="string" office:string-value="" calcext:value-type="error">
            <text:p>Err:502</text:p>
          </table:table-cell>
          <table:table-cell table:formula="of:=IF([Tabelle1.M35]=0;0;ROUND([Tabelle1.M35];2-(INT(LOG(ABS([Tabelle1.M35])))+1)))" office:value-type="float" office:value="0" calcext:value-type="float">
            <text:p>0</text:p>
          </table:table-cell>
          <table:table-cell table:formula="of:=ROUND([Tabelle1.N35];ABS(INT(LOG(ABS([Tabelle1.O35])))-1))" office:value-type="string" office:string-value="" calcext:value-type="error">
            <text:p>Err:502</text:p>
          </table:table-cell>
          <table:table-cell table:formula="of:=IF([Tabelle1.O35]=0;0;ROUND([Tabelle1.O35];2-(INT(LOG(ABS([Tabelle1.O35])))+1)))" office:value-type="float" office:value="0" calcext:value-type="float">
            <text:p>0</text:p>
          </table:table-cell>
          <table:table-cell table:formula="of:=ROUND([Tabelle1.P35];ABS(INT(LOG(ABS([Tabelle1.Q35])))-1))" office:value-type="string" office:string-value="" calcext:value-type="error">
            <text:p>Err:502</text:p>
          </table:table-cell>
          <table:table-cell table:formula="of:=IF([Tabelle1.Q35]=0;0;ROUND([Tabelle1.Q35];2-(INT(LOG(ABS([Tabelle1.Q35])))+1)))" office:value-type="float" office:value="0" calcext:value-type="float">
            <text:p>0</text:p>
          </table:table-cell>
          <table:table-cell table:formula="of:=ROUND([Tabelle1.R35];2)" office:value-type="float" office:value="0" calcext:value-type="float">
            <text:p>0</text:p>
          </table:table-cell>
          <table:table-cell table:formula="of:=ROUND([Tabelle1.S35];2)" office:value-type="float" office:value="0" calcext:value-type="float">
            <text:p>0</text:p>
          </table:table-cell>
        </table:table-row>
        <table:table-row table:style-name="ro1">
          <table:table-cell table:formula="of:=[Tabelle1.A36]" office:value-type="float" office:value="0" calcext:value-type="float">
            <text:p>0</text:p>
          </table:table-cell>
          <table:table-cell table:formula="of:=[Tabelle1.B36]" office:value-type="float" office:value="0" calcext:value-type="float">
            <text:p>0</text:p>
          </table:table-cell>
          <table:table-cell table:formula="of:=[Tabelle1.C36]" office:value-type="float" office:value="0" calcext:value-type="float">
            <text:p>0</text:p>
          </table:table-cell>
          <table:table-cell table:formula="of:=ROUND([Tabelle1.D36];ABS(INT(LOG(ABS([Tabelle1.E36])))-1))" office:value-type="string" office:string-value="" calcext:value-type="error">
            <text:p>Err:502</text:p>
          </table:table-cell>
          <table:table-cell table:formula="of:=IF([Tabelle1.E36]=0;0;ROUND([Tabelle1.E36];2-(INT(LOG(ABS([Tabelle1.E36])))+1)))" office:value-type="float" office:value="0" calcext:value-type="float">
            <text:p>0</text:p>
          </table:table-cell>
          <table:table-cell table:formula="of:=ROUND([Tabelle1.F36];ABS(INT(LOG(ABS([Tabelle1.G36])))-1))" office:value-type="string" office:string-value="" calcext:value-type="error">
            <text:p>Err:502</text:p>
          </table:table-cell>
          <table:table-cell table:formula="of:=IF([Tabelle1.G36]=0;0;ROUND([Tabelle1.G36];2-(INT(LOG(ABS([Tabelle1.G36])))+1)))" office:value-type="float" office:value="0" calcext:value-type="float">
            <text:p>0</text:p>
          </table:table-cell>
          <table:table-cell table:formula="of:=ROUND([Tabelle1.H36];ABS(INT(LOG(ABS([Tabelle1.I36])))-1))" office:value-type="string" office:string-value="" calcext:value-type="error">
            <text:p>Err:502</text:p>
          </table:table-cell>
          <table:table-cell table:formula="of:=IF([Tabelle1.I36]=0;0;ROUND([Tabelle1.I36];2-(INT(LOG(ABS([Tabelle1.I36])))+1)))" office:value-type="float" office:value="0" calcext:value-type="float">
            <text:p>0</text:p>
          </table:table-cell>
          <table:table-cell table:formula="of:=ROUND([Tabelle1.J36];ABS(INT(LOG(ABS([Tabelle1.K36])))-1))" office:value-type="string" office:string-value="" calcext:value-type="error">
            <text:p>Err:502</text:p>
          </table:table-cell>
          <table:table-cell table:formula="of:=IF([Tabelle1.K36]=0;0;ROUND([Tabelle1.K36];2-(INT(LOG(ABS([Tabelle1.K36])))+1)))" office:value-type="float" office:value="0" calcext:value-type="float">
            <text:p>0</text:p>
          </table:table-cell>
          <table:table-cell table:formula="of:=ROUND([Tabelle1.L36];ABS(INT(LOG(ABS([Tabelle1.M36])))-1))" office:value-type="string" office:string-value="" calcext:value-type="error">
            <text:p>Err:502</text:p>
          </table:table-cell>
          <table:table-cell table:formula="of:=IF([Tabelle1.M36]=0;0;ROUND([Tabelle1.M36];2-(INT(LOG(ABS([Tabelle1.M36])))+1)))" office:value-type="float" office:value="0" calcext:value-type="float">
            <text:p>0</text:p>
          </table:table-cell>
          <table:table-cell table:formula="of:=ROUND([Tabelle1.N36];ABS(INT(LOG(ABS([Tabelle1.O36])))-1))" office:value-type="string" office:string-value="" calcext:value-type="error">
            <text:p>Err:502</text:p>
          </table:table-cell>
          <table:table-cell table:formula="of:=IF([Tabelle1.O36]=0;0;ROUND([Tabelle1.O36];2-(INT(LOG(ABS([Tabelle1.O36])))+1)))" office:value-type="float" office:value="0" calcext:value-type="float">
            <text:p>0</text:p>
          </table:table-cell>
          <table:table-cell table:formula="of:=ROUND([Tabelle1.P36];ABS(INT(LOG(ABS([Tabelle1.Q36])))-1))" office:value-type="string" office:string-value="" calcext:value-type="error">
            <text:p>Err:502</text:p>
          </table:table-cell>
          <table:table-cell table:formula="of:=IF([Tabelle1.Q36]=0;0;ROUND([Tabelle1.Q36];2-(INT(LOG(ABS([Tabelle1.Q36])))+1)))" office:value-type="float" office:value="0" calcext:value-type="float">
            <text:p>0</text:p>
          </table:table-cell>
          <table:table-cell table:formula="of:=ROUND([Tabelle1.R36];2)" office:value-type="float" office:value="0" calcext:value-type="float">
            <text:p>0</text:p>
          </table:table-cell>
          <table:table-cell table:formula="of:=ROUND([Tabelle1.S36];2)" office:value-type="float" office:value="0" calcext:value-type="float">
            <text:p>0</text:p>
          </table:table-cell>
        </table:table-row>
        <table:table-row table:style-name="ro1">
          <table:table-cell table:formula="of:=[Tabelle1.A37]" office:value-type="float" office:value="0" calcext:value-type="float">
            <text:p>0</text:p>
          </table:table-cell>
          <table:table-cell table:formula="of:=[Tabelle1.B37]" office:value-type="float" office:value="0" calcext:value-type="float">
            <text:p>0</text:p>
          </table:table-cell>
          <table:table-cell table:formula="of:=[Tabelle1.C37]" office:value-type="float" office:value="0" calcext:value-type="float">
            <text:p>0</text:p>
          </table:table-cell>
          <table:table-cell table:formula="of:=ROUND([Tabelle1.D37];ABS(INT(LOG(ABS([Tabelle1.E37])))-1))" office:value-type="string" office:string-value="" calcext:value-type="error">
            <text:p>Err:502</text:p>
          </table:table-cell>
          <table:table-cell table:formula="of:=IF([Tabelle1.E37]=0;0;ROUND([Tabelle1.E37];2-(INT(LOG(ABS([Tabelle1.E37])))+1)))" office:value-type="float" office:value="0" calcext:value-type="float">
            <text:p>0</text:p>
          </table:table-cell>
          <table:table-cell table:formula="of:=ROUND([Tabelle1.F37];ABS(INT(LOG(ABS([Tabelle1.G37])))-1))" office:value-type="string" office:string-value="" calcext:value-type="error">
            <text:p>Err:502</text:p>
          </table:table-cell>
          <table:table-cell table:formula="of:=IF([Tabelle1.G37]=0;0;ROUND([Tabelle1.G37];2-(INT(LOG(ABS([Tabelle1.G37])))+1)))" office:value-type="float" office:value="0" calcext:value-type="float">
            <text:p>0</text:p>
          </table:table-cell>
          <table:table-cell table:formula="of:=ROUND([Tabelle1.H37];ABS(INT(LOG(ABS([Tabelle1.I37])))-1))" office:value-type="string" office:string-value="" calcext:value-type="error">
            <text:p>Err:502</text:p>
          </table:table-cell>
          <table:table-cell table:formula="of:=IF([Tabelle1.I37]=0;0;ROUND([Tabelle1.I37];2-(INT(LOG(ABS([Tabelle1.I37])))+1)))" office:value-type="float" office:value="0" calcext:value-type="float">
            <text:p>0</text:p>
          </table:table-cell>
          <table:table-cell table:formula="of:=ROUND([Tabelle1.J37];ABS(INT(LOG(ABS([Tabelle1.K37])))-1))" office:value-type="string" office:string-value="" calcext:value-type="error">
            <text:p>Err:502</text:p>
          </table:table-cell>
          <table:table-cell table:formula="of:=IF([Tabelle1.K37]=0;0;ROUND([Tabelle1.K37];2-(INT(LOG(ABS([Tabelle1.K37])))+1)))" office:value-type="float" office:value="0" calcext:value-type="float">
            <text:p>0</text:p>
          </table:table-cell>
          <table:table-cell table:formula="of:=ROUND([Tabelle1.L37];ABS(INT(LOG(ABS([Tabelle1.M37])))-1))" office:value-type="string" office:string-value="" calcext:value-type="error">
            <text:p>Err:502</text:p>
          </table:table-cell>
          <table:table-cell table:formula="of:=IF([Tabelle1.M37]=0;0;ROUND([Tabelle1.M37];2-(INT(LOG(ABS([Tabelle1.M37])))+1)))" office:value-type="float" office:value="0" calcext:value-type="float">
            <text:p>0</text:p>
          </table:table-cell>
          <table:table-cell table:formula="of:=ROUND([Tabelle1.N37];ABS(INT(LOG(ABS([Tabelle1.O37])))-1))" office:value-type="string" office:string-value="" calcext:value-type="error">
            <text:p>Err:502</text:p>
          </table:table-cell>
          <table:table-cell table:formula="of:=IF([Tabelle1.O37]=0;0;ROUND([Tabelle1.O37];2-(INT(LOG(ABS([Tabelle1.O37])))+1)))" office:value-type="float" office:value="0" calcext:value-type="float">
            <text:p>0</text:p>
          </table:table-cell>
          <table:table-cell table:formula="of:=ROUND([Tabelle1.P37];ABS(INT(LOG(ABS([Tabelle1.Q37])))-1))" office:value-type="string" office:string-value="" calcext:value-type="error">
            <text:p>Err:502</text:p>
          </table:table-cell>
          <table:table-cell table:formula="of:=IF([Tabelle1.Q37]=0;0;ROUND([Tabelle1.Q37];2-(INT(LOG(ABS([Tabelle1.Q37])))+1)))" office:value-type="float" office:value="0" calcext:value-type="float">
            <text:p>0</text:p>
          </table:table-cell>
          <table:table-cell table:formula="of:=ROUND([Tabelle1.R37];2)" office:value-type="float" office:value="0" calcext:value-type="float">
            <text:p>0</text:p>
          </table:table-cell>
          <table:table-cell table:formula="of:=ROUND([Tabelle1.S37];2)" office:value-type="float" office:value="0" calcext:value-type="float">
            <text:p>0</text:p>
          </table:table-cell>
        </table:table-row>
        <table:table-row table:style-name="ro1">
          <table:table-cell table:formula="of:=[Tabelle1.A38]" office:value-type="float" office:value="0" calcext:value-type="float">
            <text:p>0</text:p>
          </table:table-cell>
          <table:table-cell table:formula="of:=[Tabelle1.B38]" office:value-type="float" office:value="0" calcext:value-type="float">
            <text:p>0</text:p>
          </table:table-cell>
          <table:table-cell table:formula="of:=[Tabelle1.C38]" office:value-type="float" office:value="0" calcext:value-type="float">
            <text:p>0</text:p>
          </table:table-cell>
          <table:table-cell table:formula="of:=ROUND([Tabelle1.D38];ABS(INT(LOG(ABS([Tabelle1.E38])))-1))" office:value-type="string" office:string-value="" calcext:value-type="error">
            <text:p>Err:502</text:p>
          </table:table-cell>
          <table:table-cell table:formula="of:=IF([Tabelle1.E38]=0;0;ROUND([Tabelle1.E38];2-(INT(LOG(ABS([Tabelle1.E38])))+1)))" office:value-type="float" office:value="0" calcext:value-type="float">
            <text:p>0</text:p>
          </table:table-cell>
          <table:table-cell table:formula="of:=ROUND([Tabelle1.F38];ABS(INT(LOG(ABS([Tabelle1.G38])))-1))" office:value-type="string" office:string-value="" calcext:value-type="error">
            <text:p>Err:502</text:p>
          </table:table-cell>
          <table:table-cell table:formula="of:=IF([Tabelle1.G38]=0;0;ROUND([Tabelle1.G38];2-(INT(LOG(ABS([Tabelle1.G38])))+1)))" office:value-type="float" office:value="0" calcext:value-type="float">
            <text:p>0</text:p>
          </table:table-cell>
          <table:table-cell table:formula="of:=ROUND([Tabelle1.H38];ABS(INT(LOG(ABS([Tabelle1.I38])))-1))" office:value-type="string" office:string-value="" calcext:value-type="error">
            <text:p>Err:502</text:p>
          </table:table-cell>
          <table:table-cell table:formula="of:=IF([Tabelle1.I38]=0;0;ROUND([Tabelle1.I38];2-(INT(LOG(ABS([Tabelle1.I38])))+1)))" office:value-type="float" office:value="0" calcext:value-type="float">
            <text:p>0</text:p>
          </table:table-cell>
          <table:table-cell table:formula="of:=ROUND([Tabelle1.J38];ABS(INT(LOG(ABS([Tabelle1.K38])))-1))" office:value-type="string" office:string-value="" calcext:value-type="error">
            <text:p>Err:502</text:p>
          </table:table-cell>
          <table:table-cell table:formula="of:=IF([Tabelle1.K38]=0;0;ROUND([Tabelle1.K38];2-(INT(LOG(ABS([Tabelle1.K38])))+1)))" office:value-type="float" office:value="0" calcext:value-type="float">
            <text:p>0</text:p>
          </table:table-cell>
          <table:table-cell table:formula="of:=ROUND([Tabelle1.L38];ABS(INT(LOG(ABS([Tabelle1.M38])))-1))" office:value-type="string" office:string-value="" calcext:value-type="error">
            <text:p>Err:502</text:p>
          </table:table-cell>
          <table:table-cell table:formula="of:=IF([Tabelle1.M38]=0;0;ROUND([Tabelle1.M38];2-(INT(LOG(ABS([Tabelle1.M38])))+1)))" office:value-type="float" office:value="0" calcext:value-type="float">
            <text:p>0</text:p>
          </table:table-cell>
          <table:table-cell table:formula="of:=ROUND([Tabelle1.N38];ABS(INT(LOG(ABS([Tabelle1.O38])))-1))" office:value-type="string" office:string-value="" calcext:value-type="error">
            <text:p>Err:502</text:p>
          </table:table-cell>
          <table:table-cell table:formula="of:=IF([Tabelle1.O38]=0;0;ROUND([Tabelle1.O38];2-(INT(LOG(ABS([Tabelle1.O38])))+1)))" office:value-type="float" office:value="0" calcext:value-type="float">
            <text:p>0</text:p>
          </table:table-cell>
          <table:table-cell table:formula="of:=ROUND([Tabelle1.P38];ABS(INT(LOG(ABS([Tabelle1.Q38])))-1))" office:value-type="string" office:string-value="" calcext:value-type="error">
            <text:p>Err:502</text:p>
          </table:table-cell>
          <table:table-cell table:formula="of:=IF([Tabelle1.Q38]=0;0;ROUND([Tabelle1.Q38];2-(INT(LOG(ABS([Tabelle1.Q38])))+1)))" office:value-type="float" office:value="0" calcext:value-type="float">
            <text:p>0</text:p>
          </table:table-cell>
          <table:table-cell table:formula="of:=ROUND([Tabelle1.R38];2)" office:value-type="float" office:value="0" calcext:value-type="float">
            <text:p>0</text:p>
          </table:table-cell>
          <table:table-cell table:formula="of:=ROUND([Tabelle1.S38];2)" office:value-type="float" office:value="0" calcext:value-type="float">
            <text:p>0</text:p>
          </table:table-cell>
        </table:table-row>
        <table:table-row table:style-name="ro1">
          <table:table-cell table:formula="of:=[Tabelle1.A39]" office:value-type="float" office:value="0" calcext:value-type="float">
            <text:p>0</text:p>
          </table:table-cell>
          <table:table-cell table:formula="of:=[Tabelle1.B39]" office:value-type="float" office:value="0" calcext:value-type="float">
            <text:p>0</text:p>
          </table:table-cell>
          <table:table-cell table:formula="of:=[Tabelle1.C39]" office:value-type="float" office:value="0" calcext:value-type="float">
            <text:p>0</text:p>
          </table:table-cell>
          <table:table-cell table:formula="of:=ROUND([Tabelle1.D39];ABS(INT(LOG(ABS([Tabelle1.E39])))-1))" office:value-type="string" office:string-value="" calcext:value-type="error">
            <text:p>Err:502</text:p>
          </table:table-cell>
          <table:table-cell table:formula="of:=IF([Tabelle1.E39]=0;0;ROUND([Tabelle1.E39];2-(INT(LOG(ABS([Tabelle1.E39])))+1)))" office:value-type="float" office:value="0" calcext:value-type="float">
            <text:p>0</text:p>
          </table:table-cell>
          <table:table-cell table:formula="of:=ROUND([Tabelle1.F39];ABS(INT(LOG(ABS([Tabelle1.G39])))-1))" office:value-type="string" office:string-value="" calcext:value-type="error">
            <text:p>Err:502</text:p>
          </table:table-cell>
          <table:table-cell table:formula="of:=IF([Tabelle1.G39]=0;0;ROUND([Tabelle1.G39];2-(INT(LOG(ABS([Tabelle1.G39])))+1)))" office:value-type="float" office:value="0" calcext:value-type="float">
            <text:p>0</text:p>
          </table:table-cell>
          <table:table-cell table:formula="of:=ROUND([Tabelle1.H39];ABS(INT(LOG(ABS([Tabelle1.I39])))-1))" office:value-type="string" office:string-value="" calcext:value-type="error">
            <text:p>Err:502</text:p>
          </table:table-cell>
          <table:table-cell table:formula="of:=IF([Tabelle1.I39]=0;0;ROUND([Tabelle1.I39];2-(INT(LOG(ABS([Tabelle1.I39])))+1)))" office:value-type="float" office:value="0" calcext:value-type="float">
            <text:p>0</text:p>
          </table:table-cell>
          <table:table-cell table:formula="of:=ROUND([Tabelle1.J39];ABS(INT(LOG(ABS([Tabelle1.K39])))-1))" office:value-type="string" office:string-value="" calcext:value-type="error">
            <text:p>Err:502</text:p>
          </table:table-cell>
          <table:table-cell table:formula="of:=IF([Tabelle1.K39]=0;0;ROUND([Tabelle1.K39];2-(INT(LOG(ABS([Tabelle1.K39])))+1)))" office:value-type="float" office:value="0" calcext:value-type="float">
            <text:p>0</text:p>
          </table:table-cell>
          <table:table-cell table:formula="of:=ROUND([Tabelle1.L39];ABS(INT(LOG(ABS([Tabelle1.M39])))-1))" office:value-type="string" office:string-value="" calcext:value-type="error">
            <text:p>Err:502</text:p>
          </table:table-cell>
          <table:table-cell table:formula="of:=IF([Tabelle1.M39]=0;0;ROUND([Tabelle1.M39];2-(INT(LOG(ABS([Tabelle1.M39])))+1)))" office:value-type="float" office:value="0" calcext:value-type="float">
            <text:p>0</text:p>
          </table:table-cell>
          <table:table-cell table:formula="of:=ROUND([Tabelle1.N39];ABS(INT(LOG(ABS([Tabelle1.O39])))-1))" office:value-type="string" office:string-value="" calcext:value-type="error">
            <text:p>Err:502</text:p>
          </table:table-cell>
          <table:table-cell table:formula="of:=IF([Tabelle1.O39]=0;0;ROUND([Tabelle1.O39];2-(INT(LOG(ABS([Tabelle1.O39])))+1)))" office:value-type="float" office:value="0" calcext:value-type="float">
            <text:p>0</text:p>
          </table:table-cell>
          <table:table-cell table:formula="of:=ROUND([Tabelle1.P39];ABS(INT(LOG(ABS([Tabelle1.Q39])))-1))" office:value-type="string" office:string-value="" calcext:value-type="error">
            <text:p>Err:502</text:p>
          </table:table-cell>
          <table:table-cell table:formula="of:=IF([Tabelle1.Q39]=0;0;ROUND([Tabelle1.Q39];2-(INT(LOG(ABS([Tabelle1.Q39])))+1)))" office:value-type="float" office:value="0" calcext:value-type="float">
            <text:p>0</text:p>
          </table:table-cell>
          <table:table-cell table:formula="of:=ROUND([Tabelle1.R39];2)" office:value-type="float" office:value="0" calcext:value-type="float">
            <text:p>0</text:p>
          </table:table-cell>
          <table:table-cell table:formula="of:=ROUND([Tabelle1.S39];2)" office:value-type="float" office:value="0" calcext:value-type="float">
            <text:p>0</text:p>
          </table:table-cell>
        </table:table-row>
        <table:table-row table:style-name="ro1">
          <table:table-cell table:formula="of:=[Tabelle1.A40]" office:value-type="float" office:value="0" calcext:value-type="float">
            <text:p>0</text:p>
          </table:table-cell>
          <table:table-cell table:formula="of:=[Tabelle1.B40]" office:value-type="float" office:value="0" calcext:value-type="float">
            <text:p>0</text:p>
          </table:table-cell>
          <table:table-cell table:formula="of:=[Tabelle1.C40]" office:value-type="float" office:value="0" calcext:value-type="float">
            <text:p>0</text:p>
          </table:table-cell>
          <table:table-cell table:formula="of:=ROUND([Tabelle1.D40];ABS(INT(LOG(ABS([Tabelle1.E40])))-1))" office:value-type="string" office:string-value="" calcext:value-type="error">
            <text:p>Err:502</text:p>
          </table:table-cell>
          <table:table-cell table:formula="of:=IF([Tabelle1.E40]=0;0;ROUND([Tabelle1.E40];2-(INT(LOG(ABS([Tabelle1.E40])))+1)))" office:value-type="float" office:value="0" calcext:value-type="float">
            <text:p>0</text:p>
          </table:table-cell>
          <table:table-cell table:formula="of:=ROUND([Tabelle1.F40];ABS(INT(LOG(ABS([Tabelle1.G40])))-1))" office:value-type="string" office:string-value="" calcext:value-type="error">
            <text:p>Err:502</text:p>
          </table:table-cell>
          <table:table-cell table:formula="of:=IF([Tabelle1.G40]=0;0;ROUND([Tabelle1.G40];2-(INT(LOG(ABS([Tabelle1.G40])))+1)))" office:value-type="float" office:value="0" calcext:value-type="float">
            <text:p>0</text:p>
          </table:table-cell>
          <table:table-cell table:formula="of:=ROUND([Tabelle1.H40];ABS(INT(LOG(ABS([Tabelle1.I40])))-1))" office:value-type="string" office:string-value="" calcext:value-type="error">
            <text:p>Err:502</text:p>
          </table:table-cell>
          <table:table-cell table:formula="of:=IF([Tabelle1.I40]=0;0;ROUND([Tabelle1.I40];2-(INT(LOG(ABS([Tabelle1.I40])))+1)))" office:value-type="float" office:value="0" calcext:value-type="float">
            <text:p>0</text:p>
          </table:table-cell>
          <table:table-cell table:formula="of:=ROUND([Tabelle1.J40];ABS(INT(LOG(ABS([Tabelle1.K40])))-1))" office:value-type="string" office:string-value="" calcext:value-type="error">
            <text:p>Err:502</text:p>
          </table:table-cell>
          <table:table-cell table:formula="of:=IF([Tabelle1.K40]=0;0;ROUND([Tabelle1.K40];2-(INT(LOG(ABS([Tabelle1.K40])))+1)))" office:value-type="float" office:value="0" calcext:value-type="float">
            <text:p>0</text:p>
          </table:table-cell>
          <table:table-cell table:formula="of:=ROUND([Tabelle1.L40];ABS(INT(LOG(ABS([Tabelle1.M40])))-1))" office:value-type="string" office:string-value="" calcext:value-type="error">
            <text:p>Err:502</text:p>
          </table:table-cell>
          <table:table-cell table:formula="of:=IF([Tabelle1.M40]=0;0;ROUND([Tabelle1.M40];2-(INT(LOG(ABS([Tabelle1.M40])))+1)))" office:value-type="float" office:value="0" calcext:value-type="float">
            <text:p>0</text:p>
          </table:table-cell>
          <table:table-cell table:formula="of:=ROUND([Tabelle1.N40];ABS(INT(LOG(ABS([Tabelle1.O40])))-1))" office:value-type="string" office:string-value="" calcext:value-type="error">
            <text:p>Err:502</text:p>
          </table:table-cell>
          <table:table-cell table:formula="of:=IF([Tabelle1.O40]=0;0;ROUND([Tabelle1.O40];2-(INT(LOG(ABS([Tabelle1.O40])))+1)))" office:value-type="float" office:value="0" calcext:value-type="float">
            <text:p>0</text:p>
          </table:table-cell>
          <table:table-cell table:formula="of:=ROUND([Tabelle1.P40];ABS(INT(LOG(ABS([Tabelle1.Q40])))-1))" office:value-type="string" office:string-value="" calcext:value-type="error">
            <text:p>Err:502</text:p>
          </table:table-cell>
          <table:table-cell table:formula="of:=IF([Tabelle1.Q40]=0;0;ROUND([Tabelle1.Q40];2-(INT(LOG(ABS([Tabelle1.Q40])))+1)))" office:value-type="float" office:value="0" calcext:value-type="float">
            <text:p>0</text:p>
          </table:table-cell>
          <table:table-cell table:formula="of:=ROUND([Tabelle1.R40];2)" office:value-type="float" office:value="0" calcext:value-type="float">
            <text:p>0</text:p>
          </table:table-cell>
          <table:table-cell table:formula="of:=ROUND([Tabelle1.S40];2)" office:value-type="float" office:value="0" calcext:value-type="float">
            <text:p>0</text:p>
          </table:table-cell>
        </table:table-row>
        <table:table-row table:style-name="ro1">
          <table:table-cell table:formula="of:=[Tabelle1.A41]" office:value-type="float" office:value="0" calcext:value-type="float">
            <text:p>0</text:p>
          </table:table-cell>
          <table:table-cell table:formula="of:=[Tabelle1.B41]" office:value-type="float" office:value="0" calcext:value-type="float">
            <text:p>0</text:p>
          </table:table-cell>
          <table:table-cell table:formula="of:=[Tabelle1.C41]" office:value-type="float" office:value="0" calcext:value-type="float">
            <text:p>0</text:p>
          </table:table-cell>
          <table:table-cell table:formula="of:=ROUND([Tabelle1.D41];ABS(INT(LOG(ABS([Tabelle1.E41])))-1))" office:value-type="string" office:string-value="" calcext:value-type="error">
            <text:p>Err:502</text:p>
          </table:table-cell>
          <table:table-cell table:formula="of:=IF([Tabelle1.E41]=0;0;ROUND([Tabelle1.E41];2-(INT(LOG(ABS([Tabelle1.E41])))+1)))" office:value-type="float" office:value="0" calcext:value-type="float">
            <text:p>0</text:p>
          </table:table-cell>
          <table:table-cell table:formula="of:=ROUND([Tabelle1.F41];ABS(INT(LOG(ABS([Tabelle1.G41])))-1))" office:value-type="string" office:string-value="" calcext:value-type="error">
            <text:p>Err:502</text:p>
          </table:table-cell>
          <table:table-cell table:formula="of:=IF([Tabelle1.G41]=0;0;ROUND([Tabelle1.G41];2-(INT(LOG(ABS([Tabelle1.G41])))+1)))" office:value-type="float" office:value="0" calcext:value-type="float">
            <text:p>0</text:p>
          </table:table-cell>
          <table:table-cell table:formula="of:=ROUND([Tabelle1.H41];ABS(INT(LOG(ABS([Tabelle1.I41])))-1))" office:value-type="string" office:string-value="" calcext:value-type="error">
            <text:p>Err:502</text:p>
          </table:table-cell>
          <table:table-cell table:formula="of:=IF([Tabelle1.I41]=0;0;ROUND([Tabelle1.I41];2-(INT(LOG(ABS([Tabelle1.I41])))+1)))" office:value-type="float" office:value="0" calcext:value-type="float">
            <text:p>0</text:p>
          </table:table-cell>
          <table:table-cell table:formula="of:=ROUND([Tabelle1.J41];ABS(INT(LOG(ABS([Tabelle1.K41])))-1))" office:value-type="string" office:string-value="" calcext:value-type="error">
            <text:p>Err:502</text:p>
          </table:table-cell>
          <table:table-cell table:formula="of:=IF([Tabelle1.K41]=0;0;ROUND([Tabelle1.K41];2-(INT(LOG(ABS([Tabelle1.K41])))+1)))" office:value-type="float" office:value="0" calcext:value-type="float">
            <text:p>0</text:p>
          </table:table-cell>
          <table:table-cell table:formula="of:=ROUND([Tabelle1.L41];ABS(INT(LOG(ABS([Tabelle1.M41])))-1))" office:value-type="string" office:string-value="" calcext:value-type="error">
            <text:p>Err:502</text:p>
          </table:table-cell>
          <table:table-cell table:formula="of:=IF([Tabelle1.M41]=0;0;ROUND([Tabelle1.M41];2-(INT(LOG(ABS([Tabelle1.M41])))+1)))" office:value-type="float" office:value="0" calcext:value-type="float">
            <text:p>0</text:p>
          </table:table-cell>
          <table:table-cell table:formula="of:=ROUND([Tabelle1.N41];ABS(INT(LOG(ABS([Tabelle1.O41])))-1))" office:value-type="string" office:string-value="" calcext:value-type="error">
            <text:p>Err:502</text:p>
          </table:table-cell>
          <table:table-cell table:formula="of:=IF([Tabelle1.O41]=0;0;ROUND([Tabelle1.O41];2-(INT(LOG(ABS([Tabelle1.O41])))+1)))" office:value-type="float" office:value="0" calcext:value-type="float">
            <text:p>0</text:p>
          </table:table-cell>
          <table:table-cell table:formula="of:=ROUND([Tabelle1.P41];ABS(INT(LOG(ABS([Tabelle1.Q41])))-1))" office:value-type="string" office:string-value="" calcext:value-type="error">
            <text:p>Err:502</text:p>
          </table:table-cell>
          <table:table-cell table:formula="of:=IF([Tabelle1.Q41]=0;0;ROUND([Tabelle1.Q41];2-(INT(LOG(ABS([Tabelle1.Q41])))+1)))" office:value-type="float" office:value="0" calcext:value-type="float">
            <text:p>0</text:p>
          </table:table-cell>
          <table:table-cell table:formula="of:=ROUND([Tabelle1.R41];2)" office:value-type="float" office:value="0" calcext:value-type="float">
            <text:p>0</text:p>
          </table:table-cell>
          <table:table-cell table:formula="of:=ROUND([Tabelle1.S41];2)" office:value-type="float" office:value="0" calcext:value-type="float">
            <text:p>0</text:p>
          </table:table-cell>
        </table:table-row>
      </table:table>
      <table:table table:name="Tabelle4" table:style-name="ta1">
        <table:shapes>
          <draw:frame draw:z-index="0" draw:style-name="gr1" draw:text-style-name="P1" svg:width="159.99mm" svg:height="89.99mm" svg:x="91.32mm" svg:y="1mm">
            <loext:p draw:notify-on-update-of-ranges="Tabelle4.A1:Tabelle4.A1 Tabelle4.A2:Tabelle4.A33 Tabelle4.D1:Tabelle4.D1 Tabelle4.D2:Tabelle4.D33 Tabelle4.B1:Tabelle4.B1 Tabelle4.B2:Tabelle4.B33 Tabelle4.C2:Tabelle4.C33 Tabelle4.C2:Tabelle4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_0</text:p>
          </table:table-cell>
          <table:table-cell office:value-type="string" calcext:value-type="string">
            <text:p>alpha_s</text:p>
          </table:table-cell>
          <table:table-cell table:style-name="Default" office:value-type="string" calcext:value-type="string">
            <text:p>err_alpha_s</text:p>
          </table:table-cell>
          <table:table-cell office:value-type="string" calcext:value-type="string">
            <text:p>P-Value</text:p>
          </table:table-cell>
          <table:table-cell table:number-columns-repeated="9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315939009348821" calcext:value-type="float">
            <text:p>0,3159390093</text:p>
          </table:table-cell>
          <table:table-cell office:value-type="float" office:value="0.0142642786400139" calcext:value-type="float">
            <text:p>1,43E-02</text:p>
          </table:table-cell>
          <table:table-cell office:value-type="float" office:value="2.69376922970147" calcext:value-type="float">
            <text:p>2,6937692297</text:p>
          </table:table-cell>
          <table:table-cell table:number-columns-repeated="9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0.317384591991407" calcext:value-type="float">
            <text:p>0,317384592</text:p>
          </table:table-cell>
          <table:table-cell office:value-type="float" office:value="0.0166369606335244" calcext:value-type="float">
            <text:p>1,66E-02</text:p>
          </table:table-cell>
          <table:table-cell office:value-type="float" office:value="3.14067007508375" calcext:value-type="float">
            <text:p>3,140670075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7623883977105" calcext:value-type="float">
            <text:p>0,317623884</text:p>
          </table:table-cell>
          <table:table-cell office:value-type="float" office:value="0.0157314709248037" calcext:value-type="float">
            <text:p>1,57E-02</text:p>
          </table:table-cell>
          <table:table-cell office:value-type="float" office:value="5.09756613775203" calcext:value-type="float">
            <text:p>5,0975661378</text:p>
          </table:table-cell>
          <table:table-cell table:number-columns-repeated="9"/>
        </table:table-row>
        <table:table-row table:style-name="ro1">
          <table:table-cell office:value-type="float" office:value="1.025" calcext:value-type="float">
            <text:p>1,025</text:p>
          </table:table-cell>
          <table:table-cell office:value-type="float" office:value="0.318350767040164" calcext:value-type="float">
            <text:p>0,318350767</text:p>
          </table:table-cell>
          <table:table-cell office:value-type="float" office:value="0.0162935230404635" calcext:value-type="float">
            <text:p>1,63E-02</text:p>
          </table:table-cell>
          <table:table-cell office:value-type="float" office:value="4.24093987388337" calcext:value-type="float">
            <text:p>4,2409398739</text:p>
          </table:table-cell>
          <table:table-cell table:number-columns-repeated="9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316334573721805" calcext:value-type="float">
            <text:p>0,3163345737</text:p>
          </table:table-cell>
          <table:table-cell office:value-type="float" office:value="0.0154312280867988" calcext:value-type="float">
            <text:p>1,54E-02</text:p>
          </table:table-cell>
          <table:table-cell office:value-type="float" office:value="4.73916459047852" calcext:value-type="float">
            <text:p>4,7391645905</text:p>
          </table:table-cell>
          <table:table-cell table:number-columns-repeated="9"/>
        </table:table-row>
        <table:table-row table:style-name="ro1">
          <table:table-cell office:value-type="float" office:value="1.075" calcext:value-type="float">
            <text:p>1,075</text:p>
          </table:table-cell>
          <table:table-cell office:value-type="float" office:value="0.316293100019054" calcext:value-type="float">
            <text:p>0,3162931</text:p>
          </table:table-cell>
          <table:table-cell office:value-type="float" office:value="0.0148311271072149" calcext:value-type="float">
            <text:p>1,48E-02</text:p>
          </table:table-cell>
          <table:table-cell office:value-type="float" office:value="18.3535037570524" calcext:value-type="float">
            <text:p>18,3535037571</text:p>
          </table:table-cell>
          <table:table-cell table:number-columns-repeated="9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315984223755553" calcext:value-type="float">
            <text:p>0,3159842238</text:p>
          </table:table-cell>
          <table:table-cell office:value-type="float" office:value="0.0149659446937614" calcext:value-type="float">
            <text:p>1,50E-02</text:p>
          </table:table-cell>
          <table:table-cell office:value-type="float" office:value="16.6669839989646" calcext:value-type="float">
            <text:p>16,666983999</text:p>
          </table:table-cell>
          <table:table-cell table:number-columns-repeated="9"/>
        </table:table-row>
        <table:table-row table:style-name="ro1">
          <table:table-cell office:value-type="float" office:value="1.125" calcext:value-type="float">
            <text:p>1,125</text:p>
          </table:table-cell>
          <table:table-cell office:value-type="float" office:value="0.316013939500304" calcext:value-type="float">
            <text:p>0,3160139395</text:p>
          </table:table-cell>
          <table:table-cell office:value-type="float" office:value="0.01500788254363" calcext:value-type="float">
            <text:p>1,50E-02</text:p>
          </table:table-cell>
          <table:table-cell office:value-type="float" office:value="13.8087235455089" calcext:value-type="float">
            <text:p>13,8087235455</text:p>
          </table:table-cell>
          <table:table-cell table:number-columns-repeated="9"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319537896921268" calcext:value-type="float">
            <text:p>0,3195378969</text:p>
          </table:table-cell>
          <table:table-cell office:value-type="float" office:value="0.0152725926127596" calcext:value-type="float">
            <text:p>1,53E-02</text:p>
          </table:table-cell>
          <table:table-cell office:value-type="float" office:value="22.2223135494641" calcext:value-type="float">
            <text:p>22,2223135495</text:p>
          </table:table-cell>
          <table:table-cell table:number-columns-repeated="9"/>
        </table:table-row>
        <table:table-row table:style-name="ro1">
          <table:table-cell office:value-type="float" office:value="1.175" calcext:value-type="float">
            <text:p>1,175</text:p>
          </table:table-cell>
          <table:table-cell office:value-type="float" office:value="0.319126186521855" calcext:value-type="float">
            <text:p>0,3191261865</text:p>
          </table:table-cell>
          <table:table-cell office:value-type="float" office:value="0.0153062354412006" calcext:value-type="float">
            <text:p>1,53E-02</text:p>
          </table:table-cell>
          <table:table-cell office:value-type="float" office:value="23.3126136733834" calcext:value-type="float">
            <text:p>23,3126136734</text:p>
          </table:table-cell>
          <table:table-cell table:number-columns-repeated="9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318702332611015" calcext:value-type="float">
            <text:p>0,3187023326</text:p>
          </table:table-cell>
          <table:table-cell office:value-type="float" office:value="0.0157184460360648" calcext:value-type="float">
            <text:p>1,57E-02</text:p>
          </table:table-cell>
          <table:table-cell office:value-type="float" office:value="20.0959871306744" calcext:value-type="float">
            <text:p>20,0959871307</text:p>
          </table:table-cell>
          <table:table-cell table:number-columns-repeated="9"/>
        </table:table-row>
        <table:table-row table:style-name="ro1">
          <table:table-cell office:value-type="float" office:value="1.225" calcext:value-type="float">
            <text:p>1,225</text:p>
          </table:table-cell>
          <table:table-cell office:value-type="float" office:value="0.318362317002611" calcext:value-type="float">
            <text:p>0,318362317</text:p>
          </table:table-cell>
          <table:table-cell office:value-type="float" office:value="0.0160349596501882" calcext:value-type="float">
            <text:p>1,60E-02</text:p>
          </table:table-cell>
          <table:table-cell office:value-type="float" office:value="18.6670055633553" calcext:value-type="float">
            <text:p>18,6670055634</text:p>
          </table:table-cell>
          <table:table-cell table:number-columns-repeated="9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317860996882722" calcext:value-type="float">
            <text:p>0,3178609969</text:p>
          </table:table-cell>
          <table:table-cell office:value-type="float" office:value="0.0163412003236491" calcext:value-type="float">
            <text:p>1,63E-02</text:p>
          </table:table-cell>
          <table:table-cell office:value-type="float" office:value="15.4336618087147" calcext:value-type="float">
            <text:p>15,4336618087</text:p>
          </table:table-cell>
          <table:table-cell table:number-columns-repeated="9"/>
        </table:table-row>
        <table:table-row table:style-name="ro1">
          <table:table-cell office:value-type="float" office:value="1.275" calcext:value-type="float">
            <text:p>1,275</text:p>
          </table:table-cell>
          <table:table-cell office:value-type="float" office:value="0.317992464280125" calcext:value-type="float">
            <text:p>0,3179924643</text:p>
          </table:table-cell>
          <table:table-cell office:value-type="float" office:value="0.0167964000253179" calcext:value-type="float">
            <text:p>1,68E-02</text:p>
          </table:table-cell>
          <table:table-cell office:value-type="float" office:value="13.4131594336458" calcext:value-type="float">
            <text:p>13,4131594336</text:p>
          </table:table-cell>
          <table:table-cell table:number-columns-repeated="9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318260923632772" calcext:value-type="float">
            <text:p>0,3182609236</text:p>
          </table:table-cell>
          <table:table-cell office:value-type="float" office:value="0.0168083080970748" calcext:value-type="float">
            <text:p>1,68E-02</text:p>
          </table:table-cell>
          <table:table-cell office:value-type="float" office:value="10.7324726403404" calcext:value-type="float">
            <text:p>10,7324726403</text:p>
          </table:table-cell>
          <table:table-cell table:number-columns-repeated="8"/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.325" calcext:value-type="float">
            <text:p>1,325</text:p>
          </table:table-cell>
          <table:table-cell office:value-type="float" office:value="0.318259883765409" calcext:value-type="float">
            <text:p>0,3182598838</text:p>
          </table:table-cell>
          <table:table-cell office:value-type="float" office:value="0.016914431840093" calcext:value-type="float">
            <text:p>1,69E-02</text:p>
          </table:table-cell>
          <table:table-cell office:value-type="float" office:value="8.37550073697079" calcext:value-type="float">
            <text:p>8,375500737</text:p>
          </table:table-cell>
          <table:table-cell table:number-columns-repeated="9"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319689591132229" calcext:value-type="float">
            <text:p>0,3196895911</text:p>
          </table:table-cell>
          <table:table-cell office:value-type="float" office:value="0.0167777319280122" calcext:value-type="float">
            <text:p>1,68E-02</text:p>
          </table:table-cell>
          <table:table-cell office:value-type="float" office:value="8.13528603173826" calcext:value-type="float">
            <text:p>8,1352860317</text:p>
          </table:table-cell>
          <table:table-cell table:number-columns-repeated="9"/>
        </table:table-row>
        <table:table-row table:style-name="ro1">
          <table:table-cell office:value-type="float" office:value="1.375" calcext:value-type="float">
            <text:p>1,375</text:p>
          </table:table-cell>
          <table:table-cell office:value-type="float" office:value="0.31819547909297" calcext:value-type="float">
            <text:p>0,3181954791</text:p>
          </table:table-cell>
          <table:table-cell office:value-type="float" office:value="0.0164729138939023" calcext:value-type="float">
            <text:p>1,65E-02</text:p>
          </table:table-cell>
          <table:table-cell office:value-type="float" office:value="8.01703365438052" calcext:value-type="float">
            <text:p>8,0170336544</text:p>
          </table:table-cell>
          <table:table-cell table:number-columns-repeated="9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318490404752412" calcext:value-type="float">
            <text:p>0,3184904048</text:p>
          </table:table-cell>
          <table:table-cell office:value-type="float" office:value="0.0165339442456958" calcext:value-type="float">
            <text:p>1,65E-02</text:p>
          </table:table-cell>
          <table:table-cell office:value-type="float" office:value="6.32638554903868" calcext:value-type="float">
            <text:p>6,326385549</text:p>
          </table:table-cell>
          <table:table-cell table:number-columns-repeated="9"/>
        </table:table-row>
        <table:table-row table:style-name="ro1">
          <table:table-cell office:value-type="float" office:value="1.425" calcext:value-type="float">
            <text:p>1,425</text:p>
          </table:table-cell>
          <table:table-cell office:value-type="float" office:value="0.317907343308095" calcext:value-type="float">
            <text:p>0,3179073433</text:p>
          </table:table-cell>
          <table:table-cell office:value-type="float" office:value="0.0166337126277918" calcext:value-type="float">
            <text:p>1,66E-02</text:p>
          </table:table-cell>
          <table:table-cell office:value-type="float" office:value="7.08398815495994" calcext:value-type="float">
            <text:p>7,083988155</text:p>
          </table:table-cell>
          <table:table-cell table:number-columns-repeated="9"/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318242117376547" calcext:value-type="float">
            <text:p>0,3182421174</text:p>
          </table:table-cell>
          <table:table-cell office:value-type="float" office:value="0.0170015534544535" calcext:value-type="float">
            <text:p>1,70E-02</text:p>
          </table:table-cell>
          <table:table-cell office:value-type="float" office:value="7.58269952398697" calcext:value-type="float">
            <text:p>7,582699524</text:p>
          </table:table-cell>
          <table:table-cell table:number-columns-repeated="9"/>
        </table:table-row>
        <table:table-row table:style-name="ro1">
          <table:table-cell office:value-type="float" office:value="1.475" calcext:value-type="float">
            <text:p>1,475</text:p>
          </table:table-cell>
          <table:table-cell office:value-type="float" office:value="0.318263691755753" calcext:value-type="float">
            <text:p>0,3182636918</text:p>
          </table:table-cell>
          <table:table-cell office:value-type="float" office:value="0.0169311146463278" calcext:value-type="float">
            <text:p>1,69E-02</text:p>
          </table:table-cell>
          <table:table-cell office:value-type="float" office:value="5.658866727928" calcext:value-type="float">
            <text:p>5,6588667279</text:p>
          </table:table-cell>
          <table:table-cell table:number-columns-repeated="9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318406576560737" calcext:value-type="float">
            <text:p>0,3184065766</text:p>
          </table:table-cell>
          <table:table-cell office:value-type="float" office:value="0.0172545916984923" calcext:value-type="float">
            <text:p>1,73E-02</text:p>
          </table:table-cell>
          <table:table-cell office:value-type="float" office:value="4.14352567391853" calcext:value-type="float">
            <text:p>4,1435256739</text:p>
          </table:table-cell>
          <table:table-cell table:number-columns-repeated="9"/>
        </table:table-row>
        <table:table-row table:style-name="ro1">
          <table:table-cell office:value-type="float" office:value="1.525" calcext:value-type="float">
            <text:p>1,525</text:p>
          </table:table-cell>
          <table:table-cell office:value-type="float" office:value="0.318692198397615" calcext:value-type="float">
            <text:p>0,3186921984</text:p>
          </table:table-cell>
          <table:table-cell office:value-type="float" office:value="0.017784570976066" calcext:value-type="float">
            <text:p>1,78E-02</text:p>
          </table:table-cell>
          <table:table-cell office:value-type="float" office:value="3.07594699164964" calcext:value-type="float">
            <text:p>3,0759469916</text:p>
          </table:table-cell>
          <table:table-cell table:number-columns-repeated="9"/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32491513764991" calcext:value-type="float">
            <text:p>0,3249151376</text:p>
          </table:table-cell>
          <table:table-cell office:value-type="float" office:value="0.0157449461472137" calcext:value-type="float">
            <text:p>1,57E-02</text:p>
          </table:table-cell>
          <table:table-cell office:value-type="float" office:value="6.36907571263906" calcext:value-type="float">
            <text:p>6,3690757126</text:p>
          </table:table-cell>
          <table:table-cell table:number-columns-repeated="9"/>
        </table:table-row>
        <table:table-row table:style-name="ro1">
          <table:table-cell office:value-type="float" office:value="1.575" calcext:value-type="float">
            <text:p>1,575</text:p>
          </table:table-cell>
          <table:table-cell office:value-type="float" office:value="0.323070960273785" calcext:value-type="float">
            <text:p>0,3230709603</text:p>
          </table:table-cell>
          <table:table-cell office:value-type="float" office:value="0.0152824415494484" calcext:value-type="float">
            <text:p>1,53E-02</text:p>
          </table:table-cell>
          <table:table-cell office:value-type="float" office:value="5.55767983119989" calcext:value-type="float">
            <text:p>5,5576798312</text:p>
          </table:table-cell>
          <table:table-cell table:number-columns-repeated="9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323369950060704" calcext:value-type="float">
            <text:p>0,3233699501</text:p>
          </table:table-cell>
          <table:table-cell office:value-type="float" office:value="0.015470398224789" calcext:value-type="float">
            <text:p>1,55E-02</text:p>
          </table:table-cell>
          <table:table-cell office:value-type="float" office:value="3.81559133519732" calcext:value-type="float">
            <text:p>3,8155913352</text:p>
          </table:table-cell>
          <table:table-cell table:number-columns-repeated="9"/>
        </table:table-row>
        <table:table-row table:style-name="ro1">
          <table:table-cell office:value-type="float" office:value="1.625" calcext:value-type="float">
            <text:p>1,625</text:p>
          </table:table-cell>
          <table:table-cell office:value-type="float" office:value="0.323377135113869" calcext:value-type="float">
            <text:p>0,3233771351</text:p>
          </table:table-cell>
          <table:table-cell office:value-type="float" office:value="0.0156018713186162" calcext:value-type="float">
            <text:p>1,56E-02</text:p>
          </table:table-cell>
          <table:table-cell office:value-type="float" office:value="2.48135213967639" calcext:value-type="float">
            <text:p>2,4813521397</text:p>
          </table:table-cell>
          <table:table-cell table:number-columns-repeated="9"/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323629102271914" calcext:value-type="float">
            <text:p>0,3236291023</text:p>
          </table:table-cell>
          <table:table-cell office:value-type="float" office:value="0.0186537723790167" calcext:value-type="float">
            <text:p>1,87E-02</text:p>
          </table:table-cell>
          <table:table-cell office:value-type="float" office:value="1.61177922823767" calcext:value-type="float">
            <text:p>1,6117792282</text:p>
          </table:table-cell>
          <table:table-cell table:number-columns-repeated="9"/>
        </table:table-row>
        <table:table-row table:style-name="ro1">
          <table:table-cell office:value-type="float" office:value="1.675" calcext:value-type="float">
            <text:p>1,675</text:p>
          </table:table-cell>
          <table:table-cell office:value-type="float" office:value="0.323636834856089" calcext:value-type="float">
            <text:p>0,3236368349</text:p>
          </table:table-cell>
          <table:table-cell office:value-type="float" office:value="0.0193490486503831" calcext:value-type="float">
            <text:p>1,93E-02</text:p>
          </table:table-cell>
          <table:table-cell office:value-type="float" office:value="0.956091904277537" calcext:value-type="float">
            <text:p>0,9560919043</text:p>
          </table:table-cell>
          <table:table-cell table:number-columns-repeated="9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317639862416244" calcext:value-type="float">
            <text:p>0,3176398624</text:p>
          </table:table-cell>
          <table:table-cell office:value-type="float" office:value="0.0189103465078628" calcext:value-type="float">
            <text:p>1,89E-02</text:p>
          </table:table-cell>
          <table:table-cell office:value-type="float" office:value="1.20581817636978" calcext:value-type="float">
            <text:p>1,2058181764</text:p>
          </table:table-cell>
          <table:table-cell table:number-columns-repeated="9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311918423966167" calcext:value-type="float">
            <text:p>0,311918424</text:p>
          </table:table-cell>
          <table:table-cell office:value-type="float" office:value="0.0170096060561022" calcext:value-type="float">
            <text:p>1,70E-02</text:p>
          </table:table-cell>
          <table:table-cell office:value-type="float" office:value="0.88146475242341" calcext:value-type="float">
            <text:p>0,8814647524</text:p>
          </table:table-cell>
          <table:table-cell table:number-columns-repeated="9"/>
        </table:table-row>
      </table:table>
      <table:named-expressions/>
      <table:database-ranges>
        <table:database-range table:name="__Anonymous_Sheet_DB__1" table:target-range-address="Tabelle3.A7:Tabelle3.L38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.00.0000</text:date>, <text:time style:data-style-name="N2" text:time-value="14:43:19.0142067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38:20.785800940</meta:creation-date>
    <dc:date>2016-08-26T16:39:10.682953036</dc:date>
    <meta:editing-duration>PT55M48S</meta:editing-duration>
    <meta:editing-cycles>9</meta:editing-cycles>
    <meta:generator>LibreOffice/5.1.4.2$Linux_X86_64 LibreOffice_project/10m0$Build-2</meta:generator>
    <meta:document-statistic meta:table-count="4" meta:cell-count="20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0.2" chart:maximum="0.4" chart:origin="0" chart:gap-width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30" chart:gap-width="0" chart:reverse-direction="false" text:line-break="false" loext:try-staggering-first="false" chart:link-data-style-to-source="true" chart:axis-position="end"/>
      <style:graphic-properties svg:stroke-color="#b3b3b3"/>
      <style:text-properties fo:font-size="12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eeee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automatic" chart:symbol-width="0.25cm" chart:symbol-height="0.25cm" chart:link-data-style-to-source="true" chart:error-category="cell-range" chart:error-upper-range="Tabelle4.C2:Tabelle4.C33" chart:error-lower-range="Tabelle4.C2:Tabelle4.C33"/>
      <style:graphic-properties draw:stroke="none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Tabelle4.C2:Tabelle4.C33" chart:error-lower-range="Tabelle4.C2:Tabelle4.C33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legend svg:x="11.219cm" svg:y="0.412cm" style:legend-expansion="custom" chartooo:width="2.556cm" chartooo:height="1.414cm" style:legend-expansion-aspect-ratio="1.80763790664781" chart:style-name="ch2"/>
        <chart:plot-area chart:style-name="ch3" table:cell-range-address="Tabelle4.A1:Tabelle4.B33 Tabelle4.D1:Tabelle4.D33" chart:data-source-has-labels="both" svg:x="1.623cm" svg:y="0.18cm" svg:width="12.884cm" svg:height="7.367cm">
          <chartooo:coordinate-region svg:x="2.694cm" svg:y="0.403cm" svg:width="11.085cm" svg:height="5.993cm"/>
          <chart:axis chart:dimension="x" chart:name="primary-x" chart:style-name="ch4" chartooo:axis-type="auto">
            <chartooo:date-scale/>
            <chart:title svg:x="6.573cm" svg:y="7.727cm" chart:style-name="ch5">
              <text:p>s_0 [GeV^2]</text:p>
            </chart:title>
            <chart:categories table:cell-range-address="Tabelle4.A2:Tabelle4.A33"/>
          </chart:axis>
          <chart:axis chart:dimension="y" chart:name="primary-y" chart:style-name="ch6">
            <chart:title svg:x="0.451cm" svg:y="4.865cm" chart:style-name="ch7">
              <text:p>alpha_s</text:p>
            </chart:title>
          </chart:axis>
          <chart:axis chart:dimension="y" chart:name="secondary-y" chart:style-name="ch8">
            <chart:title svg:x="14.827cm" svg:y="5.262cm" chart:style-name="ch7">
              <text:p>P-Value [%]</text:p>
            </chart:title>
          </chart:axis>
          <chart:series chart:attached-axis="secondary-y" chart:style-name="ch9" chart:values-cell-range-address="Tabelle4.D2:Tabelle4.D33" chart:label-cell-address="Tabelle4.D1:Tabelle4.D1" chart:class="chart:bar">
            <chart:data-point chart:repeated="10"/>
            <chart:data-point chart:style-name="ch10"/>
            <chart:data-point chart:repeated="21"/>
          </chart:series>
          <chart:series chart:attached-axis="primary-y" chart:style-name="ch11" chart:values-cell-range-address="Tabelle4.B2:Tabelle4.B33" chart:label-cell-address="Tabelle4.B1:Tabelle4.B1" chart:class="chart:line">
            <chart:error-indicator chart:style-name="ch12" chart:dimension="y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-Value</text:p>
                <draw:g>
                  <svg:desc>Tabelle4.D1:Tabelle4.D1</svg:desc>
                </draw:g>
              </table:table-cell>
              <table:table-cell office:value-type="string">
                <text:p>alpha_s</text:p>
                <draw:g>
                  <svg:desc>Tabelle4.B1:Tabelle4.B1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.95">
                <text:p>0.95</text:p>
                <draw:g>
                  <svg:desc>Tabelle4.A2:Tabelle4.A33</svg:desc>
                </draw:g>
              </table:table-cell>
              <table:table-cell office:value-type="float" office:value="2.69376922970147">
                <text:p>2.69376922970147</text:p>
                <draw:g>
                  <svg:desc>Tabelle4.D2:Tabelle4.D33</svg:desc>
                </draw:g>
              </table:table-cell>
              <table:table-cell office:value-type="float" office:value="0.315939009348821">
                <text:p>0.315939009348821</text:p>
                <draw:g>
                  <svg:desc>Tabelle4.B2:Tabelle4.B33</svg:desc>
                </draw:g>
              </table:table-cell>
              <table:table-cell office:value-type="float" office:value="0.0142642786400139">
                <text:p>0.0142642786400139</text:p>
                <draw:g>
                  <svg:desc>Tabelle4.C2:Tabelle4.C33</svg:desc>
                </draw:g>
              </table:table-cell>
              <table:table-cell office:value-type="float" office:value="0.0142642786400139">
                <text:p>0.0142642786400139</text:p>
                <draw:g>
                  <svg:desc>Tabelle4.C2:Tabelle4.C33</svg:desc>
                </draw:g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3.14067007508375">
                <text:p>3.14067007508375</text:p>
              </table:table-cell>
              <table:table-cell office:value-type="float" office:value="0.317384591991407">
                <text:p>0.317384591991407</text:p>
              </table:table-cell>
              <table:table-cell office:value-type="float" office:value="0.0166369606335244">
                <text:p>0.0166369606335244</text:p>
              </table:table-cell>
              <table:table-cell office:value-type="float" office:value="0.0166369606335244">
                <text:p>0.01663696063352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.09756613775203">
                <text:p>5.09756613775203</text:p>
              </table:table-cell>
              <table:table-cell office:value-type="float" office:value="0.317623883977105">
                <text:p>0.317623883977105</text:p>
              </table:table-cell>
              <table:table-cell office:value-type="float" office:value="0.0157314709248037">
                <text:p>0.0157314709248037</text:p>
              </table:table-cell>
              <table:table-cell office:value-type="float" office:value="0.0157314709248037">
                <text:p>0.0157314709248037</text:p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4.24093987388337">
                <text:p>4.24093987388337</text:p>
              </table:table-cell>
              <table:table-cell office:value-type="float" office:value="0.318350767040164">
                <text:p>0.318350767040164</text:p>
              </table:table-cell>
              <table:table-cell office:value-type="float" office:value="0.0162935230404635">
                <text:p>0.0162935230404635</text:p>
              </table:table-cell>
              <table:table-cell office:value-type="float" office:value="0.0162935230404635">
                <text:p>0.0162935230404635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4.73916459047852">
                <text:p>4.73916459047852</text:p>
              </table:table-cell>
              <table:table-cell office:value-type="float" office:value="0.316334573721805">
                <text:p>0.316334573721805</text:p>
              </table:table-cell>
              <table:table-cell office:value-type="float" office:value="0.0154312280867988">
                <text:p>0.0154312280867988</text:p>
              </table:table-cell>
              <table:table-cell office:value-type="float" office:value="0.0154312280867988">
                <text:p>0.0154312280867988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18.3535037570524">
                <text:p>18.3535037570524</text:p>
              </table:table-cell>
              <table:table-cell office:value-type="float" office:value="0.316293100019054">
                <text:p>0.316293100019054</text:p>
              </table:table-cell>
              <table:table-cell office:value-type="float" office:value="0.0148311271072149">
                <text:p>0.0148311271072149</text:p>
              </table:table-cell>
              <table:table-cell office:value-type="float" office:value="0.0148311271072149">
                <text:p>0.014831127107214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6.6669839989646">
                <text:p>16.6669839989646</text:p>
              </table:table-cell>
              <table:table-cell office:value-type="float" office:value="0.315984223755553">
                <text:p>0.315984223755553</text:p>
              </table:table-cell>
              <table:table-cell office:value-type="float" office:value="0.0149659446937614">
                <text:p>0.0149659446937614</text:p>
              </table:table-cell>
              <table:table-cell office:value-type="float" office:value="0.0149659446937614">
                <text:p>0.0149659446937614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13.8087235455089">
                <text:p>13.8087235455089</text:p>
              </table:table-cell>
              <table:table-cell office:value-type="float" office:value="0.316013939500304">
                <text:p>0.316013939500304</text:p>
              </table:table-cell>
              <table:table-cell office:value-type="float" office:value="0.01500788254363">
                <text:p>0.01500788254363</text:p>
              </table:table-cell>
              <table:table-cell office:value-type="float" office:value="0.01500788254363">
                <text:p>0.01500788254363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22.2223135494641">
                <text:p>22.2223135494641</text:p>
              </table:table-cell>
              <table:table-cell office:value-type="float" office:value="0.319537896921268">
                <text:p>0.319537896921268</text:p>
              </table:table-cell>
              <table:table-cell office:value-type="float" office:value="0.0152725926127596">
                <text:p>0.0152725926127596</text:p>
              </table:table-cell>
              <table:table-cell office:value-type="float" office:value="0.0152725926127596">
                <text:p>0.0152725926127596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23.3126136733834">
                <text:p>23.3126136733834</text:p>
              </table:table-cell>
              <table:table-cell office:value-type="float" office:value="0.319126186521855">
                <text:p>0.319126186521855</text:p>
              </table:table-cell>
              <table:table-cell office:value-type="float" office:value="0.0153062354412006">
                <text:p>0.0153062354412006</text:p>
              </table:table-cell>
              <table:table-cell office:value-type="float" office:value="0.0153062354412006">
                <text:p>0.015306235441200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0.0959871306744">
                <text:p>20.0959871306744</text:p>
              </table:table-cell>
              <table:table-cell office:value-type="float" office:value="0.318702332611015">
                <text:p>0.318702332611015</text:p>
              </table:table-cell>
              <table:table-cell office:value-type="float" office:value="0.0157184460360648">
                <text:p>0.0157184460360648</text:p>
              </table:table-cell>
              <table:table-cell office:value-type="float" office:value="0.0157184460360648">
                <text:p>0.0157184460360648</text:p>
              </table:table-cell>
            </table:table-row>
            <table:table-row>
              <table:table-cell office:value-type="float" office:value="1.225">
                <text:p>1.225</text:p>
              </table:table-cell>
              <table:table-cell office:value-type="float" office:value="18.6670055633553">
                <text:p>18.6670055633553</text:p>
              </table:table-cell>
              <table:table-cell office:value-type="float" office:value="0.318362317002611">
                <text:p>0.318362317002611</text:p>
              </table:table-cell>
              <table:table-cell office:value-type="float" office:value="0.0160349596501882">
                <text:p>0.0160349596501882</text:p>
              </table:table-cell>
              <table:table-cell office:value-type="float" office:value="0.0160349596501882">
                <text:p>0.016034959650188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5.4336618087147">
                <text:p>15.4336618087147</text:p>
              </table:table-cell>
              <table:table-cell office:value-type="float" office:value="0.317860996882722">
                <text:p>0.317860996882722</text:p>
              </table:table-cell>
              <table:table-cell office:value-type="float" office:value="0.0163412003236491">
                <text:p>0.0163412003236491</text:p>
              </table:table-cell>
              <table:table-cell office:value-type="float" office:value="0.0163412003236491">
                <text:p>0.0163412003236491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13.4131594336458">
                <text:p>13.4131594336458</text:p>
              </table:table-cell>
              <table:table-cell office:value-type="float" office:value="0.317992464280125">
                <text:p>0.317992464280125</text:p>
              </table:table-cell>
              <table:table-cell office:value-type="float" office:value="0.0167964000253179">
                <text:p>0.0167964000253179</text:p>
              </table:table-cell>
              <table:table-cell office:value-type="float" office:value="0.0167964000253179">
                <text:p>0.016796400025317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7324726403404">
                <text:p>10.7324726403404</text:p>
              </table:table-cell>
              <table:table-cell office:value-type="float" office:value="0.318260923632772">
                <text:p>0.318260923632772</text:p>
              </table:table-cell>
              <table:table-cell office:value-type="float" office:value="0.0168083080970748">
                <text:p>0.0168083080970748</text:p>
              </table:table-cell>
              <table:table-cell office:value-type="float" office:value="0.0168083080970748">
                <text:p>0.0168083080970748</text:p>
              </table:table-cell>
            </table:table-row>
            <table:table-row>
              <table:table-cell office:value-type="float" office:value="1.325">
                <text:p>1.325</text:p>
              </table:table-cell>
              <table:table-cell office:value-type="float" office:value="8.37550073697079">
                <text:p>8.37550073697079</text:p>
              </table:table-cell>
              <table:table-cell office:value-type="float" office:value="0.318259883765409">
                <text:p>0.318259883765409</text:p>
              </table:table-cell>
              <table:table-cell office:value-type="float" office:value="0.016914431840093">
                <text:p>0.016914431840093</text:p>
              </table:table-cell>
              <table:table-cell office:value-type="float" office:value="0.016914431840093">
                <text:p>0.016914431840093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8.13528603173826">
                <text:p>8.13528603173826</text:p>
              </table:table-cell>
              <table:table-cell office:value-type="float" office:value="0.319689591132229">
                <text:p>0.319689591132229</text:p>
              </table:table-cell>
              <table:table-cell office:value-type="float" office:value="0.0167777319280122">
                <text:p>0.0167777319280122</text:p>
              </table:table-cell>
              <table:table-cell office:value-type="float" office:value="0.0167777319280122">
                <text:p>0.0167777319280122</text:p>
              </table:table-cell>
            </table:table-row>
            <table:table-row>
              <table:table-cell office:value-type="float" office:value="1.375">
                <text:p>1.375</text:p>
              </table:table-cell>
              <table:table-cell office:value-type="float" office:value="8.01703365438052">
                <text:p>8.01703365438052</text:p>
              </table:table-cell>
              <table:table-cell office:value-type="float" office:value="0.31819547909297">
                <text:p>0.31819547909297</text:p>
              </table:table-cell>
              <table:table-cell office:value-type="float" office:value="0.0164729138939023">
                <text:p>0.0164729138939023</text:p>
              </table:table-cell>
              <table:table-cell office:value-type="float" office:value="0.0164729138939023">
                <text:p>0.016472913893902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6.32638554903868">
                <text:p>6.32638554903868</text:p>
              </table:table-cell>
              <table:table-cell office:value-type="float" office:value="0.318490404752412">
                <text:p>0.318490404752412</text:p>
              </table:table-cell>
              <table:table-cell office:value-type="float" office:value="0.0165339442456958">
                <text:p>0.0165339442456958</text:p>
              </table:table-cell>
              <table:table-cell office:value-type="float" office:value="0.0165339442456958">
                <text:p>0.0165339442456958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7.08398815495994">
                <text:p>7.08398815495994</text:p>
              </table:table-cell>
              <table:table-cell office:value-type="float" office:value="0.317907343308095">
                <text:p>0.317907343308095</text:p>
              </table:table-cell>
              <table:table-cell office:value-type="float" office:value="0.0166337126277918">
                <text:p>0.0166337126277918</text:p>
              </table:table-cell>
              <table:table-cell office:value-type="float" office:value="0.0166337126277918">
                <text:p>0.0166337126277918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7.58269952398697">
                <text:p>7.58269952398697</text:p>
              </table:table-cell>
              <table:table-cell office:value-type="float" office:value="0.318242117376547">
                <text:p>0.318242117376547</text:p>
              </table:table-cell>
              <table:table-cell office:value-type="float" office:value="0.0170015534544535">
                <text:p>0.0170015534544535</text:p>
              </table:table-cell>
              <table:table-cell office:value-type="float" office:value="0.0170015534544535">
                <text:p>0.0170015534544535</text:p>
              </table:table-cell>
            </table:table-row>
            <table:table-row>
              <table:table-cell office:value-type="float" office:value="1.475">
                <text:p>1.475</text:p>
              </table:table-cell>
              <table:table-cell office:value-type="float" office:value="5.658866727928">
                <text:p>5.658866727928</text:p>
              </table:table-cell>
              <table:table-cell office:value-type="float" office:value="0.318263691755753">
                <text:p>0.318263691755753</text:p>
              </table:table-cell>
              <table:table-cell office:value-type="float" office:value="0.0169311146463278">
                <text:p>0.0169311146463278</text:p>
              </table:table-cell>
              <table:table-cell office:value-type="float" office:value="0.0169311146463278">
                <text:p>0.016931114646327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.14352567391853">
                <text:p>4.14352567391853</text:p>
              </table:table-cell>
              <table:table-cell office:value-type="float" office:value="0.318406576560737">
                <text:p>0.318406576560737</text:p>
              </table:table-cell>
              <table:table-cell office:value-type="float" office:value="0.0172545916984923">
                <text:p>0.0172545916984923</text:p>
              </table:table-cell>
              <table:table-cell office:value-type="float" office:value="0.0172545916984923">
                <text:p>0.0172545916984923</text:p>
              </table:table-cell>
            </table:table-row>
            <table:table-row>
              <table:table-cell office:value-type="float" office:value="1.525">
                <text:p>1.525</text:p>
              </table:table-cell>
              <table:table-cell office:value-type="float" office:value="3.07594699164964">
                <text:p>3.07594699164964</text:p>
              </table:table-cell>
              <table:table-cell office:value-type="float" office:value="0.318692198397615">
                <text:p>0.318692198397615</text:p>
              </table:table-cell>
              <table:table-cell office:value-type="float" office:value="0.017784570976066">
                <text:p>0.017784570976066</text:p>
              </table:table-cell>
              <table:table-cell office:value-type="float" office:value="0.017784570976066">
                <text:p>0.01778457097606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6.36907571263906">
                <text:p>6.36907571263906</text:p>
              </table:table-cell>
              <table:table-cell office:value-type="float" office:value="0.32491513764991">
                <text:p>0.32491513764991</text:p>
              </table:table-cell>
              <table:table-cell office:value-type="float" office:value="0.0157449461472137">
                <text:p>0.0157449461472137</text:p>
              </table:table-cell>
              <table:table-cell office:value-type="float" office:value="0.0157449461472137">
                <text:p>0.0157449461472137</text:p>
              </table:table-cell>
            </table:table-row>
            <table:table-row>
              <table:table-cell office:value-type="float" office:value="1.575">
                <text:p>1.575</text:p>
              </table:table-cell>
              <table:table-cell office:value-type="float" office:value="5.55767983119989">
                <text:p>5.55767983119989</text:p>
              </table:table-cell>
              <table:table-cell office:value-type="float" office:value="0.323070960273785">
                <text:p>0.323070960273785</text:p>
              </table:table-cell>
              <table:table-cell office:value-type="float" office:value="0.0152824415494484">
                <text:p>0.0152824415494484</text:p>
              </table:table-cell>
              <table:table-cell office:value-type="float" office:value="0.0152824415494484">
                <text:p>0.015282441549448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.81559133519732">
                <text:p>3.81559133519732</text:p>
              </table:table-cell>
              <table:table-cell office:value-type="float" office:value="0.323369950060704">
                <text:p>0.323369950060704</text:p>
              </table:table-cell>
              <table:table-cell office:value-type="float" office:value="0.015470398224789">
                <text:p>0.015470398224789</text:p>
              </table:table-cell>
              <table:table-cell office:value-type="float" office:value="0.015470398224789">
                <text:p>0.015470398224789</text:p>
              </table:table-cell>
            </table:table-row>
            <table:table-row>
              <table:table-cell office:value-type="float" office:value="1.625">
                <text:p>1.625</text:p>
              </table:table-cell>
              <table:table-cell office:value-type="float" office:value="2.48135213967639">
                <text:p>2.48135213967639</text:p>
              </table:table-cell>
              <table:table-cell office:value-type="float" office:value="0.323377135113869">
                <text:p>0.323377135113869</text:p>
              </table:table-cell>
              <table:table-cell office:value-type="float" office:value="0.0156018713186162">
                <text:p>0.0156018713186162</text:p>
              </table:table-cell>
              <table:table-cell office:value-type="float" office:value="0.0156018713186162">
                <text:p>0.015601871318616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.61177922823767">
                <text:p>1.61177922823767</text:p>
              </table:table-cell>
              <table:table-cell office:value-type="float" office:value="0.323629102271914">
                <text:p>0.323629102271914</text:p>
              </table:table-cell>
              <table:table-cell office:value-type="float" office:value="0.0186537723790167">
                <text:p>0.0186537723790167</text:p>
              </table:table-cell>
              <table:table-cell office:value-type="float" office:value="0.0186537723790167">
                <text:p>0.0186537723790167</text:p>
              </table:table-cell>
            </table:table-row>
            <table:table-row>
              <table:table-cell office:value-type="float" office:value="1.675">
                <text:p>1.675</text:p>
              </table:table-cell>
              <table:table-cell office:value-type="float" office:value="0.956091904277537">
                <text:p>0.956091904277537</text:p>
              </table:table-cell>
              <table:table-cell office:value-type="float" office:value="0.323636834856089">
                <text:p>0.323636834856089</text:p>
              </table:table-cell>
              <table:table-cell office:value-type="float" office:value="0.0193490486503831">
                <text:p>0.0193490486503831</text:p>
              </table:table-cell>
              <table:table-cell office:value-type="float" office:value="0.0193490486503831">
                <text:p>0.019349048650383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20581817636978">
                <text:p>1.20581817636978</text:p>
              </table:table-cell>
              <table:table-cell office:value-type="float" office:value="0.317639862416244">
                <text:p>0.317639862416244</text:p>
              </table:table-cell>
              <table:table-cell office:value-type="float" office:value="0.0189103465078628">
                <text:p>0.0189103465078628</text:p>
              </table:table-cell>
              <table:table-cell office:value-type="float" office:value="0.0189103465078628">
                <text:p>0.0189103465078628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88146475242341">
                <text:p>0.88146475242341</text:p>
              </table:table-cell>
              <table:table-cell office:value-type="float" office:value="0.311918423966167">
                <text:p>0.311918423966167</text:p>
              </table:table-cell>
              <table:table-cell office:value-type="float" office:value="0.0170096060561022">
                <text:p>0.0170096060561022</text:p>
              </table:table-cell>
              <table:table-cell office:value-type="float" office:value="0.0170096060561022">
                <text:p>0.0170096060561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